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a1" style:family="table">
      <style:table-properties style:width="26.097cm" fo:margin-left="0.051cm" table:align="left"/>
    </style:style>
    <style:style style:name="Tabella1.A" style:family="table-column">
      <style:table-column-properties style:column-width="1.543cm"/>
    </style:style>
    <style:style style:name="Tabella1.B" style:family="table-column">
      <style:table-column-properties style:column-width="6.756cm"/>
    </style:style>
    <style:style style:name="Tabella1.C" style:family="table-column">
      <style:table-column-properties style:column-width="17.798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9" style:family="table-row">
      <style:table-row-properties style:min-row-height="0.624cm"/>
    </style:style>
    <style:style style:name="Tabella1.36" style:family="table-row">
      <style:table-row-properties style:min-row-height="0.76cm"/>
    </style:style>
    <style:style style:name="Tabella1.57" style:family="table-row">
      <style:table-row-properties style:min-row-height="0.794cm"/>
    </style:style>
    <style:style style:name="Tabella1.64" style:family="table-row">
      <style:table-row-properties style:min-row-height="0.693cm"/>
    </style:style>
    <style:style style:name="Tabella1.115" style:family="table-row">
      <style:table-row-properties style:min-row-height="0.741cm"/>
    </style:style>
    <style:style style:name="Tabella1.132" style:family="table-row">
      <style:table-row-properties style:min-row-height="0.63cm"/>
    </style:style>
    <style:style style:name="Tabella1.152" style:family="table-row">
      <style:table-row-properties style:min-row-height="0.561cm"/>
    </style:style>
    <style:style style:name="Tabella1.C16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175" style:family="table-row">
      <style:table-row-properties style:min-row-height="0.554cm"/>
    </style:style>
    <style:style style:name="Tabella1.177" style:family="table-row">
      <style:table-row-properties style:min-row-height="0.787cm"/>
    </style:style>
    <style:style style:name="Tabella1.179" style:family="table-row">
      <style:table-row-properties style:min-row-height="0.783cm"/>
    </style:style>
    <style:style style:name="Tabella1.180" style:family="table-row">
      <style:table-row-properties style:min-row-height="0.709cm"/>
    </style:style>
    <style:style style:name="Tabella1.182" style:family="table-row">
      <style:table-row-properties style:min-row-height="0.547cm"/>
    </style:style>
    <style:style style:name="Tabella1.185" style:family="table-row">
      <style:table-row-properties style:min-row-height="0.831cm"/>
    </style:style>
    <style:style style:name="Tabella1.192" style:family="table-row">
      <style:table-row-properties style:min-row-height="0.755cm"/>
    </style:style>
    <style:style style:name="Tabella1.219" style:family="table-row">
      <style:table-row-properties style:min-row-height="0.508cm"/>
    </style:style>
    <style:style style:name="Tabella1.234" style:family="table-row">
      <style:table-row-properties style:min-row-height="0.887cm"/>
    </style:style>
    <style:style style:name="Tabella1.257" style:family="table-row">
      <style:table-row-properties style:min-row-height="0.159cm"/>
    </style:style>
    <style:style style:name="Tabella1.268" style:family="table-row">
      <style:table-row-properties style:min-row-height="0.478cm"/>
    </style:style>
    <style:style style:name="Tabella1.281" style:family="table-row">
      <style:table-row-properties style:min-row-height="0.757cm"/>
    </style:style>
    <style:style style:name="Tabella1.327" style:family="table-row">
      <style:table-row-properties style:min-row-height="0.753cm"/>
    </style:style>
    <style:style style:name="Tabella1.336" style:family="table-row">
      <style:table-row-properties style:min-row-height="0.506cm"/>
    </style:style>
    <style:style style:name="Tabella1.347" style:family="table-row">
      <style:table-row-properties style:min-row-height="0.792cm"/>
    </style:style>
    <style:style style:name="Tabella1.355" style:family="table-row">
      <style:table-row-properties style:min-row-height="0.778cm"/>
    </style:style>
    <style:style style:name="Tabella1.378" style:family="table-row">
      <style:table-row-properties style:min-row-height="0.771cm"/>
    </style:style>
    <style:style style:name="Tabella1.390" style:family="table-row">
      <style:table-row-properties style:min-row-height="0.773cm"/>
    </style:style>
    <style:style style:name="Tabella1.405" style:family="table-row">
      <style:table-row-properties style:min-row-height="0.397cm"/>
    </style:style>
    <style:style style:name="Tabella1.408" style:family="table-row">
      <style:table-row-properties style:min-row-height="0.64cm"/>
    </style:style>
    <style:style style:name="Tabella1.425" style:family="table-row">
      <style:table-row-properties style:min-row-height="0.836cm"/>
    </style:style>
    <style:style style:name="Tabella1.463" style:family="table-row">
      <style:table-row-properties style:min-row-height="0.848cm"/>
    </style:style>
    <style:style style:name="Tabella1.465" style:family="table-row">
      <style:table-row-properties style:min-row-height="0.803cm"/>
    </style:style>
    <style:style style:name="P1" style:family="paragraph" style:parent-style-name="Table_20_Contents">
      <style:text-properties fo:color="#000000" fo:font-weight="normal" officeooo:rsid="05414405" officeooo:paragraph-rsid="05414405" style:font-weight-asian="normal" style:font-weight-complex="normal"/>
    </style:style>
    <style:style style:name="P2" style:family="paragraph" style:parent-style-name="Table_20_Contents">
      <style:text-properties fo:color="#000000" fo:font-weight="normal" officeooo:rsid="05414405" officeooo:paragraph-rsid="054210f9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53421b0" officeooo:paragraph-rsid="053421b0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53421b0" officeooo:paragraph-rsid="056fd935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5358f1c" officeooo:paragraph-rsid="05358f1c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5358f1c" officeooo:paragraph-rsid="053705e6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53705e6" officeooo:paragraph-rsid="053705e6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537fbc9" officeooo:paragraph-rsid="0537fbc9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52fee49" officeooo:paragraph-rsid="052fee49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530ff36" officeooo:paragraph-rsid="0530ff36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532d3a6" officeooo:paragraph-rsid="0532d3a6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55b18c9" officeooo:paragraph-rsid="055b18c9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538ee49" officeooo:paragraph-rsid="0538ee49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53d0c8a" officeooo:paragraph-rsid="053d0c8a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53d0c8a" officeooo:paragraph-rsid="053e7b32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53e7b32" officeooo:paragraph-rsid="053e7b32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53fa951" officeooo:paragraph-rsid="053fa951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53fa951" officeooo:paragraph-rsid="05409ad0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5409ad0" officeooo:paragraph-rsid="05409ad0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54210f9" officeooo:paragraph-rsid="054210f9" style:font-weight-asian="normal" style:font-weight-complex="normal"/>
    </style:style>
    <style:style style:name="P21" style:family="paragraph" style:parent-style-name="Table_20_Contents">
      <style:text-properties fo:color="#000000" fo:font-style="normal" fo:font-weight="normal" officeooo:rsid="05591437" officeooo:paragraph-rsid="055b18c9" style:font-style-asian="normal" style:font-weight-asian="normal" style:font-style-complex="normal" style:font-weight-complex="normal"/>
    </style:style>
    <style:style style:name="P22" style:family="paragraph" style:parent-style-name="Table_20_Contents">
      <style:text-properties fo:color="#000000" fo:font-style="normal" fo:font-weight="normal" officeooo:rsid="05591437" officeooo:paragraph-rsid="05788427" style:font-style-asian="normal" style:font-weight-asian="normal" style:font-style-complex="normal" style:font-weight-complex="normal"/>
    </style:style>
    <style:style style:name="P23" style:family="paragraph" style:parent-style-name="Table_20_Contents">
      <style:text-properties fo:color="#000000" fo:font-style="normal" fo:font-weight="normal" officeooo:rsid="05439e24" officeooo:paragraph-rsid="05634405" style:font-style-asian="normal" style:font-weight-asian="normal" style:font-style-complex="normal" style:font-weight-complex="normal"/>
    </style:style>
    <style:style style:name="P24" style:family="paragraph" style:parent-style-name="Table_20_Contents">
      <style:text-properties fo:color="#000000" fo:font-style="normal" fo:font-weight="normal" officeooo:rsid="05439e24" officeooo:paragraph-rsid="0543e588" style:font-style-asian="normal" style:font-weight-asian="normal" style:font-style-complex="normal" style:font-weight-complex="normal"/>
    </style:style>
    <style:style style:name="P25" style:family="paragraph" style:parent-style-name="Table_20_Contents">
      <style:text-properties fo:color="#000000" fo:font-style="normal" fo:font-weight="normal" officeooo:rsid="05439e24" officeooo:paragraph-rsid="056445e7" style:font-style-asian="normal" style:font-weight-asian="normal" style:font-style-complex="normal" style:font-weight-complex="normal"/>
    </style:style>
    <style:style style:name="P26" style:family="paragraph" style:parent-style-name="Table_20_Contents">
      <style:text-properties fo:color="#000000" fo:font-style="normal" fo:font-weight="normal" officeooo:rsid="05439e24" officeooo:paragraph-rsid="055a6153" style:font-style-asian="normal" style:font-weight-asian="normal" style:font-style-complex="normal" style:font-weight-complex="normal"/>
    </style:style>
    <style:style style:name="P27" style:family="paragraph" style:parent-style-name="Table_20_Contents">
      <style:text-properties fo:color="#000000" fo:font-style="normal" fo:font-weight="normal" officeooo:rsid="05439e24" officeooo:paragraph-rsid="0565ea73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fo:color="#000000" fo:font-style="normal" fo:font-weight="normal" officeooo:rsid="05439e24" officeooo:paragraph-rsid="05675510" style:font-style-asian="normal" style:font-weight-asian="normal" style:font-style-complex="normal" style:font-weight-complex="normal"/>
    </style:style>
    <style:style style:name="P29" style:family="paragraph" style:parent-style-name="Table_20_Contents">
      <style:text-properties fo:color="#000000" fo:font-style="normal" fo:font-weight="normal" officeooo:rsid="05439e24" officeooo:paragraph-rsid="056802f1" style:font-style-asian="normal" style:font-weight-asian="normal" style:font-style-complex="normal" style:font-weight-complex="normal"/>
    </style:style>
    <style:style style:name="P30" style:family="paragraph" style:parent-style-name="Table_20_Contents">
      <style:text-properties fo:color="#000000" fo:font-style="normal" fo:font-weight="normal" officeooo:rsid="05439e24" officeooo:paragraph-rsid="055c9a9c" style:font-style-asian="normal" style:font-weight-asian="normal" style:font-style-complex="normal" style:font-weight-complex="normal"/>
    </style:style>
    <style:style style:name="P31" style:family="paragraph" style:parent-style-name="Table_20_Contents">
      <style:text-properties fo:color="#000000" fo:font-style="normal" fo:font-weight="normal" officeooo:rsid="05439e24" officeooo:paragraph-rsid="0569aafe" style:font-style-asian="normal" style:font-weight-asian="normal" style:font-style-complex="normal" style:font-weight-complex="normal"/>
    </style:style>
    <style:style style:name="P32" style:family="paragraph" style:parent-style-name="Table_20_Contents">
      <style:text-properties fo:color="#000000" fo:font-style="normal" fo:font-weight="normal" officeooo:rsid="05439e24" officeooo:paragraph-rsid="05439e24" style:font-style-asian="normal" style:font-weight-asian="normal" style:font-style-complex="normal" style:font-weight-complex="normal"/>
    </style:style>
    <style:style style:name="P33" style:family="paragraph" style:parent-style-name="Table_20_Contents">
      <style:text-properties fo:color="#000000" fo:font-style="normal" fo:font-weight="normal" officeooo:rsid="05439e24" officeooo:paragraph-rsid="0543fc12" style:font-style-asian="normal" style:font-weight-asian="normal" style:font-style-complex="normal" style:font-weight-complex="normal"/>
    </style:style>
    <style:style style:name="P34" style:family="paragraph" style:parent-style-name="Table_20_Contents">
      <style:text-properties fo:color="#000000" fo:font-style="normal" fo:font-weight="normal" officeooo:rsid="05439e24" officeooo:paragraph-rsid="055b18c9" style:font-style-asian="normal" style:font-weight-asian="normal" style:font-style-complex="normal" style:font-weight-complex="normal"/>
    </style:style>
    <style:style style:name="P35" style:family="paragraph" style:parent-style-name="Table_20_Contents">
      <style:text-properties fo:color="#000000" fo:font-style="normal" fo:font-weight="normal" officeooo:rsid="05439e24" officeooo:paragraph-rsid="055dab10" style:font-style-asian="normal" style:font-weight-asian="normal" style:font-style-complex="normal" style:font-weight-complex="normal"/>
    </style:style>
    <style:style style:name="P36" style:family="paragraph" style:parent-style-name="Table_20_Contents">
      <style:text-properties fo:color="#000000" fo:font-style="normal" fo:font-weight="normal" officeooo:rsid="05439e24" officeooo:paragraph-rsid="055fd0b1" style:font-style-asian="normal" style:font-weight-asian="normal" style:font-style-complex="normal" style:font-weight-complex="normal"/>
    </style:style>
    <style:style style:name="P37" style:family="paragraph" style:parent-style-name="Table_20_Contents">
      <style:text-properties fo:color="#000000" fo:font-style="normal" fo:font-weight="normal" officeooo:rsid="05439e24" officeooo:paragraph-rsid="056234d8" style:font-style-asian="normal" style:font-weight-asian="normal" style:font-style-complex="normal" style:font-weight-complex="normal"/>
    </style:style>
    <style:style style:name="P38" style:family="paragraph" style:parent-style-name="Table_20_Contents">
      <style:text-properties fo:color="#000000" fo:font-style="normal" fo:font-weight="normal" officeooo:rsid="05439e24" officeooo:paragraph-rsid="05629b9d" style:font-style-asian="normal" style:font-weight-asian="normal" style:font-style-complex="normal" style:font-weight-complex="normal"/>
    </style:style>
    <style:style style:name="P39" style:family="paragraph" style:parent-style-name="Table_20_Contents">
      <style:text-properties fo:color="#000000" fo:font-style="normal" fo:font-weight="normal" officeooo:rsid="05439e24" officeooo:paragraph-rsid="0569e142" style:font-style-asian="normal" style:font-weight-asian="normal" style:font-style-complex="normal" style:font-weight-complex="normal"/>
    </style:style>
    <style:style style:name="P40" style:family="paragraph" style:parent-style-name="Table_20_Contents">
      <style:text-properties fo:color="#000000" fo:font-style="normal" fo:font-weight="normal" officeooo:rsid="05439e24" officeooo:paragraph-rsid="056b955a" style:font-style-asian="normal" style:font-weight-asian="normal" style:font-style-complex="normal" style:font-weight-complex="normal"/>
    </style:style>
    <style:style style:name="P41" style:family="paragraph" style:parent-style-name="Table_20_Contents">
      <style:text-properties fo:color="#000000" fo:font-style="normal" fo:font-weight="normal" officeooo:rsid="05439e24" officeooo:paragraph-rsid="056cba97" style:font-style-asian="normal" style:font-weight-asian="normal" style:font-style-complex="normal" style:font-weight-complex="normal"/>
    </style:style>
    <style:style style:name="P42" style:family="paragraph" style:parent-style-name="Table_20_Contents">
      <style:text-properties fo:color="#000000" fo:font-style="normal" fo:font-weight="normal" officeooo:rsid="05439e24" officeooo:paragraph-rsid="056cc1e1" style:font-style-asian="normal" style:font-weight-asian="normal" style:font-style-complex="normal" style:font-weight-complex="normal"/>
    </style:style>
    <style:style style:name="P43" style:family="paragraph" style:parent-style-name="Table_20_Contents">
      <style:text-properties fo:color="#000000" fo:font-style="normal" fo:font-weight="normal" officeooo:rsid="05439e24" officeooo:paragraph-rsid="057449fd" style:font-style-asian="normal" style:font-weight-asian="normal" style:font-style-complex="normal" style:font-weight-complex="normal"/>
    </style:style>
    <style:style style:name="P44" style:family="paragraph" style:parent-style-name="Table_20_Contents">
      <style:text-properties fo:color="#000000" fo:font-style="normal" fo:font-weight="normal" officeooo:rsid="05439e24" officeooo:paragraph-rsid="05788427" style:font-style-asian="normal" style:font-weight-asian="normal" style:font-style-complex="normal" style:font-weight-complex="normal"/>
    </style:style>
    <style:style style:name="P45" style:family="paragraph" style:parent-style-name="Table_20_Contents">
      <style:text-properties fo:color="#000000" fo:font-style="normal" fo:font-weight="normal" officeooo:rsid="05439e24" officeooo:paragraph-rsid="05823f40" style:font-style-asian="normal" style:font-weight-asian="normal" style:font-style-complex="normal" style:font-weight-complex="normal"/>
    </style:style>
    <style:style style:name="P46" style:family="paragraph" style:parent-style-name="Table_20_Contents">
      <style:text-properties fo:color="#000000" fo:font-style="normal" fo:font-weight="normal" officeooo:rsid="05439e24" officeooo:paragraph-rsid="05836c39" style:font-style-asian="normal" style:font-weight-asian="normal" style:font-style-complex="normal" style:font-weight-complex="normal"/>
    </style:style>
    <style:style style:name="P47" style:family="paragraph" style:parent-style-name="Table_20_Contents">
      <style:text-properties fo:color="#000000" fo:font-style="normal" fo:font-weight="normal" officeooo:rsid="05439e24" officeooo:paragraph-rsid="05843a75" style:font-style-asian="normal" style:font-weight-asian="normal" style:font-style-complex="normal" style:font-weight-complex="normal"/>
    </style:style>
    <style:style style:name="P48" style:family="paragraph" style:parent-style-name="Table_20_Contents">
      <style:text-properties fo:color="#000000" fo:font-style="normal" fo:font-weight="normal" officeooo:rsid="05439e24" officeooo:paragraph-rsid="05878106" style:font-style-asian="normal" style:font-weight-asian="normal" style:font-style-complex="normal" style:font-weight-complex="normal"/>
    </style:style>
    <style:style style:name="P49" style:family="paragraph" style:parent-style-name="Table_20_Contents">
      <style:text-properties fo:color="#000000" fo:font-style="normal" fo:font-weight="normal" officeooo:rsid="05439e24" officeooo:paragraph-rsid="0588ee8f" style:font-style-asian="normal" style:font-weight-asian="normal" style:font-style-complex="normal" style:font-weight-complex="normal"/>
    </style:style>
    <style:style style:name="P50" style:family="paragraph" style:parent-style-name="Table_20_Contents">
      <style:text-properties fo:color="#000000" fo:font-style="normal" fo:font-weight="normal" officeooo:rsid="05439e24" officeooo:paragraph-rsid="059588dd" style:font-style-asian="normal" style:font-weight-asian="normal" style:font-style-complex="normal" style:font-weight-complex="normal"/>
    </style:style>
    <style:style style:name="P51" style:family="paragraph" style:parent-style-name="Table_20_Contents">
      <style:text-properties fo:color="#000000" fo:font-style="normal" fo:font-weight="normal" officeooo:rsid="05439e24" officeooo:paragraph-rsid="0598cd32" style:font-style-asian="normal" style:font-weight-asian="normal" style:font-style-complex="normal" style:font-weight-complex="normal"/>
    </style:style>
    <style:style style:name="P52" style:family="paragraph" style:parent-style-name="Table_20_Contents">
      <style:text-properties fo:color="#000000" fo:font-style="normal" fo:font-weight="normal" officeooo:rsid="05439e24" officeooo:paragraph-rsid="059b4687" style:font-style-asian="normal" style:font-weight-asian="normal" style:font-style-complex="normal" style:font-weight-complex="normal"/>
    </style:style>
    <style:style style:name="P53" style:family="paragraph" style:parent-style-name="Table_20_Contents">
      <style:text-properties fo:color="#000000" fo:font-style="normal" fo:font-weight="normal" officeooo:rsid="05439e24" officeooo:paragraph-rsid="059d2bd2" style:font-style-asian="normal" style:font-weight-asian="normal" style:font-style-complex="normal" style:font-weight-complex="normal"/>
    </style:style>
    <style:style style:name="P54" style:family="paragraph" style:parent-style-name="Table_20_Contents">
      <style:text-properties fo:color="#000000" fo:font-style="normal" fo:font-weight="normal" officeooo:rsid="05439e24" officeooo:paragraph-rsid="05a0000f" style:font-style-asian="normal" style:font-weight-asian="normal" style:font-style-complex="normal" style:font-weight-complex="normal"/>
    </style:style>
    <style:style style:name="P55" style:family="paragraph" style:parent-style-name="Table_20_Contents">
      <style:text-properties fo:color="#000000" fo:font-style="normal" fo:font-weight="normal" officeooo:rsid="05439e24" officeooo:paragraph-rsid="05a88560" style:font-style-asian="normal" style:font-weight-asian="normal" style:font-style-complex="normal" style:font-weight-complex="normal"/>
    </style:style>
    <style:style style:name="P56" style:family="paragraph" style:parent-style-name="Table_20_Contents">
      <style:text-properties fo:color="#000000" fo:font-style="normal" fo:font-weight="normal" officeooo:rsid="05439e24" officeooo:paragraph-rsid="05aa00d8" style:font-style-asian="normal" style:font-weight-asian="normal" style:font-style-complex="normal" style:font-weight-complex="normal"/>
    </style:style>
    <style:style style:name="P57" style:family="paragraph" style:parent-style-name="Table_20_Contents">
      <style:text-properties fo:color="#000000" fo:font-style="normal" fo:font-weight="normal" officeooo:rsid="05439e24" officeooo:paragraph-rsid="05abe807" style:font-style-asian="normal" style:font-weight-asian="normal" style:font-style-complex="normal" style:font-weight-complex="normal"/>
    </style:style>
    <style:style style:name="P58" style:family="paragraph" style:parent-style-name="Table_20_Contents">
      <style:text-properties fo:color="#000000" fo:font-style="normal" fo:font-weight="normal" officeooo:rsid="05439e24" officeooo:paragraph-rsid="05ae7df5" style:font-style-asian="normal" style:font-weight-asian="normal" style:font-style-complex="normal" style:font-weight-complex="normal"/>
    </style:style>
    <style:style style:name="P59" style:family="paragraph" style:parent-style-name="Table_20_Contents">
      <style:text-properties fo:color="#000000" fo:font-style="normal" fo:font-weight="normal" officeooo:rsid="05439e24" officeooo:paragraph-rsid="05b0496b" style:font-style-asian="normal" style:font-weight-asian="normal" style:font-style-complex="normal" style:font-weight-complex="normal"/>
    </style:style>
    <style:style style:name="P60" style:family="paragraph" style:parent-style-name="Table_20_Contents">
      <style:text-properties fo:color="#000000" fo:font-style="normal" fo:font-weight="normal" officeooo:rsid="05439e24" officeooo:paragraph-rsid="05b40dc4" style:font-style-asian="normal" style:font-weight-asian="normal" style:font-style-complex="normal" style:font-weight-complex="normal"/>
    </style:style>
    <style:style style:name="P61" style:family="paragraph" style:parent-style-name="Table_20_Contents">
      <style:text-properties fo:color="#000000" fo:font-style="normal" fo:font-weight="normal" officeooo:rsid="054f7e14" officeooo:paragraph-rsid="0550f567" style:font-style-asian="normal" style:font-weight-asian="normal" style:font-style-complex="normal" style:font-weight-complex="normal"/>
    </style:style>
    <style:style style:name="P62" style:family="paragraph" style:parent-style-name="Table_20_Contents">
      <style:text-properties fo:color="#000000" fo:font-style="normal" fo:font-weight="normal" officeooo:rsid="054f7e14" officeooo:paragraph-rsid="054f7e14" style:font-style-asian="normal" style:font-weight-asian="normal" style:font-style-complex="normal" style:font-weight-complex="normal"/>
    </style:style>
    <style:style style:name="P63" style:family="paragraph" style:parent-style-name="Table_20_Contents">
      <style:text-properties fo:color="#000000" fo:font-style="normal" fo:font-weight="normal" officeooo:rsid="054f7e14" officeooo:paragraph-rsid="054fe2ea" style:font-style-asian="normal" style:font-weight-asian="normal" style:font-style-complex="normal" style:font-weight-complex="normal"/>
    </style:style>
    <style:style style:name="P64" style:family="paragraph" style:parent-style-name="Table_20_Contents">
      <style:text-properties fo:color="#000000" fo:font-style="normal" fo:font-weight="normal" officeooo:rsid="054f7e14" officeooo:paragraph-rsid="0551876b" style:font-style-asian="normal" style:font-weight-asian="normal" style:font-style-complex="normal" style:font-weight-complex="normal"/>
    </style:style>
    <style:style style:name="P65" style:family="paragraph" style:parent-style-name="Table_20_Contents">
      <style:text-properties fo:color="#000000" fo:font-style="normal" fo:font-weight="normal" officeooo:rsid="054f7e14" officeooo:paragraph-rsid="05535f90" style:font-style-asian="normal" style:font-weight-asian="normal" style:font-style-complex="normal" style:font-weight-complex="normal"/>
    </style:style>
    <style:style style:name="P66" style:family="paragraph" style:parent-style-name="Table_20_Contents">
      <style:text-properties fo:color="#000000" fo:font-style="normal" fo:font-weight="normal" officeooo:rsid="054f7e14" officeooo:paragraph-rsid="05538b6d" style:font-style-asian="normal" style:font-weight-asian="normal" style:font-style-complex="normal" style:font-weight-complex="normal"/>
    </style:style>
    <style:style style:name="P67" style:family="paragraph" style:parent-style-name="Table_20_Contents">
      <style:text-properties fo:color="#000000" fo:font-style="normal" fo:font-weight="normal" officeooo:rsid="054f7e14" officeooo:paragraph-rsid="055fd0b1" style:font-style-asian="normal" style:font-weight-asian="normal" style:font-style-complex="normal" style:font-weight-complex="normal"/>
    </style:style>
    <style:style style:name="P68" style:family="paragraph" style:parent-style-name="Table_20_Contents">
      <style:text-properties fo:color="#000000" fo:font-style="normal" fo:font-weight="normal" officeooo:rsid="054f7e14" officeooo:paragraph-rsid="05609422" style:font-style-asian="normal" style:font-weight-asian="normal" style:font-style-complex="normal" style:font-weight-complex="normal"/>
    </style:style>
    <style:style style:name="P69" style:family="paragraph" style:parent-style-name="Table_20_Contents">
      <style:text-properties fo:color="#000000" fo:font-style="normal" fo:font-weight="normal" officeooo:rsid="054f7e14" officeooo:paragraph-rsid="056cba97" style:font-style-asian="normal" style:font-weight-asian="normal" style:font-style-complex="normal" style:font-weight-complex="normal"/>
    </style:style>
    <style:style style:name="P70" style:family="paragraph" style:parent-style-name="Table_20_Contents">
      <style:text-properties fo:color="#000000" fo:font-style="normal" fo:font-weight="normal" officeooo:rsid="054f7e14" officeooo:paragraph-rsid="056e5bb4" style:font-style-asian="normal" style:font-weight-asian="normal" style:font-style-complex="normal" style:font-weight-complex="normal"/>
    </style:style>
    <style:style style:name="P71" style:family="paragraph" style:parent-style-name="Table_20_Contents">
      <style:text-properties fo:color="#000000" fo:font-style="normal" fo:font-weight="normal" officeooo:rsid="054f7e14" officeooo:paragraph-rsid="05700fdb" style:font-style-asian="normal" style:font-weight-asian="normal" style:font-style-complex="normal" style:font-weight-complex="normal"/>
    </style:style>
    <style:style style:name="P72" style:family="paragraph" style:parent-style-name="Table_20_Contents">
      <style:text-properties fo:color="#000000" fo:font-style="normal" fo:font-weight="normal" officeooo:rsid="054f7e14" officeooo:paragraph-rsid="05781acc" style:font-style-asian="normal" style:font-weight-asian="normal" style:font-style-complex="normal" style:font-weight-complex="normal"/>
    </style:style>
    <style:style style:name="P73" style:family="paragraph" style:parent-style-name="Table_20_Contents">
      <style:text-properties fo:color="#000000" fo:font-style="normal" fo:font-weight="normal" officeooo:rsid="054f7e14" officeooo:paragraph-rsid="05788427" style:font-style-asian="normal" style:font-weight-asian="normal" style:font-style-complex="normal" style:font-weight-complex="normal"/>
    </style:style>
    <style:style style:name="P74" style:family="paragraph" style:parent-style-name="Table_20_Contents">
      <style:text-properties fo:color="#000000" fo:font-style="normal" fo:font-weight="normal" officeooo:rsid="054f7e14" officeooo:paragraph-rsid="057f29c6" style:font-style-asian="normal" style:font-weight-asian="normal" style:font-style-complex="normal" style:font-weight-complex="normal"/>
    </style:style>
    <style:style style:name="P75" style:family="paragraph" style:parent-style-name="Table_20_Contents">
      <style:text-properties fo:color="#000000" fo:font-style="normal" fo:font-weight="normal" officeooo:rsid="054f7e14" officeooo:paragraph-rsid="057f6c5a" style:font-style-asian="normal" style:font-weight-asian="normal" style:font-style-complex="normal" style:font-weight-complex="normal"/>
    </style:style>
    <style:style style:name="P76" style:family="paragraph" style:parent-style-name="Table_20_Contents">
      <style:text-properties fo:color="#000000" fo:font-style="normal" fo:font-weight="normal" officeooo:rsid="054f7e14" officeooo:paragraph-rsid="057fd679" style:font-style-asian="normal" style:font-weight-asian="normal" style:font-style-complex="normal" style:font-weight-complex="normal"/>
    </style:style>
    <style:style style:name="P77" style:family="paragraph" style:parent-style-name="Table_20_Contents">
      <style:text-properties fo:color="#000000" fo:font-style="normal" fo:font-weight="normal" officeooo:rsid="054f7e14" officeooo:paragraph-rsid="0580f046" style:font-style-asian="normal" style:font-weight-asian="normal" style:font-style-complex="normal" style:font-weight-complex="normal"/>
    </style:style>
    <style:style style:name="P78" style:family="paragraph" style:parent-style-name="Table_20_Contents">
      <style:text-properties fo:color="#000000" fo:font-style="normal" fo:font-weight="normal" officeooo:rsid="054f7e14" officeooo:paragraph-rsid="05836c39" style:font-style-asian="normal" style:font-weight-asian="normal" style:font-style-complex="normal" style:font-weight-complex="normal"/>
    </style:style>
    <style:style style:name="P79" style:family="paragraph" style:parent-style-name="Table_20_Contents">
      <style:text-properties fo:color="#000000" fo:font-style="normal" fo:font-weight="normal" officeooo:rsid="054f7e14" officeooo:paragraph-rsid="05889954" style:font-style-asian="normal" style:font-weight-asian="normal" style:font-style-complex="normal" style:font-weight-complex="normal"/>
    </style:style>
    <style:style style:name="P80" style:family="paragraph" style:parent-style-name="Table_20_Contents">
      <style:text-properties fo:color="#000000" fo:font-style="normal" fo:font-weight="normal" officeooo:rsid="054f7e14" officeooo:paragraph-rsid="058955b5" style:font-style-asian="normal" style:font-weight-asian="normal" style:font-style-complex="normal" style:font-weight-complex="normal"/>
    </style:style>
    <style:style style:name="P81" style:family="paragraph" style:parent-style-name="Table_20_Contents">
      <style:text-properties fo:color="#000000" fo:font-style="normal" fo:font-weight="normal" officeooo:rsid="054f7e14" officeooo:paragraph-rsid="058a679f" style:font-style-asian="normal" style:font-weight-asian="normal" style:font-style-complex="normal" style:font-weight-complex="normal"/>
    </style:style>
    <style:style style:name="P82" style:family="paragraph" style:parent-style-name="Table_20_Contents">
      <style:text-properties fo:color="#000000" fo:font-style="normal" fo:font-weight="normal" officeooo:rsid="054f7e14" officeooo:paragraph-rsid="058ca59f" style:font-style-asian="normal" style:font-weight-asian="normal" style:font-style-complex="normal" style:font-weight-complex="normal"/>
    </style:style>
    <style:style style:name="P83" style:family="paragraph" style:parent-style-name="Table_20_Contents">
      <style:text-properties fo:color="#000000" fo:font-style="normal" fo:font-weight="normal" officeooo:rsid="054f7e14" officeooo:paragraph-rsid="058ed9c6" style:font-style-asian="normal" style:font-weight-asian="normal" style:font-style-complex="normal" style:font-weight-complex="normal"/>
    </style:style>
    <style:style style:name="P84" style:family="paragraph" style:parent-style-name="Table_20_Contents">
      <style:text-properties fo:color="#000000" fo:font-style="normal" fo:font-weight="normal" officeooo:rsid="054f7e14" officeooo:paragraph-rsid="0593061c" style:font-style-asian="normal" style:font-weight-asian="normal" style:font-style-complex="normal" style:font-weight-complex="normal"/>
    </style:style>
    <style:style style:name="P85" style:family="paragraph" style:parent-style-name="Table_20_Contents">
      <style:text-properties fo:color="#000000" fo:font-style="normal" fo:font-weight="normal" officeooo:rsid="054f7e14" officeooo:paragraph-rsid="05977185" style:font-style-asian="normal" style:font-weight-asian="normal" style:font-style-complex="normal" style:font-weight-complex="normal"/>
    </style:style>
    <style:style style:name="P86" style:family="paragraph" style:parent-style-name="Table_20_Contents">
      <style:text-properties fo:color="#000000" fo:font-style="normal" fo:font-weight="normal" officeooo:rsid="054f7e14" officeooo:paragraph-rsid="05991545" style:font-style-asian="normal" style:font-weight-asian="normal" style:font-style-complex="normal" style:font-weight-complex="normal"/>
    </style:style>
    <style:style style:name="P87" style:family="paragraph" style:parent-style-name="Table_20_Contents">
      <style:text-properties fo:color="#000000" fo:font-style="normal" fo:font-weight="normal" officeooo:rsid="054f7e14" officeooo:paragraph-rsid="059d2bd2" style:font-style-asian="normal" style:font-weight-asian="normal" style:font-style-complex="normal" style:font-weight-complex="normal"/>
    </style:style>
    <style:style style:name="P88" style:family="paragraph" style:parent-style-name="Table_20_Contents">
      <style:text-properties fo:color="#000000" fo:font-style="normal" fo:font-weight="normal" officeooo:rsid="054f7e14" officeooo:paragraph-rsid="05a019ab" style:font-style-asian="normal" style:font-weight-asian="normal" style:font-style-complex="normal" style:font-weight-complex="normal"/>
    </style:style>
    <style:style style:name="P89" style:family="paragraph" style:parent-style-name="Table_20_Contents">
      <style:text-properties fo:color="#000000" fo:font-style="normal" fo:font-weight="normal" officeooo:rsid="054f7e14" officeooo:paragraph-rsid="05a1df80" style:font-style-asian="normal" style:font-weight-asian="normal" style:font-style-complex="normal" style:font-weight-complex="normal"/>
    </style:style>
    <style:style style:name="P90" style:family="paragraph" style:parent-style-name="Table_20_Contents">
      <style:text-properties fo:color="#000000" fo:font-style="normal" fo:font-weight="normal" officeooo:rsid="054f7e14" officeooo:paragraph-rsid="05a30d4b" style:font-style-asian="normal" style:font-weight-asian="normal" style:font-style-complex="normal" style:font-weight-complex="normal"/>
    </style:style>
    <style:style style:name="P91" style:family="paragraph" style:parent-style-name="Table_20_Contents">
      <style:text-properties fo:color="#000000" fo:font-style="normal" fo:font-weight="normal" officeooo:rsid="054f7e14" officeooo:paragraph-rsid="05aa00d8" style:font-style-asian="normal" style:font-weight-asian="normal" style:font-style-complex="normal" style:font-weight-complex="normal"/>
    </style:style>
    <style:style style:name="P92" style:family="paragraph" style:parent-style-name="Table_20_Contents">
      <style:text-properties fo:color="#000000" fo:font-style="normal" fo:font-weight="normal" officeooo:rsid="054f7e14" officeooo:paragraph-rsid="05abe807" style:font-style-asian="normal" style:font-weight-asian="normal" style:font-style-complex="normal" style:font-weight-complex="normal"/>
    </style:style>
    <style:style style:name="P93" style:family="paragraph" style:parent-style-name="Table_20_Contents">
      <style:text-properties fo:color="#000000" fo:font-style="normal" fo:font-weight="normal" officeooo:rsid="054f7e14" officeooo:paragraph-rsid="05ae7df5" style:font-style-asian="normal" style:font-weight-asian="normal" style:font-style-complex="normal" style:font-weight-complex="normal"/>
    </style:style>
    <style:style style:name="P94" style:family="paragraph" style:parent-style-name="Table_20_Contents">
      <style:text-properties fo:color="#000000" fo:font-style="normal" fo:font-weight="normal" officeooo:rsid="054f7e14" officeooo:paragraph-rsid="05b0496b" style:font-style-asian="normal" style:font-weight-asian="normal" style:font-style-complex="normal" style:font-weight-complex="normal"/>
    </style:style>
    <style:style style:name="P95" style:family="paragraph" style:parent-style-name="Table_20_Contents">
      <style:text-properties fo:color="#000000" fo:font-style="normal" fo:font-weight="normal" officeooo:rsid="054f7e14" officeooo:paragraph-rsid="05b38da3" style:font-style-asian="normal" style:font-weight-asian="normal" style:font-style-complex="normal" style:font-weight-complex="normal"/>
    </style:style>
    <style:style style:name="P96" style:family="paragraph" style:parent-style-name="Table_20_Contents">
      <style:text-properties fo:color="#000000" fo:font-style="normal" fo:font-weight="normal" officeooo:rsid="0482706d" officeooo:paragraph-rsid="0482706d" style:font-style-asian="normal" style:font-weight-asian="normal" style:font-style-complex="normal" style:font-weight-complex="normal"/>
    </style:style>
    <style:style style:name="P97" style:family="paragraph" style:parent-style-name="Table_20_Contents">
      <style:text-properties fo:color="#000000" fo:font-style="normal" fo:font-weight="normal" officeooo:rsid="03cebcbe" officeooo:paragraph-rsid="04a7df55" style:font-style-asian="normal" style:font-weight-asian="normal" style:font-style-complex="normal" style:font-weight-complex="normal"/>
    </style:style>
    <style:style style:name="P98" style:family="paragraph" style:parent-style-name="Table_20_Contents">
      <style:text-properties fo:color="#000000" fo:font-style="normal" fo:font-weight="normal" officeooo:rsid="03cebcbe" officeooo:paragraph-rsid="04f2d153" style:font-style-asian="normal" style:font-weight-asian="normal" style:font-style-complex="normal" style:font-weight-complex="normal"/>
    </style:style>
    <style:style style:name="P99" style:family="paragraph" style:parent-style-name="Table_20_Contents">
      <style:text-properties fo:color="#000000" fo:font-style="normal" fo:font-weight="normal" officeooo:rsid="03cebcbe" officeooo:paragraph-rsid="051ba6a8" style:font-style-asian="normal" style:font-weight-asian="normal" style:font-style-complex="normal" style:font-weight-complex="normal"/>
    </style:style>
    <style:style style:name="P100" style:family="paragraph" style:parent-style-name="Table_20_Contents">
      <style:text-properties fo:color="#000000" fo:font-style="normal" fo:font-weight="normal" officeooo:rsid="03cebcbe" officeooo:paragraph-rsid="04da32ff" style:font-style-asian="normal" style:font-weight-asian="normal" style:font-style-complex="normal" style:font-weight-complex="normal"/>
    </style:style>
    <style:style style:name="P101" style:family="paragraph" style:parent-style-name="Table_20_Contents">
      <style:text-properties fo:color="#000000" fo:font-style="normal" fo:font-weight="normal" officeooo:rsid="03cebcbe" officeooo:paragraph-rsid="04cdf625" style:font-style-asian="normal" style:font-weight-asian="normal" style:font-style-complex="normal" style:font-weight-complex="normal"/>
    </style:style>
    <style:style style:name="P102" style:family="paragraph" style:parent-style-name="Table_20_Contents">
      <style:text-properties fo:color="#000000" fo:font-style="normal" fo:font-weight="normal" officeooo:rsid="03cebcbe" officeooo:paragraph-rsid="04f562a9" style:font-style-asian="normal" style:font-weight-asian="normal" style:font-style-complex="normal" style:font-weight-complex="normal"/>
    </style:style>
    <style:style style:name="P103" style:family="paragraph" style:parent-style-name="Table_20_Contents">
      <style:text-properties fo:color="#000000" fo:font-style="normal" fo:font-weight="normal" officeooo:rsid="03cebcbe" officeooo:paragraph-rsid="04ea2785" style:font-style-asian="normal" style:font-weight-asian="normal" style:font-style-complex="normal" style:font-weight-complex="normal"/>
    </style:style>
    <style:style style:name="P104" style:family="paragraph" style:parent-style-name="Table_20_Contents">
      <style:text-properties fo:color="#000000" fo:font-style="normal" fo:font-weight="normal" officeooo:rsid="03cebcbe" officeooo:paragraph-rsid="04be00e6" style:font-style-asian="normal" style:font-weight-asian="normal" style:font-style-complex="normal" style:font-weight-complex="normal"/>
    </style:style>
    <style:style style:name="P105" style:family="paragraph" style:parent-style-name="Table_20_Contents">
      <style:text-properties fo:color="#000000" fo:font-style="normal" fo:font-weight="normal" officeooo:rsid="03cebcbe" officeooo:paragraph-rsid="050e276d" style:font-style-asian="normal" style:font-weight-asian="normal" style:font-style-complex="normal" style:font-weight-complex="normal"/>
    </style:style>
    <style:style style:name="P106" style:family="paragraph" style:parent-style-name="Table_20_Contents">
      <style:text-properties fo:color="#000000" fo:font-style="normal" fo:font-weight="normal" officeooo:rsid="03cebcbe" officeooo:paragraph-rsid="04f5a325" style:font-style-asian="normal" style:font-weight-asian="normal" style:font-style-complex="normal" style:font-weight-complex="normal"/>
    </style:style>
    <style:style style:name="P107" style:family="paragraph" style:parent-style-name="Table_20_Contents">
      <style:text-properties fo:color="#000000" fo:font-style="normal" fo:font-weight="normal" officeooo:rsid="03cebcbe" officeooo:paragraph-rsid="051fd966" style:font-style-asian="normal" style:font-weight-asian="normal" style:font-style-complex="normal" style:font-weight-complex="normal"/>
    </style:style>
    <style:style style:name="P108" style:family="paragraph" style:parent-style-name="Table_20_Contents">
      <style:text-properties fo:color="#000000" fo:font-style="normal" fo:font-weight="normal" officeooo:rsid="03cebcbe" officeooo:paragraph-rsid="04ea933c" style:font-style-asian="normal" style:font-weight-asian="normal" style:font-style-complex="normal" style:font-weight-complex="normal"/>
    </style:style>
    <style:style style:name="P109" style:family="paragraph" style:parent-style-name="Table_20_Contents">
      <style:text-properties fo:color="#000000" fo:font-style="normal" fo:font-weight="normal" officeooo:rsid="03cebcbe" officeooo:paragraph-rsid="052222f8" style:font-style-asian="normal" style:font-weight-asian="normal" style:font-style-complex="normal" style:font-weight-complex="normal"/>
    </style:style>
    <style:style style:name="P110" style:family="paragraph" style:parent-style-name="Table_20_Contents">
      <style:text-properties fo:color="#000000" fo:font-style="normal" fo:font-weight="normal" officeooo:rsid="03cebcbe" officeooo:paragraph-rsid="05066db7" style:font-style-asian="normal" style:font-weight-asian="normal" style:font-style-complex="normal" style:font-weight-complex="normal"/>
    </style:style>
    <style:style style:name="P111" style:family="paragraph" style:parent-style-name="Table_20_Contents">
      <style:text-properties fo:color="#000000" fo:font-style="normal" fo:font-weight="normal" officeooo:rsid="03cebcbe" officeooo:paragraph-rsid="04ed88df" style:font-style-asian="normal" style:font-weight-asian="normal" style:font-style-complex="normal" style:font-weight-complex="normal"/>
    </style:style>
    <style:style style:name="P112" style:family="paragraph" style:parent-style-name="Table_20_Contents">
      <style:text-properties fo:color="#000000" fo:font-style="normal" fo:font-weight="normal" officeooo:rsid="03cebcbe" officeooo:paragraph-rsid="04f84585" style:font-style-asian="normal" style:font-weight-asian="normal" style:font-style-complex="normal" style:font-weight-complex="normal"/>
    </style:style>
    <style:style style:name="P113" style:family="paragraph" style:parent-style-name="Table_20_Contents">
      <style:text-properties fo:color="#000000" fo:font-style="normal" fo:font-weight="normal" officeooo:rsid="03cebcbe" officeooo:paragraph-rsid="04c46970" style:font-style-asian="normal" style:font-weight-asian="normal" style:font-style-complex="normal" style:font-weight-complex="normal"/>
    </style:style>
    <style:style style:name="P114" style:family="paragraph" style:parent-style-name="Table_20_Contents">
      <style:text-properties fo:color="#000000" fo:font-style="normal" fo:font-weight="normal" officeooo:rsid="03cebcbe" officeooo:paragraph-rsid="0506f490" style:font-style-asian="normal" style:font-weight-asian="normal" style:font-style-complex="normal" style:font-weight-complex="normal"/>
    </style:style>
    <style:style style:name="P115" style:family="paragraph" style:parent-style-name="Table_20_Contents">
      <style:text-properties fo:color="#000000" fo:font-style="normal" fo:font-weight="normal" officeooo:rsid="03cebcbe" officeooo:paragraph-rsid="04e4c2d3" style:font-style-asian="normal" style:font-weight-asian="normal" style:font-style-complex="normal" style:font-weight-complex="normal"/>
    </style:style>
    <style:style style:name="P116" style:family="paragraph" style:parent-style-name="Table_20_Contents">
      <style:text-properties fo:color="#000000" fo:font-style="normal" fo:font-weight="normal" officeooo:rsid="03cebcbe" officeooo:paragraph-rsid="04d81e02" style:font-style-asian="normal" style:font-weight-asian="normal" style:font-style-complex="normal" style:font-weight-complex="normal"/>
    </style:style>
    <style:style style:name="P117" style:family="paragraph" style:parent-style-name="Table_20_Contents">
      <style:text-properties fo:color="#000000" fo:font-style="normal" fo:font-weight="normal" officeooo:rsid="0342ef37" officeooo:paragraph-rsid="036f11d8" style:font-style-asian="normal" style:font-weight-asian="normal" style:font-style-complex="normal" style:font-weight-complex="normal"/>
    </style:style>
    <style:style style:name="P118" style:family="paragraph" style:parent-style-name="Table_20_Contents">
      <style:text-properties fo:color="#000000" fo:font-style="normal" fo:font-weight="normal" officeooo:rsid="03bee5a6" officeooo:paragraph-rsid="03c2fbfe" style:font-style-asian="normal" style:font-weight-asian="normal" style:font-style-complex="normal" style:font-weight-complex="normal"/>
    </style:style>
    <style:style style:name="P119" style:family="paragraph" style:parent-style-name="Table_20_Contents">
      <style:text-properties fo:color="#000000" fo:font-style="normal" fo:font-weight="normal" officeooo:rsid="03bee5a6" officeooo:paragraph-rsid="0400b4af" style:font-style-asian="normal" style:font-weight-asian="normal" style:font-style-complex="normal" style:font-weight-complex="normal"/>
    </style:style>
    <style:style style:name="P120" style:family="paragraph" style:parent-style-name="Table_20_Contents">
      <style:text-properties fo:color="#000000" fo:font-style="normal" fo:font-weight="normal" officeooo:rsid="04d1ce9d" officeooo:paragraph-rsid="050e276d" style:font-style-asian="normal" style:font-weight-asian="normal" style:font-style-complex="normal" style:font-weight-complex="normal"/>
    </style:style>
    <style:style style:name="P121" style:family="paragraph" style:parent-style-name="Table_20_Contents">
      <style:text-properties fo:color="#000000" fo:font-style="normal" fo:font-weight="normal" officeooo:rsid="04d1ce9d" officeooo:paragraph-rsid="04f5a325" style:font-style-asian="normal" style:font-weight-asian="normal" style:font-style-complex="normal" style:font-weight-complex="normal"/>
    </style:style>
    <style:style style:name="P122" style:family="paragraph" style:parent-style-name="Table_20_Contents">
      <style:text-properties fo:color="#000000" fo:font-style="normal" fo:font-weight="normal" officeooo:rsid="03c45844" officeooo:paragraph-rsid="04700c79" style:font-style-asian="normal" style:font-weight-asian="normal" style:font-style-complex="normal" style:font-weight-complex="normal"/>
    </style:style>
    <style:style style:name="P123" style:family="paragraph" style:parent-style-name="Table_20_Contents">
      <style:text-properties fo:color="#000000" fo:font-style="normal" fo:font-weight="normal" officeooo:rsid="0285c6dc" officeooo:paragraph-rsid="02af6cc9" style:font-style-asian="normal" style:font-weight-asian="normal" style:font-style-complex="normal" style:font-weight-complex="normal"/>
    </style:style>
    <style:style style:name="P124" style:family="paragraph" style:parent-style-name="Table_20_Contents">
      <style:text-properties fo:color="#000000" fo:font-style="normal" fo:font-weight="normal" officeooo:rsid="04b02fcc" officeooo:paragraph-rsid="04d59c12" style:font-style-asian="normal" style:font-weight-asian="normal" style:font-style-complex="normal" style:font-weight-complex="normal"/>
    </style:style>
    <style:style style:name="P125" style:family="paragraph" style:parent-style-name="Table_20_Contents">
      <style:text-properties fo:color="#000000" fo:font-style="normal" fo:font-weight="normal" officeooo:rsid="04b02fcc" officeooo:paragraph-rsid="05066db7" style:font-style-asian="normal" style:font-weight-asian="normal" style:font-style-complex="normal" style:font-weight-complex="normal"/>
    </style:style>
    <style:style style:name="P126" style:family="paragraph" style:parent-style-name="Table_20_Contents">
      <style:text-properties fo:color="#000000" fo:font-style="normal" fo:font-weight="normal" officeooo:rsid="04b02fcc" officeooo:paragraph-rsid="04f84585" style:font-style-asian="normal" style:font-weight-asian="normal" style:font-style-complex="normal" style:font-weight-complex="normal"/>
    </style:style>
    <style:style style:name="P127" style:family="paragraph" style:parent-style-name="Table_20_Contents">
      <style:text-properties fo:color="#000000" fo:font-style="normal" fo:font-weight="normal" officeooo:rsid="04b02fcc" officeooo:paragraph-rsid="04b21926" style:font-style-asian="normal" style:font-weight-asian="normal" style:font-style-complex="normal" style:font-weight-complex="normal"/>
    </style:style>
    <style:style style:name="P128" style:family="paragraph" style:parent-style-name="Table_20_Contents">
      <style:text-properties fo:color="#000000" fo:font-style="normal" fo:font-weight="normal" officeooo:rsid="04b02fcc" officeooo:paragraph-rsid="052222f8" style:font-style-asian="normal" style:font-weight-asian="normal" style:font-style-complex="normal" style:font-weight-complex="normal"/>
    </style:style>
    <style:style style:name="P129" style:family="paragraph" style:parent-style-name="Table_20_Contents">
      <style:text-properties fo:color="#000000" fo:font-style="normal" fo:font-weight="normal" officeooo:rsid="04b02fcc" officeooo:paragraph-rsid="0510b65d" style:font-style-asian="normal" style:font-weight-asian="normal" style:font-style-complex="normal" style:font-weight-complex="normal"/>
    </style:style>
    <style:style style:name="P130" style:family="paragraph" style:parent-style-name="Table_20_Contents">
      <style:text-properties fo:color="#000000" fo:font-style="normal" fo:font-weight="normal" officeooo:rsid="04b02fcc" officeooo:paragraph-rsid="04fa34f6" style:font-style-asian="normal" style:font-weight-asian="normal" style:font-style-complex="normal" style:font-weight-complex="normal"/>
    </style:style>
    <style:style style:name="P131" style:family="paragraph" style:parent-style-name="Table_20_Contents">
      <style:text-properties fo:color="#000000" fo:font-style="normal" fo:font-weight="normal" officeooo:rsid="053e7b32" officeooo:paragraph-rsid="053e7b32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fo:color="#000000" fo:font-style="normal" fo:font-weight="normal" officeooo:rsid="053fa951" officeooo:paragraph-rsid="053fa951" style:font-style-asian="normal" style:font-weight-asian="normal" style:font-style-complex="normal" style:font-weight-complex="normal"/>
    </style:style>
    <style:style style:name="P133" style:family="paragraph" style:parent-style-name="Table_20_Contents">
      <style:text-properties fo:color="#000000" fo:font-style="normal" fo:font-weight="normal" officeooo:rsid="056cba97" officeooo:paragraph-rsid="056cba97" style:font-style-asian="normal" style:font-weight-asian="normal" style:font-style-complex="normal" style:font-weight-complex="normal"/>
    </style:style>
    <style:style style:name="P134" style:family="paragraph" style:parent-style-name="Table_20_Contents">
      <style:text-properties fo:color="#000000" fo:font-style="normal" fo:font-weight="normal" officeooo:rsid="05634405" officeooo:paragraph-rsid="05634405" style:font-style-asian="normal" style:font-weight-asian="normal" style:font-style-complex="normal" style:font-weight-complex="normal"/>
    </style:style>
    <style:style style:name="P135" style:family="paragraph" style:parent-style-name="Table_20_Contents">
      <style:text-properties fo:color="#000000" fo:font-style="normal" fo:font-weight="normal" officeooo:rsid="05634405" officeooo:paragraph-rsid="056445e7" style:font-style-asian="normal" style:font-weight-asian="normal" style:font-style-complex="normal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fo:color="#000000" fo:font-style="normal" fo:font-weight="normal" officeooo:rsid="05634405" officeooo:paragraph-rsid="056445e7" style:font-style-asian="normal" style:font-weight-asian="normal" style:font-style-complex="normal" style:font-weight-complex="normal"/>
    </style:style>
    <style:style style:name="P137" style:family="paragraph" style:parent-style-name="Table_20_Contents">
      <style:text-properties fo:color="#000000" fo:font-style="normal" fo:font-weight="normal" officeooo:rsid="05634405" officeooo:paragraph-rsid="05675510" style:font-style-asian="normal" style:font-weight-asian="normal" style:font-style-complex="normal" style:font-weight-complex="normal"/>
    </style:style>
    <style:style style:name="P138" style:family="paragraph" style:parent-style-name="Table_20_Contents">
      <style:text-properties fo:color="#000000" fo:font-style="normal" fo:font-weight="normal" officeooo:rsid="05634405" officeooo:paragraph-rsid="056802f1" style:font-style-asian="normal" style:font-weight-asian="normal" style:font-style-complex="normal" style:font-weight-complex="normal"/>
    </style:style>
    <style:style style:name="P139" style:family="paragraph" style:parent-style-name="Table_20_Contents">
      <style:text-properties fo:color="#000000" fo:font-style="normal" fo:font-weight="normal" officeooo:rsid="05634405" officeooo:paragraph-rsid="0569aafe" style:font-style-asian="normal" style:font-weight-asian="normal" style:font-style-complex="normal" style:font-weight-complex="normal"/>
    </style:style>
    <style:style style:name="P140" style:family="paragraph" style:parent-style-name="Table_20_Contents">
      <style:text-properties fo:color="#000000" fo:font-style="normal" fo:font-weight="normal" officeooo:rsid="056e5bb4" officeooo:paragraph-rsid="056e5bb4" style:font-style-asian="normal" style:font-weight-asian="normal" style:font-style-complex="normal" style:font-weight-complex="normal"/>
    </style:style>
    <style:style style:name="P141" style:family="paragraph" style:parent-style-name="Table_20_Contents">
      <style:text-properties fo:color="#000000" fo:font-style="normal" fo:font-weight="normal" officeooo:rsid="056e5bb4" officeooo:paragraph-rsid="056fd935" style:font-style-asian="normal" style:font-weight-asian="normal" style:font-style-complex="normal" style:font-weight-complex="normal"/>
    </style:style>
    <style:style style:name="P142" style:family="paragraph" style:parent-style-name="Table_20_Contents">
      <style:text-properties fo:color="#000000" fo:font-style="normal" fo:font-weight="normal" officeooo:rsid="056e5bb4" officeooo:paragraph-rsid="05700fdb" style:font-style-asian="normal" style:font-weight-asian="normal" style:font-style-complex="normal" style:font-weight-complex="normal"/>
    </style:style>
    <style:style style:name="P143" style:family="paragraph" style:parent-style-name="Table_20_Contents">
      <style:text-properties fo:color="#000000" fo:font-style="normal" fo:font-weight="normal" officeooo:rsid="056e5bb4" officeooo:paragraph-rsid="0570a104" style:font-style-asian="normal" style:font-weight-asian="normal" style:font-style-complex="normal" style:font-weight-complex="normal"/>
    </style:style>
    <style:style style:name="P144" style:family="paragraph" style:parent-style-name="Table_20_Contents">
      <style:text-properties fo:color="#000000" fo:font-style="normal" fo:font-weight="normal" officeooo:rsid="056e5bb4" officeooo:paragraph-rsid="05717873" style:font-style-asian="normal" style:font-weight-asian="normal" style:font-style-complex="normal" style:font-weight-complex="normal"/>
    </style:style>
    <style:style style:name="P145" style:family="paragraph" style:parent-style-name="Table_20_Contents">
      <style:text-properties fo:color="#000000" fo:font-style="normal" fo:font-weight="normal" officeooo:rsid="056e5bb4" officeooo:paragraph-rsid="0573b79d" style:font-style-asian="normal" style:font-weight-asian="normal" style:font-style-complex="normal" style:font-weight-complex="normal"/>
    </style:style>
    <style:style style:name="P146" style:family="paragraph" style:parent-style-name="Table_20_Contents">
      <style:text-properties fo:color="#000000" fo:font-style="normal" fo:font-weight="normal" officeooo:rsid="056e5bb4" officeooo:paragraph-rsid="057449fd" style:font-style-asian="normal" style:font-weight-asian="normal" style:font-style-complex="normal" style:font-weight-complex="normal"/>
    </style:style>
    <style:style style:name="P147" style:family="paragraph" style:parent-style-name="Table_20_Contents">
      <style:text-properties fo:color="#000000" fo:font-style="normal" fo:font-weight="normal" officeooo:rsid="056e5bb4" officeooo:paragraph-rsid="057e580c" style:font-style-asian="normal" style:font-weight-asian="normal" style:font-style-complex="normal" style:font-weight-complex="normal"/>
    </style:style>
    <style:style style:name="P148" style:family="paragraph" style:parent-style-name="Table_20_Contents">
      <style:text-properties fo:color="#000000" fo:font-style="normal" fo:font-weight="normal" officeooo:rsid="056e5bb4" officeooo:paragraph-rsid="05a019ab" style:font-style-asian="normal" style:font-weight-asian="normal" style:font-style-complex="normal" style:font-weight-complex="normal"/>
    </style:style>
    <style:style style:name="P149" style:family="paragraph" style:parent-style-name="Table_20_Contents">
      <style:text-properties fo:color="#000000" fo:font-style="normal" fo:font-weight="normal" officeooo:rsid="056e5bb4" officeooo:paragraph-rsid="05b0496b" style:font-style-asian="normal" style:font-weight-asian="normal" style:font-style-complex="normal" style:font-weight-complex="normal"/>
    </style:style>
    <style:style style:name="P150" style:family="paragraph" style:parent-style-name="Table_20_Contents">
      <style:text-properties fo:color="#000000" fo:font-style="normal" fo:font-weight="normal" officeooo:rsid="057473a2" officeooo:paragraph-rsid="057473a2" style:font-style-asian="normal" style:font-weight-asian="normal" style:font-style-complex="normal" style:font-weight-complex="normal"/>
    </style:style>
    <style:style style:name="P151" style:family="paragraph" style:parent-style-name="Table_20_Contents">
      <style:text-properties fo:color="#000000" fo:font-style="normal" fo:font-weight="normal" officeooo:rsid="058c312d" officeooo:paragraph-rsid="058ed9c6" style:font-style-asian="normal" style:font-weight-asian="normal" style:font-style-complex="normal" style:font-weight-complex="normal"/>
    </style:style>
    <style:style style:name="P152" style:family="paragraph" style:parent-style-name="Table_20_Contents">
      <style:text-properties fo:color="#000000" fo:font-style="normal" fo:font-weight="normal" officeooo:rsid="058c312d" officeooo:paragraph-rsid="05902736" style:font-style-asian="normal" style:font-weight-asian="normal" style:font-style-complex="normal" style:font-weight-complex="normal"/>
    </style:style>
    <style:style style:name="P153" style:family="paragraph" style:parent-style-name="Table_20_Contents">
      <style:text-properties fo:color="#000000" fo:font-style="normal" fo:font-weight="normal" officeooo:rsid="0598cd32" officeooo:paragraph-rsid="0598cd32" style:font-style-asian="normal" style:font-weight-asian="normal" style:font-style-complex="normal" style:font-weight-complex="normal"/>
    </style:style>
    <style:style style:name="P154" style:family="paragraph" style:parent-style-name="Table_20_Contents">
      <style:text-properties fo:color="#000000" fo:font-style="normal" fo:font-weight="normal" officeooo:rsid="05aa00d8" officeooo:paragraph-rsid="05aa00d8" style:font-style-asian="normal" style:font-weight-asian="normal" style:font-style-complex="normal" style:font-weight-complex="normal"/>
    </style:style>
    <style:style style:name="P15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591437" officeooo:paragraph-rsid="05591437" style:font-style-asian="normal" style:font-weight-asian="normal" style:font-style-complex="normal" style:font-weight-complex="normal"/>
    </style:style>
    <style:style style:name="P15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591437" officeooo:paragraph-rsid="055b18c9" style:font-style-asian="normal" style:font-weight-asian="normal" style:font-style-complex="normal" style:font-weight-complex="normal"/>
    </style:style>
    <style:style style:name="P15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591437" officeooo:paragraph-rsid="05629b9d" style:font-style-asian="normal" style:font-weight-asian="normal" style:font-style-complex="normal" style:font-weight-complex="normal"/>
    </style:style>
    <style:style style:name="P15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591437" officeooo:paragraph-rsid="056234d8" style:font-style-asian="normal" style:font-weight-asian="normal" style:font-style-complex="normal" style:font-weight-complex="normal"/>
    </style:style>
    <style:style style:name="P15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634405" style:font-style-asian="normal" style:font-weight-asian="normal" style:font-style-complex="normal" style:font-weight-complex="normal"/>
    </style:style>
    <style:style style:name="P16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43e588" style:font-style-asian="normal" style:font-weight-asian="normal" style:font-style-complex="normal" style:font-weight-complex="normal"/>
    </style:style>
    <style:style style:name="P16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6445e7" style:font-style-asian="normal" style:font-weight-asian="normal" style:font-style-complex="normal" style:font-weight-complex="normal"/>
    </style:style>
    <style:style style:name="P16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5b18c9" style:font-style-asian="normal" style:font-weight-asian="normal" style:font-style-complex="normal" style:font-weight-complex="normal"/>
    </style:style>
    <style:style style:name="P16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675510" style:font-style-asian="normal" style:font-weight-asian="normal" style:font-style-complex="normal" style:font-weight-complex="normal"/>
    </style:style>
    <style:style style:name="P16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6802f1" style:font-style-asian="normal" style:font-weight-asian="normal" style:font-style-complex="normal" style:font-weight-complex="normal"/>
    </style:style>
    <style:style style:name="P16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5c9a9c" style:font-style-asian="normal" style:font-weight-asian="normal" style:font-style-complex="normal" style:font-weight-complex="normal"/>
    </style:style>
    <style:style style:name="P16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697058" style:font-style-asian="normal" style:font-weight-asian="normal" style:font-style-complex="normal" style:font-weight-complex="normal"/>
    </style:style>
    <style:style style:name="P16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5dab10" style:font-style-asian="normal" style:font-weight-asian="normal" style:font-style-complex="normal" style:font-weight-complex="normal"/>
    </style:style>
    <style:style style:name="P16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5a6153" style:font-style-asian="normal" style:font-weight-asian="normal" style:font-style-complex="normal" style:font-weight-complex="normal"/>
    </style:style>
    <style:style style:name="P16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43fc12" style:font-style-asian="normal" style:font-weight-asian="normal" style:font-style-complex="normal" style:font-weight-complex="normal"/>
    </style:style>
    <style:style style:name="P17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5ecd59" style:font-style-asian="normal" style:font-weight-asian="normal" style:font-style-complex="normal" style:font-weight-complex="normal"/>
    </style:style>
    <style:style style:name="P17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5fd0b1" style:font-style-asian="normal" style:font-weight-asian="normal" style:font-style-complex="normal" style:font-weight-complex="normal"/>
    </style:style>
    <style:style style:name="P17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69e142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6b955a" style:font-style-asian="normal" style:font-weight-asian="normal" style:font-style-complex="normal" style:font-weight-complex="normal"/>
    </style:style>
    <style:style style:name="P17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6fd935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700fdb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72b9ec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7473a2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788427" style:font-style-asian="normal" style:font-weight-asian="normal" style:font-style-complex="normal" style:font-weight-complex="normal"/>
    </style:style>
    <style:style style:name="P17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7e580c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7f1775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823f40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867212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878106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889954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88d0aa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8955b5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8a679f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8ed9c6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93aa5e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9588dd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98cd32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99bf09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a0000f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a019ab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abe807" style:font-style-asian="normal" style:font-weight-asian="normal" style:font-style-complex="normal" style:font-weight-complex="normal"/>
    </style:style>
    <style:style style:name="P19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ae7df5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b0496b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b1c02e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b38da3" style:font-style-asian="normal" style:font-weight-asian="normal" style:font-style-complex="normal" style:font-weight-complex="normal"/>
    </style:style>
    <style:style style:name="P20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4fe2ea" style:font-style-asian="normal" style:font-weight-asian="normal" style:font-style-complex="normal" style:font-weight-complex="normal"/>
    </style:style>
    <style:style style:name="P20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50f567" style:font-style-asian="normal" style:font-weight-asian="normal" style:font-style-complex="normal" style:font-weight-complex="normal"/>
    </style:style>
    <style:style style:name="P20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6802f1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51876b" style:font-style-asian="normal" style:font-weight-asian="normal" style:font-style-complex="normal" style:font-weight-complex="normal"/>
    </style:style>
    <style:style style:name="P20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4f7e14" style:font-style-asian="normal" style:font-weight-asian="normal" style:font-style-complex="normal" style:font-weight-complex="normal"/>
    </style:style>
    <style:style style:name="P20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591437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535f90" style:font-style-asian="normal" style:font-weight-asian="normal" style:font-style-complex="normal" style:font-weight-complex="normal"/>
    </style:style>
    <style:style style:name="P20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5553df" style:font-style-asian="normal" style:font-weight-asian="normal" style:font-style-complex="normal" style:font-weight-complex="normal"/>
    </style:style>
    <style:style style:name="P20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56acea" style:font-style-asian="normal" style:font-weight-asian="normal" style:font-style-complex="normal" style:font-weight-complex="normal"/>
    </style:style>
    <style:style style:name="P20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6e5bb4" style:font-style-asian="normal" style:font-weight-asian="normal" style:font-style-complex="normal" style:font-weight-complex="normal"/>
    </style:style>
    <style:style style:name="P21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7449fd" style:font-style-asian="normal" style:font-weight-asian="normal" style:font-style-complex="normal" style:font-weight-complex="normal"/>
    </style:style>
    <style:style style:name="P21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781acc" style:font-style-asian="normal" style:font-weight-asian="normal" style:font-style-complex="normal" style:font-weight-complex="normal"/>
    </style:style>
    <style:style style:name="P21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7e580c" style:font-style-asian="normal" style:font-weight-asian="normal" style:font-style-complex="normal" style:font-weight-complex="normal"/>
    </style:style>
    <style:style style:name="P21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7f29c6" style:font-style-asian="normal" style:font-weight-asian="normal" style:font-style-complex="normal" style:font-weight-complex="normal"/>
    </style:style>
    <style:style style:name="P21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7f6c5a" style:font-style-asian="normal" style:font-weight-asian="normal" style:font-style-complex="normal" style:font-weight-complex="normal"/>
    </style:style>
    <style:style style:name="P21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7fd679" style:font-style-asian="normal" style:font-weight-asian="normal" style:font-style-complex="normal" style:font-weight-complex="normal"/>
    </style:style>
    <style:style style:name="P21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889954" style:font-style-asian="normal" style:font-weight-asian="normal" style:font-style-complex="normal" style:font-weight-complex="normal"/>
    </style:style>
    <style:style style:name="P21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88d0aa" style:font-style-asian="normal" style:font-weight-asian="normal" style:font-style-complex="normal" style:font-weight-complex="normal"/>
    </style:style>
    <style:style style:name="P21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88ee8f" style:font-style-asian="normal" style:font-weight-asian="normal" style:font-style-complex="normal" style:font-weight-complex="normal"/>
    </style:style>
    <style:style style:name="P21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905267" style:font-style-asian="normal" style:font-weight-asian="normal" style:font-style-complex="normal" style:font-weight-complex="normal"/>
    </style:style>
    <style:style style:name="P22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925094" style:font-style-asian="normal" style:font-weight-asian="normal" style:font-style-complex="normal" style:font-weight-complex="normal"/>
    </style:style>
    <style:style style:name="P22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93061c" style:font-style-asian="normal" style:font-weight-asian="normal" style:font-style-complex="normal" style:font-weight-complex="normal"/>
    </style:style>
    <style:style style:name="P22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977185" style:font-style-asian="normal" style:font-weight-asian="normal" style:font-style-complex="normal" style:font-weight-complex="normal"/>
    </style:style>
    <style:style style:name="P22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98cd32" style:font-style-asian="normal" style:font-weight-asian="normal" style:font-style-complex="normal" style:font-weight-complex="normal"/>
    </style:style>
    <style:style style:name="P22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991545" style:font-style-asian="normal" style:font-weight-asian="normal" style:font-style-complex="normal" style:font-weight-complex="normal"/>
    </style:style>
    <style:style style:name="P22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9b4687" style:font-style-asian="normal" style:font-weight-asian="normal" style:font-style-complex="normal" style:font-weight-complex="normal"/>
    </style:style>
    <style:style style:name="P22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a0000f" style:font-style-asian="normal" style:font-weight-asian="normal" style:font-style-complex="normal" style:font-weight-complex="normal"/>
    </style:style>
    <style:style style:name="P22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a1df80" style:font-style-asian="normal" style:font-weight-asian="normal" style:font-style-complex="normal" style:font-weight-complex="normal"/>
    </style:style>
    <style:style style:name="P22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a30d4b" style:font-style-asian="normal" style:font-weight-asian="normal" style:font-style-complex="normal" style:font-weight-complex="normal"/>
    </style:style>
    <style:style style:name="P22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a6bfc6" style:font-style-asian="normal" style:font-weight-asian="normal" style:font-style-complex="normal" style:font-weight-complex="normal"/>
    </style:style>
    <style:style style:name="P23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a88560" style:font-style-asian="normal" style:font-weight-asian="normal" style:font-style-complex="normal" style:font-weight-complex="normal"/>
    </style:style>
    <style:style style:name="P23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aa5128" style:font-style-asian="normal" style:font-weight-asian="normal" style:font-style-complex="normal" style:font-weight-complex="normal"/>
    </style:style>
    <style:style style:name="P23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ae7df5" style:font-style-asian="normal" style:font-weight-asian="normal" style:font-style-complex="normal" style:font-weight-complex="normal"/>
    </style:style>
    <style:style style:name="P23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7e14" officeooo:paragraph-rsid="05b1c02e" style:font-style-asian="normal" style:font-weight-asian="normal" style:font-style-complex="normal" style:font-weight-complex="normal"/>
    </style:style>
    <style:style style:name="P23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5b18c9" style:font-style-asian="normal" style:font-weight-asian="normal" style:font-style-complex="normal" style:font-weight-complex="normal"/>
    </style:style>
    <style:style style:name="P23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45d198" style:font-style-asian="normal" style:font-weight-asian="normal" style:font-style-complex="normal" style:font-weight-complex="normal"/>
    </style:style>
    <style:style style:name="P23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50f567" style:font-style-asian="normal" style:font-weight-asian="normal" style:font-style-complex="normal" style:font-weight-complex="normal"/>
    </style:style>
    <style:style style:name="P23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675510" style:font-style-asian="normal" style:font-weight-asian="normal" style:font-style-complex="normal" style:font-weight-complex="normal"/>
    </style:style>
    <style:style style:name="P23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5c9a9c" style:font-style-asian="normal" style:font-weight-asian="normal" style:font-style-complex="normal" style:font-weight-complex="normal"/>
    </style:style>
    <style:style style:name="P23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697058" style:font-style-asian="normal" style:font-weight-asian="normal" style:font-style-complex="normal" style:font-weight-complex="normal"/>
    </style:style>
    <style:style style:name="P24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479cec" style:font-style-asian="normal" style:font-weight-asian="normal" style:font-style-complex="normal" style:font-weight-complex="normal"/>
    </style:style>
    <style:style style:name="P24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69aafe" style:font-style-asian="normal" style:font-weight-asian="normal" style:font-style-complex="normal" style:font-weight-complex="normal"/>
    </style:style>
    <style:style style:name="P24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43fc12" style:font-style-asian="normal" style:font-weight-asian="normal" style:font-style-complex="normal" style:font-weight-complex="normal"/>
    </style:style>
    <style:style style:name="P24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493dc2" style:font-style-asian="normal" style:font-weight-asian="normal" style:font-style-complex="normal" style:font-weight-complex="normal"/>
    </style:style>
    <style:style style:name="P24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535f90" style:font-style-asian="normal" style:font-weight-asian="normal" style:font-style-complex="normal" style:font-weight-complex="normal"/>
    </style:style>
    <style:style style:name="P24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4add81" style:font-style-asian="normal" style:font-weight-asian="normal" style:font-style-complex="normal" style:font-weight-complex="normal"/>
    </style:style>
    <style:style style:name="P24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538b6d" style:font-style-asian="normal" style:font-weight-asian="normal" style:font-style-complex="normal" style:font-weight-complex="normal"/>
    </style:style>
    <style:style style:name="P24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5fd0b1" style:font-style-asian="normal" style:font-weight-asian="normal" style:font-style-complex="normal" style:font-weight-complex="normal"/>
    </style:style>
    <style:style style:name="P24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4b6d03" style:font-style-asian="normal" style:font-weight-asian="normal" style:font-style-complex="normal" style:font-weight-complex="normal"/>
    </style:style>
    <style:style style:name="P24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4cbbaa" style:font-style-asian="normal" style:font-weight-asian="normal" style:font-style-complex="normal" style:font-weight-complex="normal"/>
    </style:style>
    <style:style style:name="P25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69e142" style:font-style-asian="normal" style:font-weight-asian="normal" style:font-style-complex="normal" style:font-weight-complex="normal"/>
    </style:style>
    <style:style style:name="P25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7449fd" style:font-style-asian="normal" style:font-weight-asian="normal" style:font-style-complex="normal" style:font-weight-complex="normal"/>
    </style:style>
    <style:style style:name="P25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7473a2" style:font-style-asian="normal" style:font-weight-asian="normal" style:font-style-complex="normal" style:font-weight-complex="normal"/>
    </style:style>
    <style:style style:name="P25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77c508" style:font-style-asian="normal" style:font-weight-asian="normal" style:font-style-complex="normal" style:font-weight-complex="normal"/>
    </style:style>
    <style:style style:name="P25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7f1775" style:font-style-asian="normal" style:font-weight-asian="normal" style:font-style-complex="normal" style:font-weight-complex="normal"/>
    </style:style>
    <style:style style:name="P25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7f6c5a" style:font-style-asian="normal" style:font-weight-asian="normal" style:font-style-complex="normal" style:font-weight-complex="normal"/>
    </style:style>
    <style:style style:name="P25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80f046" style:font-style-asian="normal" style:font-weight-asian="normal" style:font-style-complex="normal" style:font-weight-complex="normal"/>
    </style:style>
    <style:style style:name="P25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823f40" style:font-style-asian="normal" style:font-weight-asian="normal" style:font-style-complex="normal" style:font-weight-complex="normal"/>
    </style:style>
    <style:style style:name="P25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878106" style:font-style-asian="normal" style:font-weight-asian="normal" style:font-style-complex="normal" style:font-weight-complex="normal"/>
    </style:style>
    <style:style style:name="P25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889954" style:font-style-asian="normal" style:font-weight-asian="normal" style:font-style-complex="normal" style:font-weight-complex="normal"/>
    </style:style>
    <style:style style:name="P26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88d0aa" style:font-style-asian="normal" style:font-weight-asian="normal" style:font-style-complex="normal" style:font-weight-complex="normal"/>
    </style:style>
    <style:style style:name="P26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8955b5" style:font-style-asian="normal" style:font-weight-asian="normal" style:font-style-complex="normal" style:font-weight-complex="normal"/>
    </style:style>
    <style:style style:name="P26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8a679f" style:font-style-asian="normal" style:font-weight-asian="normal" style:font-style-complex="normal" style:font-weight-complex="normal"/>
    </style:style>
    <style:style style:name="P26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902736" style:font-style-asian="normal" style:font-weight-asian="normal" style:font-style-complex="normal" style:font-weight-complex="normal"/>
    </style:style>
    <style:style style:name="P26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925094" style:font-style-asian="normal" style:font-weight-asian="normal" style:font-style-complex="normal" style:font-weight-complex="normal"/>
    </style:style>
    <style:style style:name="P26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97eb53" style:font-style-asian="normal" style:font-weight-asian="normal" style:font-style-complex="normal" style:font-weight-complex="normal"/>
    </style:style>
    <style:style style:name="P26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98cd32" style:font-style-asian="normal" style:font-weight-asian="normal" style:font-style-complex="normal" style:font-weight-complex="normal"/>
    </style:style>
    <style:style style:name="P26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991545" style:font-style-asian="normal" style:font-weight-asian="normal" style:font-style-complex="normal" style:font-weight-complex="normal"/>
    </style:style>
    <style:style style:name="P26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99bf09" style:font-style-asian="normal" style:font-weight-asian="normal" style:font-style-complex="normal" style:font-weight-complex="normal"/>
    </style:style>
    <style:style style:name="P26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9b4687" style:font-style-asian="normal" style:font-weight-asian="normal" style:font-style-complex="normal" style:font-weight-complex="normal"/>
    </style:style>
    <style:style style:name="P27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a1df80" style:font-style-asian="normal" style:font-weight-asian="normal" style:font-style-complex="normal" style:font-weight-complex="normal"/>
    </style:style>
    <style:style style:name="P27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a30d4b" style:font-style-asian="normal" style:font-weight-asian="normal" style:font-style-complex="normal" style:font-weight-complex="normal"/>
    </style:style>
    <style:style style:name="P27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a6bfc6" style:font-style-asian="normal" style:font-weight-asian="normal" style:font-style-complex="normal" style:font-weight-complex="normal"/>
    </style:style>
    <style:style style:name="P27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a6daea" style:font-style-asian="normal" style:font-weight-asian="normal" style:font-style-complex="normal" style:font-weight-complex="normal"/>
    </style:style>
    <style:style style:name="P27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a88560" style:font-style-asian="normal" style:font-weight-asian="normal" style:font-style-complex="normal" style:font-weight-complex="normal"/>
    </style:style>
    <style:style style:name="P27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aa00d8" style:font-style-asian="normal" style:font-weight-asian="normal" style:font-style-complex="normal" style:font-weight-complex="normal"/>
    </style:style>
    <style:style style:name="P27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aa5128" style:font-style-asian="normal" style:font-weight-asian="normal" style:font-style-complex="normal" style:font-weight-complex="normal"/>
    </style:style>
    <style:style style:name="P27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b38da3" style:font-style-asian="normal" style:font-weight-asian="normal" style:font-style-complex="normal" style:font-weight-complex="normal"/>
    </style:style>
    <style:style style:name="P27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b40dc4" style:font-style-asian="normal" style:font-weight-asian="normal" style:font-style-complex="normal" style:font-weight-complex="normal"/>
    </style:style>
    <style:style style:name="P27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4f2d153" style:font-style-asian="normal" style:font-weight-asian="normal" style:font-style-complex="normal" style:font-weight-complex="normal"/>
    </style:style>
    <style:style style:name="P28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4d98570" style:font-style-asian="normal" style:font-weight-asian="normal" style:font-style-complex="normal" style:font-weight-complex="normal"/>
    </style:style>
    <style:style style:name="P28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51ba6a8" style:font-style-asian="normal" style:font-weight-asian="normal" style:font-style-complex="normal" style:font-weight-complex="normal"/>
    </style:style>
    <style:style style:name="P28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cebcbe" officeooo:paragraph-rsid="04bf3bf8" style:font-style-asian="normal" style:font-weight-asian="normal" style:font-style-complex="normal" style:font-weight-complex="normal"/>
    </style:style>
    <style:style style:name="P28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b3394" officeooo:paragraph-rsid="04195e0e" style:font-style-asian="normal" style:font-weight-asian="normal" style:font-style-complex="normal" style:font-weight-complex="normal"/>
    </style:style>
    <style:style style:name="P28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b630e2" officeooo:paragraph-rsid="051b67ae" style:font-style-asian="normal" style:font-weight-asian="normal" style:font-style-complex="normal" style:font-weight-complex="normal"/>
    </style:style>
    <style:style style:name="P28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271794" officeooo:paragraph-rsid="05271794" style:font-style-asian="normal" style:font-weight-asian="normal" style:font-style-complex="normal" style:font-weight-complex="normal"/>
    </style:style>
    <style:style style:name="P28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fe2ea" officeooo:paragraph-rsid="054fe2ea" style:font-style-asian="normal" style:font-weight-asian="normal" style:font-style-complex="normal" style:font-weight-complex="normal"/>
    </style:style>
    <style:style style:name="P28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4a814e" officeooo:paragraph-rsid="03e3435b" style:font-style-asian="normal" style:font-weight-asian="normal" style:font-style-complex="normal" style:font-weight-complex="normal"/>
    </style:style>
    <style:style style:name="P28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0bb9de" officeooo:paragraph-rsid="04cdf625" style:font-style-asian="normal" style:font-weight-asian="normal" style:font-style-complex="normal" style:font-weight-complex="normal"/>
    </style:style>
    <style:style style:name="P28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16c830" officeooo:paragraph-rsid="0516c830" style:font-style-asian="normal" style:font-weight-asian="normal" style:font-style-complex="normal" style:font-weight-complex="normal"/>
    </style:style>
    <style:style style:name="P29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1ce9d" officeooo:paragraph-rsid="04f5a325" style:font-style-asian="normal" style:font-weight-asian="normal" style:font-style-complex="normal" style:font-weight-complex="normal"/>
    </style:style>
    <style:style style:name="P29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d1ce9d" officeooo:paragraph-rsid="04fdab14" style:font-style-asian="normal" style:font-weight-asian="normal" style:font-style-complex="normal" style:font-weight-complex="normal"/>
    </style:style>
    <style:style style:name="P29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1fd966" officeooo:paragraph-rsid="051fd966" style:font-style-asian="normal" style:font-weight-asian="normal" style:font-style-complex="normal" style:font-weight-complex="normal"/>
    </style:style>
    <style:style style:name="P29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5ecd59" officeooo:paragraph-rsid="055ecd59" style:font-style-asian="normal" style:font-weight-asian="normal" style:font-style-complex="normal" style:font-weight-complex="normal"/>
    </style:style>
    <style:style style:name="P29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199205" officeooo:paragraph-rsid="05066db7" style:font-style-asian="normal" style:font-weight-asian="normal" style:font-style-complex="normal" style:font-weight-complex="normal"/>
    </style:style>
    <style:style style:name="P29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4cbbaa" style:font-style-asian="normal" style:font-weight-asian="normal" style:font-style-complex="normal" style:font-weight-complex="normal"/>
    </style:style>
    <style:style style:name="P29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56acea" style:font-style-asian="normal" style:font-weight-asian="normal" style:font-style-complex="normal" style:font-weight-complex="normal"/>
    </style:style>
    <style:style style:name="P29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6234d8" style:font-style-asian="normal" style:font-weight-asian="normal" style:font-style-complex="normal" style:font-weight-complex="normal"/>
    </style:style>
    <style:style style:name="P29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4eae2e" style:font-style-asian="normal" style:font-weight-asian="normal" style:font-style-complex="normal" style:font-weight-complex="normal"/>
    </style:style>
    <style:style style:name="P29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6cc1e1" style:font-style-asian="normal" style:font-weight-asian="normal" style:font-style-complex="normal" style:font-weight-complex="normal"/>
    </style:style>
    <style:style style:name="P30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781acc" style:font-style-asian="normal" style:font-weight-asian="normal" style:font-style-complex="normal" style:font-weight-complex="normal"/>
    </style:style>
    <style:style style:name="P30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788427" style:font-style-asian="normal" style:font-weight-asian="normal" style:font-style-complex="normal" style:font-weight-complex="normal"/>
    </style:style>
    <style:style style:name="P30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836c39" style:font-style-asian="normal" style:font-weight-asian="normal" style:font-style-complex="normal" style:font-weight-complex="normal"/>
    </style:style>
    <style:style style:name="P30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83dd46" style:font-style-asian="normal" style:font-weight-asian="normal" style:font-style-complex="normal" style:font-weight-complex="normal"/>
    </style:style>
    <style:style style:name="P30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8a679f" style:font-style-asian="normal" style:font-weight-asian="normal" style:font-style-complex="normal" style:font-weight-complex="normal"/>
    </style:style>
    <style:style style:name="P30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8b51d0" style:font-style-asian="normal" style:font-weight-asian="normal" style:font-style-complex="normal" style:font-weight-complex="normal"/>
    </style:style>
    <style:style style:name="P30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925094" style:font-style-asian="normal" style:font-weight-asian="normal" style:font-style-complex="normal" style:font-weight-complex="normal"/>
    </style:style>
    <style:style style:name="P30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93061c" style:font-style-asian="normal" style:font-weight-asian="normal" style:font-style-complex="normal" style:font-weight-complex="normal"/>
    </style:style>
    <style:style style:name="P30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9d2bd2" style:font-style-asian="normal" style:font-weight-asian="normal" style:font-style-complex="normal" style:font-weight-complex="normal"/>
    </style:style>
    <style:style style:name="P30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9e8cf0" style:font-style-asian="normal" style:font-weight-asian="normal" style:font-style-complex="normal" style:font-weight-complex="normal"/>
    </style:style>
    <style:style style:name="P31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aa5128" style:font-style-asian="normal" style:font-weight-asian="normal" style:font-style-complex="normal" style:font-weight-complex="normal"/>
    </style:style>
    <style:style style:name="P31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cbbaa" officeooo:paragraph-rsid="05abe807" style:font-style-asian="normal" style:font-weight-asian="normal" style:font-style-complex="normal" style:font-weight-complex="normal"/>
    </style:style>
    <style:style style:name="P31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2c4a0b" officeooo:paragraph-rsid="04ff27a7" style:font-style-asian="normal" style:font-weight-asian="normal" style:font-style-complex="normal" style:font-weight-complex="normal"/>
    </style:style>
    <style:style style:name="P31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34405" officeooo:paragraph-rsid="05634405" style:font-style-asian="normal" style:font-weight-asian="normal" style:font-style-complex="normal" style:font-weight-complex="normal"/>
    </style:style>
    <style:style style:name="P31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34405" officeooo:paragraph-rsid="056445e7" style:font-style-asian="normal" style:font-weight-asian="normal" style:font-style-complex="normal" style:font-weight-complex="normal"/>
    </style:style>
    <style:style style:name="P31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34405" officeooo:paragraph-rsid="05675510" style:font-style-asian="normal" style:font-weight-asian="normal" style:font-style-complex="normal" style:font-weight-complex="normal"/>
    </style:style>
    <style:style style:name="P31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34405" officeooo:paragraph-rsid="056802f1" style:font-style-asian="normal" style:font-weight-asian="normal" style:font-style-complex="normal" style:font-weight-complex="normal"/>
    </style:style>
    <style:style style:name="P31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34405" officeooo:paragraph-rsid="05697058" style:font-style-asian="normal" style:font-weight-asian="normal" style:font-style-complex="normal" style:font-weight-complex="normal"/>
    </style:style>
    <style:style style:name="P31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34405" officeooo:paragraph-rsid="0569aafe" style:font-style-asian="normal" style:font-weight-asian="normal" style:font-style-complex="normal" style:font-weight-complex="normal"/>
    </style:style>
    <style:style style:name="P31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34405" officeooo:paragraph-rsid="0569e142" style:font-style-asian="normal" style:font-weight-asian="normal" style:font-style-complex="normal" style:font-weight-complex="normal"/>
    </style:style>
    <style:style style:name="P32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34405" officeooo:paragraph-rsid="056cba97" style:font-style-asian="normal" style:font-weight-asian="normal" style:font-style-complex="normal" style:font-weight-complex="normal"/>
    </style:style>
    <style:style style:name="P32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34405" officeooo:paragraph-rsid="056cc1e1" style:font-style-asian="normal" style:font-weight-asian="normal" style:font-style-complex="normal" style:font-weight-complex="normal"/>
    </style:style>
    <style:style style:name="P32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34405" officeooo:paragraph-rsid="0565ea73" style:font-style-asian="normal" style:font-weight-asian="normal" style:font-style-complex="normal" style:font-weight-complex="normal"/>
    </style:style>
    <style:style style:name="P32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e5bb4" officeooo:paragraph-rsid="056fd935" style:font-style-asian="normal" style:font-weight-asian="normal" style:font-style-complex="normal" style:font-weight-complex="normal"/>
    </style:style>
    <style:style style:name="P32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e5bb4" officeooo:paragraph-rsid="0572b9ec" style:font-style-asian="normal" style:font-weight-asian="normal" style:font-style-complex="normal" style:font-weight-complex="normal"/>
    </style:style>
    <style:style style:name="P32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e5bb4" officeooo:paragraph-rsid="057473a2" style:font-style-asian="normal" style:font-weight-asian="normal" style:font-style-complex="normal" style:font-weight-complex="normal"/>
    </style:style>
    <style:style style:name="P32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6e5bb4" officeooo:paragraph-rsid="05b40dc4" style:font-style-asian="normal" style:font-weight-asian="normal" style:font-style-complex="normal" style:font-weight-complex="normal"/>
    </style:style>
    <style:style style:name="P32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700fdb" officeooo:paragraph-rsid="05700fdb" style:font-style-asian="normal" style:font-weight-asian="normal" style:font-style-complex="normal" style:font-weight-complex="normal"/>
    </style:style>
    <style:style style:name="P32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788427" officeooo:paragraph-rsid="05788427" style:font-style-asian="normal" style:font-weight-asian="normal" style:font-style-complex="normal" style:font-weight-complex="normal"/>
    </style:style>
    <style:style style:name="P32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77c508" officeooo:paragraph-rsid="0577c508" style:font-style-asian="normal" style:font-weight-asian="normal" style:font-style-complex="normal" style:font-weight-complex="normal"/>
    </style:style>
    <style:style style:name="P33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77c508" officeooo:paragraph-rsid="05823f40" style:font-style-asian="normal" style:font-weight-asian="normal" style:font-style-complex="normal" style:font-weight-complex="normal"/>
    </style:style>
    <style:style style:name="P33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77c508" officeooo:paragraph-rsid="05aa00d8" style:font-style-asian="normal" style:font-weight-asian="normal" style:font-style-complex="normal" style:font-weight-complex="normal"/>
    </style:style>
    <style:style style:name="P33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7b99e8" officeooo:paragraph-rsid="05843a75" style:font-style-asian="normal" style:font-weight-asian="normal" style:font-style-complex="normal" style:font-weight-complex="normal"/>
    </style:style>
    <style:style style:name="P33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7b99e8" officeooo:paragraph-rsid="05a0000f" style:font-style-asian="normal" style:font-weight-asian="normal" style:font-style-complex="normal" style:font-weight-complex="normal"/>
    </style:style>
    <style:style style:name="P33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8c312d" officeooo:paragraph-rsid="058ed9c6" style:font-style-asian="normal" style:font-weight-asian="normal" style:font-style-complex="normal" style:font-weight-complex="normal"/>
    </style:style>
    <style:style style:name="P33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8c312d" officeooo:paragraph-rsid="05902736" style:font-style-asian="normal" style:font-weight-asian="normal" style:font-style-complex="normal" style:font-weight-complex="normal"/>
    </style:style>
    <style:style style:name="P33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8c312d" officeooo:paragraph-rsid="0593061c" style:font-style-asian="normal" style:font-weight-asian="normal" style:font-style-complex="normal" style:font-weight-complex="normal"/>
    </style:style>
    <style:style style:name="P33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9b4687" officeooo:paragraph-rsid="059b4687" style:font-style-asian="normal" style:font-weight-asian="normal" style:font-style-complex="normal" style:font-weight-complex="normal"/>
    </style:style>
    <style:style style:name="P338" style:family="paragraph" style:parent-style-name="Table_20_Contents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543fc12" officeooo:paragraph-rsid="055b18c9" style:font-style-asian="normal" style:font-weight-asian="normal" style:font-style-complex="normal" style:font-weight-complex="normal"/>
    </style:style>
    <style:style style:name="P339" style:family="paragraph" style:parent-style-name="Table_20_Contents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543fc12" officeooo:paragraph-rsid="0545d198" style:font-style-asian="normal" style:font-weight-asian="normal" style:font-style-complex="normal" style:font-weight-complex="normal"/>
    </style:style>
    <style:style style:name="P340" style:family="paragraph" style:parent-style-name="Table_20_Contents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54f7e14" officeooo:paragraph-rsid="054fe2ea" style:font-style-asian="normal" style:font-weight-asian="normal" style:font-style-complex="normal" style:font-weight-complex="normal"/>
    </style:style>
    <style:style style:name="P341" style:family="paragraph" style:parent-style-name="Table_20_Contents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54f7e14" officeooo:paragraph-rsid="05878106" style:font-style-asian="normal" style:font-weight-asian="normal" style:font-style-complex="normal" style:font-weight-complex="normal"/>
    </style:style>
    <style:style style:name="P342" style:family="paragraph" style:parent-style-name="Table_20_Contents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5439e24" officeooo:paragraph-rsid="05878106" style:font-style-asian="normal" style:font-weight-asian="normal" style:font-style-complex="normal" style:font-weight-complex="normal"/>
    </style:style>
    <style:style style:name="P343" style:family="paragraph" style:parent-style-name="Table_20_Contents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5439e24" officeooo:paragraph-rsid="05977185" style:font-style-asian="normal" style:font-weight-asian="normal" style:font-style-complex="normal" style:font-weight-complex="normal"/>
    </style:style>
    <style:style style:name="P344" style:family="paragraph" style:parent-style-name="Table_20_Contents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5634405" officeooo:paragraph-rsid="0565ea73" style:font-style-asian="normal" style:font-weight-asian="normal" style:font-style-complex="normal" style:font-weight-complex="normal"/>
    </style:style>
    <style:style style:name="P345" style:family="paragraph" style:parent-style-name="Table_20_Contents">
      <style:text-properties officeooo:paragraph-rsid="054fe2ea"/>
    </style:style>
    <style:style style:name="P346" style:family="paragraph" style:parent-style-name="Table_20_Contents">
      <style:text-properties officeooo:paragraph-rsid="05479cec"/>
    </style:style>
    <style:style style:name="P347" style:family="paragraph" style:parent-style-name="Table_20_Contents">
      <style:text-properties officeooo:paragraph-rsid="05538b6d"/>
    </style:style>
    <style:style style:name="P348" style:family="paragraph" style:parent-style-name="Table_20_Contents">
      <style:text-properties officeooo:paragraph-rsid="0565ea73"/>
    </style:style>
    <style:style style:name="P349" style:family="paragraph" style:parent-style-name="Table_20_Contents">
      <style:text-properties officeooo:paragraph-rsid="0543fc12"/>
    </style:style>
    <style:style style:name="P350" style:family="paragraph" style:parent-style-name="Table_20_Contents">
      <style:text-properties officeooo:paragraph-rsid="05717873"/>
    </style:style>
    <style:style style:name="P351" style:family="paragraph" style:parent-style-name="Table_20_Contents">
      <style:text-properties officeooo:paragraph-rsid="055dab10"/>
    </style:style>
    <style:style style:name="P352" style:family="paragraph" style:parent-style-name="Table_20_Contents">
      <style:text-properties officeooo:paragraph-rsid="056234d8"/>
    </style:style>
    <style:style style:name="P353" style:family="paragraph" style:parent-style-name="Table_20_Contents">
      <style:text-properties officeooo:rsid="05788427" officeooo:paragraph-rsid="05836c39"/>
    </style:style>
    <style:style style:name="P354" style:family="paragraph" style:parent-style-name="Table_20_Contents">
      <style:text-properties officeooo:paragraph-rsid="05867212"/>
    </style:style>
    <style:style style:name="P355" style:family="paragraph" style:parent-style-name="Table_20_Contents">
      <style:text-properties officeooo:paragraph-rsid="05902736"/>
    </style:style>
    <style:style style:name="P356" style:family="paragraph" style:parent-style-name="Table_20_Contents">
      <style:text-properties officeooo:paragraph-rsid="05991545"/>
    </style:style>
    <style:style style:name="P357" style:family="paragraph" style:parent-style-name="Table_20_Contents">
      <style:text-properties officeooo:paragraph-rsid="05b0496b"/>
    </style:style>
    <style:style style:name="P358" style:family="paragraph" style:parent-style-name="Text_20_body">
      <style:paragraph-properties>
        <style:tab-stops/>
      </style:paragraph-properties>
      <style:text-properties fo:color="#ffa07a" fo:font-weight="bold" officeooo:rsid="02b27c24" officeooo:paragraph-rsid="02b27c24" style:font-weight-asian="bold" style:font-weight-complex="bold"/>
    </style:style>
    <style:style style:name="P35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fc12" officeooo:paragraph-rsid="05a6daea" style:font-style-asian="normal" style:font-weight-asian="normal" style:font-style-complex="normal" style:font-weight-complex="normal"/>
    </style:style>
    <style:style style:name="P36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5439e24" officeooo:paragraph-rsid="05b5f237" style:font-style-asian="normal" style:font-weight-asian="normal" style:font-style-complex="normal" style:font-weight-complex="normal"/>
    </style:style>
    <style:style style:name="T1" style:family="text">
      <style:text-properties officeooo:rsid="053421b0"/>
    </style:style>
    <style:style style:name="T2" style:family="text">
      <style:text-properties officeooo:rsid="05358f1c"/>
    </style:style>
    <style:style style:name="T3" style:family="text">
      <style:text-properties officeooo:rsid="053705e6"/>
    </style:style>
    <style:style style:name="T4" style:family="text">
      <style:text-properties officeooo:rsid="0538ee49"/>
    </style:style>
    <style:style style:name="T5" style:family="text">
      <style:text-properties officeooo:rsid="053a8f00"/>
    </style:style>
    <style:style style:name="T6" style:family="text">
      <style:text-properties officeooo:rsid="053e7b32"/>
    </style:style>
    <style:style style:name="T7" style:family="text">
      <style:text-properties officeooo:rsid="053fa951"/>
    </style:style>
    <style:style style:name="T8" style:family="text">
      <style:text-properties officeooo:rsid="05409ad0"/>
    </style:style>
    <style:style style:name="T9" style:family="text">
      <style:text-properties officeooo:rsid="05414405"/>
    </style:style>
    <style:style style:name="T10" style:family="text">
      <style:text-properties officeooo:rsid="054210f9"/>
    </style:style>
    <style:style style:name="T11" style:family="text">
      <style:text-properties officeooo:rsid="05439e24"/>
    </style:style>
    <style:style style:name="T12" style:family="text">
      <style:text-properties officeooo:rsid="0543e588"/>
    </style:style>
    <style:style style:name="T13" style:family="text">
      <style:text-properties officeooo:rsid="0543fc12"/>
    </style:style>
    <style:style style:name="T14" style:family="text">
      <style:text-properties officeooo:rsid="0545d198"/>
    </style:style>
    <style:style style:name="T15" style:family="text">
      <style:text-properties officeooo:rsid="05479cec"/>
    </style:style>
    <style:style style:name="T16" style:family="text">
      <style:text-properties officeooo:rsid="05493dc2"/>
    </style:style>
    <style:style style:name="T17" style:family="text">
      <style:text-properties officeooo:rsid="054add81"/>
    </style:style>
    <style:style style:name="T18" style:family="text">
      <style:text-properties officeooo:rsid="054b6d03"/>
    </style:style>
    <style:style style:name="T19" style:family="text">
      <style:text-properties officeooo:rsid="054cbbaa"/>
    </style:style>
    <style:style style:name="T20" style:family="text">
      <style:text-properties officeooo:rsid="054eae2e"/>
    </style:style>
    <style:style style:name="T21" style:family="text">
      <style:text-properties officeooo:rsid="054f7e14"/>
    </style:style>
    <style:style style:name="T22" style:family="text">
      <style:text-properties officeooo:rsid="054fe2ea"/>
    </style:style>
    <style:style style:name="T23" style:family="text">
      <style:text-properties officeooo:rsid="0550f567"/>
    </style:style>
    <style:style style:name="T24" style:family="text">
      <style:text-properties officeooo:rsid="0551876b"/>
    </style:style>
    <style:style style:name="T25" style:family="text">
      <style:text-properties officeooo:rsid="05535f90"/>
    </style:style>
    <style:style style:name="T26" style:family="text">
      <style:text-properties officeooo:rsid="05538b6d"/>
    </style:style>
    <style:style style:name="T27" style:family="text">
      <style:text-properties officeooo:rsid="055553df"/>
    </style:style>
    <style:style style:name="T28" style:family="text">
      <style:text-properties officeooo:rsid="0556acea"/>
    </style:style>
    <style:style style:name="T29" style:family="text">
      <style:text-properties officeooo:rsid="05580ab7"/>
    </style:style>
    <style:style style:name="T30" style:family="text">
      <style:text-properties officeooo:rsid="05591437"/>
    </style:style>
    <style:style style:name="T3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fo:font-weight="normal" officeooo:rsid="055dab10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fo:font-weight="normal" officeooo:rsid="05591437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fo:font-weight="normal" officeooo:rsid="056234d8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fo:font-weight="normal" officeooo:rsid="056445e7" style:font-style-asian="normal" style:font-weight-asian="normal" style:font-style-complex="normal" style:font-weight-complex="normal"/>
    </style:style>
    <style:style style:name="T36" style:family="text">
      <style:text-properties fo:color="#000000" fo:font-style="normal" fo:font-weight="normal" officeooo:rsid="054f7e14" style:font-style-asian="normal" style:font-weight-asian="normal" style:font-style-complex="normal" style:font-weight-complex="normal"/>
    </style:style>
    <style:style style:name="T37" style:family="text">
      <style:text-properties fo:color="#000000" fo:font-style="normal" fo:font-weight="normal" officeooo:rsid="054fe2ea" style:font-style-asian="normal" style:font-weight-asian="normal" style:font-style-complex="normal" style:font-weight-complex="normal"/>
    </style:style>
    <style:style style:name="T38" style:family="text">
      <style:text-properties fo:color="#000000" fo:font-style="normal" fo:font-weight="normal" officeooo:rsid="05439e24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5700fdb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543fc12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fo:font-weight="normal" officeooo:rsid="057e580c" style:font-style-asian="normal" style:font-weight-asian="normal" style:font-style-complex="normal" style:font-weight-complex="normal"/>
    </style:style>
    <style:style style:name="T42" style:family="text">
      <style:text-properties fo:color="#000000" fo:font-style="normal" fo:font-weight="normal" officeooo:rsid="057b99e8" style:font-style-asian="normal" style:font-weight-asian="normal" style:font-style-complex="normal" style:font-weight-complex="normal"/>
    </style:style>
    <style:style style:name="T43" style:family="text">
      <style:text-properties fo:color="#000000" fo:font-style="normal" fo:font-weight="normal" officeooo:rsid="05836c39" style:font-style-asian="normal" style:font-weight-asian="normal" style:font-style-complex="normal" style:font-weight-complex="normal"/>
    </style:style>
    <style:style style:name="T44" style:family="text">
      <style:text-properties fo:color="#000000" fo:font-style="normal" fo:font-weight="normal" officeooo:rsid="05902736" style:font-style-asian="normal" style:font-weight-asian="normal" style:font-style-complex="normal" style:font-weight-complex="normal"/>
    </style:style>
    <style:style style:name="T45" style:family="text">
      <style:text-properties fo:color="#000000" fo:font-style="normal" fo:font-weight="normal" officeooo:rsid="055a6153" style:font-style-asian="normal" style:font-weight-asian="normal" style:font-style-complex="normal" style:font-weight-complex="normal"/>
    </style:style>
    <style:style style:name="T46" style:family="text">
      <style:text-properties fo:color="#000000" fo:font-style="normal" fo:font-weight="normal" officeooo:rsid="05a0000f" style:font-style-asian="normal" style:font-weight-asian="normal" style:font-style-complex="normal" style:font-weight-complex="normal"/>
    </style:style>
    <style:style style:name="T47" style:family="text">
      <style:text-properties fo:color="#000000" fo:font-style="normal" fo:font-weight="normal" officeooo:rsid="05ae7df5" style:font-style-asian="normal" style:font-weight-asian="normal" style:font-style-complex="normal" style:font-weight-complex="normal"/>
    </style:style>
    <style:style style:name="T48" style:family="text">
      <style:text-properties fo:color="#000000" fo:font-style="normal" fo:font-weight="normal" officeooo:rsid="05b0496b" style:font-style-asian="normal" style:font-weight-asian="normal" style:font-style-complex="normal" style:font-weight-complex="normal"/>
    </style:style>
    <style:style style:name="T49" style:family="text">
      <style:text-properties officeooo:rsid="055a6153"/>
    </style:style>
    <style:style style:name="T50" style:family="text">
      <style:text-properties officeooo:rsid="055b18c9"/>
    </style:style>
    <style:style style:name="T51" style:family="text">
      <style:text-properties officeooo:rsid="055c9a9c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543fc12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55c9a9c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551876b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normal" officeooo:rsid="05479cec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normal" officeooo:rsid="05493dc2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officeooo:rsid="055dab10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54f7e14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5535f90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fo:font-weight="normal" officeooo:rsid="054add81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fo:font-weight="normal" officeooo:rsid="055fd0b1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fo:font-weight="normal" officeooo:rsid="05538b6d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fo:font-weight="normal" officeooo:rsid="056445e7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fo:font-weight="normal" officeooo:rsid="054fe2ea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fo:font-weight="normal" officeooo:rsid="0569aafe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normal" officeooo:rsid="05634405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normal" officeooo:rsid="0569e142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fo:font-weight="normal" officeooo:rsid="05439e24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font-style="normal" fo:font-weight="normal" officeooo:rsid="05700fdb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font-style="normal" fo:font-weight="normal" officeooo:rsid="0543e588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font-style="normal" fo:font-weight="normal" officeooo:rsid="05591437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style:font-name="Liberation Serif" fo:font-size="12pt" fo:letter-spacing="normal" fo:font-style="normal" fo:font-weight="normal" officeooo:rsid="055a6153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000000" style:font-name="Liberation Serif" fo:font-size="12pt" fo:letter-spacing="normal" fo:font-style="normal" fo:font-weight="normal" officeooo:rsid="0565ea73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000000" style:font-name="Liberation Serif" fo:font-size="12pt" fo:letter-spacing="normal" fo:font-style="normal" fo:font-weight="normal" officeooo:rsid="055b18c9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color="#000000" style:font-name="Liberation Serif" fo:font-size="12pt" fo:letter-spacing="normal" fo:font-style="normal" fo:font-weight="normal" officeooo:rsid="0550f567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fo:color="#000000" style:font-name="Liberation Serif" fo:font-size="12pt" fo:letter-spacing="normal" fo:font-style="normal" fo:font-weight="normal" officeooo:rsid="056e5bb4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fo:color="#000000" style:font-name="Liberation Serif" fo:font-size="12pt" fo:letter-spacing="normal" fo:font-style="normal" fo:font-weight="normal" officeooo:rsid="05717873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fo:color="#000000" style:font-name="Liberation Serif" fo:font-size="12pt" fo:letter-spacing="normal" fo:font-style="normal" fo:font-weight="normal" officeooo:rsid="0573b79d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fo:color="#000000" style:font-name="Liberation Serif" fo:font-size="12pt" fo:letter-spacing="normal" fo:font-style="normal" fo:font-weight="normal" officeooo:rsid="057449fd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fo:color="#000000" style:font-name="Liberation Serif" fo:font-size="12pt" fo:letter-spacing="normal" fo:font-style="normal" fo:font-weight="normal" officeooo:rsid="057473a2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fo:color="#000000" style:font-name="Liberation Serif" fo:font-size="12pt" fo:letter-spacing="normal" fo:font-style="normal" fo:font-weight="normal" officeooo:rsid="057e580c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style:font-name="Liberation Serif" fo:font-size="12pt" fo:letter-spacing="normal" fo:font-style="normal" fo:font-weight="normal" officeooo:rsid="057f29c6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style:font-name="Liberation Serif" fo:font-size="12pt" fo:letter-spacing="normal" fo:font-style="normal" fo:font-weight="normal" officeooo:rsid="057b99e8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style:font-name="Liberation Serif" fo:font-size="12pt" fo:letter-spacing="normal" fo:font-style="normal" fo:font-weight="normal" officeooo:rsid="057f6c5a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000000" style:font-name="Liberation Serif" fo:font-size="12pt" fo:letter-spacing="normal" fo:font-style="normal" fo:font-weight="normal" officeooo:rsid="0580f046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000000" style:font-name="Liberation Serif" fo:font-size="12pt" fo:letter-spacing="normal" fo:font-style="normal" fo:font-weight="normal" officeooo:rsid="056fd935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fo:color="#000000" style:font-name="Liberation Serif" fo:font-size="12pt" fo:letter-spacing="normal" fo:font-style="normal" fo:font-weight="normal" officeooo:rsid="05867212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color="#000000" style:font-name="Liberation Serif" fo:font-size="12pt" fo:letter-spacing="normal" fo:font-style="normal" fo:font-weight="normal" officeooo:rsid="05878106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000000" style:font-name="Liberation Serif" fo:font-size="12pt" fo:letter-spacing="normal" fo:font-style="normal" fo:font-weight="normal" officeooo:rsid="0588d0aa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fo:font-weight="normal" officeooo:rsid="0588ee8f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fo:font-weight="normal" officeooo:rsid="058946c8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000000" style:font-name="Liberation Serif" fo:font-size="12pt" fo:letter-spacing="normal" fo:font-style="normal" fo:font-weight="normal" officeooo:rsid="058955b5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fo:color="#000000" style:font-name="Liberation Serif" fo:font-size="12pt" fo:letter-spacing="normal" fo:font-style="normal" fo:font-weight="normal" officeooo:rsid="058ca59f" style:font-style-asian="normal" style:font-weight-asian="normal" style:font-style-complex="normal" style:font-weight-complex="normal"/>
    </style:style>
    <style:style style:name="T94" style:family="text">
      <style:text-properties fo:font-variant="normal" fo:text-transform="none" fo:color="#000000" style:font-name="Liberation Serif" fo:font-size="12pt" fo:letter-spacing="normal" fo:font-style="normal" fo:font-weight="normal" officeooo:rsid="058ed9c6" style:font-style-asian="normal" style:font-weight-asian="normal" style:font-style-complex="normal" style:font-weight-complex="normal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fo:font-weight="normal" officeooo:rsid="058c312d" style:font-style-asian="normal" style:font-weight-asian="normal" style:font-style-complex="normal" style:font-weight-complex="normal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fo:font-weight="normal" officeooo:rsid="05902736" style:font-style-asian="normal" style:font-weight-asian="normal" style:font-style-complex="normal" style:font-weight-complex="normal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fo:font-weight="normal" officeooo:rsid="059588dd" style:font-style-asian="normal" style:font-weight-asian="normal" style:font-style-complex="normal" style:font-weight-complex="normal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fo:font-weight="normal" officeooo:rsid="0597eb53" style:font-style-asian="normal" style:font-weight-asian="normal" style:font-style-complex="normal" style:font-weight-complex="normal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fo:font-weight="normal" officeooo:rsid="0598cd32" style:font-style-asian="normal" style:font-weight-asian="normal" style:font-style-complex="normal" style:font-weight-complex="normal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fo:font-weight="normal" officeooo:rsid="0593aa5e" style:font-style-asian="normal" style:font-weight-asian="normal" style:font-style-complex="normal" style:font-weight-complex="normal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fo:font-weight="normal" officeooo:rsid="05991545" style:font-style-asian="normal" style:font-weight-asian="normal" style:font-style-complex="normal" style:font-weight-complex="normal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fo:font-weight="normal" officeooo:rsid="0599bf09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fo:font-weight="normal" officeooo:rsid="05a0000f" style:font-style-asian="normal" style:font-weight-asian="normal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fo:font-weight="normal" officeooo:rsid="05a019ab" style:font-style-asian="normal" style:font-weight-asian="normal" style:font-style-complex="normal" style:font-weight-complex="normal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fo:font-weight="normal" officeooo:rsid="05a6bfc6" style:font-style-asian="normal" style:font-weight-asian="normal" style:font-style-complex="normal" style:font-weight-complex="normal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fo:font-weight="normal" officeooo:rsid="05a6daea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fo:font-weight="normal" officeooo:rsid="05b0496b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fo:font-weight="normal" officeooo:rsid="05b38da3" style:font-style-asian="normal" style:font-weight-asian="normal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fo:font-weight="normal" officeooo:rsid="05b5e0bb" style:font-style-asian="normal" style:font-weight-asian="normal" style:font-style-complex="normal" style:font-weight-complex="normal"/>
    </style:style>
    <style:style style:name="T110" style:family="text">
      <style:text-properties fo:font-variant="normal" fo:text-transform="none" fo:color="#000000" style:font-name="Liberation Serif" fo:font-size="12pt" fo:letter-spacing="normal" fo:font-style="normal" fo:font-weight="bold" officeooo:rsid="05843a75" style:font-style-asian="normal" style:font-weight-asian="bold" style:font-style-complex="normal" style:font-weight-complex="bold"/>
    </style:style>
    <style:style style:name="T111" style:family="text">
      <style:text-properties fo:font-variant="normal" fo:text-transform="none" fo:color="#000000" style:font-name="Liberation Serif" fo:font-size="12pt" fo:letter-spacing="normal" fo:font-style="normal" fo:font-weight="bold" officeooo:rsid="05867212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style:font-name="Liberation Serif" fo:font-size="12pt" fo:letter-spacing="normal"/>
    </style:style>
    <style:style style:name="T113" style:family="text">
      <style:text-properties fo:font-variant="normal" fo:text-transform="none" style:font-name="Liberation Serif" fo:font-size="12pt" fo:letter-spacing="normal" officeooo:rsid="05634405"/>
    </style:style>
    <style:style style:name="T114" style:family="text">
      <style:text-properties fo:font-variant="normal" fo:text-transform="none" style:font-name="Liberation Serif" fo:font-size="12pt" fo:letter-spacing="normal" officeooo:rsid="056802f1"/>
    </style:style>
    <style:style style:name="T115" style:family="text">
      <style:text-properties fo:font-variant="normal" fo:text-transform="none" style:font-name="Liberation Serif" fo:font-size="12pt" fo:letter-spacing="normal" officeooo:rsid="0577c508"/>
    </style:style>
    <style:style style:name="T116" style:family="text">
      <style:text-properties fo:font-variant="normal" fo:text-transform="none" style:font-name="Liberation Serif" fo:font-size="12pt" fo:letter-spacing="normal" officeooo:rsid="05781acc"/>
    </style:style>
    <style:style style:name="T117" style:family="text">
      <style:text-properties fo:font-variant="normal" fo:text-transform="none" style:font-name="Liberation Serif" fo:font-size="12pt" fo:letter-spacing="normal" officeooo:rsid="0588d0aa"/>
    </style:style>
    <style:style style:name="T118" style:family="text">
      <style:text-properties fo:font-variant="normal" fo:text-transform="none" style:font-name="Liberation Serif" fo:font-size="12pt" fo:letter-spacing="normal" officeooo:rsid="054f7e14"/>
    </style:style>
    <style:style style:name="T119" style:family="text">
      <style:text-properties fo:font-variant="normal" fo:text-transform="none" style:font-name="Liberation Serif" fo:font-size="12pt" fo:letter-spacing="normal" officeooo:rsid="0588ee8f"/>
    </style:style>
    <style:style style:name="T120" style:family="text">
      <style:text-properties fo:font-variant="normal" fo:text-transform="none" style:font-name="Liberation Serif" fo:font-size="12pt" fo:letter-spacing="normal" officeooo:rsid="058955b5"/>
    </style:style>
    <style:style style:name="T121" style:family="text">
      <style:text-properties fo:font-variant="normal" fo:text-transform="none" style:font-name="Liberation Serif" fo:font-size="12pt" fo:letter-spacing="normal" officeooo:rsid="059b4687"/>
    </style:style>
    <style:style style:name="T122" style:family="text">
      <style:text-properties officeooo:rsid="055dab10"/>
    </style:style>
    <style:style style:name="T123" style:family="text">
      <style:text-properties officeooo:rsid="055ecd59"/>
    </style:style>
    <style:style style:name="T124" style:family="text">
      <style:text-properties officeooo:rsid="055fd0b1"/>
    </style:style>
    <style:style style:name="T125" style:family="text">
      <style:text-properties officeooo:rsid="05609422"/>
    </style:style>
    <style:style style:name="T126" style:family="text">
      <style:text-properties officeooo:rsid="056234d8"/>
    </style:style>
    <style:style style:name="T127" style:family="text">
      <style:text-properties officeooo:rsid="05629b9d"/>
    </style:style>
    <style:style style:name="T128" style:family="text">
      <style:text-properties officeooo:rsid="05634405"/>
    </style:style>
    <style:style style:name="T129" style:family="text">
      <style:text-properties officeooo:rsid="056445e7"/>
    </style:style>
    <style:style style:name="T130" style:family="text">
      <style:text-properties officeooo:rsid="0565ea73"/>
    </style:style>
    <style:style style:name="T131" style:family="text">
      <style:text-properties officeooo:rsid="05675510"/>
    </style:style>
    <style:style style:name="T132" style:family="text">
      <style:text-properties fo:font-style="italic" officeooo:rsid="05675510" style:font-style-asian="italic" style:font-style-complex="italic"/>
    </style:style>
    <style:style style:name="T133" style:family="text">
      <style:text-properties fo:font-style="italic" officeooo:rsid="057b99e8" style:font-style-asian="italic" style:font-style-complex="italic"/>
    </style:style>
    <style:style style:name="T134" style:family="text">
      <style:text-properties fo:font-style="italic" officeooo:rsid="05b1c02e" style:font-style-asian="italic" style:font-style-complex="italic"/>
    </style:style>
    <style:style style:name="T135" style:family="text">
      <style:text-properties officeooo:rsid="056802f1"/>
    </style:style>
    <style:style style:name="T136" style:family="text">
      <style:text-properties officeooo:rsid="05697058"/>
    </style:style>
    <style:style style:name="T137" style:family="text">
      <style:text-properties officeooo:rsid="0569aafe"/>
    </style:style>
    <style:style style:name="T138" style:family="text">
      <style:text-properties officeooo:rsid="0569e142"/>
    </style:style>
    <style:style style:name="T139" style:family="text">
      <style:text-properties officeooo:rsid="056b955a"/>
    </style:style>
    <style:style style:name="T140" style:family="text">
      <style:text-properties officeooo:rsid="056cba97"/>
    </style:style>
    <style:style style:name="T141" style:family="text">
      <style:text-properties officeooo:rsid="056cc1e1"/>
    </style:style>
    <style:style style:name="T142" style:family="text">
      <style:text-properties officeooo:rsid="056e5bb4"/>
    </style:style>
    <style:style style:name="T143" style:family="text">
      <style:text-properties officeooo:rsid="056fd935"/>
    </style:style>
    <style:style style:name="T144" style:family="text">
      <style:text-properties officeooo:rsid="056fe78e"/>
    </style:style>
    <style:style style:name="T145" style:family="text">
      <style:text-properties officeooo:rsid="05700fdb"/>
    </style:style>
    <style:style style:name="T146" style:family="text">
      <style:text-properties officeooo:rsid="0570a104"/>
    </style:style>
    <style:style style:name="T147" style:family="text">
      <style:text-properties officeooo:rsid="05717873"/>
    </style:style>
    <style:style style:name="T148" style:family="text">
      <style:text-properties officeooo:rsid="0572b9ec"/>
    </style:style>
    <style:style style:name="T149" style:family="text">
      <style:text-properties officeooo:rsid="0573b79d"/>
    </style:style>
    <style:style style:name="T150" style:family="text">
      <style:text-properties officeooo:rsid="057449fd"/>
    </style:style>
    <style:style style:name="T151" style:family="text">
      <style:text-properties officeooo:rsid="057473a2"/>
    </style:style>
    <style:style style:name="T152" style:family="text">
      <style:text-properties officeooo:rsid="0577c508"/>
    </style:style>
    <style:style style:name="T153" style:family="text">
      <style:text-properties officeooo:rsid="05781acc"/>
    </style:style>
    <style:style style:name="T154" style:family="text">
      <style:text-properties officeooo:rsid="05788427"/>
    </style:style>
    <style:style style:name="T155" style:family="text">
      <style:text-properties officeooo:rsid="057b99e8"/>
    </style:style>
    <style:style style:name="T156" style:family="text">
      <style:text-properties officeooo:rsid="057c5b5b"/>
    </style:style>
    <style:style style:name="T157" style:family="text">
      <style:text-properties officeooo:rsid="057e580c"/>
    </style:style>
    <style:style style:name="T158" style:family="text">
      <style:text-properties officeooo:rsid="057f1775"/>
    </style:style>
    <style:style style:name="T159" style:family="text">
      <style:text-properties officeooo:rsid="057f29c6"/>
    </style:style>
    <style:style style:name="T160" style:family="text">
      <style:text-properties officeooo:rsid="057f6c5a"/>
    </style:style>
    <style:style style:name="T161" style:family="text">
      <style:text-properties officeooo:rsid="057fd679"/>
    </style:style>
    <style:style style:name="T162" style:family="text">
      <style:text-properties officeooo:rsid="0580f046"/>
    </style:style>
    <style:style style:name="T163" style:family="text">
      <style:text-properties officeooo:rsid="05823f40"/>
    </style:style>
    <style:style style:name="T164" style:family="text">
      <style:text-properties officeooo:rsid="05836c39"/>
    </style:style>
    <style:style style:name="T165" style:family="text">
      <style:text-properties officeooo:rsid="0583dd46"/>
    </style:style>
    <style:style style:name="T166" style:family="text">
      <style:text-properties officeooo:rsid="05843a75"/>
    </style:style>
    <style:style style:name="T167" style:family="text">
      <style:text-properties officeooo:rsid="058451c2"/>
    </style:style>
    <style:style style:name="T168" style:family="text">
      <style:text-properties officeooo:rsid="05863eeb"/>
    </style:style>
    <style:style style:name="T169" style:family="text">
      <style:text-properties officeooo:rsid="05867212"/>
    </style:style>
    <style:style style:name="T170" style:family="text">
      <style:text-properties officeooo:rsid="05878106"/>
    </style:style>
    <style:style style:name="T171" style:family="text">
      <style:text-properties officeooo:rsid="05889954"/>
    </style:style>
    <style:style style:name="T172" style:family="text">
      <style:text-properties officeooo:rsid="0588d0aa"/>
    </style:style>
    <style:style style:name="T173" style:family="text">
      <style:text-properties officeooo:rsid="0588ee8f"/>
    </style:style>
    <style:style style:name="T174" style:family="text">
      <style:text-properties officeooo:rsid="058946c8"/>
    </style:style>
    <style:style style:name="T175" style:family="text">
      <style:text-properties officeooo:rsid="058955b5"/>
    </style:style>
    <style:style style:name="T176" style:family="text">
      <style:text-properties officeooo:rsid="058a679f"/>
    </style:style>
    <style:style style:name="T177" style:family="text">
      <style:text-properties officeooo:rsid="058b51d0"/>
    </style:style>
    <style:style style:name="T178" style:family="text">
      <style:text-properties officeooo:rsid="058c312d"/>
    </style:style>
    <style:style style:name="T179" style:family="text">
      <style:text-properties officeooo:rsid="058ca59f"/>
    </style:style>
    <style:style style:name="T180" style:family="text">
      <style:text-properties officeooo:rsid="058cdb5b"/>
    </style:style>
    <style:style style:name="T181" style:family="text">
      <style:text-properties officeooo:rsid="058ed9c6"/>
    </style:style>
    <style:style style:name="T182" style:family="text">
      <style:text-properties officeooo:rsid="05902736"/>
    </style:style>
    <style:style style:name="T183" style:family="text">
      <style:text-properties officeooo:rsid="05905267"/>
    </style:style>
    <style:style style:name="T184" style:family="text">
      <style:text-properties officeooo:rsid="05925094"/>
    </style:style>
    <style:style style:name="T185" style:family="text">
      <style:text-properties officeooo:rsid="0593061c"/>
    </style:style>
    <style:style style:name="T186" style:family="text">
      <style:text-properties officeooo:rsid="0593aa5e"/>
    </style:style>
    <style:style style:name="T187" style:family="text">
      <style:text-properties officeooo:rsid="059588dd"/>
    </style:style>
    <style:style style:name="T188" style:family="text">
      <style:text-properties officeooo:rsid="05977185"/>
    </style:style>
    <style:style style:name="T189" style:family="text">
      <style:text-properties officeooo:rsid="0597eb53"/>
    </style:style>
    <style:style style:name="T190" style:family="text">
      <style:text-properties officeooo:rsid="0598cd32"/>
    </style:style>
    <style:style style:name="T191" style:family="text">
      <style:text-properties officeooo:rsid="05991545"/>
    </style:style>
    <style:style style:name="T192" style:family="text">
      <style:text-properties officeooo:rsid="0599bf09"/>
    </style:style>
    <style:style style:name="T193" style:family="text">
      <style:text-properties officeooo:rsid="059b4687"/>
    </style:style>
    <style:style style:name="T194" style:family="text">
      <style:text-properties officeooo:rsid="059d2bd2"/>
    </style:style>
    <style:style style:name="T195" style:family="text">
      <style:text-properties officeooo:rsid="059e8cf0"/>
    </style:style>
    <style:style style:name="T196" style:family="text">
      <style:text-properties officeooo:rsid="05a0000f"/>
    </style:style>
    <style:style style:name="T197" style:family="text">
      <style:text-properties officeooo:rsid="05a019ab"/>
    </style:style>
    <style:style style:name="T198" style:family="text">
      <style:text-properties officeooo:rsid="05a1df80"/>
    </style:style>
    <style:style style:name="T199" style:family="text">
      <style:text-properties officeooo:rsid="05a30d4b"/>
    </style:style>
    <style:style style:name="T200" style:family="text">
      <style:text-properties officeooo:rsid="05a6bfc6"/>
    </style:style>
    <style:style style:name="T201" style:family="text">
      <style:text-properties officeooo:rsid="05a6daea"/>
    </style:style>
    <style:style style:name="T202" style:family="text">
      <style:text-properties officeooo:rsid="05a88560"/>
    </style:style>
    <style:style style:name="T203" style:family="text">
      <style:text-properties officeooo:rsid="05aa00d8"/>
    </style:style>
    <style:style style:name="T204" style:family="text">
      <style:text-properties officeooo:rsid="05aa5128"/>
    </style:style>
    <style:style style:name="T205" style:family="text">
      <style:text-properties officeooo:rsid="05abe807"/>
    </style:style>
    <style:style style:name="T206" style:family="text">
      <style:text-properties officeooo:rsid="05ad9491"/>
    </style:style>
    <style:style style:name="T207" style:family="text">
      <style:text-properties officeooo:rsid="05ae7df5"/>
    </style:style>
    <style:style style:name="T208" style:family="text">
      <style:text-properties officeooo:rsid="05b0496b"/>
    </style:style>
    <style:style style:name="T209" style:family="text">
      <style:text-properties officeooo:rsid="05b1c02e"/>
    </style:style>
    <style:style style:name="T210" style:family="text">
      <style:text-properties officeooo:rsid="05b38da3"/>
    </style:style>
    <style:style style:name="T211" style:family="text">
      <style:text-properties officeooo:rsid="05b40dc4"/>
    </style:style>
    <style:style style:name="T212" style:family="text">
      <style:text-properties officeooo:rsid="05b47606"/>
    </style:style>
    <style:style style:name="T213" style:family="text">
      <style:text-properties officeooo:rsid="05b5e0bb"/>
    </style:style>
    <style:style style:name="T214" style:family="text">
      <style:text-properties officeooo:rsid="05b5f2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8"><text:s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4726440820304">
          <table:table-cell table:style-name="Tabella1.A1" office:value-type="string">
            <text:p text:style-name="P9">7489</text:p>
          </table:table-cell>
          <table:table-cell table:style-name="Tabella1.A1" office:value-type="string">
            <text:p text:style-name="P10">Un jor se gissoit la pucele</text:p>
          </table:table-cell>
          <table:table-cell table:style-name="Tabella1.C1" office:value-type="string">
            <text:p text:style-name="P140">G] ...ior gisoit...</text:p>
          </table:table-cell>
        </table:table-row>
        <table:table-row table:style-name="TableLine94726442743568">
          <table:table-cell table:style-name="Tabella1.A2" office:value-type="string">
            <text:p text:style-name="P9">7490</text:p>
          </table:table-cell>
          <table:table-cell table:style-name="Tabella1.A2" office:value-type="string">
            <text:p text:style-name="P10">Mout pensoit a s’amor novele</text:p>
          </table:table-cell>
          <table:table-cell table:style-name="Tabella1.C2" office:value-type="string">
            <text:p text:style-name="P70">E<text:span text:style-name="T207">H2</text:span>] Et… <text:s/><text:span text:style-name="T142">G</text:span><text:span text:style-name="T166">L</text:span><text:span text:style-name="T142">] ...de… </text:span><text:span text:style-name="T155">I] ...de lamor… <text:s/></text:span><text:span text:style-name="T178">T] ...en...</text:span></text:p>
          </table:table-cell>
        </table:table-row>
        <table:table-row table:style-name="TableLine94726442744592">
          <table:table-cell table:style-name="Tabella1.A2" office:value-type="string">
            <text:p text:style-name="P9">7491</text:p>
          </table:table-cell>
          <table:table-cell table:style-name="Tabella1.A2" office:value-type="string">
            <text:p text:style-name="P10">Nuit ne jor gaires ne sejorne</text:p>
          </table:table-cell>
          <table:table-cell table:style-name="Tabella1.C2" office:value-type="string">
            <text:p text:style-name="P62">E<text:span text:style-name="T196">M</text:span>] ...et...<text:span text:style-name="T196">(M ges)...</text:span></text:p>
          </table:table-cell>
        </table:table-row>
        <table:table-row table:style-name="TableLine94726442744848">
          <table:table-cell table:style-name="Tabella1.A2" office:value-type="string">
            <text:p text:style-name="P9">7492</text:p>
          </table:table-cell>
          <table:table-cell table:style-name="Tabella1.A2" office:value-type="string">
            <text:p text:style-name="P10">En lit se viret (H toelle) et retorne</text:p>
          </table:table-cell>
          <table:table-cell table:style-name="Tabella1.C2" office:value-type="string">
            <text:p text:style-name="P58">A<text:span text:style-name="T155">I</text:span><text:span text:style-name="T166">L</text:span><text:span text:style-name="T178">T</text:span><text:span text:style-name="T186">W</text:span>] ...se torne <text:s/><text:span text:style-name="T30">B] Toute nuit torne et retorne </text:span><text:s text:c="2"/><text:span text:style-name="T21">E</text:span><text:span text:style-name="T196">M</text:span><text:span text:style-name="T21">] En son lit se torne… <text:s/></text:span><text:span text:style-name="T142">G] Et...et torne <text:s/></text:span><text:span text:style-name="T207">H2</text:span><text:span text:style-name="T21">] </text:span><text:span text:style-name="T207">Eu lit se retourne retourne</text:span></text:p>
          </table:table-cell>
        </table:table-row>
        <table:table-row table:style-name="TableLine94726442745104">
          <table:table-cell table:style-name="Tabella1.A2" office:value-type="string">
            <text:p text:style-name="P9">7493</text:p>
          </table:table-cell>
          <table:table-cell table:style-name="Tabella1.A2" office:value-type="string">
            <text:p text:style-name="P10">Un cop an dans et puels (H Une hore a dens et autre) enverse</text:p>
          </table:table-cell>
          <table:table-cell table:style-name="Tabella1.C2" office:value-type="string">
            <text:p text:style-name="P58">A<text:span text:style-name="T142">G</text:span><text:span text:style-name="T155">I</text:span><text:span text:style-name="T178">T</text:span>] Un poi adeus <text:span text:style-name="T155">(I ade</text:span><text:span text:style-name="T133">n</text:span><text:span text:style-name="T155">s, </text:span><text:span text:style-name="T178">T adanz</text:span><text:span text:style-name="T155">)</text:span> et puis… <text:s/><text:span text:style-name="T30">B] Vne hore endens et lautre… <text:s/></text:span><text:span text:style-name="T128">D] Vne hore a dent et autre… <text:s/></text:span><text:span text:style-name="T21">E] Vne eure a deus et lautre… <text:s/></text:span><text:span text:style-name="T166">L] Un poi a droit et puis sen uerse <text:s/></text:span><text:span text:style-name="T186">W</text:span>] <text:span text:style-name="T186">Vng peu adroit puis asenestre <text:s/></text:span><text:span text:style-name="T196">M</text:span><text:span text:style-name="T21">] </text:span><text:span text:style-name="T196">Vne heure a dens...</text:span><text:span text:style-name="T186"> <text:s text:c="2"/></text:span><text:span text:style-name="T207">H2</text:span><text:span text:style-name="T21">] </text:span><text:span text:style-name="T207">Vne heure adens autre heure enuerse</text:span></text:p>
          </table:table-cell>
        </table:table-row>
        <table:table-row table:style-name="TableLine94726442745360">
          <table:table-cell table:style-name="Tabella1.A2" office:value-type="string">
            <text:p text:style-name="P9">7494</text:p>
          </table:table-cell>
          <table:table-cell table:style-name="Tabella1.A2" office:value-type="string">
            <text:p text:style-name="P10">A cuer avoit amor diverse</text:p>
          </table:table-cell>
          <table:table-cell table:style-name="Tabella1.C2" office:value-type="string">
            <text:p text:style-name="P47">A] Autrui auoit amor de perse <text:s/><text:span text:style-name="T30">B</text:span><text:span text:style-name="T128">D</text:span><text:span text:style-name="T207">H2</text:span><text:span text:style-name="T21">E</text:span><text:span text:style-name="T142">G</text:span><text:span text:style-name="T155">I</text:span><text:span text:style-name="T196">M</text:span><text:span text:style-name="T178">T</text:span><text:span text:style-name="T186">W</text:span><text:span text:style-name="T21">] ...desperse </text:span><text:span text:style-name="T186">(W desperce)</text:span><text:span text:style-name="T21"> <text:s text:c="2"/></text:span><text:span text:style-name="T166">L] ...de perse</text:span></text:p>
          </table:table-cell>
        </table:table-row>
        <table:table-row table:style-name="TableLine94726442746064">
          <table:table-cell table:style-name="Tabella1.A2" office:value-type="string">
            <text:p text:style-name="P9">7495</text:p>
          </table:table-cell>
          <table:table-cell table:style-name="Tabella1.A2" office:value-type="string">
            <text:p text:style-name="P10">A soi meismes se complaint</text:p>
          </table:table-cell>
          <table:table-cell table:style-name="Tabella1.C2" office:value-type="string">
            <text:p text:style-name="P96"/>
          </table:table-cell>
        </table:table-row>
        <table:table-row table:style-name="TableLine94726442746768">
          <table:table-cell table:style-name="Tabella1.A2" office:value-type="string">
            <text:p text:style-name="P9">7496</text:p>
          </table:table-cell>
          <table:table-cell table:style-name="Tabella1.A2" office:value-type="string">
            <text:p text:style-name="P10">Lasce fait ele que me taint</text:p>
          </table:table-cell>
          <table:table-cell table:style-name="Tabella1.C2" office:value-type="string">
            <text:p text:style-name="P226">E] ...a moi que taint <text:s/><text:span text:style-name="T166">L] ...que taint <text:s/></text:span><text:span text:style-name="T186">W</text:span><text:span text:style-name="T11">] ...</text:span><text:span text:style-name="T186">tint <text:s/></text:span><text:span text:style-name="T196">M</text:span>] <text:span text:style-name="T196">Lasse lasse a moy qua taint</text:span></text:p>
          </table:table-cell>
        </table:table-row>
        <table:table-row table:style-name="TableLine94726442747472">
          <table:table-cell table:style-name="Tabella1.A2" office:value-type="string">
            <text:p text:style-name="P9">7497</text:p>
          </table:table-cell>
          <table:table-cell table:style-name="Tabella1.A2" office:value-type="string">
            <text:p text:style-name="P10">Li amors a un (H d’un) home estrainge</text:p>
          </table:table-cell>
          <table:table-cell table:style-name="Tabella1.C2" office:value-type="string">
            <text:p text:style-name="P54">A<text:span text:style-name="T30">B</text:span><text:span text:style-name="T142">G</text:span><text:span text:style-name="T166">L</text:span><text:span text:style-name="T178">T</text:span>] ...dun… <text:s/><text:span text:style-name="T128">D</text:span><text:span text:style-name="T207">H2</text:span><text:span text:style-name="T128">] ...qui est dun… <text:s/></text:span><text:span text:style-name="T21">E] Dun homme li amors estrange <text:s text:c="2"/></text:span><text:span text:style-name="T196">M</text:span><text:span text:style-name="T21">] ...</text:span><text:span text:style-name="T196">de cestui...</text:span><text:span text:style-name="T21"> </text:span><text:span text:style-name="T186">W</text:span>] ...<text:span text:style-name="T186">dont...</text:span></text:p>
          </table:table-cell>
        </table:table-row>
        <table:table-row table:style-name="TableLine94726442748176">
          <table:table-cell table:style-name="Tabella1.A2" office:value-type="string">
            <text:p text:style-name="P9">7498</text:p>
          </table:table-cell>
          <table:table-cell table:style-name="Tabella1.A2" office:value-type="string">
            <text:p text:style-name="P11">Que tant sovent le cuer me chainge</text:p>
          </table:table-cell>
          <table:table-cell table:style-name="Tabella1.C2" office:value-type="string">
            <text:p text:style-name="P58">A<text:span text:style-name="T155">I</text:span><text:span text:style-name="T166">L</text:span><text:span text:style-name="T178">T</text:span><text:span text:style-name="T186">W</text:span>] ...mon… <text:s/><text:span text:style-name="T30">B</text:span><text:span text:style-name="T128">D</text:span><text:span text:style-name="T30">] Qui si… <text:s/></text:span><text:span text:style-name="T207">H2</text:span><text:span text:style-name="T21">] ...</text:span><text:span text:style-name="T207">trop...</text:span></text:p>
          </table:table-cell>
        </table:table-row>
        <table:table-row table:style-name="TableLine94726442748880">
          <table:table-cell table:style-name="Tabella1.A2" office:value-type="string">
            <text:p text:style-name="P9">7499</text:p>
          </table:table-cell>
          <table:table-cell table:style-name="Tabella1.A2" office:value-type="string">
            <text:p text:style-name="P11">Il est Povres Perdus nomez</text:p>
          </table:table-cell>
          <table:table-cell table:style-name="Tabella1.C2" office:value-type="string">
            <text:p text:style-name="P226"><text:span text:style-name="T196">M</text:span>] <text:span text:style-name="T196">Nest...</text:span></text:p>
          </table:table-cell>
        </table:table-row>
        <table:table-row table:style-name="TableLine94726442749584">
          <table:table-cell table:style-name="Tabella1.A2" office:value-type="string">
            <text:p text:style-name="P9">7500</text:p>
          </table:table-cell>
          <table:table-cell table:style-name="Tabella1.A2" office:value-type="string">
            <text:p text:style-name="P11">Nus hons ne seit dont il est nez</text:p>
          </table:table-cell>
          <table:table-cell table:style-name="Tabella1.C2" office:value-type="string">
            <text:p text:style-name="P193">A<text:span text:style-name="T142">G</text:span><text:span text:style-name="T178">T</text:span><text:span text:style-name="T186">W</text:span>] ...fu… <text:s/><text:span text:style-name="T155">I</text:span><text:span text:style-name="T166">L</text:span><text:span text:style-name="T155">] ...sent...fu...</text:span> <text:s/><text:span text:style-name="T196">M</text:span><text:span text:style-name="T21">] </text:span><text:span text:style-name="T196">Ne nulz...</text:span></text:p>
          </table:table-cell>
        </table:table-row>
        <table:table-row table:style-name="TableLine94726442750384">
          <table:table-cell table:style-name="Tabella1.A2" office:value-type="string">
            <text:p text:style-name="P9">7501</text:p>
          </table:table-cell>
          <table:table-cell table:style-name="Tabella1.A2" office:value-type="string">
            <text:p text:style-name="P11">De povre ne me puet chaloir</text:p>
          </table:table-cell>
          <table:table-cell table:style-name="Tabella1.C2" office:value-type="string">
            <text:p text:style-name="P196">A<text:span text:style-name="T30">B</text:span><text:span text:style-name="T128">D</text:span><text:span text:style-name="T142">G</text:span><text:span text:style-name="T155">I</text:span><text:span text:style-name="T166">L</text:span><text:span text:style-name="T196">M</text:span><text:span text:style-name="T178">T</text:span><text:span text:style-name="T186">W</text:span>] ...doit… <text:s/><text:span text:style-name="T207">H2</text:span><text:span text:style-name="T21">] ...</text:span><text:span text:style-name="T207">poure homme ne...</text:span></text:p>
          </table:table-cell>
        </table:table-row>
        <table:table-row table:style-name="TableLine94726442751184">
          <table:table-cell table:style-name="Tabella1.A2" office:value-type="string">
            <text:p text:style-name="P9">7502</text:p>
          </table:table-cell>
          <table:table-cell table:style-name="Tabella1.A2" office:value-type="string">
            <text:p text:style-name="P11">C’il est perdus nel quier avoir</text:p>
          </table:table-cell>
          <table:table-cell table:style-name="Tabella1.C2" office:value-type="string">
            <text:p text:style-name="P134">D] ...rauoir</text:p>
          </table:table-cell>
        </table:table-row>
        <table:table-row table:style-name="TableLine94726442751984">
          <table:table-cell table:style-name="Tabella1.A2" office:value-type="string">
            <text:p text:style-name="P9">7503</text:p>
          </table:table-cell>
          <table:table-cell table:style-name="Tabella1.A2" office:value-type="string">
            <text:p text:style-name="P11">Puels que je sui fille de roi</text:p>
          </table:table-cell>
          <table:table-cell table:style-name="Tabella1.C2" office:value-type="string">
            <text:p text:style-name="P283"/>
          </table:table-cell>
        </table:table-row>
        <table:table-row table:style-name="TableLine94726442752784">
          <table:table-cell table:style-name="Tabella1.A2" office:value-type="string">
            <text:p text:style-name="P9">7504</text:p>
          </table:table-cell>
          <table:table-cell table:style-name="Tabella1.A2" office:value-type="string">
            <text:p text:style-name="P11">Ne doi ameir plus baix de moi</text:p>
          </table:table-cell>
          <table:table-cell table:style-name="Tabella1.C2" office:value-type="string">
            <text:p text:style-name="P332">I] ...auoir… <text:span text:style-name="T166">L] ...plus de moi</text:span></text:p>
          </table:table-cell>
        </table:table-row>
        <table:table-row table:style-name="TableLine94726442753584">
          <table:table-cell table:style-name="Tabella1.A2" office:value-type="string">
            <text:p text:style-name="P9">7505</text:p>
          </table:table-cell>
          <table:table-cell table:style-name="Tabella1.A2" office:value-type="string">
            <text:p text:style-name="P11">Mon cuer tendroie por legier</text:p>
          </table:table-cell>
          <table:table-cell table:style-name="Tabella1.C2" office:value-type="string">
            <text:p text:style-name="P93"><text:span text:style-name="T207">H2</text:span>] ...<text:span text:style-name="T207">plus...</text:span></text:p>
          </table:table-cell>
        </table:table-row>
        <table:table-row table:style-name="TableLine94726442754384">
          <table:table-cell table:style-name="Tabella1.A2" office:value-type="string">
            <text:p text:style-name="P9">7506</text:p>
          </table:table-cell>
          <table:table-cell table:style-name="Tabella1.A2" office:value-type="string">
            <text:p text:style-name="P11">Se ne l’en peoie esloignier</text:p>
          </table:table-cell>
          <table:table-cell table:style-name="Tabella1.C2" office:value-type="string">
            <text:p text:style-name="P232"><text:span text:style-name="T30">B</text:span>E] Se ie ne <text:span text:style-name="T30">men (E l</text:span>en<text:span text:style-name="T30">)</text:span> puis… <text:s/><text:span text:style-name="T142">G] Se ie… <text:s/></text:span><text:span text:style-name="T166">L] Se len ne pooie… <text:s/></text:span><text:span text:style-name="T196">M</text:span>] ...<text:span text:style-name="T196">longier</text:span><text:span text:style-name="T166"> <text:s/></text:span><text:span text:style-name="T186">W</text:span><text:span text:style-name="T11">] ...</text:span><text:span text:style-name="T186">oster <text:s/></text:span><text:span text:style-name="T207">H2</text:span>] <text:span text:style-name="T207">se ie ne len...</text:span></text:p>
          </table:table-cell>
        </table:table-row>
        <table:table-row table:style-name="Tabella1.19">
          <table:table-cell table:style-name="Tabella1.A2" office:value-type="string">
            <text:p text:style-name="P9">7507</text:p>
          </table:table-cell>
          <table:table-cell table:style-name="Tabella1.A2" office:value-type="string">
            <text:p text:style-name="P11">Puels ke je l’ai em ma bailllie</text:p>
          </table:table-cell>
          <table:table-cell table:style-name="Tabella1.C2" office:value-type="string">
            <text:p text:style-name="P279"/>
          </table:table-cell>
        </table:table-row>
        <table:table-row table:style-name="TableLine94726442756032">
          <table:table-cell table:style-name="Tabella1.A2" office:value-type="string">
            <text:p text:style-name="P9">7508</text:p>
          </table:table-cell>
          <table:table-cell table:style-name="Tabella1.A2" office:value-type="string">
            <text:p text:style-name="P11">Per foi ne l’en porterait mie</text:p>
          </table:table-cell>
          <table:table-cell table:style-name="Tabella1.C2" office:value-type="string">
            <text:p text:style-name="P193">A<text:span text:style-name="T155">I</text:span><text:span text:style-name="T166">L</text:span><text:span text:style-name="T186">W</text:span>] ...ne le <text:span text:style-name="T155">(I</text:span><text:span text:style-name="T166">L</text:span><text:span text:style-name="T155"> len)</text:span> porta… <text:s/><text:span text:style-name="T30">B] ...force ne lemportra… </text:span><text:s/><text:span text:style-name="T21">E] ...nen portera mie <text:s/></text:span><text:span text:style-name="T196">M</text:span><text:span text:style-name="T21">] </text:span><text:span text:style-name="T196">Certes...</text:span></text:p>
          </table:table-cell>
        </table:table-row>
        <text:soft-page-break/>
        <table:table-row table:style-name="TableLine94726442756784">
          <table:table-cell table:style-name="Tabella1.A2" office:value-type="string">
            <text:p text:style-name="P9">7509</text:p>
          </table:table-cell>
          <table:table-cell table:style-name="Tabella1.A2" office:value-type="string">
            <text:p text:style-name="P11">Mes cuers ne me doit pas trair</text:p>
          </table:table-cell>
          <table:table-cell table:style-name="Tabella1.C2" office:value-type="string">
            <text:p text:style-name="P333">I] [.faglir] trair (2hd) <text:s/><text:span text:style-name="T196">M</text:span><text:span text:style-name="T21">] </text:span><text:span text:style-name="T196">Mes mon cuer...doit trair</text:span></text:p>
          </table:table-cell>
        </table:table-row>
        <table:table-row table:style-name="TableLine94726442757584">
          <table:table-cell table:style-name="Tabella1.A2" office:value-type="string">
            <text:p text:style-name="P9">7510</text:p>
          </table:table-cell>
          <table:table-cell table:style-name="Tabella1.A2" office:value-type="string">
            <text:p text:style-name="P11">Iseu que je n’ains doit hair</text:p>
          </table:table-cell>
          <table:table-cell table:style-name="Tabella1.C2" office:value-type="string">
            <text:p text:style-name="P159">A<text:span text:style-name="T142">G</text:span><text:span text:style-name="T155">I</text:span>] Ce <text:span text:style-name="T142">(G Che)</text:span> que ge non aim… <text:s/><text:span text:style-name="T30">B</text:span><text:span text:style-name="T21">E</text:span><text:span text:style-name="T196">M</text:span><text:span text:style-name="T179">T</text:span><text:span text:style-name="T21">] Ce que ie </text:span><text:span text:style-name="T30">nains (E </text:span><text:span text:style-name="T21">naim</text:span><text:span text:style-name="T30">)</text:span><text:span text:style-name="T21"> doit il… <text:s/></text:span><text:span text:style-name="T128">D</text:span><text:span text:style-name="T207">H2</text:span><text:span text:style-name="T128">] Ce que ie he </text:span><text:span text:style-name="T207">(H2 hez)</text:span><text:span text:style-name="T128">...</text:span></text:p>
          </table:table-cell>
        </table:table-row>
        <table:table-row table:style-name="TableLine94726442758384">
          <table:table-cell table:style-name="Tabella1.A2" office:value-type="string">
            <text:p text:style-name="P9">7511</text:p>
          </table:table-cell>
          <table:table-cell table:style-name="Tabella1.A2" office:value-type="string">
            <text:p text:style-name="P11">Ne me doit pas leor follaige</text:p>
          </table:table-cell>
          <table:table-cell table:style-name="Tabella1.C2" office:value-type="string">
            <text:p text:style-name="P23">A] Qe...loier… <text:s/><text:span text:style-name="T30">B] ...doi iouer de… <text:s/></text:span><text:span text:style-name="T128">D</text:span><text:span text:style-name="T142">G</text:span><text:span text:style-name="T167">L</text:span><text:span text:style-name="T196">M</text:span><text:span text:style-name="T128">] ...loer...</text:span></text:p>
          </table:table-cell>
        </table:table-row>
        <table:table-row table:style-name="TableLine94726442759184">
          <table:table-cell table:style-name="Tabella1.A2" office:value-type="string">
            <text:p text:style-name="P9">7512</text:p>
          </table:table-cell>
          <table:table-cell table:style-name="Tabella1.A2" office:value-type="string">
            <text:p text:style-name="P11">Or voi ge bien que mout sui saige</text:p>
          </table:table-cell>
          <table:table-cell table:style-name="Tabella1.C2" office:value-type="string">
            <text:p text:style-name="P209"><text:span text:style-name="T30">B</text:span>E<text:span text:style-name="T196">M</text:span>] ...que ie sui… <text:s/><text:span text:style-name="T142">G] ...uoie bien..</text:span></text:p>
          </table:table-cell>
        </table:table-row>
        <table:table-row table:style-name="TableLine94726442759984">
          <table:table-cell table:style-name="Tabella1.A2" office:value-type="string">
            <text:p text:style-name="P9">7513</text:p>
          </table:table-cell>
          <table:table-cell table:style-name="Tabella1.A2" office:value-type="string">
            <text:p text:style-name="P11">Por amor feroie petit</text:p>
          </table:table-cell>
          <table:table-cell table:style-name="Tabella1.C2" office:value-type="string">
            <text:p text:style-name="P97"/>
          </table:table-cell>
        </table:table-row>
        <table:table-row table:style-name="TableLine94726442760784">
          <table:table-cell table:style-name="Tabella1.A2" office:value-type="string">
            <text:p text:style-name="P9">7514</text:p>
          </table:table-cell>
          <table:table-cell table:style-name="Tabella1.A2" office:value-type="string">
            <text:p text:style-name="P11">Quant la pucele ot iseu dit</text:p>
          </table:table-cell>
          <table:table-cell table:style-name="Tabella1.C2" office:value-type="string">
            <text:p text:style-name="P98"/>
          </table:table-cell>
        </table:table-row>
        <table:table-row table:style-name="TableLine94726442761584">
          <table:table-cell table:style-name="Tabella1.A2" office:value-type="string">
            <text:p text:style-name="P9">7515</text:p>
          </table:table-cell>
          <table:table-cell table:style-name="Tabella1.A2" office:value-type="string">
            <text:p text:style-name="P11">Li alaigne et li cuers li faut</text:p>
          </table:table-cell>
          <table:table-cell table:style-name="Tabella1.C2" office:value-type="string">
            <text:p text:style-name="P23">A<text:span text:style-name="T155">I</text:span><text:span text:style-name="T207">H2</text:span><text:span text:style-name="T168">L</text:span><text:span text:style-name="T196">M</text:span><text:span text:style-name="T179">T</text:span><text:span text:style-name="T186">W</text:span>] La loine <text:span text:style-name="T186">(</text:span><text:span text:style-name="T207">H2</text:span><text:span text:style-name="T196">M</text:span><text:span text:style-name="T186">W Lalainne)</text:span>… <text:s/><text:span text:style-name="T128">D] Laleinne et touz...</text:span></text:p>
          </table:table-cell>
        </table:table-row>
        <table:table-row table:style-name="TableLine94726442762384">
          <table:table-cell table:style-name="Tabella1.A2" office:value-type="string">
            <text:p text:style-name="P9">7516</text:p>
          </table:table-cell>
          <table:table-cell table:style-name="Tabella1.A2" office:value-type="string">
            <text:p text:style-name="P11">Forment sospire et si tressat</text:p>
          </table:table-cell>
          <table:table-cell table:style-name="Tabella1.C2" office:value-type="string">
            <text:p text:style-name="P32">A<text:span text:style-name="T30">B</text:span><text:span text:style-name="T128">D</text:span><text:span text:style-name="T21">E</text:span><text:span text:style-name="T207">H2</text:span><text:span text:style-name="T155">I</text:span><text:span text:style-name="T169">L</text:span><text:span text:style-name="T196">M</text:span><text:span text:style-name="T179">T</text:span><text:span text:style-name="T186">W</text:span>] ...et tresaut</text:p>
          </table:table-cell>
        </table:table-row>
        <table:table-row table:style-name="TableLine94726442763184">
          <table:table-cell table:style-name="Tabella1.A2" office:value-type="string">
            <text:p text:style-name="P9">7517</text:p>
          </table:table-cell>
          <table:table-cell table:style-name="Tabella1.A2" office:value-type="string">
            <text:p text:style-name="P11">Fremist tramblet <text:span text:style-name="T1">(H T. f.)</text:span> la quelor mue</text:p>
          </table:table-cell>
          <table:table-cell table:style-name="Tabella1.C2" office:value-type="string">
            <text:p text:style-name="P155">B] ---</text:p>
            <text:p text:style-name="P205">E] Tranble fremist...</text:p>
          </table:table-cell>
        </table:table-row>
        <table:table-row table:style-name="TableLine94726442763984">
          <table:table-cell table:style-name="Tabella1.A2" office:value-type="string">
            <text:p text:style-name="P9">7518</text:p>
          </table:table-cell>
          <table:table-cell table:style-name="Tabella1.A2" office:value-type="string">
            <text:p text:style-name="P11">Degetet soi et puels tressue</text:p>
          </table:table-cell>
          <table:table-cell table:style-name="Tabella1.C2" office:value-type="string">
            <text:p text:style-name="P155">B] ---</text:p>
            <text:p text:style-name="P189">A<text:span text:style-name="T21">E</text:span><text:span text:style-name="T143">G</text:span><text:span text:style-name="T155">I</text:span><text:span text:style-name="T169">L</text:span><text:span text:style-name="T196">M</text:span><text:span text:style-name="T179">T</text:span>] ...soi plaint et… <text:s/><text:span text:style-name="T128">D</text:span><text:span text:style-name="T207">H2</text:span><text:span text:style-name="T128">] ...et si tressue <text:s/></text:span><text:span text:style-name="T186">W</text:span>] <text:span text:style-name="T186">Ce ot gite plaint et...</text:span></text:p>
          </table:table-cell>
        </table:table-row>
        <table:table-row table:style-name="TableLine94726442764944">
          <table:table-cell table:style-name="Tabella1.A2" office:value-type="string">
            <text:p text:style-name="P9">7519</text:p>
          </table:table-cell>
          <table:table-cell table:style-name="Tabella1.A2" office:value-type="string">
            <text:p text:style-name="P11">Desor son lit trois fois se pasme</text:p>
          </table:table-cell>
          <table:table-cell table:style-name="Tabella1.C2" office:value-type="string">
            <text:p text:style-name="P196">A<text:span text:style-name="T143">G</text:span><text:span text:style-name="T155">I</text:span><text:span text:style-name="T179">T</text:span>] Soure… <text:s/><text:span text:style-name="T196">M</text:span><text:span text:style-name="T21">] ...</text:span><text:span text:style-name="T196">per iii… <text:s/></text:span><text:span text:style-name="T207">H2</text:span><text:span text:style-name="T21">] </text:span><text:span text:style-name="T207">Dessus...souent...</text:span></text:p>
          </table:table-cell>
        </table:table-row>
        <table:table-row table:style-name="TableLine94726442765904">
          <table:table-cell table:style-name="Tabella1.A2" office:value-type="string">
            <text:p text:style-name="P10">7520</text:p>
          </table:table-cell>
          <table:table-cell table:style-name="Tabella1.A2" office:value-type="string">
            <text:p text:style-name="P11">A revenir forment <text:span text:style-name="T1">(H molt fort)</text:span> se blasme</text:p>
          </table:table-cell>
          <table:table-cell table:style-name="Tabella1.C2" office:value-type="string">
            <text:p text:style-name="P232"><text:span text:style-name="T207">H2</text:span>] ...<text:span text:style-name="T207">soy mlt se...</text:span></text:p>
          </table:table-cell>
        </table:table-row>
        <table:table-row table:style-name="TableLine94726442766864">
          <table:table-cell table:style-name="Tabella1.A2" office:value-type="string">
            <text:p text:style-name="P10">7521</text:p>
          </table:table-cell>
          <table:table-cell table:style-name="Tabella1.A2" office:value-type="string">
            <text:p text:style-name="P11">Ahi fet ele langue fole</text:p>
          </table:table-cell>
          <table:table-cell table:style-name="Tabella1.C2" office:value-type="string">
            <text:p text:style-name="P323">G] ...<text:span text:style-name="T143">lingue...</text:span></text:p>
          </table:table-cell>
        </table:table-row>
        <table:table-row table:style-name="TableLine94726442767824">
          <table:table-cell table:style-name="Tabella1.A2" office:value-type="string">
            <text:p text:style-name="P10">7522</text:p>
          </table:table-cell>
          <table:table-cell table:style-name="Tabella1.A2" office:value-type="string">
            <text:p text:style-name="P11">Po<text:span text:style-name="T11">r</text:span> coi ais dite tel parole</text:p>
          </table:table-cell>
          <table:table-cell table:style-name="Tabella1.C2" office:value-type="string">
            <text:p text:style-name="P226"><text:span text:style-name="T196">M</text:span>] <text:span text:style-name="T196">Porquas or dite...</text:span></text:p>
          </table:table-cell>
        </table:table-row>
        <table:table-row table:style-name="TableLine94726442768784">
          <table:table-cell table:style-name="Tabella1.A2" office:value-type="string">
            <text:p text:style-name="P10">7523</text:p>
          </table:table-cell>
          <table:table-cell table:style-name="Tabella1.A2" office:value-type="string">
            <text:p text:style-name="P11">Ja mais ne doit estre m’amie</text:p>
          </table:table-cell>
          <table:table-cell table:style-name="Tabella1.C2" office:value-type="string">
            <text:p text:style-name="P226"><text:span text:style-name="T196">M</text:span>] ---</text:p>
            <text:p text:style-name="P323">G] ...<text:span text:style-name="T143">doies...</text:span></text:p>
          </table:table-cell>
        </table:table-row>
        <table:table-row table:style-name="Tabella1.36">
          <table:table-cell table:style-name="Tabella1.A2" office:value-type="string">
            <text:p text:style-name="P10">7524</text:p>
          </table:table-cell>
          <table:table-cell table:style-name="Tabella1.A2" office:value-type="string">
            <text:p text:style-name="P11">La langue que dist tel folie</text:p>
          </table:table-cell>
          <table:table-cell table:style-name="Tabella1.C2" office:value-type="string">
            <text:p text:style-name="P226"><text:span text:style-name="T196">M</text:span>] ---</text:p>
            <text:p text:style-name="P232"><text:span text:style-name="T30">B</text:span>E] Langue qui a<text:span text:style-name="T30">s</text:span> dit… <text:s/><text:span text:style-name="T142">G] </text:span><text:span text:style-name="T143">Lingue que dit ha… <text:s/></text:span><text:span text:style-name="T207">H2</text:span>] <text:span text:style-name="T207">Ma...</text:span></text:p>
          </table:table-cell>
        </table:table-row>
        <table:table-row table:style-name="TableLine94726442770752">
          <table:table-cell table:style-name="Tabella1.A2" office:value-type="string">
            <text:p text:style-name="P10">7525</text:p>
          </table:table-cell>
          <table:table-cell table:style-name="Tabella1.A2" office:value-type="string">
            <text:p text:style-name="P3">Et mout en doi hair la bouche</text:p>
          </table:table-cell>
          <table:table-cell table:style-name="Tabella1.C2" office:value-type="string">
            <text:p text:style-name="P232"><text:span text:style-name="T178">T] ...</text:span><text:span text:style-name="T179">doit on hair… <text:s/></text:span><text:span text:style-name="T207">H2</text:span>] ...<text:span text:style-name="T207">ma...</text:span></text:p>
          </table:table-cell>
        </table:table-row>
        <table:table-row table:style-name="TableLine94726442771664">
          <table:table-cell table:style-name="Tabella1.A2" office:value-type="string">
            <text:p text:style-name="P10">7526</text:p>
          </table:table-cell>
          <table:table-cell table:style-name="Tabella1.A2" office:value-type="string">
            <text:p text:style-name="P3">A coi si fole langue touche</text:p>
          </table:table-cell>
          <table:table-cell table:style-name="Tabella1.C2" office:value-type="string">
            <text:p text:style-name="P204">E] ...la...</text:p>
          </table:table-cell>
        </table:table-row>
        <table:table-row table:style-name="TableLine94726442772624">
          <table:table-cell table:style-name="Tabella1.A2" office:value-type="string">
            <text:p text:style-name="P10">7527</text:p>
          </table:table-cell>
          <table:table-cell table:style-name="Tabella1.A2" office:value-type="string">
            <text:p text:style-name="P3">C’el ne dist per acordement</text:p>
          </table:table-cell>
          <table:table-cell table:style-name="Tabella1.C2" office:value-type="string">
            <text:p text:style-name="P313">D<text:span text:style-name="T207">H2</text:span>] ---</text:p>
            <text:p text:style-name="P193">A<text:span text:style-name="T30">B</text:span><text:span text:style-name="T21">E</text:span><text:span text:style-name="T155">I</text:span><text:span text:style-name="T169">L</text:span><text:span text:style-name="T179">T</text:span><text:span text:style-name="T186">W</text:span>] <text:span text:style-name="T12">Se ne </text:span><text:span text:style-name="T169">(L nel)</text:span><text:span text:style-name="T12">…</text:span><text:span text:style-name="T155">(I racordement) </text:span><text:span text:style-name="T12"><text:s text:c="2"/></text:span><text:span text:style-name="T142">G] </text:span><text:span text:style-name="T143">Si no dit por ardement <text:s/></text:span><text:span text:style-name="T196">M</text:span><text:span text:style-name="T21">] </text:span><text:span text:style-name="T196">Si ne dit per acointement</text:span></text:p>
          </table:table-cell>
        </table:table-row>
        <text:soft-page-break/>
        <table:table-row table:style-name="TableLine94726442773584">
          <table:table-cell table:style-name="Tabella1.A2" office:value-type="string">
            <text:p text:style-name="P10">7528</text:p>
          </table:table-cell>
          <table:table-cell table:style-name="Tabella1.A2" office:value-type="string">
            <text:p text:style-name="P3">Por chascun mal mot plus de cent</text:p>
          </table:table-cell>
          <table:table-cell table:style-name="Tabella1.C2" office:value-type="string">
            <text:p text:style-name="P313">D<text:span text:style-name="T207">H2</text:span>] ---</text:p>
            <text:p text:style-name="P189">A] ...<text:span text:style-name="T12">mal i uoit de bien cent <text:s/></text:span><text:span text:style-name="T30">B</text:span><text:span text:style-name="T21">E] ...de bien</text:span><text:span text:style-name="T30">s</text:span><text:span text:style-name="T21"> c</text:span><text:span text:style-name="T30">ent <text:s/></text:span><text:span text:style-name="T142">G</text:span><text:span text:style-name="T155">I</text:span><text:span text:style-name="T142">] </text:span><text:span text:style-name="T155">(I De)</text:span><text:span text:style-name="T142">...</text:span><text:span text:style-name="T143">mot di buen </text:span><text:span text:style-name="T155">(I bien) </text:span><text:span text:style-name="T143">cent <text:s/></text:span><text:span text:style-name="T166">L] ...</text:span><text:span text:style-name="T169">mort de bien cent <text:s/></text:span><text:span text:style-name="T196">M</text:span><text:span text:style-name="T178">T] </text:span><text:span text:style-name="T196">(M De)</text:span><text:span text:style-name="T178">...</text:span><text:span text:style-name="T179">mot die c <text:s/></text:span><text:span text:style-name="T186">W</text:span>] ...<text:span text:style-name="T186">vng mal mot en dit bien cent</text:span></text:p>
          </table:table-cell>
        </table:table-row>
        <table:table-row table:style-name="TableLine94726442774544">
          <table:table-cell table:style-name="Tabella1.A2" office:value-type="string">
            <text:p text:style-name="P10">7529</text:p>
          </table:table-cell>
          <table:table-cell table:style-name="Tabella1.A2" office:value-type="string">
            <text:p text:style-name="P3">Se voi ge bien en mon coraige</text:p>
          </table:table-cell>
          <table:table-cell table:style-name="Tabella1.C2" office:value-type="string">
            <text:p text:style-name="P226"><text:span text:style-name="T196">M</text:span>] <text:span text:style-name="T196">Ce ne voi pas...</text:span></text:p>
          </table:table-cell>
        </table:table-row>
        <table:table-row table:style-name="TableLine94726442775504">
          <table:table-cell table:style-name="Tabella1.A2" office:value-type="string">
            <text:p text:style-name="P3">7530</text:p>
          </table:table-cell>
          <table:table-cell table:style-name="Tabella1.A2" office:value-type="string">
            <text:p text:style-name="P3">Se il est de petit paraige</text:p>
          </table:table-cell>
          <table:table-cell table:style-name="Tabella1.C2" office:value-type="string">
            <text:p text:style-name="P197">A<text:span text:style-name="T21">E</text:span><text:span text:style-name="T143">G</text:span><text:span text:style-name="T155">I</text:span><text:span text:style-name="T169">L</text:span><text:span text:style-name="T196">M</text:span><text:span text:style-name="T186">W</text:span>] ...<text:span text:style-name="T12">lignage <text:s/></text:span><text:span text:style-name="T30">B] </text:span><text:span text:style-name="T49">Car sil… <text:s/></text:span><text:span text:style-name="T128">D] ...poure lignage <text:s/></text:span><text:span text:style-name="T207">H2</text:span><text:span text:style-name="T21">] ...</text:span><text:span text:style-name="T208">poure parage</text:span></text:p>
          </table:table-cell>
        </table:table-row>
        <table:table-row table:style-name="TableLine94726442776464">
          <table:table-cell table:style-name="Tabella1.A2" office:value-type="string">
            <text:p text:style-name="P3">7531</text:p>
          </table:table-cell>
          <table:table-cell table:style-name="Tabella1.A2" office:value-type="string">
            <text:p text:style-name="P3">Povres de terre et d’avoir</text:p>
          </table:table-cell>
          <table:table-cell table:style-name="Tabella1.C2" office:value-type="string">
            <text:p text:style-name="P284"/>
          </table:table-cell>
        </table:table-row>
        <table:table-row table:style-name="TableLine94726442708432">
          <table:table-cell table:style-name="Tabella1.A2" office:value-type="string">
            <text:p text:style-name="P3">7532</text:p>
          </table:table-cell>
          <table:table-cell table:style-name="Tabella1.A2" office:value-type="string">
            <text:p text:style-name="P3">Por ce doit grinor los avoir</text:p>
          </table:table-cell>
          <table:table-cell table:style-name="Tabella1.C2" office:value-type="string">
            <text:p text:style-name="P280"/>
          </table:table-cell>
        </table:table-row>
        <table:table-row table:style-name="TableLine94726442779408">
          <table:table-cell table:style-name="Tabella1.A2" office:value-type="string">
            <text:p text:style-name="P3">7533</text:p>
          </table:table-cell>
          <table:table-cell table:style-name="Tabella1.A2" office:value-type="string">
            <text:p text:style-name="P3">Car a riche cuer et por pris</text:p>
          </table:table-cell>
          <table:table-cell table:style-name="Tabella1.C2" office:value-type="string">
            <text:p text:style-name="P54"><text:span text:style-name="T30">B</text:span><text:span text:style-name="T208">H2</text:span><text:span text:style-name="T30">] </text:span><text:span text:style-name="T49">Car per… <text:s/></text:span><text:span text:style-name="T128">D] Car por auoir honor et pris <text:s/></text:span><text:span text:style-name="T186">W</text:span>] ...<text:span text:style-name="T187">cuer ne et… <text:s/></text:span></text:p>
          </table:table-cell>
        </table:table-row>
        <table:table-row table:style-name="TableLine94726442779664">
          <table:table-cell table:style-name="Tabella1.A2" office:value-type="string">
            <text:p text:style-name="P3">7534</text:p>
          </table:table-cell>
          <table:table-cell table:style-name="Tabella1.A2" office:value-type="string">
            <text:p text:style-name="P3">En est venus en cest pais</text:p>
          </table:table-cell>
          <table:table-cell table:style-name="Tabella1.C2" office:value-type="string">
            <text:p text:style-name="Table_20_Contents"><text:span text:style-name="T45">B</text:span><text:span text:style-name="T36">E</text:span><text:span text:style-name="T46">M</text:span><text:span text:style-name="T36">] Est il venus en...</text:span></text:p>
          </table:table-cell>
        </table:table-row>
        <table:table-row table:style-name="TableLine94726442779920">
          <table:table-cell table:style-name="Tabella1.A2" office:value-type="string">
            <text:p text:style-name="P3">7535</text:p>
          </table:table-cell>
          <table:table-cell table:style-name="Tabella1.A2" office:value-type="string">
            <text:p text:style-name="P3">Por povretei nel doi laissier</text:p>
          </table:table-cell>
          <table:table-cell table:style-name="Tabella1.C2" office:value-type="string">
            <text:p text:style-name="P97"/>
          </table:table-cell>
        </table:table-row>
        <table:table-row table:style-name="TableLine94726442780176">
          <table:table-cell table:style-name="Tabella1.A2" office:value-type="string">
            <text:p text:style-name="P3">7536</text:p>
          </table:table-cell>
          <table:table-cell table:style-name="Tabella1.A2" office:value-type="string">
            <text:p text:style-name="P3">Se de lui me puis acoentier</text:p>
          </table:table-cell>
          <table:table-cell table:style-name="Tabella1.C2" office:value-type="string">
            <text:p text:style-name="P204"><text:span text:style-name="T128">D</text:span>E<text:span text:style-name="T196">M</text:span>] ...vuil...</text:p>
          </table:table-cell>
        </table:table-row>
        <table:table-row table:style-name="TableLine94726442780432">
          <table:table-cell table:style-name="Tabella1.A2" office:value-type="string">
            <text:p text:style-name="P3">7537</text:p>
          </table:table-cell>
          <table:table-cell table:style-name="Tabella1.A2" office:value-type="string">
            <text:p text:style-name="P3">Es livres ai <text:s/>(H Cist livres ait) d’amors trové</text:p>
          </table:table-cell>
          <table:table-cell table:style-name="Tabella1.C2" office:value-type="string">
            <text:p text:style-name="P313">D] ---</text:p>
          </table:table-cell>
        </table:table-row>
        <table:table-row table:style-name="TableLine94726442781136">
          <table:table-cell table:style-name="Tabella1.A2" office:value-type="string">
            <text:p text:style-name="P3">7538</text:p>
          </table:table-cell>
          <table:table-cell table:style-name="Tabella1.A2" office:value-type="string">
            <text:p text:style-name="P3">Que riens n’i pert per povreté</text:p>
          </table:table-cell>
          <table:table-cell table:style-name="Tabella1.C2" office:value-type="string">
            <text:p text:style-name="P313">D] ---</text:p>
            <text:p text:style-name="P197">A<text:span text:style-name="T49">B</text:span><text:span text:style-name="T21">E</text:span><text:span text:style-name="T155">I</text:span><text:span text:style-name="T196">M</text:span><text:span text:style-name="T179">T</text:span>] ...ne…<text:span text:style-name="T12"> <text:s text:c="2"/></text:span><text:span text:style-name="T166">L] ...</text:span><text:span text:style-name="T169">ne pert pourete <text:s/></text:span><text:span text:style-name="T186">W</text:span>] <text:span text:style-name="T187">Car...ne… <text:s/></text:span><text:span text:style-name="T207">H2</text:span><text:span text:style-name="T21">] </text:span><text:span text:style-name="T208">Que nus ne...</text:span></text:p>
          </table:table-cell>
        </table:table-row>
        <table:table-row table:style-name="TableLine94726442781920">
          <table:table-cell table:style-name="Tabella1.A2" office:value-type="string">
            <text:p text:style-name="P3">7539</text:p>
          </table:table-cell>
          <table:table-cell table:style-name="Tabella1.A2" office:value-type="string">
            <text:p text:style-name="P3">Et ma maistresce si me dist</text:p>
          </table:table-cell>
          <table:table-cell table:style-name="Tabella1.C2" office:value-type="string">
            <text:p text:style-name="P354"><text:span text:style-name="T68">A] ...</text:span><text:span text:style-name="T70">mon maistre le… <text:s/></text:span><text:span text:style-name="T72">B</text:span><text:span text:style-name="T66">D</text:span><text:span text:style-name="T58">E</text:span><text:span text:style-name="T107">H2</text:span><text:span text:style-name="T83">I</text:span><text:span text:style-name="T87">L</text:span><text:span text:style-name="T103">M</text:span><text:span text:style-name="T93">T</text:span><text:span text:style-name="T97">W</text:span><text:span text:style-name="T58">] ...le me… <text:s/></text:span><text:span text:style-name="T76">G] ...</text:span><text:span text:style-name="T86">me le dit <text:s text:c="2"/></text:span><text:span text:style-name="T110">L] </text:span><text:span text:style-name="T111">MAISTRA</text:span></text:p>
          </table:table-cell>
        </table:table-row>
        <table:table-row table:style-name="TableLine94726442782880">
          <table:table-cell table:style-name="Tabella1.A2" office:value-type="string">
            <text:p text:style-name="P3">7540</text:p>
          </table:table-cell>
          <table:table-cell table:style-name="Tabella1.A2" office:value-type="string">
            <text:p text:style-name="P3">Que bone amor pas nen elist</text:p>
          </table:table-cell>
          <table:table-cell table:style-name="Tabella1.C2" office:value-type="string">
            <text:p text:style-name="P182">A<text:span text:style-name="T143">G</text:span><text:span text:style-name="T155">I</text:span><text:span text:style-name="T208">H2</text:span><text:span text:style-name="T196">M</text:span><text:span text:style-name="T179">T</text:span><text:span text:style-name="T187">W</text:span>] ...fin…<text:span text:style-name="T12"> <text:s/></text:span><text:span text:style-name="T49">B</text:span><text:span text:style-name="T21">E] ...fins amans pas… <text:s/></text:span><text:span text:style-name="T128">D] ...</text:span><text:span text:style-name="T129">fine amor mie ne lit <text:s/></text:span><text:span text:style-name="T166">L] ...</text:span><text:span text:style-name="T169">fin amor pas quelon eslit</text:span></text:p>
          </table:table-cell>
        </table:table-row>
        <table:table-row table:style-name="TableLine94726442783840">
          <table:table-cell table:style-name="Tabella1.A2" office:value-type="string">
            <text:p text:style-name="P3">7541</text:p>
          </table:table-cell>
          <table:table-cell table:style-name="Tabella1.A2" office:value-type="string">
            <text:p text:style-name="P3">N’est pas loiaus quant welt eslire</text:p>
          </table:table-cell>
          <table:table-cell table:style-name="Tabella1.C2" office:value-type="string">
            <text:p text:style-name="P314">D<text:span text:style-name="T208">H2</text:span>] ---</text:p>
            <text:p text:style-name="P193">A<text:span text:style-name="T143">G</text:span><text:span text:style-name="T155">I</text:span><text:span text:style-name="T169">L</text:span><text:span text:style-name="T179">T</text:span><text:span text:style-name="T187">W</text:span>] <text:span text:style-name="T12">Non est leiaus…</text:span><text:span text:style-name="T155">(I</text:span><text:span text:style-name="T169">L</text:span><text:span text:style-name="T155"> que)...</text:span><text:span text:style-name="T12"> <text:s/></text:span><text:span text:style-name="T49">B</text:span><text:span text:style-name="T21">E] ...qui… <text:s/></text:span><text:span text:style-name="T196">M</text:span><text:span text:style-name="T21">] </text:span><text:span text:style-name="T196">Ne nest loiauus qui...</text:span></text:p>
          </table:table-cell>
        </table:table-row>
        <table:table-row table:style-name="TableLine94726442784800">
          <table:table-cell table:style-name="Tabella1.A2" office:value-type="string">
            <text:p text:style-name="P3">7542</text:p>
          </table:table-cell>
          <table:table-cell table:style-name="Tabella1.A2" office:value-type="string">
            <text:p text:style-name="P3">A ma maistresce l’oi dire</text:p>
          </table:table-cell>
          <table:table-cell table:style-name="Tabella1.C2" office:value-type="string">
            <text:p text:style-name="P135">D<text:span text:style-name="T208">H2</text:span>] ---</text:p>
            <text:p text:style-name="P24">A] ...<text:span text:style-name="T12">mon meistre...</text:span></text:p>
          </table:table-cell>
        </table:table-row>
        <table:table-row table:style-name="TableLine94726442785760">
          <table:table-cell table:style-name="Tabella1.A2" office:value-type="string">
            <text:p text:style-name="P3">7543</text:p>
          </table:table-cell>
          <table:table-cell table:style-name="Tabella1.A2" office:value-type="string">
            <text:p text:style-name="P3">Ne halt ne baix povre ne <text:s/>riche</text:p>
          </table:table-cell>
          <table:table-cell table:style-name="Tabella1.C2" office:value-type="string">
            <text:p text:style-name="P141">G] ---</text:p>
          </table:table-cell>
        </table:table-row>
        <table:table-row table:style-name="TableLine94726442786720">
          <table:table-cell table:style-name="Tabella1.A2" office:value-type="string">
            <text:p text:style-name="P3">7544</text:p>
          </table:table-cell>
          <table:table-cell table:style-name="Tabella1.A2" office:value-type="string">
            <text:p text:style-name="P3">Nen elist amo qui ne triche</text:p>
          </table:table-cell>
          <table:table-cell table:style-name="Tabella1.C2" office:value-type="string">
            <text:p text:style-name="P141">G] ---</text:p>
            <text:p text:style-name="P59">A] ...<text:span text:style-name="T12">que nest riche <text:s/></text:span><text:span text:style-name="T30">B] </text:span><text:span text:style-name="T49">Ne sert pas amor qui le… <text:s/></text:span><text:span text:style-name="T128">D] </text:span><text:span text:style-name="T129">Nalit amours qui ne la… </text:span><text:span text:style-name="T49"><text:s/></text:span><text:span text:style-name="T21">E] Neslist pas amors qui nel… <text:s/></text:span><text:span text:style-name="T196">M</text:span><text:span text:style-name="T21">] </text:span><text:span text:style-name="T197">Neslit amours quant pas ne triche <text:s/></text:span><text:span text:style-name="T207">H2</text:span><text:span text:style-name="T21">] </text:span><text:span text:style-name="T208">Ne li amours qui ne la triche</text:span></text:p>
          </table:table-cell>
        </table:table-row>
        <table:table-row table:style-name="Tabella1.57"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C2" office:value-type="string">
            <text:p text:style-name="P200">E] <text:span text:style-name="T22">Nus ne doit pourete enquerre</text:span></text:p>
          </table:table-cell>
        </table:table-row>
        <text:soft-page-break/>
        <table:table-row table:style-name="Tabella1.57"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C2" office:value-type="string">
            <text:p text:style-name="P200">E] <text:span text:style-name="T22">Tant vaut li hom tant vaut sa terre</text:span></text:p>
          </table:table-cell>
        </table:table-row>
        <table:table-row table:style-name="Tabella1.57">
          <table:table-cell table:style-name="Tabella1.A2" office:value-type="string">
            <text:p text:style-name="P3">7545</text:p>
          </table:table-cell>
          <table:table-cell table:style-name="Tabella1.A2" office:value-type="string">
            <text:p text:style-name="P3">Po<text:span text:style-name="T12">r</text:span> coi di ge d’ilection</text:p>
          </table:table-cell>
          <table:table-cell table:style-name="Tabella1.C2" office:value-type="string">
            <text:p text:style-name="P160">A<text:span text:style-name="T143">G</text:span>] ...<text:span text:style-name="T12">desleccion</text:span></text:p>
          </table:table-cell>
        </table:table-row>
        <table:table-row table:style-name="TableLine94726442790608">
          <table:table-cell table:style-name="Tabella1.A2" office:value-type="string">
            <text:p text:style-name="P3">7546</text:p>
          </table:table-cell>
          <table:table-cell table:style-name="Tabella1.A2" office:value-type="string">
            <text:p text:style-name="P3">Que bien vodroit garder raison</text:p>
          </table:table-cell>
          <table:table-cell table:style-name="Tabella1.C2" office:value-type="string">
            <text:p text:style-name="P161"><text:span text:style-name="T128">D</text:span><text:span text:style-name="T208">H2</text:span><text:span text:style-name="T128">] ...</text:span><text:span text:style-name="T129">mostrer...</text:span></text:p>
          </table:table-cell>
        </table:table-row>
        <table:table-row table:style-name="TableLine94726442791520">
          <table:table-cell table:style-name="Tabella1.A2" office:value-type="string">
            <text:p text:style-name="P3">7547</text:p>
          </table:table-cell>
          <table:table-cell table:style-name="Tabella1.A2" office:value-type="string">
            <text:p text:style-name="P3">Et de cestui veritei dire</text:p>
          </table:table-cell>
          <table:table-cell table:style-name="Tabella1.C2" office:value-type="string">
            <text:p text:style-name="P117"/>
          </table:table-cell>
        </table:table-row>
        <table:table-row table:style-name="TableLine94726442792480">
          <table:table-cell table:style-name="Tabella1.A2" office:value-type="string">
            <text:p text:style-name="P3">7548</text:p>
          </table:table-cell>
          <table:table-cell table:style-name="Tabella1.A2" office:value-type="string">
            <text:p text:style-name="P3">Ne poroit pas millor eslire</text:p>
          </table:table-cell>
          <table:table-cell table:style-name="Tabella1.C2" office:value-type="string">
            <text:p text:style-name="P323">G] <text:span text:style-name="T143">Nen poroit meillor...</text:span></text:p>
          </table:table-cell>
        </table:table-row>
        <table:table-row table:style-name="TableLine94726442793440">
          <table:table-cell table:style-name="Tabella1.A2" office:value-type="string">
            <text:p text:style-name="P3">7549</text:p>
          </table:table-cell>
          <table:table-cell table:style-name="Tabella1.A2" office:value-type="string">
            <text:p text:style-name="P3">Fole seu dis tu qu’il te plaist</text:p>
          </table:table-cell>
          <table:table-cell table:style-name="Tabella1.C2" office:value-type="string">
            <text:p text:style-name="P197">A] ...<text:span text:style-name="T12">et li quar toi plait <text:s/></text:span><text:span text:style-name="T49">B</text:span><text:span text:style-name="T21">E</text:span><text:span text:style-name="T169">L</text:span><text:span text:style-name="T21">] ...</text:span><text:span text:style-name="T22">que dis tu </text:span><text:span text:style-name="T49">qua </text:span><text:span text:style-name="T169">(L car)</text:span><text:span text:style-name="T49"> toi (E </text:span><text:span text:style-name="T22">que te, </text:span><text:span text:style-name="T169">L te</text:span><text:span text:style-name="T49">)</text:span><text:span text:style-name="T22"> plaist <text:s/></text:span><text:span text:style-name="T128">D] ...</text:span><text:span text:style-name="T129">car toois plait <text:s/></text:span><text:span text:style-name="T142">G</text:span><text:span text:style-name="T156">I</text:span><text:span text:style-name="T179">T</text:span><text:span text:style-name="T142">] ...</text:span><text:span text:style-name="T143">dist tu qar toi plait <text:s/></text:span><text:span text:style-name="T186">W</text:span>] ...<text:span text:style-name="T187">qui te pleit <text:s/></text:span><text:span text:style-name="T196">M</text:span><text:span text:style-name="T21">] ...</text:span><text:span text:style-name="T197">disci car toy plaist <text:s/></text:span><text:span text:style-name="T207">H2</text:span><text:span text:style-name="T21">] ...</text:span><text:span text:style-name="T208">car te pleit</text:span></text:p>
          </table:table-cell>
        </table:table-row>
        <table:table-row table:style-name="Tabella1.64">
          <table:table-cell table:style-name="Tabella1.A2" office:value-type="string">
            <text:p text:style-name="P3">7550</text:p>
          </table:table-cell>
          <table:table-cell table:style-name="Tabella1.A2" office:value-type="string">
            <text:p text:style-name="P3">Ains i voi l’uevre et le fait</text:p>
          </table:table-cell>
          <table:table-cell table:style-name="Tabella1.C2" office:value-type="string">
            <text:p text:style-name="P174"><text:span text:style-name="T30">B</text:span><text:span text:style-name="T129">D</text:span><text:span text:style-name="T30">] ...</text:span><text:span text:style-name="T49">le voi et… <text:s/></text:span><text:span text:style-name="T142">G] ...</text:span><text:span text:style-name="T143">le uoi ge...</text:span><text:span text:style-name="T49"> <text:s/></text:span></text:p>
          </table:table-cell>
        </table:table-row>
        <table:table-row table:style-name="TableLine94726442795408">
          <table:table-cell table:style-name="Tabella1.A2" office:value-type="string">
            <text:p text:style-name="P3">7551</text:p>
          </table:table-cell>
          <table:table-cell table:style-name="Tabella1.A2" office:value-type="string">
            <text:p text:style-name="P3">Ne plais pas a toz tant <text:span text:style-name="T2">(H tant a toz)</text:span> se croi</text:p>
          </table:table-cell>
          <table:table-cell table:style-name="Tabella1.C2" office:value-type="string">
            <text:p text:style-name="P190">A<text:span text:style-name="T156">I</text:span><text:span text:style-name="T197">M</text:span><text:span text:style-name="T179">T</text:span>] ...<text:span text:style-name="T156">(I plait)</text:span>...<text:span text:style-name="T12">con toi <text:s/></text:span><text:span text:style-name="T49">B</text:span><text:span text:style-name="T129">D</text:span><text:span text:style-name="T208">H2</text:span><text:span text:style-name="T21">E] ...</text:span><text:span text:style-name="T22">plait </text:span><text:span text:style-name="T49">tant a tous (</text:span><text:span text:style-name="T129">D</text:span><text:span text:style-name="T49">E</text:span><text:span text:style-name="T22"> a tou</text:span><text:span text:style-name="T129">z</text:span><text:span text:style-name="T22"> tant</text:span><text:span text:style-name="T49">)</text:span><text:span text:style-name="T22"> com</text:span><text:span text:style-name="T49">me</text:span><text:span text:style-name="T22"> a toi <text:s/></text:span><text:span text:style-name="T142">G] ...</text:span><text:span text:style-name="T144">plait a toz tant con toi <text:s text:c="2"/></text:span><text:span text:style-name="T166">L] ...</text:span><text:span text:style-name="T169">pas ia tant chascun con roi <text:s/></text:span><text:span text:style-name="T186">W</text:span>] ...<text:span text:style-name="T187">tant quatoy</text:span></text:p>
          </table:table-cell>
        </table:table-row>
        <table:table-row table:style-name="TableLine94726442796320">
          <table:table-cell table:style-name="Tabella1.A2" office:value-type="string">
            <text:p text:style-name="P3">7552</text:p>
          </table:table-cell>
          <table:table-cell table:style-name="Tabella1.A2" office:value-type="string">
            <text:p text:style-name="P4">Sertes je ne wel ne ne doi</text:p>
          </table:table-cell>
          <table:table-cell table:style-name="Tabella1.C2" office:value-type="string">
            <text:p text:style-name="P26">A] ...<text:span text:style-name="T12">ia nel… <text:s/></text:span><text:span text:style-name="T30">B] </text:span><text:span text:style-name="T49">Ne le deuroie pas voloir</text:span></text:p>
          </table:table-cell>
        </table:table-row>
        <table:table-row table:style-name="TableLine94726442797280">
          <table:table-cell table:style-name="Tabella1.A2" office:value-type="string">
            <text:p text:style-name="P3">7553</text:p>
          </table:table-cell>
          <table:table-cell table:style-name="Tabella1.A2" office:value-type="string">
            <text:p text:style-name="P3">Car a tel dame poroit plaire</text:p>
          </table:table-cell>
          <table:table-cell table:style-name="Tabella1.C2" office:value-type="string">
            <text:p text:style-name="P25">A] <text:span text:style-name="T12">Qui… <text:s/></text:span><text:span text:style-name="T21">E</text:span><text:span text:style-name="T144">G</text:span><text:span text:style-name="T21">] </text:span><text:span text:style-name="T22">Que… <text:s/></text:span><text:span text:style-name="T128">D</text:span><text:span text:style-name="T208">H2</text:span><text:span text:style-name="T197">M</text:span><text:span text:style-name="T128">] </text:span><text:span text:style-name="T129">Qua...parler</text:span></text:p>
          </table:table-cell>
        </table:table-row>
        <table:table-row table:style-name="TableLine94726442798240"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C2" office:value-type="string">
            <text:p text:style-name="P194"><text:span text:style-name="T128">D</text:span><text:span text:style-name="T208">H2</text:span><text:span text:style-name="T128">] </text:span><text:span text:style-name="T129">Qui men porroit tres </text:span><text:span text:style-name="T208">(H2 mlt)</text:span><text:span text:style-name="T129"> bien garder </text:span><text:span text:style-name="T208">(H2 gaber)</text:span><text:span text:style-name="T129"> <text:s/></text:span><text:span text:style-name="T196">M</text:span><text:span text:style-name="T21">] </text:span><text:span text:style-name="T197">Qui mlt tost le porroit amer</text:span></text:p>
          </table:table-cell>
        </table:table-row>
        <table:table-row table:style-name="TableLine94726442799008">
          <table:table-cell table:style-name="Tabella1.A2" office:value-type="string">
            <text:p text:style-name="P3">7554</text:p>
          </table:table-cell>
          <table:table-cell table:style-name="Tabella1.A2" office:value-type="string">
            <text:p text:style-name="P3">S’amor ne li vadroit puels gaire</text:p>
          </table:table-cell>
          <table:table-cell table:style-name="Tabella1.C2" office:value-type="string">
            <text:p text:style-name="P182">A<text:span text:style-name="T49">B</text:span><text:span text:style-name="T129">D</text:span><text:span text:style-name="T208">H2</text:span><text:span text:style-name="T22">E</text:span><text:span text:style-name="T156">I</text:span><text:span text:style-name="T197">M</text:span><text:span text:style-name="T179">T</text:span><text:span text:style-name="T187">W</text:span>] ...me… <text:s/><text:span text:style-name="T142">G</text:span><text:span text:style-name="T156">I</text:span><text:span text:style-name="T142">] ...</text:span><text:span text:style-name="T144">ne me uaudroit </text:span><text:span text:style-name="T156">(I puis) </text:span><text:span text:style-name="T144">gaire <text:s/></text:span><text:span text:style-name="T166">L] ...</text:span><text:span text:style-name="T169">ne uoudroit...</text:span><text:span text:style-name="T12"> <text:s/></text:span></text:p>
          </table:table-cell>
        </table:table-row>
        <table:table-row table:style-name="TableLine94726442799680"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C2" office:value-type="string">
            <text:p text:style-name="P194"><text:span text:style-name="T128">D</text:span><text:span text:style-name="T208">H2</text:span><text:span text:style-name="T128">] </text:span><text:span text:style-name="T129">Si le porroit a soi </text:span><text:span text:style-name="T208">(H2 li)</text:span><text:span text:style-name="T129"> atraire <text:s/></text:span><text:span text:style-name="T196">M</text:span><text:span text:style-name="T21">] </text:span><text:span text:style-name="T197">Ainz me tourneroit a contraire</text:span></text:p>
          </table:table-cell>
        </table:table-row>
        <table:table-row table:style-name="TableLine94726442800640">
          <table:table-cell table:style-name="Tabella1.A2" office:value-type="string">
            <text:p text:style-name="P3">7555</text:p>
          </table:table-cell>
          <table:table-cell table:style-name="Tabella1.A2" office:value-type="string">
            <text:p text:style-name="P3">Je ne wel nes ja Deu ne plasce</text:p>
          </table:table-cell>
          <table:table-cell table:style-name="Tabella1.C2" office:value-type="string">
            <text:p text:style-name="P197"><text:span text:style-name="T128">D] ...</text:span><text:span text:style-name="T129">vuil ia ne… <text:s/></text:span><text:span text:style-name="T142">G] ...</text:span><text:span text:style-name="T144">uuel ie ça… <text:s/></text:span><text:span text:style-name="T196">M</text:span><text:span text:style-name="T21">] </text:span><text:span text:style-name="T197">Ne ueil pas… <text:s/></text:span><text:span text:style-name="T207">H2</text:span><text:span text:style-name="T21">] ...</text:span><text:span text:style-name="T208">pas ne...</text:span></text:p>
          </table:table-cell>
        </table:table-row>
        <table:table-row table:style-name="TableLine94726442801600">
          <table:table-cell table:style-name="Tabella1.A2" office:value-type="string">
            <text:p text:style-name="P3">7556</text:p>
          </table:table-cell>
          <table:table-cell table:style-name="Tabella1.A2" office:value-type="string">
            <text:p text:style-name="P3">Que atre feme bien li fasce</text:p>
          </table:table-cell>
          <table:table-cell table:style-name="Tabella1.C2" office:value-type="string">
            <text:p text:style-name="P168"><text:span text:style-name="T30">B] ...dame…</text:span><text:span text:style-name="T49">.</text:span></text:p>
          </table:table-cell>
        </table:table-row>
        <table:table-row table:style-name="TableLine94726442802560">
          <table:table-cell table:style-name="Tabella1.A2" office:value-type="string">
            <text:p text:style-name="P3">7557</text:p>
          </table:table-cell>
          <table:table-cell table:style-name="Tabella1.A2" office:value-type="string">
            <text:p text:style-name="P3">Ne m’aigment <text:span text:style-name="T2">(H m’ainme) </text:span>pas Que l’ameroit</text:p>
          </table:table-cell>
          <table:table-cell table:style-name="Tabella1.C2" office:value-type="string">
            <text:p text:style-name="P197"><text:span text:style-name="T128">D] ...</text:span><text:span text:style-name="T129">maimme qui ne… <text:s/></text:span><text:span text:style-name="T142">G] </text:span><text:span text:style-name="T144">Nest mamie qui… <text:s/></text:span><text:span text:style-name="T207">H2</text:span><text:span text:style-name="T21">] </text:span><text:span text:style-name="T208">Ne dame qui ne lameroit</text:span></text:p>
          </table:table-cell>
        </table:table-row>
        <table:table-row table:style-name="TableLine94726442803520">
          <table:table-cell table:style-name="Tabella1.A2" office:value-type="string">
            <text:p text:style-name="P3">7558</text:p>
          </table:table-cell>
          <table:table-cell table:style-name="Tabella1.A2" office:value-type="string">
            <text:p text:style-name="P3">Se por mon preu ne le faissoit</text:p>
          </table:table-cell>
          <table:table-cell table:style-name="Tabella1.C2" office:value-type="string">
            <text:p text:style-name="P197"><text:span text:style-name="T128">D] ...son…</text:span><text:span text:style-name="T129"> <text:s/></text:span><text:span text:style-name="T142">G] ...</text:span><text:span text:style-name="T144">nen ofasioit <text:s/></text:span><text:span text:style-name="T155">I] ...</text:span><text:span text:style-name="T156">preuue le… <text:s/></text:span><text:span text:style-name="T196">M</text:span><text:span text:style-name="T21">] </text:span><text:span text:style-name="T197">Ne...feroit <text:s/></text:span><text:span text:style-name="T207">H2</text:span><text:span text:style-name="T21">] ...</text:span><text:span text:style-name="T208">por son non...</text:span></text:p>
          </table:table-cell>
        </table:table-row>
        <table:table-row table:style-name="TableLine94726442804480">
          <table:table-cell table:style-name="Tabella1.A2" office:value-type="string">
            <text:p text:style-name="P3">7559</text:p>
          </table:table-cell>
          <table:table-cell table:style-name="Tabella1.A2" office:value-type="string">
            <text:p text:style-name="P3">Seli qui l’ameroit por moi</text:p>
          </table:table-cell>
          <table:table-cell table:style-name="Tabella1.C2" office:value-type="string">
            <text:p text:style-name="P161"><text:span text:style-name="T128">D</text:span><text:span text:style-name="T208">H2</text:span><text:span text:style-name="T128">] ...</text:span><text:span text:style-name="T129">quoi</text:span></text:p>
          </table:table-cell>
        </table:table-row>
        <table:table-row table:style-name="TableLine94726442805440">
          <table:table-cell table:style-name="Tabella1.A2" office:value-type="string">
            <text:p text:style-name="P3">7560</text:p>
          </table:table-cell>
          <table:table-cell table:style-name="Tabella1.A2" office:value-type="string">
            <text:p text:style-name="P3">Ameroie j’en bone foi</text:p>
          </table:table-cell>
          <table:table-cell table:style-name="Tabella1.C2" office:value-type="string">
            <text:p text:style-name="P197">A<text:span text:style-name="T129">D</text:span><text:span text:style-name="T22">E</text:span><text:span text:style-name="T145">G</text:span><text:span text:style-name="T156">I</text:span><text:span text:style-name="T169">L</text:span><text:span text:style-name="T179">T</text:span><text:span text:style-name="T187">W</text:span>] ...<text:span text:style-name="T12">per bonne… <text:s/></text:span><text:span text:style-name="T30">B] ...embonne…</text:span><text:span text:style-name="T49"> <text:s/></text:span><text:span text:style-name="T207">H2</text:span><text:span text:style-name="T21">] ...</text:span><text:span text:style-name="T208">en bonne...</text:span></text:p>
          </table:table-cell>
        </table:table-row>
        <table:table-row table:style-name="TableLine94726442806400">
          <table:table-cell table:style-name="Tabella1.A2" office:value-type="string">
            <text:p text:style-name="P3">7561</text:p>
          </table:table-cell>
          <table:table-cell table:style-name="Tabella1.A2" office:value-type="string">
            <text:p text:style-name="P3">Se li diroie mon voloir</text:p>
          </table:table-cell>
          <table:table-cell table:style-name="Tabella1.C2" office:value-type="string">
            <text:p text:style-name="P345"><text:span text:style-name="T63">D</text:span><text:span text:style-name="T107">H2</text:span><text:span text:style-name="T97">W</text:span><text:span text:style-name="T58">] ...</text:span><text:span text:style-name="T64">di</text:span><text:span text:style-name="T63">s</text:span><text:span text:style-name="T64">oie...</text:span></text:p>
          </table:table-cell>
        </table:table-row>
        <table:table-row table:style-name="TableLine94726442807360">
          <table:table-cell table:style-name="Tabella1.A2" office:value-type="string">
            <text:p text:style-name="P3">7562</text:p>
          </table:table-cell>
          <table:table-cell table:style-name="Tabella1.A2" office:value-type="string">
            <text:p text:style-name="P3">Chascune le vodroit avoir</text:p>
          </table:table-cell>
          <table:table-cell table:style-name="Tabella1.C2" office:value-type="string">
            <text:p text:style-name="P281"/>
          </table:table-cell>
        </table:table-row>
        <table:table-row table:style-name="TableLine94726442808320">
          <table:table-cell table:style-name="Tabella1.A2" office:value-type="string">
            <text:p text:style-name="P3">7563</text:p>
          </table:table-cell>
          <table:table-cell table:style-name="Tabella1.A2" office:value-type="string">
            <text:p text:style-name="P3">Ne <text:span text:style-name="T2">(H Si ne)</text:span> m’en os croire en <text:soft-page-break/>messaige</text:p>
          </table:table-cell>
          <table:table-cell table:style-name="Tabella1.C2" office:value-type="string">
            <text:p text:style-name="P314">D<text:span text:style-name="T208">H2</text:span><text:span text:style-name="T197">M</text:span><text:span text:style-name="T179">T</text:span><text:span text:style-name="T187">W</text:span>] ---</text:p>
            <text:p text:style-name="P200"><text:soft-page-break/><text:span text:style-name="T49">B</text:span>E] <text:span text:style-name="T22">Je ne men...</text:span></text:p>
          </table:table-cell>
        </table:table-row>
        <table:table-row table:style-name="TableLine94726442809280">
          <table:table-cell table:style-name="Tabella1.A2" office:value-type="string">
            <text:p text:style-name="P3">7564</text:p>
          </table:table-cell>
          <table:table-cell table:style-name="Tabella1.A2" office:value-type="string">
            <text:p text:style-name="P3">Se ce (F C’ele) n’estoit feme d’eaige</text:p>
          </table:table-cell>
          <table:table-cell table:style-name="Tabella1.C2" office:value-type="string">
            <text:p text:style-name="P314">D<text:span text:style-name="T208">H2</text:span><text:span text:style-name="T197">M</text:span><text:span text:style-name="T179">T</text:span><text:span text:style-name="T187">W</text:span>] ---</text:p>
            <text:p text:style-name="P212"><text:span text:style-name="T49">B</text:span>E] <text:span text:style-name="T49">Ce</text:span><text:span text:style-name="T22"> nestoit </text:span><text:span text:style-name="T49">en (E </text:span><text:span text:style-name="T22">eu)… <text:s/></text:span><text:span text:style-name="T155">I] </text:span><text:span text:style-name="T157">Que tot me feroit uacelage</text:span></text:p>
          </table:table-cell>
        </table:table-row>
        <table:table-row table:style-name="TableLine94726442810240">
          <table:table-cell table:style-name="Tabella1.A2" office:value-type="string">
            <text:p text:style-name="P3">7565</text:p>
          </table:table-cell>
          <table:table-cell table:style-name="Tabella1.A2" office:value-type="string">
            <text:p text:style-name="P3">Jai le vi ge si davant moi</text:p>
          </table:table-cell>
          <table:table-cell table:style-name="Tabella1.C2" office:value-type="string">
            <text:p text:style-name="P135">D<text:span text:style-name="T208">H2</text:span><text:span text:style-name="T197">M</text:span><text:span text:style-name="T179">T</text:span>] ---</text:p>
            <text:p text:style-name="P142">G<text:span text:style-name="T169">L</text:span>] <text:span text:style-name="T145">Ja </text:span><text:span text:style-name="T169">(L Je)</text:span><text:span text:style-name="T145"> le ui ci...</text:span></text:p>
          </table:table-cell>
        </table:table-row>
        <table:table-row table:style-name="TableLine94726442811200">
          <table:table-cell table:style-name="Tabella1.A2" office:value-type="string">
            <text:p text:style-name="P3">7566</text:p>
          </table:table-cell>
          <table:table-cell table:style-name="Tabella1.A2" office:value-type="string">
            <text:p text:style-name="P3">Que il me pria si de soi <text:span text:style-name="T2">(H priat de foi)</text:span></text:p>
          </table:table-cell>
          <table:table-cell table:style-name="Tabella1.C2" office:value-type="string">
            <text:p text:style-name="P314">D<text:span text:style-name="T208">H2</text:span><text:span text:style-name="T197">M</text:span><text:span text:style-name="T179">T</text:span>] ---</text:p>
            <text:p text:style-name="P175">A<text:span text:style-name="T49">B</text:span><text:span text:style-name="T22">E</text:span><text:span text:style-name="T157">I</text:span><text:span text:style-name="T169">L</text:span><text:span text:style-name="T187">W</text:span>] ...<text:span text:style-name="T12">prooit </text:span><text:span text:style-name="T22">(</text:span><text:span text:style-name="T49">B</text:span><text:span text:style-name="T22">E prioit, </text:span><text:span text:style-name="T157">I preioit, </text:span><text:span text:style-name="T169">L</text:span><text:span text:style-name="T187">W</text:span><text:span text:style-name="T169"> pria</text:span><text:span text:style-name="T22">)</text:span><text:span text:style-name="T12"> mlt de soi <text:s/></text:span><text:span text:style-name="T142">G] ...</text:span><text:span text:style-name="T145">proie...</text:span></text:p>
          </table:table-cell>
        </table:table-row>
        <table:table-row table:style-name="TableLine94726442812160">
          <table:table-cell table:style-name="Tabella1.A2" office:value-type="string">
            <text:p text:style-name="P3">7567</text:p>
          </table:table-cell>
          <table:table-cell table:style-name="Tabella1.A2" office:value-type="string">
            <text:p text:style-name="P3">Que je preisse son servize</text:p>
          </table:table-cell>
          <table:table-cell table:style-name="Tabella1.C2" office:value-type="string">
            <text:p text:style-name="P314">D<text:span text:style-name="T208">H2</text:span><text:span text:style-name="T197">M</text:span><text:span text:style-name="T179">T</text:span>] ---</text:p>
          </table:table-cell>
        </table:table-row>
        <table:table-row table:style-name="TableLine94726442813120">
          <table:table-cell table:style-name="Tabella1.A2" office:value-type="string">
            <text:p text:style-name="P3">7568</text:p>
          </table:table-cell>
          <table:table-cell table:style-name="Tabella1.A2" office:value-type="string">
            <text:p text:style-name="P3">Lasce je fui si entreprisse</text:p>
          </table:table-cell>
          <table:table-cell table:style-name="Tabella1.C2" office:value-type="string">
            <text:p text:style-name="P136">D<text:span text:style-name="T208">H2</text:span><text:span text:style-name="T197">M</text:span><text:span text:style-name="T179">T</text:span>] ---</text:p>
          </table:table-cell>
        </table:table-row>
        <table:table-row table:style-name="TableLine94726442814080">
          <table:table-cell table:style-name="Tabella1.A2" office:value-type="string">
            <text:p text:style-name="P3">7569</text:p>
          </table:table-cell>
          <table:table-cell table:style-name="Tabella1.A2" office:value-type="string">
            <text:p text:style-name="P3">Quant fumes issi ambedui</text:p>
          </table:table-cell>
          <table:table-cell table:style-name="Tabella1.C2" office:value-type="string">
            <text:p text:style-name="P314">D<text:span text:style-name="T208">H2</text:span><text:span text:style-name="T197">M</text:span><text:span text:style-name="T179">T</text:span>] ---</text:p>
            <text:p text:style-name="P161">A<text:span text:style-name="T49">B</text:span><text:span text:style-name="T22">E</text:span><text:span text:style-name="T145">G</text:span><text:span text:style-name="T157">I</text:span><text:span text:style-name="T170">L</text:span><text:span text:style-name="T187">W</text:span>] ...<text:span text:style-name="T12">nos fumes...</text:span></text:p>
          </table:table-cell>
        </table:table-row>
        <table:table-row table:style-name="TableLine94726442815040">
          <table:table-cell table:style-name="Tabella1.A2" office:value-type="string">
            <text:p text:style-name="P3">7570</text:p>
          </table:table-cell>
          <table:table-cell table:style-name="Tabella1.A2" office:value-type="string">
            <text:p text:style-name="P3">Que seu que pensoie de lui</text:p>
          </table:table-cell>
          <table:table-cell table:style-name="Tabella1.C2" office:value-type="string">
            <text:p text:style-name="P135">D<text:span text:style-name="T197">M</text:span><text:span text:style-name="T179">T</text:span>] ---</text:p>
            <text:p text:style-name="P147">G] <text:span text:style-name="T145">Que ce pensoie… <text:s/></text:span><text:span text:style-name="T155">I] ...</text:span><text:span text:style-name="T157">bensoie...</text:span></text:p>
          </table:table-cell>
        </table:table-row>
        <table:table-row table:style-name="TableLine94726442777344">
          <table:table-cell table:style-name="Tabella1.A2" office:value-type="string">
            <text:p text:style-name="P3">7571</text:p>
          </table:table-cell>
          <table:table-cell table:style-name="Tabella1.A2" office:value-type="string">
            <text:p text:style-name="P3">Ne li peoie dire voir</text:p>
          </table:table-cell>
          <table:table-cell table:style-name="Tabella1.C2" office:value-type="string">
            <text:p text:style-name="P135">D] ---</text:p>
            <text:p text:style-name="P82"><text:span text:style-name="T178">T] </text:span><text:span text:style-name="T179">Mais il puet bien amenteuoir</text:span></text:p>
            <text:p text:style-name="P88"><text:span text:style-name="T196">M</text:span>] <text:span text:style-name="T197">Jl le pooit assez sauoir</text:span></text:p>
            <text:p text:style-name="P94"><text:span text:style-name="T207">H2</text:span>] <text:s/><text:span text:style-name="T208">Jl le porroit mlt bien sauoit</text:span></text:p>
            <text:p text:style-name="P26"><text:span text:style-name="T30">B] ...</text:span><text:span text:style-name="T49">lem...</text:span></text:p>
          </table:table-cell>
        </table:table-row>
        <table:table-row table:style-name="TableLine94726442778256">
          <table:table-cell table:style-name="Tabella1.A2" office:value-type="string">
            <text:p text:style-name="P3">7572</text:p>
          </table:table-cell>
          <table:table-cell table:style-name="Tabella1.A2" office:value-type="string">
            <text:p text:style-name="P3">Il le peoit assez savoir</text:p>
          </table:table-cell>
          <table:table-cell table:style-name="Tabella1.C2" office:value-type="string">
            <text:p text:style-name="P135">D] ---</text:p>
            <text:p text:style-name="P88"><text:span text:style-name="T196">M</text:span>] <text:span text:style-name="T197">je lamoie de mon pooir</text:span></text:p>
            <text:p text:style-name="P82"><text:span text:style-name="T178">T] </text:span><text:span text:style-name="T179">Et etsoueuer aperceuoi</text:span></text:p>
            <text:p text:style-name="P94"><text:span text:style-name="T207">H2</text:span>] <text:span text:style-name="T208">Et mlt tres bien aperceuoir</text:span></text:p>
          </table:table-cell>
        </table:table-row>
        <table:table-row table:style-name="TableLine94726442819920">
          <table:table-cell table:style-name="Tabella1.A2" office:value-type="string">
            <text:p text:style-name="P3">7573</text:p>
          </table:table-cell>
          <table:table-cell table:style-name="Tabella1.A2" office:value-type="string">
            <text:p text:style-name="P3">Quant je li tendi <text:span text:style-name="T2">(H rendi)</text:span> ma main nue</text:p>
          </table:table-cell>
          <table:table-cell table:style-name="Tabella1.C2" office:value-type="string">
            <text:p text:style-name="P149">G] ...<text:span text:style-name="T145">ie le rendi… <text:s/></text:span><text:span text:style-name="T207">H2</text:span><text:span text:style-name="T21">] ...</text:span><text:span text:style-name="T208">se...</text:span></text:p>
          </table:table-cell>
        </table:table-row>
        <table:table-row table:style-name="TableLine94726442820480">
          <table:table-cell table:style-name="Tabella1.A2" office:value-type="string">
            <text:p text:style-name="P3">7574</text:p>
          </table:table-cell>
          <table:table-cell table:style-name="Tabella1.A2" office:value-type="string">
            <text:p text:style-name="P5">Por ce m’ait plus amor vancue</text:p>
          </table:table-cell>
          <table:table-cell table:style-name="Tabella1.C2" office:value-type="string">
            <text:p text:style-name="P285"/>
          </table:table-cell>
        </table:table-row>
        <table:table-row table:style-name="TableLine94726442821440">
          <table:table-cell table:style-name="Tabella1.A2" office:value-type="string">
            <text:p text:style-name="P3">7575</text:p>
          </table:table-cell>
          <table:table-cell table:style-name="Tabella1.A2" office:value-type="string">
            <text:p text:style-name="P5">Car (H Que) il n’estoit de grant (H halt) paraige</text:p>
          </table:table-cell>
          <table:table-cell table:style-name="Tabella1.C2" office:value-type="string">
            <text:p text:style-name="P286">INV <text:span text:style-name="T129">D</text:span><text:span text:style-name="T208">H2</text:span><text:span text:style-name="T21">E] </text:span>Ne mosoit dire son corage</text:p>
            <text:p text:style-name="P179"><text:span text:style-name="T30">B</text:span><text:span text:style-name="T170">L</text:span><text:span text:style-name="T187">W</text:span><text:span text:style-name="T30">] </text:span><text:span text:style-name="T49">Car nestoit de si haut </text:span><text:span text:style-name="T170">(L</text:span><text:span text:style-name="T187">W</text:span><text:span text:style-name="T170"> grant</text:span><text:span text:style-name="T179">)</text:span><text:span text:style-name="T49">…. <text:s text:c="2"/></text:span><text:span text:style-name="T155">I</text:span><text:span text:style-name="T179">T</text:span><text:span text:style-name="T155">] ...</text:span><text:span text:style-name="T157">aute...</text:span></text:p>
          </table:table-cell>
        </table:table-row>
        <table:table-row table:style-name="TableLine94726442822400">
          <table:table-cell table:style-name="Tabella1.A2" office:value-type="string">
            <text:p text:style-name="P3">7576</text:p>
          </table:table-cell>
          <table:table-cell table:style-name="Tabella1.A2" office:value-type="string">
            <text:p text:style-name="P5">Ne m’osoit dire son coraige</text:p>
          </table:table-cell>
          <table:table-cell table:style-name="Tabella1.C2" office:value-type="string">
            <text:p text:style-name="P357"><text:span text:style-name="T35">D</text:span><text:span text:style-name="T36">E] </text:span><text:span text:style-name="T37">Por ce </text:span><text:span text:style-name="T35">quil nest</text:span><text:span text:style-name="T37"> de haut parage <text:s/></text:span><text:span text:style-name="T47">H2</text:span><text:span text:style-name="T36">] </text:span><text:span text:style-name="T48">Por ce quil est de bas parage</text:span></text:p>
            <text:p text:style-name="P50">A] ...<text:span text:style-name="T12">me sot… <text:s/></text:span><text:span text:style-name="T30">B] </text:span><text:span text:style-name="T49">Quil mosast mie son… <text:s/></text:span><text:span text:style-name="T155">I] ...mesoit…</text:span><text:span text:style-name="T157"> <text:s/></text:span><text:span text:style-name="T186">W</text:span>] ...<text:span text:style-name="T187">me soit...</text:span></text:p>
          </table:table-cell>
        </table:table-row>
        <text:soft-page-break/>
        <table:table-row table:style-name="TableLine94726442823360">
          <table:table-cell table:style-name="Tabella1.A2" office:value-type="string">
            <text:p text:style-name="P3">7577</text:p>
          </table:table-cell>
          <table:table-cell table:style-name="Tabella1.A2" office:value-type="string">
            <text:p text:style-name="P5">Car il cremoit a moi faillir</text:p>
          </table:table-cell>
          <table:table-cell table:style-name="Tabella1.C2" office:value-type="string">
            <text:p text:style-name="P348"><text:span text:style-name="T68">A</text:span><text:span text:style-name="T69">EG</text:span><text:span text:style-name="T81">I</text:span><text:span text:style-name="T88">L</text:span><text:span text:style-name="T104">M</text:span><text:span text:style-name="T93">T</text:span><text:span text:style-name="T97">W</text:span><text:span text:style-name="T68">] </text:span><text:span text:style-name="T69">(G Que)</text:span><text:span text:style-name="T68">...cuidoit…</text:span><text:span text:style-name="T70"> <text:s/></text:span><text:span text:style-name="T71">B] </text:span><text:span text:style-name="T72">Dire car bien cuidoit faillir <text:s/></text:span><text:span text:style-name="T66">D</text:span><text:span text:style-name="T107">H2</text:span><text:span text:style-name="T66">] </text:span><text:span text:style-name="T73">Et si...</text:span></text:p>
          </table:table-cell>
        </table:table-row>
        <table:table-row table:style-name="TableLine94726442824320">
          <table:table-cell table:style-name="Tabella1.A2" office:value-type="string">
            <text:p text:style-name="P3">7578</text:p>
          </table:table-cell>
          <table:table-cell table:style-name="Tabella1.A2" office:value-type="string">
            <text:p text:style-name="P5">Je li deusse descovrir</text:p>
          </table:table-cell>
          <table:table-cell table:style-name="Tabella1.C2" office:value-type="string">
            <text:p text:style-name="P175">A] <text:span text:style-name="T12">Ce li… <text:s text:c="2"/></text:span><text:span text:style-name="T30">B] </text:span><text:span text:style-name="T49">Bien li… <text:s/></text:span><text:span text:style-name="T142">G] </text:span><text:span text:style-name="T145">Jl le...</text:span></text:p>
          </table:table-cell>
        </table:table-row>
        <table:table-row table:style-name="TableLine94726442825280">
          <table:table-cell table:style-name="Tabella1.A2" office:value-type="string">
            <text:p text:style-name="P3">7579</text:p>
          </table:table-cell>
          <table:table-cell table:style-name="Tabella1.A2" office:value-type="string">
            <text:p text:style-name="P5">L’amor et de lui et de moi</text:p>
          </table:table-cell>
          <table:table-cell table:style-name="Tabella1.C2" office:value-type="string">
            <text:p text:style-name="P99"/>
          </table:table-cell>
        </table:table-row>
        <table:table-row table:style-name="TableLine94726442826240">
          <table:table-cell table:style-name="Tabella1.A2" office:value-type="string">
            <text:p text:style-name="P5">7580</text:p>
          </table:table-cell>
          <table:table-cell table:style-name="Tabella1.A2" office:value-type="string">
            <text:p text:style-name="P5">Quant il me prioit si de soi (H foi)</text:p>
          </table:table-cell>
          <table:table-cell table:style-name="Tabella1.C2" office:value-type="string">
            <text:p text:style-name="P148">G] ...proia…<text:span text:style-name="T145"> <text:s/></text:span><text:span text:style-name="T166">L] ...</text:span><text:span text:style-name="T170">pria tant de soi <text:s/></text:span><text:span text:style-name="T196">M</text:span><text:span text:style-name="T21">] ...</text:span><text:span text:style-name="T197">poit...</text:span><text:span text:style-name="T170"> <text:s/></text:span><text:span text:style-name="T186">W</text:span><text:span text:style-name="T11">] ...</text:span><text:span text:style-name="T188">prioit tant defoy</text:span></text:p>
          </table:table-cell>
        </table:table-row>
        <table:table-row table:style-name="TableLine94726442827200">
          <table:table-cell table:style-name="Tabella1.A2" office:value-type="string">
            <text:p text:style-name="P5">7581</text:p>
          </table:table-cell>
          <table:table-cell table:style-name="Tabella1.A2" office:value-type="string">
            <text:p text:style-name="P5">Quel retenisse a sodoier</text:p>
          </table:table-cell>
          <table:table-cell table:style-name="Tabella1.C2" office:value-type="string">
            <text:p text:style-name="P160">A<text:span text:style-name="T49">B</text:span><text:span text:style-name="T130">D</text:span><text:span text:style-name="T209">H2</text:span><text:span text:style-name="T22">E</text:span><text:span text:style-name="T145">G</text:span><text:span text:style-name="T157">I</text:span><text:span text:style-name="T170">L</text:span><text:span text:style-name="T197">M</text:span><text:span text:style-name="T179">T</text:span><text:span text:style-name="T188">W</text:span>] ...<text:span text:style-name="T12">presisse por...</text:span></text:p>
          </table:table-cell>
        </table:table-row>
        <table:table-row table:style-name="TableLine94726442828160">
          <table:table-cell table:style-name="Tabella1.A2" office:value-type="string">
            <text:p text:style-name="P5">7582</text:p>
          </table:table-cell>
          <table:table-cell table:style-name="Tabella1.A2" office:value-type="string">
            <text:p text:style-name="P5">Il ne m’osoit de plus proier</text:p>
          </table:table-cell>
          <table:table-cell table:style-name="Tabella1.C2" office:value-type="string">
            <text:p text:style-name="P327">A<text:span text:style-name="T170">L</text:span><text:span text:style-name="T197">M</text:span><text:span text:style-name="T188">W</text:span>] ...<text:span text:style-name="T12">ne me sot...</text:span></text:p>
          </table:table-cell>
        </table:table-row>
        <table:table-row table:style-name="TableLine94726442829120">
          <table:table-cell table:style-name="Tabella1.A2" office:value-type="string">
            <text:p text:style-name="P5">7583</text:p>
          </table:table-cell>
          <table:table-cell table:style-name="Tabella1.A2" office:value-type="string">
            <text:p text:style-name="P5">Certes mout m’en doi repentir</text:p>
          </table:table-cell>
          <table:table-cell table:style-name="Tabella1.C2" office:value-type="string">
            <text:p text:style-name="P183"/>
          </table:table-cell>
        </table:table-row>
        <table:table-row table:style-name="TableLine94726442830080">
          <table:table-cell table:style-name="Tabella1.A2" office:value-type="string">
            <text:p text:style-name="P5">7584</text:p>
          </table:table-cell>
          <table:table-cell table:style-name="Tabella1.A2" office:value-type="string">
            <text:p text:style-name="P5">Se ja mais peoie venir</text:p>
          </table:table-cell>
          <table:table-cell table:style-name="Tabella1.C2" office:value-type="string">
            <text:p text:style-name="P183">A] ...<text:span text:style-name="T12">ie iamais… <text:s/></text:span><text:span text:style-name="T30">B] </text:span><text:span text:style-name="T49">Et se diex me loisoit… <text:s/></text:span><text:span text:style-name="T166">L] ...</text:span><text:span text:style-name="T170">ie mais...</text:span></text:p>
          </table:table-cell>
        </table:table-row>
        <table:table-row table:style-name="TableLine94726442831040">
          <table:table-cell table:style-name="Tabella1.A2" office:value-type="string">
            <text:p text:style-name="P5">7585</text:p>
          </table:table-cell>
          <table:table-cell table:style-name="Tabella1.A2" office:value-type="string">
            <text:p text:style-name="P5">En si bone aisse com je fui</text:p>
          </table:table-cell>
          <table:table-cell table:style-name="Tabella1.C2" office:value-type="string">
            <text:p text:style-name="P63">E] ...<text:span text:style-name="T22">que roi fui</text:span></text:p>
          </table:table-cell>
        </table:table-row>
        <table:table-row table:style-name="TableLine94726442832000">
          <table:table-cell table:style-name="Tabella1.A2" office:value-type="string">
            <text:p text:style-name="P5">7586</text:p>
          </table:table-cell>
          <table:table-cell table:style-name="Tabella1.A2" office:value-type="string">
            <text:p text:style-name="P5">Certes je prieroie lui</text:p>
          </table:table-cell>
          <table:table-cell table:style-name="Tabella1.C2" office:value-type="string">
            <text:p text:style-name="P48"><text:span text:style-name="T166">L] ...</text:span><text:span text:style-name="T170">ie poroie...</text:span></text:p>
          </table:table-cell>
        </table:table-row>
        <table:table-row table:style-name="TableLine94726442832960">
          <table:table-cell table:style-name="Tabella1.A2" office:value-type="string">
            <text:p text:style-name="P5">7587</text:p>
          </table:table-cell>
          <table:table-cell table:style-name="Tabella1.A2" office:value-type="string">
            <text:p text:style-name="P5">La pucele fut en <text:s/>dolor</text:p>
          </table:table-cell>
          <table:table-cell table:style-name="Tabella1.C2" office:value-type="string">
            <text:p text:style-name="P100"/>
          </table:table-cell>
        </table:table-row>
        <table:table-row table:style-name="TableLine94726442833920">
          <table:table-cell table:style-name="Tabella1.A2" office:value-type="string">
            <text:p text:style-name="P5">7588</text:p>
          </table:table-cell>
          <table:table-cell table:style-name="Tabella1.A2" office:value-type="string">
            <text:p text:style-name="P5">Et en grant poengne por amor</text:p>
          </table:table-cell>
          <table:table-cell table:style-name="Tabella1.C2" office:value-type="string">
            <text:p text:style-name="P169">A<text:span text:style-name="T130">D</text:span><text:span text:style-name="T209">H2</text:span>] ...<text:span text:style-name="T13">samor</text:span></text:p>
          </table:table-cell>
        </table:table-row>
        <table:table-row table:style-name="TableLine94726442834880">
          <table:table-cell table:style-name="Tabella1.A2" office:value-type="string">
            <text:p text:style-name="P5">7589</text:p>
          </table:table-cell>
          <table:table-cell table:style-name="Tabella1.A2" office:value-type="string">
            <text:p text:style-name="P5">Tote fut em<text:span text:style-name="T13">p</text:span>a<text:span text:style-name="T13">l</text:span>ie et vaigne</text:p>
          </table:table-cell>
          <table:table-cell table:style-name="Tabella1.C2" office:value-type="string">
            <text:p text:style-name="P27">A<text:span text:style-name="T50">B</text:span><text:span text:style-name="T22">E</text:span><text:span text:style-name="T145">G</text:span><text:span text:style-name="T157">I</text:span><text:span text:style-name="T170">L</text:span><text:span text:style-name="T188">W</text:span>] <text:span text:style-name="T50">(B Que)</text:span>...<text:span text:style-name="T13">palle </text:span><text:span text:style-name="T22">(</text:span><text:span text:style-name="T50">B</text:span><text:span text:style-name="T22">E</text:span><text:span text:style-name="T157">I</text:span><text:span text:style-name="T22"> et pale, </text:span><text:span text:style-name="T170">L</text:span><text:span text:style-name="T188">W</text:span><text:span text:style-name="T170"> palie</text:span><text:span text:style-name="T22">)</text:span><text:span text:style-name="T13"> et uaine <text:s/></text:span><text:span text:style-name="T128">D</text:span><text:span text:style-name="T209">H2</text:span><text:span text:style-name="T128">] </text:span><text:span text:style-name="T130">La color p auoit poure et uainne</text:span></text:p>
          </table:table-cell>
        </table:table-row>
        <table:table-row table:style-name="TableLine94726442835840">
          <table:table-cell table:style-name="Tabella1.A2" office:value-type="string">
            <text:p text:style-name="P5">7590</text:p>
          </table:table-cell>
          <table:table-cell table:style-name="Tabella1.A2" office:value-type="string">
            <text:p text:style-name="P5">Et sa maistresce Sipriaigne</text:p>
          </table:table-cell>
          <table:table-cell table:style-name="Tabella1.C2" office:value-type="string">
            <text:p text:style-name="P169">A] ...<text:span text:style-name="T13">maistre est… <text:s/></text:span><text:span text:style-name="T170">L] MESTRA</text:span></text:p>
          </table:table-cell>
        </table:table-row>
        <table:table-row table:style-name="TableLine94726442836800">
          <table:table-cell table:style-name="Tabella1.A2" office:value-type="string">
            <text:p text:style-name="P5">7591</text:p>
          </table:table-cell>
          <table:table-cell table:style-name="Tabella1.A2" office:value-type="string">
            <text:p text:style-name="P5">Li demandait Ou ais tu pris</text:p>
          </table:table-cell>
          <table:table-cell table:style-name="Tabella1.C2" office:value-type="string">
            <text:p text:style-name="P71">E] ...<text:span text:style-name="T22">ou ele ot pris <text:s/></text:span><text:span text:style-name="T142">G] ...</text:span><text:span text:style-name="T145">don as...</text:span></text:p>
          </table:table-cell>
        </table:table-row>
        <table:table-row table:style-name="TableLine94726442837760">
          <table:table-cell table:style-name="Tabella1.A2" office:value-type="string">
            <text:p text:style-name="P5">7592</text:p>
          </table:table-cell>
          <table:table-cell table:style-name="Tabella1.A2" office:value-type="string">
            <text:p text:style-name="P5">Le mal que si t’ait taint le vis</text:p>
          </table:table-cell>
          <table:table-cell table:style-name="Tabella1.C2" office:value-type="string">
            <text:p text:style-name="P85">E] ...<text:span text:style-name="T22">dont ot si taint… <text:s/></text:span><text:span text:style-name="T186">W</text:span><text:span text:style-name="T11">] ...</text:span><text:span text:style-name="T188">qui si toint ta le...</text:span></text:p>
          </table:table-cell>
        </table:table-row>
        <table:table-row table:style-name="TableLine94726442838720">
          <table:table-cell table:style-name="Tabella1.A2" office:value-type="string">
            <text:p text:style-name="P5">7593</text:p>
          </table:table-cell>
          <table:table-cell table:style-name="Tabella1.A2" office:value-type="string">
            <text:p text:style-name="P5">Seu est d’amors je le voi bien</text:p>
          </table:table-cell>
          <table:table-cell table:style-name="Tabella1.C2" office:value-type="string">
            <text:p text:style-name="P63"><text:span text:style-name="T50">B</text:span><text:span text:style-name="T130">D</text:span><text:span text:style-name="T209">H2</text:span>E<text:span text:style-name="T170">L</text:span><text:span text:style-name="T197">M</text:span><text:span text:style-name="T180">T</text:span><text:span text:style-name="T188">W</text:span>] ---</text:p>
            <text:p text:style-name="P349"><text:span text:style-name="T38">A</text:span><text:span text:style-name="T39">G</text:span><text:span text:style-name="T41">I</text:span><text:span text:style-name="T38">] </text:span><text:span text:style-name="T40">Maestre d</text:span><text:span text:style-name="T39">un</text:span><text:span text:style-name="T40">e auision</text:span></text:p>
          </table:table-cell>
        </table:table-row>
        <table:table-row table:style-name="TableLine94726442839680">
          <table:table-cell table:style-name="Tabella1.A2" office:value-type="string">
            <text:p text:style-name="P5">7594</text:p>
          </table:table-cell>
          <table:table-cell table:style-name="Tabella1.A2" office:value-type="string">
            <text:p text:style-name="P5">Jai (H Il) ne t’estuet covrir de rien</text:p>
          </table:table-cell>
          <table:table-cell table:style-name="Tabella1.C2" office:value-type="string">
            <text:p text:style-name="P63"><text:span text:style-name="T50">B</text:span><text:span text:style-name="T130">D</text:span><text:span text:style-name="T209">H2</text:span>E<text:span text:style-name="T170">L</text:span><text:span text:style-name="T197">M</text:span><text:span text:style-name="T180">T</text:span><text:span text:style-name="T188">W</text:span>] ---</text:p>
            <text:p text:style-name="P33">A<text:span text:style-name="T145">G</text:span><text:span text:style-name="T157">I</text:span>] <text:span text:style-name="T13">Anuit souioie </text:span><text:span text:style-name="T145">(G somioie, </text:span><text:span text:style-name="T157">I songoie</text:span><text:span text:style-name="T145">)</text:span><text:span text:style-name="T13"> dun lion</text:span></text:p>
          </table:table-cell>
        </table:table-row>
        <table:table-row table:style-name="TableLine94726442840640">
          <table:table-cell table:style-name="Tabella1.A2" office:value-type="string">
            <text:p text:style-name="P5">7595</text:p>
          </table:table-cell>
          <table:table-cell table:style-name="Tabella1.A2" office:value-type="string">
            <text:p text:style-name="P5">Se seu <text:s/>est por le sodoier</text:p>
          </table:table-cell>
          <table:table-cell table:style-name="Tabella1.C2" office:value-type="string">
            <text:p text:style-name="P200"><text:span text:style-name="T50">B</text:span><text:span text:style-name="T130">D</text:span><text:span text:style-name="T209">H2</text:span>E<text:span text:style-name="T170">L</text:span><text:span text:style-name="T197">M</text:span><text:span text:style-name="T180">T</text:span><text:span text:style-name="T188">W</text:span>] ---</text:p>
            <text:p text:style-name="P169">A<text:span text:style-name="T145">G</text:span><text:span text:style-name="T157">I</text:span>] <text:span text:style-name="T13">Qui ci deuant mont lit uenoit</text:span></text:p>
          </table:table-cell>
        </table:table-row>
        <table:table-row table:style-name="TableLine94726442841600">
          <table:table-cell table:style-name="Tabella1.A2" office:value-type="string">
            <text:p text:style-name="P5">7596</text:p>
          </table:table-cell>
          <table:table-cell table:style-name="Tabella1.A2" office:value-type="string">
            <text:p text:style-name="P12">Que por toi fut si avant ier</text:p>
          </table:table-cell>
          <table:table-cell table:style-name="Tabella1.C2" office:value-type="string">
            <text:p text:style-name="P63"><text:span text:style-name="T50">B</text:span><text:span text:style-name="T130">D</text:span><text:span text:style-name="T209">H2</text:span>E<text:span text:style-name="T170">L</text:span><text:span text:style-name="T197">M</text:span><text:span text:style-name="T180">T</text:span><text:span text:style-name="T188">W</text:span>] ---</text:p>
            <text:p text:style-name="P33">A<text:span text:style-name="T145">G</text:span><text:span text:style-name="T157">I</text:span>] <text:span text:style-name="T13">Li lions parlot ce </text:span><text:span text:style-name="T145">(G et si, </text:span><text:span text:style-name="T157">I si</text:span><text:span text:style-name="T145">)</text:span><text:span text:style-name="T13"> disoit</text:span></text:p>
          </table:table-cell>
        </table:table-row>
        <table:table-row table:style-name="TableLine94726442842560">
          <table:table-cell table:style-name="Tabella1.A2" office:value-type="string">
            <text:p text:style-name="P5">7597</text:p>
          </table:table-cell>
          <table:table-cell table:style-name="Tabella1.A2" office:value-type="string">
            <text:p text:style-name="P5">Je le sai bien si le me di</text:p>
          </table:table-cell>
          <table:table-cell table:style-name="Tabella1.C2" office:value-type="string">
            <text:p text:style-name="P200"><text:span text:style-name="T50">B</text:span><text:span text:style-name="T130">D</text:span><text:span text:style-name="T209">H2</text:span>E<text:span text:style-name="T170">L</text:span><text:span text:style-name="T197">M</text:span><text:span text:style-name="T180">T</text:span><text:span text:style-name="T188">W</text:span>] ---</text:p>
            <text:p text:style-name="P169">A<text:span text:style-name="T145">G</text:span><text:span text:style-name="T157">I</text:span>] <text:span text:style-name="T13">Que se deuenoie samie</text:span></text:p>
          </table:table-cell>
        </table:table-row>
        <text:soft-page-break/>
        <table:table-row table:style-name="TableLine94726442843520">
          <table:table-cell table:style-name="Tabella1.A2" office:value-type="string">
            <text:p text:style-name="P5">7598</text:p>
          </table:table-cell>
          <table:table-cell table:style-name="Tabella1.A2" office:value-type="string">
            <text:p text:style-name="P5">Mout ais ores quis povre ami</text:p>
          </table:table-cell>
          <table:table-cell table:style-name="Tabella1.C2" office:value-type="string">
            <text:p text:style-name="P200"><text:span text:style-name="T50">B</text:span><text:span text:style-name="T130">D</text:span><text:span text:style-name="T209">H2</text:span>E<text:span text:style-name="T180">L</text:span><text:span text:style-name="T197">M</text:span><text:span text:style-name="T180">T</text:span><text:span text:style-name="T188">W</text:span>] ---</text:p>
            <text:p text:style-name="P169">A<text:span text:style-name="T145">G</text:span><text:span text:style-name="T157">I</text:span>] <text:span text:style-name="T13">Jl destruiroit li rois dongrie <text:s text:c="18"/></text:span></text:p>
          </table:table-cell>
        </table:table-row>
        <table:table-row table:style-name="Tabella1.115">
          <table:table-cell table:style-name="Tabella1.A2" office:value-type="string">
            <text:p text:style-name="P5">7599</text:p>
          </table:table-cell>
          <table:table-cell table:style-name="Tabella1.A2" office:value-type="string">
            <text:p text:style-name="P5">Nus hons ne seit qui est ne dont</text:p>
          </table:table-cell>
          <table:table-cell table:style-name="Tabella1.C2" office:value-type="string">
            <text:p text:style-name="P200"><text:span text:style-name="T50">B</text:span><text:span text:style-name="T130">D</text:span><text:span text:style-name="T209">H2</text:span>E<text:span text:style-name="T170">L</text:span><text:span text:style-name="T197">M</text:span><text:span text:style-name="T180">T</text:span><text:span text:style-name="T188">W</text:span>] ---</text:p>
            <text:p text:style-name="P169">A<text:span text:style-name="T145">G</text:span><text:span text:style-name="T157">I</text:span>] <text:span text:style-name="T13">Del lion auoie paor</text:span></text:p>
          </table:table-cell>
        </table:table-row>
        <table:table-row table:style-name="TableLine94726442845488">
          <table:table-cell table:style-name="Tabella1.A2" office:value-type="string">
            <text:p text:style-name="P5">7600</text:p>
          </table:table-cell>
          <table:table-cell table:style-name="Tabella1.A2" office:value-type="string">
            <text:p text:style-name="P5">Romadanaple li respont</text:p>
          </table:table-cell>
          <table:table-cell table:style-name="Tabella1.C2" office:value-type="string">
            <text:p text:style-name="P200"><text:span text:style-name="T50">B</text:span><text:span text:style-name="T130">D</text:span><text:span text:style-name="T209">H2</text:span>E<text:span text:style-name="T170">L</text:span><text:span text:style-name="T197">M</text:span><text:span text:style-name="T180">T</text:span><text:span text:style-name="T188">W</text:span>] ---</text:p>
            <text:p text:style-name="P169">A<text:span text:style-name="T145">G</text:span><text:span text:style-name="T157">I</text:span>] <text:span text:style-name="T13">Et de ce quar queoir </text:span><text:span text:style-name="T145">(G</text:span><text:span text:style-name="T157">I</text:span><text:span text:style-name="T145"> queroit)</text:span><text:span text:style-name="T13"> mamor</text:span></text:p>
          </table:table-cell>
        </table:table-row>
        <table:table-row table:style-name="TableLine94726442846400">
          <table:table-cell table:style-name="Tabella1.A2" office:value-type="string">
            <text:p text:style-name="P5">7601</text:p>
          </table:table-cell>
          <table:table-cell table:style-name="Tabella1.A2" office:value-type="string">
            <text:p text:style-name="P5">Maistresce je n’en sai noiant</text:p>
          </table:table-cell>
          <table:table-cell table:style-name="Tabella1.C2" office:value-type="string">
            <text:p text:style-name="P63"><text:span text:style-name="T50">B</text:span><text:span text:style-name="T130">D</text:span><text:span text:style-name="T209">H2</text:span>E<text:span text:style-name="T170">L</text:span><text:span text:style-name="T197">M</text:span><text:span text:style-name="T180">T</text:span><text:span text:style-name="T188">W</text:span>] ---</text:p>
            <text:p text:style-name="P33">A<text:span text:style-name="T145">G</text:span><text:span text:style-name="T157">I</text:span>] <text:span text:style-name="T13">Jl nauoit pas felon regart</text:span></text:p>
          </table:table-cell>
        </table:table-row>
        <table:table-row table:style-name="TableLine94726442847360">
          <table:table-cell table:style-name="Tabella1.A2" office:value-type="string">
            <text:p text:style-name="P5">7602</text:p>
          </table:table-cell>
          <table:table-cell table:style-name="Tabella1.A2" office:value-type="string">
            <text:p text:style-name="P5">Por coi le me metez davant</text:p>
          </table:table-cell>
          <table:table-cell table:style-name="Tabella1.C2" office:value-type="string">
            <text:p text:style-name="P200"><text:span text:style-name="T50">B</text:span><text:span text:style-name="T130">D</text:span><text:span text:style-name="T209">H2</text:span>E<text:span text:style-name="T170">L</text:span><text:span text:style-name="T197">M</text:span><text:span text:style-name="T180">T</text:span><text:span text:style-name="T188">W</text:span>] ---</text:p>
            <text:p text:style-name="P169">A<text:span text:style-name="T145">G</text:span><text:span text:style-name="T157">I</text:span>] <text:span text:style-name="T13">Ainz estoit </text:span><text:span text:style-name="T157">(I ere)</text:span><text:span text:style-name="T13"> mlt de franche part</text:span></text:p>
          </table:table-cell>
        </table:table-row>
        <table:table-row table:style-name="TableLine94726442848320">
          <table:table-cell table:style-name="Tabella1.A2" office:value-type="string">
            <text:p text:style-name="P5">7603</text:p>
          </table:table-cell>
          <table:table-cell table:style-name="Tabella1.A2" office:value-type="string">
            <text:p text:style-name="P5">Del (H Don) sodoier nen ai (H n’ai je) que faire</text:p>
          </table:table-cell>
          <table:table-cell table:style-name="Tabella1.C2" office:value-type="string">
            <text:p text:style-name="P200"><text:span text:style-name="T50">B</text:span><text:span text:style-name="T130">D</text:span><text:span text:style-name="T209">H2</text:span>E<text:span text:style-name="T170">L</text:span><text:span text:style-name="T197">M</text:span><text:span text:style-name="T180">T</text:span><text:span text:style-name="T188">W</text:span>] ---</text:p>
            <text:p text:style-name="P169">A<text:span text:style-name="T145">G</text:span><text:span text:style-name="T157">I</text:span>] <text:span text:style-name="T13">Mlt me plaisoit en mon </text:span><text:span text:style-name="T157">(I sum)</text:span><text:span text:style-name="T13"> corage</text:span></text:p>
          </table:table-cell>
        </table:table-row>
        <table:table-row table:style-name="TableLine94726442849280">
          <table:table-cell table:style-name="Tabella1.A2" office:value-type="string">
            <text:p text:style-name="P5">7604</text:p>
          </table:table-cell>
          <table:table-cell table:style-name="Tabella1.A2" office:value-type="string">
            <text:p text:style-name="P5">Dist Sypriane A ton viaire</text:p>
          </table:table-cell>
          <table:table-cell table:style-name="Tabella1.C2" office:value-type="string">
            <text:p text:style-name="P200"><text:span text:style-name="T50">B</text:span><text:span text:style-name="T130">D</text:span><text:span text:style-name="T209">H2</text:span>E<text:span text:style-name="T170">L</text:span><text:span text:style-name="T197">M</text:span><text:span text:style-name="T180">T</text:span><text:span text:style-name="T188">W</text:span>] ---</text:p>
            <text:p text:style-name="P169">A<text:span text:style-name="T145">G</text:span><text:span text:style-name="T157">I</text:span>] <text:span text:style-name="T13">Se il ne fust beste sauuage</text:span></text:p>
          </table:table-cell>
        </table:table-row>
        <table:table-row table:style-name="Tabella1.36">
          <table:table-cell table:style-name="Tabella1.A2" office:value-type="string">
            <text:p text:style-name="P5">7605</text:p>
          </table:table-cell>
          <table:table-cell table:style-name="Tabella1.A2" office:value-type="string">
            <text:p text:style-name="P5">Te peirt assez tu l’ais tot mu</text:p>
          </table:table-cell>
          <table:table-cell table:style-name="Tabella1.C2" office:value-type="string">
            <text:p text:style-name="P63"><text:span text:style-name="T50">B</text:span><text:span text:style-name="T130">D</text:span><text:span text:style-name="T209">H2</text:span>E<text:span text:style-name="T170">L</text:span><text:span text:style-name="T197">M</text:span><text:span text:style-name="T180">T</text:span><text:span text:style-name="T188">W</text:span>] ---</text:p>
            <text:p text:style-name="P33">A<text:span text:style-name="T145">G</text:span><text:span text:style-name="T157">I</text:span>] <text:span text:style-name="T13">Ne uos mentiroie a nul fuer</text:span></text:p>
          </table:table-cell>
        </table:table-row>
        <table:table-row table:style-name="TableLine94726442851248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169">A<text:span text:style-name="T145">G</text:span><text:span text:style-name="T157">I</text:span>] <text:span text:style-name="T13">Que tant me plesoit en mon cuer</text:span></text:p>
          </table:table-cell>
        </table:table-row>
        <table:table-row table:style-name="TableLine94726442852160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42">A<text:span text:style-name="T145">G</text:span><text:span text:style-name="T157">I</text:span>] Gen feisse tout son plaisir</text:p>
          </table:table-cell>
        </table:table-row>
        <table:table-row table:style-name="TableLine94726442853120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42">A<text:span text:style-name="T145">G</text:span><text:span text:style-name="T157">I</text:span>] Se il peust hom deuenir</text:p>
          </table:table-cell>
        </table:table-row>
        <table:table-row table:style-name="TableLine94726442854080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42">A<text:span text:style-name="T145">G</text:span><text:span text:style-name="T157">I</text:span>] Le lion ui de tel mainier</text:p>
          </table:table-cell>
        </table:table-row>
        <table:table-row table:style-name="TableLine94726442855040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42">A<text:span text:style-name="T145">G</text:span><text:span text:style-name="T157">I</text:span>] Mes ge iestoie <text:span text:style-name="T145">(G</text:span><text:span text:style-name="T157">I</text:span><text:span text:style-name="T145"> liestoie)</text:span> mlt <text:span text:style-name="T157">(I si)</text:span> fiere</text:p>
          </table:table-cell>
        </table:table-row>
        <table:table-row table:style-name="TableLine94726442856000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42">A<text:span text:style-name="T145">G</text:span><text:span text:style-name="T157">I</text:span>] Et mes pere le <text:span text:style-name="T145">(G</text:span><text:span text:style-name="T157">I</text:span><text:span text:style-name="T145"> len)</text:span> gitoit fors</text:p>
          </table:table-cell>
        </table:table-row>
        <table:table-row table:style-name="TableLine94726442856960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42">A<text:span text:style-name="T145">G</text:span><text:span text:style-name="T157">I</text:span>] Li cuers me trenble et li cors</text:p>
          </table:table-cell>
        </table:table-row>
        <table:table-row table:style-name="TableLine94726442857920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42">A<text:span text:style-name="T145">G</text:span><text:span text:style-name="T157">I</text:span>] Grant mal me fait la uision</text:p>
          </table:table-cell>
        </table:table-row>
        <table:table-row table:style-name="TableLine94726442860944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42">A<text:span text:style-name="T145">G</text:span><text:span text:style-name="T157">I</text:span>] Dist Cypriane le lions</text:p>
          </table:table-cell>
        </table:table-row>
        <table:table-row table:style-name="TableLine94726442861904">
          <table:table-cell table:style-name="Tabella1.A2" office:value-type="string">
            <text:p text:style-name="P5">7606</text:p>
          </table:table-cell>
          <table:table-cell table:style-name="Tabella1.A2" office:value-type="string">
            <text:p text:style-name="P5">Seu est por le Povre Perdu</text:p>
          </table:table-cell>
          <table:table-cell table:style-name="Tabella1.C2" office:value-type="string">
            <text:p text:style-name="P200"><text:span text:style-name="T50">B</text:span><text:span text:style-name="T130">D</text:span><text:span text:style-name="T209">H2</text:span>E<text:span text:style-name="T170">L</text:span><text:span text:style-name="T197">M</text:span><text:span text:style-name="T180">T</text:span><text:span text:style-name="T188">W</text:span>] ---</text:p>
            <text:p text:style-name="P235">A<text:span text:style-name="T145">G</text:span><text:span text:style-name="T158">I</text:span>] <text:span text:style-name="T14">Par foi cest li poures perduz</text:span></text:p>
          </table:table-cell>
        </table:table-row>
        <text:soft-page-break/>
        <table:table-row table:style-name="Tabella1.132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339">A<text:span text:style-name="T145">G</text:span><text:span text:style-name="T158">I</text:span>] <text:span text:style-name="T14">Qui est en cest pais uenuz</text:span></text:p>
          </table:table-cell>
        </table:table-row>
        <table:table-row table:style-name="Tabella1.132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339">A<text:span text:style-name="T146">G</text:span><text:span text:style-name="T158">I</text:span>] <text:span text:style-name="T14">Jl ci </text:span><text:span text:style-name="T158">(I Jci)</text:span><text:span text:style-name="T14"> entra auec le roi</text:span></text:p>
          </table:table-cell>
        </table:table-row>
        <table:table-row table:style-name="Tabella1.132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339">A<text:span text:style-name="T146">G</text:span><text:span text:style-name="T158">I</text:span>] <text:span text:style-name="T14">Et si parla assez atoi</text:span></text:p>
          </table:table-cell>
        </table:table-row>
        <table:table-row table:style-name="Tabella1.132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339">A<text:span text:style-name="T146">G</text:span><text:span text:style-name="T158">I</text:span>] <text:span text:style-name="T14">Nest pas songes ce que tu dis</text:span></text:p>
          </table:table-cell>
        </table:table-row>
        <table:table-row table:style-name="Tabella1.132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339">A<text:span text:style-name="T146">G</text:span><text:span text:style-name="T158">I</text:span>] <text:span text:style-name="T14">Por celui as tu taint le uis</text:span></text:p>
          </table:table-cell>
        </table:table-row>
        <table:table-row table:style-name="Tabella1.132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340">E] <text:span text:style-name="T22">La pucele respont et dit</text:span></text:p>
            <text:p text:style-name="P343"><text:span text:style-name="T166">L] </text:span><text:span text:style-name="T170">Dame ie le pris per freidor <text:s/></text:span><text:span text:style-name="T186">W</text:span>] <text:span text:style-name="T188">Je le pris lautrier pour froideur</text:span></text:p>
          </table:table-cell>
        </table:table-row>
        <table:table-row table:style-name="Tabella1.132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341">E] <text:span text:style-name="T22">En mon chief ai mal .i. petit</text:span></text:p>
            <text:p text:style-name="P342"><text:span text:style-name="T166">L</text:span><text:span text:style-name="T188">W</text:span><text:span text:style-name="T166">] </text:span><text:span text:style-name="T170">Au cuer en ai grant </text:span><text:span text:style-name="T188">(W moult grant) </text:span><text:span text:style-name="T170">dolor</text:span></text:p>
          </table:table-cell>
        </table:table-row>
        <table:table-row table:style-name="Tabella1.132">
          <table:table-cell table:style-name="Tabella1.A2" office:value-type="string">
            <text:p text:style-name="P5">7607</text:p>
          </table:table-cell>
          <table:table-cell table:style-name="Tabella1.A2" office:value-type="string">
            <text:p text:style-name="P5">Tes mensonges retrai atrui</text:p>
          </table:table-cell>
          <table:table-cell table:style-name="Tabella1.C2" office:value-type="string">
            <text:p text:style-name="P344">D<text:span text:style-name="T209">H2</text:span>] ---</text:p>
            <text:p text:style-name="P343"><text:span text:style-name="T186">W</text:span>] <text:span text:style-name="T188">Mensongez sont ie le te dy</text:span></text:p>
            <text:p text:style-name="P338">A] <text:span text:style-name="T14">Tel… <text:s/></text:span><text:span text:style-name="T30">B] ...</text:span><text:span text:style-name="T50">dautrui</text:span></text:p>
          </table:table-cell>
        </table:table-row>
        <table:table-row table:style-name="Tabella1.115">
          <table:table-cell table:style-name="Tabella1.A2" office:value-type="string">
            <text:p text:style-name="P5">7608</text:p>
          </table:table-cell>
          <table:table-cell table:style-name="Tabella1.A2" office:value-type="string">
            <text:p text:style-name="P5">Sertes tu ais le mal por lui</text:p>
          </table:table-cell>
          <table:table-cell table:style-name="Tabella1.C2" office:value-type="string">
            <text:p text:style-name="P322">D<text:span text:style-name="T209">H2</text:span>] ---</text:p>
            <text:p text:style-name="P234">A<text:span text:style-name="T158">I</text:span><text:span text:style-name="T170">L</text:span><text:span text:style-name="T188">W</text:span>] <text:span text:style-name="T14">Par foi… <text:s/></text:span><text:span text:style-name="T30">B] ...</text:span><text:span text:style-name="T50">li maus te uient de lui <text:s text:c="2"/></text:span><text:span text:style-name="T21">E] </text:span><text:span text:style-name="T22">Tu as le mal cest por celui</text:span></text:p>
          </table:table-cell>
        </table:table-row>
        <table:table-row table:style-name="TableLine94726442871552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61">E] <text:span text:style-name="T23">Qui poures perdus est nommez</text:span></text:p>
            <text:p text:style-name="P27"><text:span text:style-name="T128">D</text:span><text:span text:style-name="T209">H2</text:span><text:span text:style-name="T128">] </text:span><text:span text:style-name="T130">Cele dit ne sui pas haitie </text:span><text:span text:style-name="T209">(H2 hetoe)</text:span></text:p>
          </table:table-cell>
        </table:table-row>
        <table:table-row table:style-name="TableLine94726442872464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61">E] <text:span text:style-name="T23">Je men puis perceuoir asez</text:span></text:p>
            <text:p text:style-name="P27"><text:span text:style-name="T128">D</text:span><text:span text:style-name="T209">H2</text:span><text:span text:style-name="T128">] </text:span><text:span text:style-name="T130">Ainz ma granz max a foibloie </text:span><text:span text:style-name="T209">(H2 ma trop grant mal aflebie)</text:span></text:p>
          </table:table-cell>
        </table:table-row>
        <table:table-row table:style-name="TableLine94726442873424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7"><text:span text:style-name="T128">D</text:span><text:span text:style-name="T209">H2</text:span><text:span text:style-name="T128">] </text:span><text:span text:style-name="T130">La maistresse bien apercoit </text:span><text:span text:style-name="T209">(H2 chesoit)</text:span></text:p>
          </table:table-cell>
        </table:table-row>
        <table:table-row table:style-name="TableLine94726442874384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7"><text:span text:style-name="T128">D</text:span><text:span text:style-name="T209">H2</text:span><text:span text:style-name="T128">] </text:span><text:span text:style-name="T130">Dont li max uenoit quele auoit</text:span></text:p>
          </table:table-cell>
        </table:table-row>
        <table:table-row table:style-name="TableLine94726442875344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8"><text:span text:style-name="T128">D</text:span><text:span text:style-name="T209">H2</text:span><text:span text:style-name="T128">] </text:span><text:span text:style-name="T131">Si li respondi sanza targer</text:span></text:p>
          </table:table-cell>
        </table:table-row>
        <table:table-row table:style-name="TableLine94726442876304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8"><text:span text:style-name="T128">D</text:span><text:span text:style-name="T209">H2</text:span><text:span text:style-name="T128">] </text:span><text:span text:style-name="T131">Bien sai ou tes max vuet lancer</text:span></text:p>
          </table:table-cell>
        </table:table-row>
        <table:table-row table:style-name="TableLine94726442877264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8"><text:span text:style-name="T128">D] </text:span><text:span text:style-name="T131">Ains vuez le poure perdu</text:span></text:p>
          </table:table-cell>
        </table:table-row>
        <table:table-row table:style-name="TableLine94726442878224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8"><text:span text:style-name="T128">D] </text:span><text:span text:style-name="T131">Bien ta amors le sen tolu</text:span></text:p>
          </table:table-cell>
        </table:table-row>
        <table:table-row table:style-name="TableLine94726442879184">
          <table:table-cell table:style-name="Tabella1.A2" office:value-type="string">
            <text:p text:style-name="P5">7609</text:p>
          </table:table-cell>
          <table:table-cell table:style-name="Tabella1.A2" office:value-type="string">
            <text:p text:style-name="P5">Je le voi bien apertement</text:p>
          </table:table-cell>
          <table:table-cell table:style-name="Tabella1.C2" office:value-type="string">
            <text:p text:style-name="P89">E] <text:span text:style-name="T23">Et si le voi apertement <text:s/></text:span><text:span text:style-name="T196">M</text:span>] <text:span text:style-name="T198">Et le voy...</text:span></text:p>
          </table:table-cell>
        </table:table-row>
        <table:table-row table:style-name="TableLine94726442880144">
          <table:table-cell table:style-name="Tabella1.A2" office:value-type="string">
            <text:p text:style-name="P5">7610</text:p>
          </table:table-cell>
          <table:table-cell table:style-name="Tabella1.A2" office:value-type="string">
            <text:p text:style-name="P5">As sopirs que tu fais sovent</text:p>
          </table:table-cell>
          <table:table-cell table:style-name="Tabella1.C2" office:value-type="string">
            <text:p text:style-name="P34"><text:span text:style-name="T30">B] ...</text:span><text:span text:style-name="T50">que gestes souuent</text:span></text:p>
          </table:table-cell>
        </table:table-row>
        <text:soft-page-break/>
        <table:table-row table:style-name="TableLine94726442881104">
          <table:table-cell table:style-name="Tabella1.A2" office:value-type="string">
            <text:p text:style-name="P5">7611</text:p>
          </table:table-cell>
          <table:table-cell table:style-name="Tabella1.A2" office:value-type="string">
            <text:p text:style-name="P5">Et a chaingier de ta quelor</text:p>
          </table:table-cell>
          <table:table-cell table:style-name="Tabella1.C2" office:value-type="string">
            <text:p text:style-name="P137">D<text:span text:style-name="T209">H2</text:span>] ---</text:p>
          </table:table-cell>
        </table:table-row>
        <table:table-row table:style-name="Tabella1.152">
          <table:table-cell table:style-name="Tabella1.A2" office:value-type="string">
            <text:p text:style-name="P5">7612</text:p>
          </table:table-cell>
          <table:table-cell table:style-name="Tabella1.A2" office:value-type="string">
            <text:p text:style-name="P5">Que non ais (H tu n’as) mal fors que d’amor</text:p>
          </table:table-cell>
          <table:table-cell table:style-name="Tabella1.C2" office:value-type="string">
            <text:p text:style-name="P315">D<text:span text:style-name="T209">H2</text:span>] ---</text:p>
            <text:p text:style-name="P270">A<text:span text:style-name="T158">I</text:span>] ...<text:span text:style-name="T14">tu non as mal fors damor <text:s/></text:span><text:span text:style-name="T50">B</text:span><text:span text:style-name="T21">E] </text:span><text:span text:style-name="T23">Que tu nas mal fors por amo</text:span><text:span text:style-name="T50">u</text:span><text:span text:style-name="T23">r <text:s/></text:span><text:span text:style-name="T142">G] ...</text:span><text:span text:style-name="T146">tu ne na mal fors damor <text:s/></text:span><text:span text:style-name="T186">W</text:span><text:span text:style-name="T11">] ...</text:span><text:span text:style-name="T188">tu non as mal que damour <text:s/></text:span><text:span text:style-name="T196">M</text:span><text:span text:style-name="T21">] </text:span><text:span text:style-name="T198">Que tu non as...</text:span></text:p>
          </table:table-cell>
        </table:table-row>
        <table:table-row table:style-name="TableLine94726442883072">
          <table:table-cell table:style-name="Tabella1.A2" office:value-type="string">
            <text:p text:style-name="P5">7613</text:p>
          </table:table-cell>
          <table:table-cell table:style-name="Tabella1.A2" office:value-type="string">
            <text:p text:style-name="P5">Que (H Quar) je sai assez de tel art</text:p>
          </table:table-cell>
          <table:table-cell table:style-name="Tabella1.C2" office:value-type="string">
            <text:p text:style-name="P315">D<text:span text:style-name="T209">H2</text:span>] ---</text:p>
            <text:p text:style-name="P270">A<text:span text:style-name="T50">B</text:span>] <text:span text:style-name="T14">Quar… <text:s/></text:span><text:span text:style-name="T196">M</text:span><text:span text:style-name="T21">] </text:span><text:span text:style-name="T198">Et...</text:span></text:p>
          </table:table-cell>
        </table:table-row>
        <table:table-row table:style-name="TableLine94726442883984">
          <table:table-cell table:style-name="Tabella1.A2" office:value-type="string">
            <text:p text:style-name="P5">7614</text:p>
          </table:table-cell>
          <table:table-cell table:style-name="Tabella1.A2" office:value-type="string">
            <text:p text:style-name="P5">Di moi tot le mal sens regart</text:p>
          </table:table-cell>
          <table:table-cell table:style-name="Tabella1.C2" office:value-type="string">
            <text:p text:style-name="P315">D<text:span text:style-name="T209">H2</text:span>] ---</text:p>
            <text:p text:style-name="P258">A<text:span text:style-name="T146">G</text:span><text:span text:style-name="T158">I</text:span><text:span text:style-name="T198">M</text:span><text:span text:style-name="T180">T</text:span><text:span text:style-name="T188">W</text:span>] ...uoir…<text:span text:style-name="T14"> <text:s text:c="3"/></text:span><text:span text:style-name="T30">B] </text:span><text:span text:style-name="T50">Diment le uoir tout… <text:s/></text:span><text:span text:style-name="T21">E] ...</text:span><text:span text:style-name="T23">ton mal… <text:s/></text:span><text:span text:style-name="T166">L] ...</text:span><text:span text:style-name="T170">uoloir...</text:span></text:p>
          </table:table-cell>
        </table:table-row>
        <table:table-row table:style-name="TableLine94726442884944">
          <table:table-cell table:style-name="Tabella1.A2" office:value-type="string">
            <text:p text:style-name="P5">7615</text:p>
          </table:table-cell>
          <table:table-cell table:style-name="Tabella1.A2" office:value-type="string">
            <text:p text:style-name="P5">Et se je t’en puis concillier</text:p>
          </table:table-cell>
          <table:table-cell table:style-name="Tabella1.C2" office:value-type="string">
            <text:p text:style-name="P315">D<text:span text:style-name="T209">H2</text:span>] --- <text:s/></text:p>
            <text:p text:style-name="P235">A<text:span text:style-name="T50">B</text:span><text:span text:style-name="T23">E</text:span><text:span text:style-name="T146">G</text:span><text:span text:style-name="T158">I</text:span><text:span text:style-name="T171">L</text:span><text:span text:style-name="T198">M</text:span><text:span text:style-name="T180">T</text:span><text:span text:style-name="T188">W</text:span>] ...<text:span text:style-name="T23">(E toi puis) </text:span><text:span text:style-name="T14">conseillier </text:span><text:span text:style-name="T50">(B consillier)</text:span></text:p>
          </table:table-cell>
        </table:table-row>
        <table:table-row table:style-name="TableLine94726442885904">
          <table:table-cell table:style-name="Tabella1.A2" office:value-type="string">
            <text:p text:style-name="P5">7616</text:p>
          </table:table-cell>
          <table:table-cell table:style-name="Tabella1.A2" office:value-type="string">
            <text:p text:style-name="P5">Je le ferai mout volentiers</text:p>
          </table:table-cell>
          <table:table-cell table:style-name="Tabella1.C2" office:value-type="string">
            <text:p text:style-name="P315">D<text:span text:style-name="T209">H2</text:span>] ---</text:p>
            <text:p text:style-name="P201">E] ...<text:span text:style-name="T23">tout sans danger</text:span></text:p>
          </table:table-cell>
        </table:table-row>
        <table:table-row table:style-name="TableLine94726442886864">
          <table:table-cell table:style-name="Tabella1.A2" office:value-type="string">
            <text:p text:style-name="P5">7617</text:p>
          </table:table-cell>
          <table:table-cell table:style-name="Tabella1.A2" office:value-type="string">
            <text:p text:style-name="P5">En tel guisse que endroit moi</text:p>
          </table:table-cell>
          <table:table-cell table:style-name="Tabella1.C2" office:value-type="string">
            <text:p text:style-name="P315">D<text:span text:style-name="T209">H2</text:span>] ---</text:p>
            <text:p text:style-name="P162"><text:span text:style-name="T30">B] ...</text:span><text:span text:style-name="T50">maniere...</text:span></text:p>
          </table:table-cell>
        </table:table-row>
        <table:table-row table:style-name="TableLine94726442887824">
          <table:table-cell table:style-name="Tabella1.A2" office:value-type="string">
            <text:p text:style-name="P5">7618</text:p>
          </table:table-cell>
          <table:table-cell table:style-name="Tabella1.A2" office:value-type="string">
            <text:p text:style-name="P5">N’i aie damaige del roi</text:p>
          </table:table-cell>
          <table:table-cell table:style-name="Tabella1.C2" office:value-type="string">
            <text:p text:style-name="P315">D<text:span text:style-name="T209">H2</text:span>] ---</text:p>
            <text:p text:style-name="P227">E] ...<text:span text:style-name="T23">de toi <text:s/></text:span><text:span text:style-name="T186">W</text:span><text:span text:style-name="T11">] ...</text:span><text:span text:style-name="T188">ni auray… <text:s/></text:span><text:span text:style-name="T196">M</text:span>] ...<text:span text:style-name="T198">nul regart...</text:span></text:p>
          </table:table-cell>
        </table:table-row>
        <table:table-row table:style-name="TableLine94726442888784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33"><text:span text:style-name="T207">H2</text:span>] <text:span text:style-name="T209">Amer ver toluux le poure perdu</text:span></text:p>
          </table:table-cell>
        </table:table-row>
        <table:table-row table:style-name="TableLine94726442889744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233"><text:span text:style-name="T207">H2</text:span>] <text:span text:style-name="T209">Bien ta amours le cue</text:span></text:p>
          </table:table-cell>
        </table:table-row>
        <table:table-row table:style-name="TableLine94726442890704">
          <table:table-cell table:style-name="Tabella1.A2" office:value-type="string">
            <text:p text:style-name="P5">7619</text:p>
          </table:table-cell>
          <table:table-cell table:style-name="Tabella1.A2" office:value-type="string">
            <text:p text:style-name="P5">Car se tu ais d’amer coraige</text:p>
          </table:table-cell>
          <table:table-cell table:style-name="Tabella1.C2" office:value-type="string">
            <text:p text:style-name="P163"><text:span text:style-name="T128">D</text:span><text:span text:style-name="T209">H2</text:span><text:span text:style-name="T128">] </text:span><text:span text:style-name="T131">Et se...damor...</text:span></text:p>
          </table:table-cell>
        </table:table-row>
        <table:table-row table:style-name="TableLine94726442891664">
          <table:table-cell table:style-name="Tabella1.A2" office:value-type="string">
            <text:p text:style-name="P5">7620</text:p>
          </table:table-cell>
          <table:table-cell table:style-name="Tabella1.A2" office:value-type="string">
            <text:p text:style-name="P5">Et de biaté et de paraige</text:p>
          </table:table-cell>
          <table:table-cell table:style-name="Tabella1.C2" office:value-type="string">
            <text:p text:style-name="P235">A<text:span text:style-name="T50">B</text:span><text:span text:style-name="T131">D</text:span><text:span text:style-name="T209">H2</text:span><text:span text:style-name="T23">E</text:span><text:span text:style-name="T146">G</text:span><text:span text:style-name="T158">I</text:span><text:span text:style-name="T171">L</text:span><text:span text:style-name="T198">M</text:span><text:span text:style-name="T180">T</text:span><text:span text:style-name="T188">W</text:span>] ...<text:span text:style-name="T14">por...por aage </text:span><text:span text:style-name="T131">(D </text:span><text:span text:style-name="T132">per</text:span><text:span text:style-name="T131">aage, </text:span><text:span text:style-name="T146">G et por ahage, </text:span><text:span text:style-name="T209">H2 </text:span><text:span text:style-name="T134">per </text:span><text:span text:style-name="T209">parage</text:span><text:span text:style-name="T131">)</text:span></text:p>
          </table:table-cell>
        </table:table-row>
        <table:table-row table:style-name="TableLine94726442892624">
          <table:table-cell table:style-name="Tabella1.A2" office:value-type="string">
            <text:p text:style-name="P5">7621</text:p>
          </table:table-cell>
          <table:table-cell table:style-name="Tabella1.A2" office:value-type="string">
            <text:p text:style-name="P5">Sai ge bien que tu dois amer</text:p>
          </table:table-cell>
          <table:table-cell table:style-name="Tabella1.C2" office:value-type="string">
            <text:p text:style-name="P143">G] <text:span text:style-name="T146">Sage bient...</text:span></text:p>
          </table:table-cell>
        </table:table-row>
        <table:table-row table:style-name="TableLine94726442893584">
          <table:table-cell table:style-name="Tabella1.A2" office:value-type="string">
            <text:p text:style-name="P5">7622</text:p>
          </table:table-cell>
          <table:table-cell table:style-name="Tabella1.A2" office:value-type="string">
            <text:p text:style-name="P5">Se de biaté trueves ton peir</text:p>
          </table:table-cell>
          <table:table-cell table:style-name="Tabella1.C2" office:value-type="string">
            <text:p text:style-name="P236">A<text:span text:style-name="T50">B</text:span><text:span text:style-name="T131">D</text:span><text:span text:style-name="T209">H2</text:span><text:span text:style-name="T146">G</text:span><text:span text:style-name="T158">I</text:span><text:span text:style-name="T171">L</text:span><text:span text:style-name="T199">M</text:span><text:span text:style-name="T180">T</text:span><text:span text:style-name="T188">W</text:span>] <text:span text:style-name="T14">Se tu damor… <text:s/></text:span><text:span text:style-name="T21">E] </text:span><text:span text:style-name="T23">Se tu trueues damer...</text:span></text:p>
          </table:table-cell>
        </table:table-row>
        <table:table-row table:style-name="TableLine94726442894544">
          <table:table-cell table:style-name="Tabella1.A2" office:value-type="string">
            <text:p text:style-name="P5">7623</text:p>
          </table:table-cell>
          <table:table-cell table:style-name="Tabella1.A2" office:value-type="string">
            <text:p text:style-name="P5">Ne dois ameir sens ton paroil</text:p>
          </table:table-cell>
          <table:table-cell table:style-name="Tabella1.C2" office:value-type="string">
            <text:p text:style-name="P315">D<text:span text:style-name="T199">M</text:span>] ---</text:p>
            <text:p text:style-name="P198"><text:span text:style-name="T186">W</text:span>] <text:span text:style-name="T188">Rois dois… <text:s/></text:span><text:span text:style-name="T207">H2</text:span><text:span text:style-name="T21">] ...</text:span><text:span text:style-name="T209">fors ton...</text:span></text:p>
          </table:table-cell>
        </table:table-row>
        <table:table-row table:style-name="TableLine94726442895504">
          <table:table-cell table:style-name="Tabella1.A2" office:value-type="string">
            <text:p text:style-name="P5">7624</text:p>
          </table:table-cell>
          <table:table-cell table:style-name="Tabella1.A2" office:value-type="string">
            <text:p text:style-name="P5">Se tu wels croire mon consoil</text:p>
          </table:table-cell>
          <table:table-cell table:style-name="Tabella1.C166" office:value-type="string">
            <text:p text:style-name="P315">D<text:span text:style-name="T199">M</text:span>] ---</text:p>
          </table:table-cell>
        </table:table-row>
        <table:table-row table:style-name="TableLine94726442896816">
          <table:table-cell table:style-name="Tabella1.A2" office:value-type="string">
            <text:p text:style-name="P5">7625</text:p>
          </table:table-cell>
          <table:table-cell table:style-name="Tabella1.A2" office:value-type="string">
            <text:p text:style-name="P7">Que (H Quar) plus bais de roi ou de conte</text:p>
          </table:table-cell>
          <table:table-cell table:style-name="Tabella1.C166" office:value-type="string">
            <text:p text:style-name="P222"><text:span text:style-name="T128">D] </text:span><text:span text:style-name="T131">Mais plus bas de roi… <text:s/></text:span>E] <text:span text:style-name="T23">Car… <text:s/></text:span><text:span text:style-name="T186">W</text:span><text:span text:style-name="T11">] ...</text:span><text:span text:style-name="T188">ou de toute</text:span></text:p>
          </table:table-cell>
        </table:table-row>
        <text:soft-page-break/>
        <table:table-row table:style-name="TableLine94726442897776">
          <table:table-cell table:style-name="Tabella1.A2" office:value-type="string">
            <text:p text:style-name="P5">7626</text:p>
          </table:table-cell>
          <table:table-cell table:style-name="Tabella1.A2" office:value-type="string">
            <text:p text:style-name="P7">Ne poroies ameir sens honte</text:p>
          </table:table-cell>
          <table:table-cell table:style-name="Tabella1.C166" office:value-type="string">
            <text:p text:style-name="P287"/>
          </table:table-cell>
        </table:table-row>
        <table:table-row table:style-name="TableLine94726442898736">
          <table:table-cell table:style-name="Tabella1.A2" office:value-type="string">
            <text:p text:style-name="P5">7627</text:p>
          </table:table-cell>
          <table:table-cell table:style-name="Tabella1.A2" office:value-type="string">
            <text:p text:style-name="P7">Romadanaple dist Por coi</text:p>
          </table:table-cell>
          <table:table-cell table:style-name="Tabella1.C166" office:value-type="string">
            <text:p text:style-name="P144">G] ...<text:span text:style-name="T147">le dist...</text:span></text:p>
          </table:table-cell>
        </table:table-row>
        <table:table-row table:style-name="TableLine94726442899696">
          <table:table-cell table:style-name="Tabella1.A2" office:value-type="string">
            <text:p text:style-name="P5">7628</text:p>
          </table:table-cell>
          <table:table-cell table:style-name="Tabella1.A2" office:value-type="string">
            <text:p text:style-name="P7">Por ce que t’ies fille de roi</text:p>
          </table:table-cell>
          <table:table-cell table:style-name="Tabella1.C166" office:value-type="string">
            <text:p text:style-name="P234">A<text:span text:style-name="T147">G</text:span><text:span text:style-name="T158">I</text:span><text:span text:style-name="T171">L</text:span><text:span text:style-name="T180">T</text:span><text:span text:style-name="T188">W</text:span>] ...<text:span text:style-name="T14">quar es </text:span><text:span text:style-name="T147">(G est)</text:span><text:span text:style-name="T14">… <text:s/></text:span><text:span text:style-name="T30">B] ...</text:span><text:span text:style-name="T50">car fille iez… <text:s/></text:span><text:span text:style-name="T131">D</text:span><text:span text:style-name="T210">H2</text:span><text:span text:style-name="T21">E</text:span><text:span text:style-name="T199">M</text:span><text:span text:style-name="T21">] ...</text:span><text:span text:style-name="T23">que es...</text:span></text:p>
          </table:table-cell>
        </table:table-row>
        <table:table-row table:style-name="TableLine94726442900656">
          <table:table-cell table:style-name="Tabella1.A2" office:value-type="string">
            <text:p text:style-name="P5">7629</text:p>
          </table:table-cell>
          <table:table-cell table:style-name="Tabella1.A2" office:value-type="string">
            <text:p text:style-name="P7">Et vet amor selonc paraige</text:p>
          </table:table-cell>
          <table:table-cell table:style-name="Tabella1.C166" office:value-type="string">
            <text:p text:style-name="P350"><text:span text:style-name="T71">B] </text:span><text:span text:style-name="T74">Va donques amor par parage <text:s/></text:span><text:span text:style-name="T58">E] </text:span><text:span text:style-name="T75">Va dont amors… <text:s/></text:span><text:span text:style-name="T76">G] </text:span><text:span text:style-name="T77">Et uaitt hamers...</text:span></text:p>
          </table:table-cell>
        </table:table-row>
        <table:table-row table:style-name="TableLine94726442815888">
          <table:table-cell table:style-name="Tabella1.A2" office:value-type="string">
            <text:p text:style-name="P5">7630</text:p>
          </table:table-cell>
          <table:table-cell table:style-name="Tabella1.A2" office:value-type="string">
            <text:p text:style-name="P7">Oil c’il ne (H se il) vient per coraige</text:p>
          </table:table-cell>
          <table:table-cell table:style-name="Tabella1.C166" office:value-type="string">
            <text:p text:style-name="P277">A<text:span text:style-name="T180">T</text:span>] ...seneuint…<text:span text:style-name="T14"> <text:s text:c="2"/></text:span><text:span text:style-name="T30">B] ...</text:span><text:span text:style-name="T50">de folage <text:s/></text:span><text:span text:style-name="T14"><text:s/></text:span><text:span text:style-name="T128">D</text:span><text:span text:style-name="T158">I</text:span><text:span text:style-name="T128">] ...</text:span><text:span text:style-name="T131">se ne ment... <text:s/></text:span><text:span text:style-name="T21">E] ...</text:span><text:span text:style-name="T23">sele ne...rage <text:s/></text:span><text:span text:style-name="T166">L] ...</text:span><text:span text:style-name="T171">se ne remant… <text:s/></text:span><text:span text:style-name="T186">W</text:span><text:span text:style-name="T11">] ...</text:span><text:span text:style-name="T189">ce ne ment… <text:s/></text:span><text:span text:style-name="T207">H2</text:span><text:span text:style-name="T21">] ...</text:span><text:span text:style-name="T210">ce ne vient de...</text:span></text:p>
          </table:table-cell>
        </table:table-row>
        <table:table-row table:style-name="TableLine94726442816848">
          <table:table-cell table:style-name="Tabella1.A2" office:value-type="string">
            <text:p text:style-name="P6">763<text:span text:style-name="T3">1</text:span></text:p>
          </table:table-cell>
          <table:table-cell table:style-name="Tabella1.A2" office:value-type="string">
            <text:p text:style-name="P7">Desment ses cuers per fine amor</text:p>
          </table:table-cell>
          <table:table-cell table:style-name="Tabella1.C166" office:value-type="string">
            <text:p text:style-name="P156">B] ---</text:p>
            <text:p text:style-name="P259">A<text:span text:style-name="T147">G</text:span>] ...<text:span text:style-name="T14">se donne </text:span><text:span text:style-name="T147">(G dune)</text:span><text:span text:style-name="T14"> cuers por amor <text:s/></text:span><text:span text:style-name="T21">E] ...</text:span><text:span text:style-name="T23">dont cuers… <text:s/></text:span><text:span text:style-name="T155">I] ...</text:span><text:span text:style-name="T158">se dunc cuer por amor <text:s/></text:span><text:span text:style-name="T166">L] </text:span><text:span text:style-name="T171">Deuant...</text:span></text:p>
          </table:table-cell>
        </table:table-row>
        <table:table-row table:style-name="TableLine94726442817808">
          <table:table-cell table:style-name="Tabella1.A2" office:value-type="string">
            <text:p text:style-name="P6">763<text:span text:style-name="T3">2</text:span></text:p>
          </table:table-cell>
          <table:table-cell table:style-name="Tabella1.A2" office:value-type="string">
            <text:p text:style-name="P7">Oil fet ele li plusor</text:p>
          </table:table-cell>
          <table:table-cell table:style-name="Tabella1.C166" office:value-type="string">
            <text:p text:style-name="P21">B] ---</text:p>
          </table:table-cell>
        </table:table-row>
        <table:table-row table:style-name="Tabella1.175">
          <table:table-cell table:style-name="Tabella1.A2" office:value-type="string">
            <text:p text:style-name="P6">763<text:span text:style-name="T3">3</text:span></text:p>
          </table:table-cell>
          <table:table-cell table:style-name="Tabella1.A2" office:value-type="string">
            <text:p text:style-name="P7">Et puet on contre amor guerir</text:p>
          </table:table-cell>
          <table:table-cell table:style-name="Tabella1.C166" office:value-type="string">
            <text:p text:style-name="P315">D<text:span text:style-name="T210">H2</text:span>] --- </text:p>
            <text:p text:style-name="P162"><text:span text:style-name="T30">B] </text:span><text:span text:style-name="T50">Puet contre amor uos hons...</text:span></text:p>
          </table:table-cell>
        </table:table-row>
        <table:table-row table:style-name="TableLine94726442909744">
          <table:table-cell table:style-name="Tabella1.A2" office:value-type="string">
            <text:p text:style-name="P6">763<text:span text:style-name="T3">4</text:span></text:p>
          </table:table-cell>
          <table:table-cell table:style-name="Tabella1.A2" office:value-type="string">
            <text:p text:style-name="P7">Non voir les plus fors (H le plus fort) fai<text:span text:style-name="T158">t</text:span> fleblir</text:p>
          </table:table-cell>
          <table:table-cell table:style-name="Tabella1.C166" office:value-type="string">
            <text:p text:style-name="P315">D<text:span text:style-name="T210">H2</text:span>] ---</text:p>
            <text:p text:style-name="P201"><text:span text:style-name="T50">B</text:span>E] <text:span text:style-name="T23">Nenil le</text:span><text:span text:style-name="T50">s</text:span><text:span text:style-name="T23"> plus...</text:span></text:p>
          </table:table-cell>
        </table:table-row>
        <table:table-row table:style-name="Tabella1.177">
          <table:table-cell table:style-name="Tabella1.A2" office:value-type="string">
            <text:p text:style-name="P6">763<text:span text:style-name="T3">5</text:span></text:p>
          </table:table-cell>
          <table:table-cell table:style-name="Tabella1.A2" office:value-type="string">
            <text:p text:style-name="P7">Por coi fait a tante gent tort</text:p>
          </table:table-cell>
          <table:table-cell table:style-name="Tabella1.C166" office:value-type="string">
            <text:p text:style-name="P315">D<text:span text:style-name="T210">H2</text:span>] ---</text:p>
            <text:p text:style-name="P228"><text:span text:style-name="T50">B</text:span>E] ...<text:span text:style-name="T23">fait il tant de gent.. <text:s/></text:span><text:span text:style-name="T142">G] ...</text:span><text:span text:style-name="T147">quoi atante… <text:s/></text:span><text:span text:style-name="T155">I] ...</text:span><text:span text:style-name="T158">fait il a… <text:s/></text:span><text:span text:style-name="T196">M</text:span>] ...<text:span text:style-name="T199">a autre...</text:span></text:p>
          </table:table-cell>
        </table:table-row>
        <table:table-row table:style-name="Tabella1.57">
          <table:table-cell table:style-name="Tabella1.A2" office:value-type="string">
            <text:p text:style-name="P6">763<text:span text:style-name="T3">6</text:span></text:p>
          </table:table-cell>
          <table:table-cell table:style-name="Tabella1.A2" office:value-type="string">
            <text:p text:style-name="P7">Que ne doutet flebe ne fort</text:p>
          </table:table-cell>
          <table:table-cell table:style-name="Tabella1.C166" office:value-type="string">
            <text:p text:style-name="P315">D<text:span text:style-name="T210">H2</text:span>] ---</text:p>
            <text:p text:style-name="P254">A] <text:span text:style-name="T14">Quar...ne foible… <text:s text:c="2"/></text:span><text:span text:style-name="T30">B] </text:span><text:span text:style-name="T50">Amors ne crient foible… <text:s/></text:span><text:span text:style-name="T14"><text:s/></text:span><text:span text:style-name="T21">E] </text:span><text:span text:style-name="T23">Jl ne doute… <text:s/></text:span><text:span text:style-name="T142">G</text:span><text:span text:style-name="T171">L</text:span><text:span text:style-name="T189">W</text:span><text:span text:style-name="T142">] </text:span><text:span text:style-name="T147">Quar… <text:s/></text:span><text:span text:style-name="T155">I] </text:span><text:span text:style-name="T158">Quar dore...</text:span></text:p>
          </table:table-cell>
        </table:table-row>
        <table:table-row table:style-name="Tabella1.179">
          <table:table-cell table:style-name="Tabella1.A2" office:value-type="string">
            <text:p text:style-name="P6">763<text:span text:style-name="T3">7</text:span></text:p>
          </table:table-cell>
          <table:table-cell table:style-name="Tabella1.A2" office:value-type="string">
            <text:p text:style-name="P7">Puels qu’amors tot le mo<text:span text:style-name="T14">n</text:span>t destraint</text:p>
          </table:table-cell>
          <table:table-cell table:style-name="Tabella1.C166" office:value-type="string">
            <text:p text:style-name="P180"><text:span text:style-name="T30">B] ...</text:span><text:span text:style-name="T50">vaint <text:s/></text:span><text:span text:style-name="T128">D] </text:span><text:span text:style-name="T131">Por… <text:s/></text:span><text:span text:style-name="T155">I] ...</text:span><text:span text:style-name="T158">meus destreing</text:span></text:p>
          </table:table-cell>
        </table:table-row>
        <table:table-row table:style-name="Tabella1.180">
          <table:table-cell table:style-name="Tabella1.A2" office:value-type="string">
            <text:p text:style-name="P6">763<text:span text:style-name="T3">8</text:span></text:p>
          </table:table-cell>
          <table:table-cell table:style-name="Tabella1.A2" office:value-type="string">
            <text:p text:style-name="P7">Est ce mervelle c’il me vaint</text:p>
          </table:table-cell>
          <table:table-cell table:style-name="Tabella1.C166" office:value-type="string">
            <text:p text:style-name="P79"><text:span text:style-name="T30">B</text:span><text:span text:style-name="T158">I</text:span><text:span text:style-name="T30">] ...</text:span><text:span text:style-name="T50">taint <text:s text:c="2"/></text:span>E] <text:span text:style-name="T23">Est merueille sele me… <text:s/></text:span><text:span text:style-name="T128">D</text:span><text:span text:style-name="T210">H2</text:span><text:span text:style-name="T189">W</text:span><text:span text:style-name="T128">] ...</text:span><text:span text:style-name="T131">se me… <text:s/></text:span><text:span text:style-name="T166">L] </text:span><text:span text:style-name="T171">Et est ce merueille se me uient</text:span></text:p>
          </table:table-cell>
        </table:table-row>
        <table:table-row table:style-name="Tabella1.180">
          <table:table-cell table:style-name="Tabella1.A2" office:value-type="string">
            <text:p text:style-name="P6">763<text:span text:style-name="T3">9</text:span></text:p>
          </table:table-cell>
          <table:table-cell table:style-name="Tabella1.A2" office:value-type="string">
            <text:p text:style-name="P7">Oil Por coi Estre dois saige</text:p>
          </table:table-cell>
          <table:table-cell table:style-name="Tabella1.C166" office:value-type="string">
            <text:p text:style-name="P90"><text:span text:style-name="T196">M</text:span>] …<text:span text:style-name="T199">doiz aige</text:span></text:p>
          </table:table-cell>
        </table:table-row>
        <table:table-row table:style-name="Tabella1.182">
          <table:table-cell table:style-name="Tabella1.A2" office:value-type="string">
            <text:p text:style-name="P6">76<text:span text:style-name="T3">40</text:span></text:p>
          </table:table-cell>
          <table:table-cell table:style-name="Tabella1.A2" office:value-type="string">
            <text:p text:style-name="P7">Et si dois avoir fier coraige</text:p>
          </table:table-cell>
          <table:table-cell table:style-name="Tabella1.C166" office:value-type="string">
            <text:p text:style-name="P163"><text:span text:style-name="T128">D</text:span><text:span text:style-name="T210">H2</text:span><text:span text:style-name="T128">] ...</text:span><text:span text:style-name="T131">franc...</text:span></text:p>
          </table:table-cell>
        </table:table-row>
        <table:table-row table:style-name="Tabella1.180">
          <table:table-cell table:style-name="Tabella1.A2" office:value-type="string">
            <text:p text:style-name="P6">76<text:span text:style-name="T3">41</text:span></text:p>
          </table:table-cell>
          <table:table-cell table:style-name="Tabella1.A2" office:value-type="string">
            <text:p text:style-name="P7">Ne dois ameir se ne seis cui</text:p>
          </table:table-cell>
          <table:table-cell table:style-name="Tabella1.C166" office:value-type="string">
            <text:p text:style-name="P315">D<text:span text:style-name="T210">H2</text:span>] ---</text:p>
            <text:p text:style-name="P228"><text:span text:style-name="T196">M</text:span>] <text:span text:style-name="T199">Ne doiz auoir cure de luy</text:span></text:p>
          </table:table-cell>
        </table:table-row>
        <table:table-row table:style-name="Tabella1.180">
          <table:table-cell table:style-name="Tabella1.A2" office:value-type="string">
            <text:p text:style-name="P6">76<text:span text:style-name="T3">42</text:span></text:p>
          </table:table-cell>
          <table:table-cell table:style-name="Tabella1.A2" office:value-type="string">
            <text:p text:style-name="P7">Ai ge manre (H plus grant) force d’atrui</text:p>
          </table:table-cell>
          <table:table-cell table:style-name="Tabella1.C166" office:value-type="string">
            <text:p text:style-name="P315">D<text:span text:style-name="T210">H2</text:span>] ---</text:p>
            <text:p text:style-name="P271">A<text:span text:style-name="T148">G</text:span><text:span text:style-name="T158">I</text:span><text:span text:style-name="T171">L</text:span><text:span text:style-name="T189">W</text:span>] ...<text:span text:style-name="T14">mais de force </text:span><text:span text:style-name="T148">(G mais force)</text:span><text:span text:style-name="T14">… <text:s/></text:span><text:span text:style-name="T30">B] </text:span><text:span text:style-name="T50">Si ge dont plus force dautrui <text:s/></text:span><text:span text:style-name="T14"><text:s/></text:span><text:span text:style-name="T21">E] </text:span><text:span text:style-name="T23">Ayde mais force a nului</text:span><text:span text:style-name="T14"> <text:s/></text:span><text:span text:style-name="T178">T] ...</text:span><text:span text:style-name="T180">donc mais force...</text:span><text:span text:style-name="T14"> <text:s text:c="2"/></text:span><text:span text:style-name="T196">M</text:span><text:span text:style-name="T21">] </text:span><text:span text:style-name="T199">Ne ie mais or face dautruy</text:span></text:p>
          </table:table-cell>
        </table:table-row>
        <table:table-row table:style-name="Tabella1.185">
          <table:table-cell table:style-name="Tabella1.A2" office:value-type="string">
            <text:p text:style-name="P6"/>
          </table:table-cell>
          <table:table-cell table:style-name="Tabella1.A2" office:value-type="string">
            <text:p text:style-name="P7"/>
          </table:table-cell>
          <table:table-cell table:style-name="Tabella1.C166" office:value-type="string">
            <text:p text:style-name="P163"><text:span text:style-name="T128">D] </text:span><text:span text:style-name="T131">Ne doiz pas atamor entendre </text:span><text:span text:style-name="T210">(H2 a amor attendre)</text:span></text:p>
          </table:table-cell>
        </table:table-row>
        <text:soft-page-break/>
        <table:table-row table:style-name="Tabella1.185">
          <table:table-cell table:style-name="Tabella1.A2" office:value-type="string">
            <text:p text:style-name="P6"/>
          </table:table-cell>
          <table:table-cell table:style-name="Tabella1.A2" office:value-type="string">
            <text:p text:style-name="P7"/>
          </table:table-cell>
          <table:table-cell table:style-name="Tabella1.C166" office:value-type="string">
            <text:p text:style-name="P163"><text:span text:style-name="T128">D</text:span><text:span text:style-name="T210">H2</text:span><text:span text:style-name="T128">] </text:span><text:span text:style-name="T131">A bas home doner ne prendre</text:span></text:p>
          </table:table-cell>
        </table:table-row>
        <table:table-row table:style-name="Tabella1.185">
          <table:table-cell table:style-name="Tabella1.A2" office:value-type="string">
            <text:p text:style-name="P6"/>
          </table:table-cell>
          <table:table-cell table:style-name="Tabella1.A2" office:value-type="string">
            <text:p text:style-name="P7"/>
          </table:table-cell>
          <table:table-cell table:style-name="Tabella1.C166" office:value-type="string">
            <text:p text:style-name="P163"><text:span text:style-name="T128">D</text:span><text:span text:style-name="T210">H2</text:span><text:span text:style-name="T128">] </text:span><text:span text:style-name="T131">Tost ten uendroit honte et ennui</text:span></text:p>
          </table:table-cell>
        </table:table-row>
        <table:table-row table:style-name="Tabella1.185">
          <table:table-cell table:style-name="Tabella1.A2" office:value-type="string">
            <text:p text:style-name="P6"/>
          </table:table-cell>
          <table:table-cell table:style-name="Tabella1.A2" office:value-type="string">
            <text:p text:style-name="P7"/>
          </table:table-cell>
          <table:table-cell table:style-name="Tabella1.C166" office:value-type="string">
            <text:p text:style-name="P199"><text:span text:style-name="T128">D] </text:span><text:span text:style-name="T131">Ai ie donc plus force dautrui <text:s/></text:span><text:span text:style-name="T207">H2</text:span><text:span text:style-name="T21">] </text:span><text:span text:style-name="T210">Aiez donc force plus dautrui</text:span></text:p>
          </table:table-cell>
        </table:table-row>
        <table:table-row table:style-name="Tabella1.185">
          <table:table-cell table:style-name="Tabella1.A2" office:value-type="string">
            <text:p text:style-name="P6">76<text:span text:style-name="T3">43</text:span></text:p>
          </table:table-cell>
          <table:table-cell table:style-name="Tabella1.A2" office:value-type="string">
            <text:p text:style-name="P7">Jai avez vos lut en l’actor</text:p>
          </table:table-cell>
          <table:table-cell table:style-name="Tabella1.C166" office:value-type="string">
            <text:p text:style-name="P237">A<text:span text:style-name="T50">B</text:span><text:span text:style-name="T23">E</text:span><text:span text:style-name="T148">G</text:span><text:span text:style-name="T158">I</text:span><text:span text:style-name="T171">L</text:span><text:span text:style-name="T200">M</text:span><text:span text:style-name="T180">T</text:span><text:span text:style-name="T189">W</text:span>] <text:span text:style-name="T14">Ja mauez uos lit en la troe </text:span><text:span text:style-name="T23">(</text:span><text:span text:style-name="T50">B</text:span><text:span text:style-name="T200">M</text:span><text:span text:style-name="T50"> es auctors, </text:span><text:span text:style-name="T23">E auctor, </text:span><text:span text:style-name="T148">G</text:span><text:span text:style-name="T158">I</text:span><text:span text:style-name="T171">L</text:span><text:span text:style-name="T148"> lautor, </text:span><text:span text:style-name="T180">T euz autors, </text:span><text:span text:style-name="T189">W latour</text:span><text:span text:style-name="T23">) <text:s/></text:span><text:span text:style-name="T128">D</text:span><text:span text:style-name="T210">H2</text:span><text:span text:style-name="T128">] </text:span><text:span text:style-name="T210">(H2 Ne mauez)</text:span><text:span text:style-name="T128">...</text:span><text:span text:style-name="T131">auez leu es auctours</text:span></text:p>
          </table:table-cell>
        </table:table-row>
        <table:table-row table:style-name="Tabella1.180">
          <table:table-cell table:style-name="Tabella1.A2" office:value-type="string">
            <text:p text:style-name="P6">76<text:span text:style-name="T3">44</text:span></text:p>
          </table:table-cell>
          <table:table-cell table:style-name="Tabella1.A2" office:value-type="string">
            <text:p text:style-name="P7">Que nus n’ait force contre amor</text:p>
          </table:table-cell>
          <table:table-cell table:style-name="Tabella1.C166" office:value-type="string">
            <text:p text:style-name="P235">A<text:span text:style-name="T131">D</text:span><text:span text:style-name="T210">H2</text:span><text:span text:style-name="T23">E</text:span><text:span text:style-name="T148">G</text:span><text:span text:style-name="T158">I</text:span><text:span text:style-name="T171">L</text:span><text:span text:style-name="T200">M</text:span><text:span text:style-name="T180">T</text:span><text:span text:style-name="T189">W</text:span>] <text:span text:style-name="T14">Que riens...</text:span></text:p>
          </table:table-cell>
        </table:table-row>
        <table:table-row table:style-name="Tabella1.180">
          <table:table-cell table:style-name="Tabella1.A2" office:value-type="string">
            <text:p text:style-name="P6">76<text:span text:style-name="T3">45</text:span></text:p>
          </table:table-cell>
          <table:table-cell table:style-name="Tabella1.A2" office:value-type="string">
            <text:p text:style-name="P7">Seu t’ai ge lit veraiement</text:p>
          </table:table-cell>
          <table:table-cell table:style-name="Tabella1.C166" office:value-type="string">
            <text:p text:style-name="P254">A] <text:span text:style-name="T14">Ne tai ge uoirement dit tout <text:s/></text:span><text:span text:style-name="T155">I</text:span><text:span text:style-name="T171">L</text:span><text:span text:style-name="T181">T</text:span><text:span text:style-name="T189">W</text:span><text:span text:style-name="T155">] ...</text:span><text:span text:style-name="T158">tot uoirement</text:span></text:p>
          </table:table-cell>
        </table:table-row>
        <table:table-row table:style-name="Tabella1.192">
          <table:table-cell table:style-name="Tabella1.A2" office:value-type="string">
            <text:p text:style-name="P6">76<text:span text:style-name="T3">46</text:span></text:p>
          </table:table-cell>
          <table:table-cell table:style-name="Tabella1.A2" office:value-type="string">
            <text:p text:style-name="P7">Mai se ameir wels saigement</text:p>
          </table:table-cell>
          <table:table-cell table:style-name="Tabella1.C166" office:value-type="string">
            <text:p text:style-name="P162"><text:span text:style-name="T30">B] ...</text:span><text:span text:style-name="T50">tu dois amer...</text:span></text:p>
          </table:table-cell>
        </table:table-row>
        <table:table-row table:style-name="Tabella1.180">
          <table:table-cell table:style-name="Tabella1.A2" office:value-type="string">
            <text:p text:style-name="P6">76<text:span text:style-name="T3">47</text:span></text:p>
          </table:table-cell>
          <table:table-cell table:style-name="Tabella1.A2" office:value-type="string">
            <text:p text:style-name="P7">Ne te dois pas tant abaissier</text:p>
          </table:table-cell>
          <table:table-cell table:style-name="Tabella1.C166" office:value-type="string">
            <text:p text:style-name="P176"><text:span text:style-name="T30">B] ...</text:span><text:span text:style-name="T50">auillier <text:s/></text:span><text:span text:style-name="T142">G] </text:span><text:span text:style-name="T148">Tu ne te dois pas...</text:span></text:p>
          </table:table-cell>
        </table:table-row>
        <table:table-row table:style-name="Tabella1.180">
          <table:table-cell table:style-name="Tabella1.A2" office:value-type="string">
            <text:p text:style-name="P6">76<text:span text:style-name="T3">48</text:span></text:p>
          </table:table-cell>
          <table:table-cell table:style-name="Tabella1.A2" office:value-type="string">
            <text:p text:style-name="P7">D’amer un povre chevalier</text:p>
          </table:table-cell>
          <table:table-cell table:style-name="Tabella1.C166" office:value-type="string">
            <text:p text:style-name="P265">A<text:span text:style-name="T23">E</text:span><text:span text:style-name="T148">G</text:span><text:span text:style-name="T158">I</text:span>] ...<text:span text:style-name="T14">soudaier <text:s/></text:span><text:span text:style-name="T186">W</text:span><text:span text:style-name="T11">] </text:span><text:span text:style-name="T189">Dame...soudaier</text:span></text:p>
          </table:table-cell>
        </table:table-row>
        <table:table-row table:style-name="Tabella1.180">
          <table:table-cell table:style-name="Tabella1.A2" office:value-type="string">
            <text:p text:style-name="P6">76<text:span text:style-name="T3">49</text:span></text:p>
          </table:table-cell>
          <table:table-cell table:style-name="Tabella1.A2" office:value-type="string">
            <text:p text:style-name="P7">Don ne poez (H pues nule) honor avoir</text:p>
          </table:table-cell>
          <table:table-cell table:style-name="Tabella1.C166" office:value-type="string">
            <text:p text:style-name="P235">A<text:span text:style-name="T148">G</text:span>] ---</text:p>
            <text:p text:style-name="P216"><text:span text:style-name="T50">B</text:span>E<text:span text:style-name="T210">H2</text:span>] <text:span text:style-name="T23">Dont tu ne pues… <text:s/></text:span><text:span text:style-name="T128">D] </text:span><text:span text:style-name="T135">Et tu ne puez… <text:s/></text:span><text:span text:style-name="T155">I] </text:span><text:span text:style-name="T159">La dame respont por sauoir <text:s/></text:span><text:span text:style-name="T166">L</text:span><text:span text:style-name="T200">M</text:span><text:span text:style-name="T181">T</text:span><text:span text:style-name="T189">W</text:span><text:span text:style-name="T166">] </text:span><text:span text:style-name="T171">Don ne pues grant...</text:span></text:p>
          </table:table-cell>
        </table:table-row>
        <table:table-row table:style-name="Tabella1.180">
          <table:table-cell table:style-name="Tabella1.A2" office:value-type="string">
            <text:p text:style-name="P7">7650</text:p>
          </table:table-cell>
          <table:table-cell table:style-name="Tabella1.A2" office:value-type="string">
            <text:p text:style-name="P7">Maistresse or poez savoi<text:span text:style-name="T14">r</text:span></text:p>
          </table:table-cell>
          <table:table-cell table:style-name="Tabella1.C166" office:value-type="string">
            <text:p text:style-name="P277">A<text:span text:style-name="T23">E</text:span><text:span text:style-name="T148">G</text:span><text:span text:style-name="T159">I</text:span><text:span text:style-name="T171">L</text:span><text:span text:style-name="T200">M</text:span><text:span text:style-name="T181">T</text:span><text:span text:style-name="T189">W</text:span>] ...<text:span text:style-name="T14">bien deuez… <text:s/></text:span><text:span text:style-name="T30">B] </text:span><text:span text:style-name="T51">Ice deuez vous bien… <text:s/></text:span><text:span text:style-name="T128">D] </text:span><text:span text:style-name="T135">Mais ice doiz tu bien… <text:s/></text:span><text:span text:style-name="T207">H2</text:span><text:span text:style-name="T21">] </text:span><text:span text:style-name="T210">Mez se pues tu or bien...</text:span></text:p>
          </table:table-cell>
        </table:table-row>
        <table:table-row table:style-name="Tabella1.180">
          <table:table-cell table:style-name="Tabella1.A2" office:value-type="string">
            <text:p text:style-name="P7"/>
          </table:table-cell>
          <table:table-cell table:style-name="Tabella1.A2" office:value-type="string">
            <text:p text:style-name="P7"/>
          </table:table-cell>
          <table:table-cell table:style-name="Tabella1.C166" office:value-type="string">
            <text:p text:style-name="P324">G] <text:span text:style-name="T148">Et uos en sauez bien leuoir</text:span></text:p>
          </table:table-cell>
        </table:table-row>
        <table:table-row table:style-name="Tabella1.180">
          <table:table-cell table:style-name="Tabella1.A2" office:value-type="string">
            <text:p text:style-name="P7">7651</text:p>
          </table:table-cell>
          <table:table-cell table:style-name="Tabella1.A2" office:value-type="string">
            <text:p text:style-name="P7">Que plus douce est l’ewe novele</text:p>
          </table:table-cell>
          <table:table-cell table:style-name="Tabella1.C166" office:value-type="string">
            <text:p text:style-name="P184"><text:span text:style-name="T30">B</text:span><text:span text:style-name="T210">H2</text:span><text:span text:style-name="T30">] </text:span><text:span text:style-name="T51">Plus est douce… <text:s/></text:span><text:span text:style-name="T166">L</text:span><text:span text:style-name="T189">W</text:span><text:span text:style-name="T166">] </text:span><text:span text:style-name="T171">Plus douce est...</text:span></text:p>
          </table:table-cell>
        </table:table-row>
        <table:table-row table:style-name="Tabella1.180">
          <table:table-cell table:style-name="Tabella1.A2" office:value-type="string">
            <text:p text:style-name="P7">7652</text:p>
          </table:table-cell>
          <table:table-cell table:style-name="Tabella1.A2" office:value-type="string">
            <text:p text:style-name="P7">D’une petite fontenele</text:p>
          </table:table-cell>
          <table:table-cell table:style-name="Tabella1.C166" office:value-type="string">
            <text:p text:style-name="P101"/>
          </table:table-cell>
        </table:table-row>
        <table:table-row table:style-name="Tabella1.180">
          <table:table-cell table:style-name="Tabella1.A2" office:value-type="string">
            <text:p text:style-name="P7">7653</text:p>
          </table:table-cell>
          <table:table-cell table:style-name="Tabella1.A2" office:value-type="string">
            <text:p text:style-name="P7">Por boivre contre chalor froide</text:p>
          </table:table-cell>
          <table:table-cell table:style-name="Tabella1.C166" office:value-type="string">
            <text:p text:style-name="P288"/>
          </table:table-cell>
        </table:table-row>
        <table:table-row table:style-name="Tabella1.180">
          <table:table-cell table:style-name="Tabella1.A2" office:value-type="string">
            <text:p text:style-name="P7">7654</text:p>
          </table:table-cell>
          <table:table-cell table:style-name="Tabella1.A2" office:value-type="string">
            <text:p text:style-name="P7">Que n’est une grant eawe roide</text:p>
          </table:table-cell>
          <table:table-cell table:style-name="Tabella1.C166" office:value-type="string">
            <text:p text:style-name="P95"><text:span text:style-name="T128">D] </text:span><text:span text:style-name="T135">Qui nest mie une plus roide <text:s text:c="2"/></text:span>E] ...<text:span text:style-name="T23">dune riuiere roide <text:s/></text:span><text:span text:style-name="T142">G] </text:span><text:span text:style-name="T148">Qui nest mie grant… <text:s/></text:span><text:span text:style-name="T186">W</text:span><text:span text:style-name="T11">] </text:span><text:span text:style-name="T189">Que vne bien grant… <text:s/></text:span><text:span text:style-name="T207">H2</text:span>] ...<text:span text:style-name="T210">nest vie qui puls est froide</text:span></text:p>
          </table:table-cell>
        </table:table-row>
        <table:table-row table:style-name="Tabella1.180">
          <table:table-cell table:style-name="Tabella1.A2" office:value-type="string">
            <text:p text:style-name="P7">7655</text:p>
          </table:table-cell>
          <table:table-cell table:style-name="Tabella1.A2" office:value-type="string">
            <text:p text:style-name="P7">D’ewe roide sont plusor mort</text:p>
          </table:table-cell>
          <table:table-cell table:style-name="Tabella1.C166" office:value-type="string">
            <text:p text:style-name="P316">D<text:span text:style-name="T210">H2</text:span>] ---</text:p>
            <text:p text:style-name="P202">E] ...<text:span text:style-name="T23">rade...</text:span></text:p>
          </table:table-cell>
        </table:table-row>
        <table:table-row table:style-name="Tabella1.180">
          <table:table-cell table:style-name="Tabella1.A2" office:value-type="string">
            <text:p text:style-name="P7">7656</text:p>
          </table:table-cell>
          <table:table-cell table:style-name="Tabella1.A2" office:value-type="string">
            <text:p text:style-name="P7">La fontenele ne fait tort</text:p>
          </table:table-cell>
          <table:table-cell table:style-name="Tabella1.C166" office:value-type="string">
            <text:p text:style-name="P316">D<text:span text:style-name="T210">H2</text:span>] ---</text:p>
          </table:table-cell>
        </table:table-row>
        <table:table-row table:style-name="Tabella1.180">
          <table:table-cell table:style-name="Tabella1.A2" office:value-type="string">
            <text:p text:style-name="P7">7657</text:p>
          </table:table-cell>
          <table:table-cell table:style-name="Tabella1.A2" office:value-type="string">
            <text:p text:style-name="P7">Ainz fait a mainte gent ahie</text:p>
          </table:table-cell>
          <table:table-cell table:style-name="Tabella1.C166" office:value-type="string">
            <text:p text:style-name="P316">D<text:span text:style-name="T210">H2</text:span>] ---</text:p>
          </table:table-cell>
        </table:table-row>
        <text:soft-page-break/>
        <table:table-row table:style-name="Tabella1.180">
          <table:table-cell table:style-name="Tabella1.A2" office:value-type="string">
            <text:p text:style-name="P7">7658</text:p>
          </table:table-cell>
          <table:table-cell table:style-name="Tabella1.A2" office:value-type="string">
            <text:p text:style-name="P7">Sypriane respont Amie</text:p>
          </table:table-cell>
          <table:table-cell table:style-name="Tabella1.C166" office:value-type="string">
            <text:p text:style-name="P164"><text:span text:style-name="T128">D</text:span><text:span text:style-name="T210">H2</text:span><text:span text:style-name="T128">] </text:span><text:span text:style-name="T135">Dit cypriainne or mentent</text:span></text:p>
          </table:table-cell>
        </table:table-row>
        <table:table-row table:style-name="Tabella1.180">
          <table:table-cell table:style-name="Tabella1.A2" office:value-type="string">
            <text:p text:style-name="P7">7659</text:p>
          </table:table-cell>
          <table:table-cell table:style-name="Tabella1.A2" office:value-type="string">
            <text:p text:style-name="P7">Tu paroles mout sutilment</text:p>
          </table:table-cell>
          <table:table-cell table:style-name="Tabella1.C166" office:value-type="string">
            <text:p text:style-name="P199"><text:span text:style-name="T128">D</text:span><text:span text:style-name="T200">M</text:span><text:span text:style-name="T181">T</text:span><text:span text:style-name="T128">] ...</text:span><text:span text:style-name="T135">sagement <text:s/></text:span><text:span text:style-name="T166">L] </text:span><text:span text:style-name="T171">En… <text:s/></text:span><text:span text:style-name="T207">H2</text:span><text:span text:style-name="T21">] ...</text:span><text:span text:style-name="T210">folement</text:span></text:p>
          </table:table-cell>
        </table:table-row>
        <table:table-row table:style-name="Tabella1.180">
          <table:table-cell table:style-name="Tabella1.A2" office:value-type="string">
            <text:p text:style-name="P7">7660</text:p>
          </table:table-cell>
          <table:table-cell table:style-name="Tabella1.A2" office:value-type="string">
            <text:p text:style-name="P7">S’avoies atant d’essiant</text:p>
          </table:table-cell>
          <table:table-cell table:style-name="Tabella1.C166" office:value-type="string">
            <text:p text:style-name="P265">A<text:span text:style-name="T51">B</text:span><text:span text:style-name="T23">E</text:span><text:span text:style-name="T148">G</text:span><text:span text:style-name="T159">I</text:span><text:span text:style-name="T171">L</text:span><text:span text:style-name="T200">M</text:span>] <text:span text:style-name="T15">Se euses tant… <text:s/></text:span><text:span text:style-name="T128">D</text:span><text:span text:style-name="T210">H2</text:span><text:span text:style-name="T128">] </text:span><text:span text:style-name="T135">Se eusses </text:span><text:span text:style-name="T210">(H2 seusses)</text:span><text:span text:style-name="T135"> tant de penser <text:s/></text:span><text:span text:style-name="T186">W</text:span><text:span text:style-name="T11">] </text:span><text:span text:style-name="T189">Se tu eussez tant desantement</text:span></text:p>
          </table:table-cell>
        </table:table-row>
        <table:table-row table:style-name="Tabella1.179">
          <table:table-cell table:style-name="Tabella1.A2" office:value-type="string">
            <text:p text:style-name="P7">7661</text:p>
          </table:table-cell>
          <table:table-cell table:style-name="Tabella1.A2" office:value-type="string">
            <text:p text:style-name="P7">De fait com tu ais de parler</text:p>
          </table:table-cell>
          <table:table-cell table:style-name="Tabella1.C166" office:value-type="string">
            <text:p text:style-name="P316">D<text:span text:style-name="T210">H2</text:span>] ---</text:p>
            <text:p text:style-name="P165"><text:span text:style-name="T30">B] ...</text:span><text:span text:style-name="T51">plaidier</text:span></text:p>
          </table:table-cell>
        </table:table-row>
        <table:table-row table:style-name="Tabella1.180">
          <table:table-cell table:style-name="Tabella1.A2" office:value-type="string">
            <text:p text:style-name="P7">7662</text:p>
          </table:table-cell>
          <table:table-cell table:style-name="Tabella1.A2" office:value-type="string">
            <text:p text:style-name="P7">Bien peusses (H porroies) ton cuer choser</text:p>
          </table:table-cell>
          <table:table-cell table:style-name="Tabella1.C166" office:value-type="string">
            <text:p text:style-name="P265">A<text:span text:style-name="T135">D</text:span><text:span text:style-name="T23">E</text:span><text:span text:style-name="T148">G</text:span><text:span text:style-name="T159">I</text:span>] ...<text:span text:style-name="T15">oster </text:span><text:span text:style-name="T159">(I ester)</text:span><text:span text:style-name="T15"> <text:s/></text:span><text:span text:style-name="T30">B] ...</text:span><text:span text:style-name="T51">cangier <text:s/></text:span><text:span text:style-name="T210">H2</text:span><text:span text:style-name="T200">M</text:span><text:span text:style-name="T178">T] ...</text:span><text:span text:style-name="T181">to</text:span><text:span text:style-name="T210">U</text:span><text:span text:style-name="T181">rner <text:s/></text:span><text:span text:style-name="T186">W</text:span><text:span text:style-name="T11">] ...</text:span><text:span text:style-name="T189">garder</text:span></text:p>
          </table:table-cell>
        </table:table-row>
        <table:table-row table:style-name="Tabella1.180">
          <table:table-cell table:style-name="Tabella1.A2" office:value-type="string">
            <text:p text:style-name="P7">7663</text:p>
          </table:table-cell>
          <table:table-cell table:style-name="Tabella1.A2" office:value-type="string">
            <text:p text:style-name="P7">D’amer un sodoier estrainge</text:p>
          </table:table-cell>
          <table:table-cell table:style-name="Tabella1.C166" office:value-type="string">
            <text:p text:style-name="P138">D<text:span text:style-name="T210">H2</text:span>] ---</text:p>
          </table:table-cell>
        </table:table-row>
        <table:table-row table:style-name="Tabella1.180">
          <table:table-cell table:style-name="Tabella1.A2" office:value-type="string">
            <text:p text:style-name="P7">7664</text:p>
          </table:table-cell>
          <table:table-cell table:style-name="Tabella1.A2" office:value-type="string">
            <text:p text:style-name="P7">De cui ta volentei ne chainge</text:p>
          </table:table-cell>
          <table:table-cell table:style-name="Tabella1.C166" office:value-type="string">
            <text:p text:style-name="P138">D<text:span text:style-name="T210">H2</text:span>] ---</text:p>
            <text:p text:style-name="P83"><text:span text:style-name="T178">T] </text:span><text:span text:style-name="T181">Qi tant souent locuer te change</text:span></text:p>
          </table:table-cell>
        </table:table-row>
        <table:table-row table:style-name="Tabella1.180">
          <table:table-cell table:style-name="Tabella1.A2" office:value-type="string">
            <text:p text:style-name="P7">7665</text:p>
          </table:table-cell>
          <table:table-cell table:style-name="Tabella1.A2" office:value-type="string">
            <text:p text:style-name="P7">Qui est Povres Perdus nomez</text:p>
          </table:table-cell>
          <table:table-cell table:style-name="Tabella1.C166" office:value-type="string">
            <text:p text:style-name="P138">D<text:span text:style-name="T210">H2</text:span>] ---</text:p>
          </table:table-cell>
        </table:table-row>
        <table:table-row table:style-name="Tabella1.180">
          <table:table-cell table:style-name="Tabella1.A2" office:value-type="string">
            <text:p text:style-name="P7">7666</text:p>
          </table:table-cell>
          <table:table-cell table:style-name="Tabella1.A2" office:value-type="string">
            <text:p text:style-name="P7">Et ne seit on dont il est nez</text:p>
          </table:table-cell>
          <table:table-cell table:style-name="Tabella1.C166" office:value-type="string">
            <text:p text:style-name="P316">D<text:span text:style-name="T210">H2</text:span>] ---</text:p>
            <text:p text:style-name="P238">A<text:span text:style-name="T148">G</text:span>] ...<text:span text:style-name="T15">dont fu… <text:s/></text:span><text:span text:style-name="T30">B] </text:span><text:span text:style-name="T51">Car on ne scet...</text:span><text:span text:style-name="T15"> <text:s/></text:span><text:span text:style-name="T21">E</text:span><text:span text:style-name="T159">I</text:span><text:span text:style-name="T172">L</text:span><text:span text:style-name="T200">M</text:span><text:span text:style-name="T181">T</text:span><text:span text:style-name="T189">W</text:span><text:span text:style-name="T21">] </text:span><text:span text:style-name="T24">Encore ne </text:span><text:span text:style-name="T23">set len </text:span><text:span text:style-name="T159">(I</text:span><text:span text:style-name="T172">L</text:span><text:span text:style-name="T200">M</text:span><text:span text:style-name="T181">T</text:span><text:span text:style-name="T189">W</text:span><text:span text:style-name="T159"> hom)</text:span><text:span text:style-name="T23"> dont fu nez</text:span></text:p>
          </table:table-cell>
        </table:table-row>
        <table:table-row table:style-name="Tabella1.180">
          <table:table-cell table:style-name="Tabella1.A2" office:value-type="string">
            <text:p text:style-name="P7">7667</text:p>
          </table:table-cell>
          <table:table-cell table:style-name="Tabella1.A2" office:value-type="string">
            <text:p text:style-name="P7">Sol por le nom le pues hair</text:p>
          </table:table-cell>
          <table:table-cell table:style-name="Tabella1.C166" office:value-type="string">
            <text:p text:style-name="P316">D<text:span text:style-name="T210">H2</text:span>] ---</text:p>
            <text:p text:style-name="P236">A] <text:span text:style-name="T15">Sor por lenon leodiz hair <text:s/></text:span><text:span text:style-name="T51">B</text:span><text:span text:style-name="T21">E</text:span><text:span text:style-name="T148">G</text:span><text:span text:style-name="T159">I</text:span><text:span text:style-name="T172">L</text:span><text:span text:style-name="T200">M</text:span><text:span text:style-name="T181">T</text:span><text:span text:style-name="T189">W</text:span><text:span text:style-name="T21">] ...</text:span><text:span text:style-name="T23">le doi</text:span><text:span text:style-name="T51">s</text:span><text:span text:style-name="T23">...</text:span></text:p>
          </table:table-cell>
        </table:table-row>
        <table:table-row table:style-name="Tabella1.180">
          <table:table-cell table:style-name="Tabella1.A2" office:value-type="string">
            <text:p text:style-name="P7">7668</text:p>
          </table:table-cell>
          <table:table-cell table:style-name="Tabella1.A2" office:value-type="string">
            <text:p text:style-name="P7">Fait la pucele Mai servir</text:p>
          </table:table-cell>
          <table:table-cell table:style-name="Tabella1.C166" office:value-type="string">
            <text:p text:style-name="P138">D<text:span text:style-name="T210">H2</text:span>] ---</text:p>
            <text:p text:style-name="P30"><text:span text:style-name="T30">B] </text:span><text:span text:style-name="T51">Elle respont mais mlt chierir</text:span></text:p>
          </table:table-cell>
        </table:table-row>
        <table:table-row table:style-name="Tabella1.180">
          <table:table-cell table:style-name="Tabella1.A2" office:value-type="string">
            <text:p text:style-name="P7">7669</text:p>
          </table:table-cell>
          <table:table-cell table:style-name="Tabella1.A2" office:value-type="string">
            <text:p text:style-name="P7">Del nom voit on bien qui l’antant</text:p>
          </table:table-cell>
          <table:table-cell table:style-name="Tabella1.C166" office:value-type="string">
            <text:p text:style-name="P316">D] ---</text:p>
            <text:p text:style-name="P277">A] ...<text:span text:style-name="T15">uain...hon qui… <text:s/></text:span><text:span text:style-name="T21">E] </text:span><text:span text:style-name="T24">Dou nom por voir qi bien sen tent <text:s/></text:span><text:span text:style-name="T142">G] ...</text:span><text:span text:style-name="T148">hon qui… <text:s/></text:span><text:span text:style-name="T172">L</text:span><text:span text:style-name="T21">] ...</text:span><text:span text:style-name="T172">que entent <text:s/></text:span><text:span text:style-name="T207">H2</text:span><text:span text:style-name="T21">] </text:span><text:span text:style-name="T210">De non bien voit on qui lentent</text:span></text:p>
          </table:table-cell>
        </table:table-row>
        <table:table-row table:style-name="Tabella1.180">
          <table:table-cell table:style-name="Tabella1.A2" office:value-type="string">
            <text:p text:style-name="P7">7670</text:p>
          </table:table-cell>
          <table:table-cell table:style-name="Tabella1.A2" office:value-type="string">
            <text:p text:style-name="P7">Que il a (H Que a lui) grant honor apant</text:p>
          </table:table-cell>
          <table:table-cell table:style-name="Tabella1.C166" office:value-type="string">
            <text:p text:style-name="P29"><text:span text:style-name="T113">D] -</text:span><text:span text:style-name="T114">--</text:span></text:p>
            <text:p text:style-name="P346"><text:span text:style-name="T52">A</text:span><text:span text:style-name="T53">B</text:span><text:span text:style-name="T54">E</text:span><text:span text:style-name="T108">H2</text:span><text:span text:style-name="T78">G</text:span><text:span text:style-name="T82">I</text:span><text:span text:style-name="T89">L</text:span><text:span text:style-name="T105">M</text:span><text:span text:style-name="T94">T</text:span><text:span text:style-name="T98">W</text:span><text:span text:style-name="T52">] </text:span><text:span text:style-name="T55">Que </text:span><text:span text:style-name="T53">(B Quil) </text:span><text:span text:style-name="T55"><text:s/>a mlt grant...</text:span></text:p>
          </table:table-cell>
        </table:table-row>
        <table:table-row table:style-name="Tabella1.180">
          <table:table-cell table:style-name="Tabella1.A2" office:value-type="string">
            <text:p text:style-name="P7">7671</text:p>
          </table:table-cell>
          <table:table-cell table:style-name="Tabella1.A2" office:value-type="string">
            <text:p text:style-name="P7">Il est nomez Povres Perdus</text:p>
          </table:table-cell>
          <table:table-cell table:style-name="Tabella1.C166" office:value-type="string">
            <text:p text:style-name="P260"><text:span text:style-name="T172">L</text:span><text:span text:style-name="T21">] </text:span><text:span text:style-name="T172">Nest...</text:span></text:p>
          </table:table-cell>
        </table:table-row>
        <table:table-row table:style-name="Tabella1.219">
          <table:table-cell table:style-name="Tabella1.A2" office:value-type="string">
            <text:p text:style-name="P7">7672</text:p>
          </table:table-cell>
          <table:table-cell table:style-name="Tabella1.A2" office:value-type="string">
            <text:p text:style-name="P7">Cist nons est assez coneus</text:p>
          </table:table-cell>
          <table:table-cell table:style-name="Tabella1.C166" office:value-type="string">
            <text:p text:style-name="P102"/>
          </table:table-cell>
        </table:table-row>
        <table:table-row table:style-name="Tabella1.180">
          <table:table-cell table:style-name="Tabella1.A2" office:value-type="string">
            <text:p text:style-name="P7">7673</text:p>
          </table:table-cell>
          <table:table-cell table:style-name="Tabella1.A2" office:value-type="string">
            <text:p text:style-name="P8">Car il est mout povres d’anui</text:p>
          </table:table-cell>
          <table:table-cell table:style-name="Tabella1.C166" office:value-type="string">
            <text:p text:style-name="P185"><text:span text:style-name="T30">B] </text:span><text:span text:style-name="T51">Car assez est poures damis <text:s/></text:span><text:span text:style-name="T128">D</text:span><text:span text:style-name="T210">H2</text:span><text:span text:style-name="T128">] ...</text:span><text:span text:style-name="T136">dautrui <text:s/></text:span><text:span text:style-name="T155">I] ...</text:span><text:span text:style-name="T159">est poures de nui <text:s/></text:span><text:span text:style-name="T172">L</text:span><text:span text:style-name="T189">W</text:span><text:span text:style-name="T21">] ...</text:span><text:span text:style-name="T172">bien poure</text:span></text:p>
          </table:table-cell>
        </table:table-row>
        <table:table-row table:style-name="Tabella1.180">
          <table:table-cell table:style-name="Tabella1.A2" office:value-type="string">
            <text:p text:style-name="P7">7674</text:p>
          </table:table-cell>
          <table:table-cell table:style-name="Tabella1.A2" office:value-type="string">
            <text:p text:style-name="P8">Et s’en ait assez moens d’atrui</text:p>
          </table:table-cell>
          <table:table-cell table:style-name="Tabella1.C166" office:value-type="string">
            <text:p text:style-name="P265">A] <text:span text:style-name="T15">Li poures est de signorie |utrui <text:s/></text:span><text:span text:style-name="T30">B] </text:span><text:span text:style-name="T51">Mlt poi en a en cest pays <text:s/></text:span><text:span text:style-name="T128">D</text:span><text:span text:style-name="T210">H2</text:span><text:span text:style-name="T128">] ...</text:span><text:span text:style-name="T136">maint anui <text:s/></text:span><text:span text:style-name="T21">E] ...</text:span><text:span text:style-name="T24">assez plus… <text:s/></text:span><text:soft-page-break/><text:span text:style-name="T155">I] ...</text:span><text:span text:style-name="T159">mois dautrui <text:s/></text:span><text:span text:style-name="T172">L</text:span><text:span text:style-name="T21">] </text:span><text:span text:style-name="T172">Et se ua assez meras… <text:s/></text:span><text:span text:style-name="T178">T] ...meuz…</text:span><text:span text:style-name="T181"> <text:s/></text:span><text:span text:style-name="T186">W</text:span><text:span text:style-name="T11">] ...</text:span><text:span text:style-name="T189">mains...</text:span></text:p>
          </table:table-cell>
        </table:table-row>
        <table:table-row table:style-name="Tabella1.180">
          <table:table-cell table:style-name="Tabella1.A2" office:value-type="string">
            <text:p text:style-name="P7">7675</text:p>
          </table:table-cell>
          <table:table-cell table:style-name="Tabella1.A2" office:value-type="string">
            <text:p text:style-name="P8">Li povres est de signorie</text:p>
          </table:table-cell>
          <table:table-cell table:style-name="Tabella1.C166" office:value-type="string">
            <text:p text:style-name="P240">A<text:span text:style-name="T200">M</text:span>] ---</text:p>
            <text:p text:style-name="P203"><text:span text:style-name="T136">D</text:span><text:span text:style-name="T210">H2</text:span>E<text:span text:style-name="T149">G</text:span><text:span text:style-name="T159">I</text:span><text:span text:style-name="T172">L</text:span><text:span text:style-name="T181">T</text:span><text:span text:style-name="T189">W</text:span>] ...<text:span text:style-name="T24">perdus...</text:span><text:span text:style-name="T210">(H2 vient)...</text:span></text:p>
          </table:table-cell>
        </table:table-row>
        <table:table-row table:style-name="Tabella1.180">
          <table:table-cell table:style-name="Tabella1.A2" office:value-type="string">
            <text:p text:style-name="P7">7676</text:p>
          </table:table-cell>
          <table:table-cell table:style-name="Tabella1.A2" office:value-type="string">
            <text:p text:style-name="P8">Se devient perdu l’ait s’amie</text:p>
          </table:table-cell>
          <table:table-cell table:style-name="Tabella1.C166" office:value-type="string">
            <text:p text:style-name="P188"><text:span text:style-name="T30">B] </text:span><text:span text:style-name="T51">Bien croi quil a perdut samie <text:s/></text:span><text:span text:style-name="T128">D] </text:span><text:span text:style-name="T136">Se deuin perdu la samie <text:s/></text:span><text:span text:style-name="T172">L</text:span><text:span text:style-name="T189">W</text:span><text:span text:style-name="T21">] </text:span><text:span text:style-name="T172">Puet estre perdu da samie <text:s/></text:span><text:span text:style-name="T200">M</text:span><text:span text:style-name="T178">T] ...</text:span><text:span text:style-name="T181">la samie</text:span></text:p>
          </table:table-cell>
        </table:table-row>
        <table:table-row table:style-name="Tabella1.180">
          <table:table-cell table:style-name="Tabella1.A2" office:value-type="string">
            <text:p text:style-name="P7">7677</text:p>
          </table:table-cell>
          <table:table-cell table:style-name="Tabella1.A2" office:value-type="string">
            <text:p text:style-name="P8">C’el l’ait perdut pas ne m’en plain</text:p>
          </table:table-cell>
          <table:table-cell table:style-name="Tabella1.C166" office:value-type="string">
            <text:p text:style-name="P239">A<text:span text:style-name="T159">I</text:span><text:span text:style-name="T172">L</text:span><text:span text:style-name="T181">T</text:span><text:span text:style-name="T189">W</text:span>] <text:span text:style-name="T15">Qui la… <text:s/></text:span><text:span text:style-name="T30">B] </text:span><text:span text:style-name="T51">Et qui la perdut pas nel… <text:s/></text:span><text:span text:style-name="T128">D</text:span><text:span text:style-name="T210">H2</text:span><text:span text:style-name="T128">] </text:span><text:span text:style-name="T136">Qui la perdu fait la pucele <text:s/></text:span><text:span text:style-name="T21">E</text:span><text:span text:style-name="T149">G</text:span><text:span text:style-name="T200">M</text:span><text:span text:style-name="T21">] </text:span><text:span text:style-name="T24">Se la...</text:span></text:p>
          </table:table-cell>
        </table:table-row>
        <table:table-row table:style-name="Tabella1.180">
          <table:table-cell table:style-name="Tabella1.A2" office:value-type="string">
            <text:p text:style-name="P7"/>
          </table:table-cell>
          <table:table-cell table:style-name="Tabella1.A2" office:value-type="string">
            <text:p text:style-name="P8"/>
          </table:table-cell>
          <table:table-cell table:style-name="Tabella1.C166" office:value-type="string">
            <text:p text:style-name="P166"><text:span text:style-name="T128">D</text:span><text:span text:style-name="T210">H2</text:span><text:span text:style-name="T128">] </text:span><text:span text:style-name="T136">Jci a mlt bone nouele</text:span></text:p>
          </table:table-cell>
        </table:table-row>
        <table:table-row table:style-name="Tabella1.180">
          <table:table-cell table:style-name="Tabella1.A2" office:value-type="string">
            <text:p text:style-name="P7"/>
          </table:table-cell>
          <table:table-cell table:style-name="Tabella1.A2" office:value-type="string">
            <text:p text:style-name="P8"/>
          </table:table-cell>
          <table:table-cell table:style-name="Tabella1.C166" office:value-type="string">
            <text:p text:style-name="P166"><text:span text:style-name="T128">D</text:span><text:span text:style-name="T210">H2</text:span><text:span text:style-name="T128">] </text:span><text:span text:style-name="T136">Se le puis auec moi auoir</text:span></text:p>
          </table:table-cell>
        </table:table-row>
        <table:table-row table:style-name="Tabella1.180">
          <table:table-cell table:style-name="Tabella1.A2" office:value-type="string">
            <text:p text:style-name="P7">7678</text:p>
          </table:table-cell>
          <table:table-cell table:style-name="Tabella1.A2" office:value-type="string">
            <text:p text:style-name="P8">Se ju en puis avoir le grain</text:p>
          </table:table-cell>
          <table:table-cell table:style-name="Tabella1.C166" office:value-type="string">
            <text:p text:style-name="P217"><text:span text:style-name="T51">B</text:span>E<text:span text:style-name="T159">I</text:span><text:span text:style-name="T200">M</text:span>] ...<text:span text:style-name="T24">gaaing <text:s/></text:span><text:span text:style-name="T128">D</text:span><text:span text:style-name="T211">H2</text:span><text:span text:style-name="T128">] </text:span><text:span text:style-name="T136">Ce ne puis ie pas desuoloir <text:s/></text:span><text:span text:style-name="T142">G</text:span><text:span text:style-name="T181">T</text:span><text:span text:style-name="T142">] ...</text:span><text:span text:style-name="T149">ie puis...gahaing </text:span><text:span text:style-name="T181">(T guaang)</text:span><text:span text:style-name="T149"> <text:s/></text:span><text:span text:style-name="T172">L</text:span>] <text:span text:style-name="T172">Si en...gaainz</text:span></text:p>
          </table:table-cell>
        </table:table-row>
        <table:table-row table:style-name="Tabella1.180">
          <table:table-cell table:style-name="Tabella1.A2" office:value-type="string">
            <text:p text:style-name="P7">7679</text:p>
          </table:table-cell>
          <table:table-cell table:style-name="Tabella1.A2" office:value-type="string">
            <text:p text:style-name="P8">Sypriaigne li dist Amie</text:p>
          </table:table-cell>
          <table:table-cell table:style-name="Tabella1.C166" office:value-type="string">
            <text:p text:style-name="P240">A<text:span text:style-name="T51">B</text:span><text:span text:style-name="T136">D</text:span><text:span text:style-name="T211">H2</text:span><text:span text:style-name="T24">E</text:span><text:span text:style-name="T149">G</text:span><text:span text:style-name="T159">I</text:span><text:span text:style-name="T172">L</text:span><text:span text:style-name="T200">M</text:span><text:span text:style-name="T189">W</text:span>] ...<text:span text:style-name="T15">respont...</text:span></text:p>
          </table:table-cell>
        </table:table-row>
        <table:table-row table:style-name="Tabella1.180">
          <table:table-cell table:style-name="Tabella1.A2" office:value-type="string">
            <text:p text:style-name="P8">7680</text:p>
          </table:table-cell>
          <table:table-cell table:style-name="Tabella1.A2" office:value-type="string">
            <text:p text:style-name="P8">De respondre seis grant pertie</text:p>
          </table:table-cell>
          <table:table-cell table:style-name="Tabella1.C166" office:value-type="string">
            <text:p text:style-name="P260"><text:span text:style-name="T172">L</text:span><text:span text:style-name="T21">] ...</text:span><text:span text:style-name="T172">set...</text:span></text:p>
          </table:table-cell>
        </table:table-row>
        <table:table-row table:style-name="Tabella1.180">
          <table:table-cell table:style-name="Tabella1.A2" office:value-type="string">
            <text:p text:style-name="P8">7681</text:p>
          </table:table-cell>
          <table:table-cell table:style-name="Tabella1.A2" office:value-type="string">
            <text:p text:style-name="P8">Adés amerais bien le voi</text:p>
          </table:table-cell>
          <table:table-cell table:style-name="Tabella1.C166" office:value-type="string">
            <text:p text:style-name="P145">G] ...<text:span text:style-name="T149">le croi</text:span></text:p>
          </table:table-cell>
        </table:table-row>
        <table:table-row table:style-name="Tabella1.180">
          <table:table-cell table:style-name="Tabella1.A2" office:value-type="string">
            <text:p text:style-name="P8">7682</text:p>
          </table:table-cell>
          <table:table-cell table:style-name="Tabella1.A2" office:value-type="string">
            <text:p text:style-name="P8">Le Povre Perdut per ma foi</text:p>
          </table:table-cell>
          <table:table-cell table:style-name="Tabella1.C166" office:value-type="string">
            <text:p text:style-name="P272">A<text:span text:style-name="T51">B</text:span><text:span text:style-name="T136">D</text:span><text:span text:style-name="T211">H2</text:span><text:span text:style-name="T24">E</text:span><text:span text:style-name="T159">I</text:span><text:span text:style-name="T172">L</text:span><text:span text:style-name="T181">T</text:span><text:span text:style-name="T189">W</text:span>] ...<text:span text:style-name="T15">poure sodaier per foi <text:s/></text:span><text:span text:style-name="T142">G] ...</text:span><text:span text:style-name="T149">le uoi <text:s/></text:span><text:span text:style-name="T196">M</text:span><text:span text:style-name="T21">] ...</text:span><text:span text:style-name="T200">chlr. Per foy</text:span></text:p>
          </table:table-cell>
        </table:table-row>
        <table:table-row table:style-name="Tabella1.180">
          <table:table-cell table:style-name="Tabella1.A2" office:value-type="string">
            <text:p text:style-name="P8">7683</text:p>
          </table:table-cell>
          <table:table-cell table:style-name="Tabella1.A2" office:value-type="string">
            <text:p text:style-name="P8">Se devient il ne t’amerait</text:p>
          </table:table-cell>
          <table:table-cell table:style-name="Tabella1.C166" office:value-type="string">
            <text:p text:style-name="P151">T] ---</text:p>
            <text:p text:style-name="P60"><text:span text:style-name="T30">B] </text:span><text:span text:style-name="T51">Je te demant sil tamera <text:s/></text:span><text:span text:style-name="T128">D] </text:span><text:span text:style-name="T136">Se deuin pas ne… <text:s/></text:span><text:span text:style-name="T186">W</text:span>] <text:span text:style-name="T189">Peut estre qui ne tamera <text:s/></text:span><text:span text:style-name="T207">H2</text:span><text:span text:style-name="T21">] </text:span><text:span text:style-name="T211">Se ce vient pas ne demourra</text:span></text:p>
          </table:table-cell>
        </table:table-row>
        <table:table-row table:style-name="Tabella1.180">
          <table:table-cell table:style-name="Tabella1.A2" office:value-type="string">
            <text:p text:style-name="P8">7684</text:p>
          </table:table-cell>
          <table:table-cell table:style-name="Tabella1.A2" office:value-type="string">
            <text:p text:style-name="P8">Ou ne (H il ne) welt ou rien (H ou) n’oserait</text:p>
          </table:table-cell>
          <table:table-cell table:style-name="Tabella1.C166" office:value-type="string">
            <text:p text:style-name="P334">T] ---</text:p>
            <text:p text:style-name="P278">A<text:span text:style-name="T159">I</text:span><text:span text:style-name="T172">L</text:span>] ...<text:span text:style-name="T15">nen osera <text:s/></text:span><text:span text:style-name="T30">B] </text:span><text:span text:style-name="T51">Jl ne volra ou nosera </text:span><text:span text:style-name="T15"><text:s text:c="2"/></text:span><text:span text:style-name="T136">D</text:span><text:span text:style-name="T21">E] ...</text:span><text:span text:style-name="T24">ne voudra ou nosera <text:s/></text:span><text:span text:style-name="T142">G] ...</text:span><text:span text:style-name="T149">ne usalt o nen.. <text:s/></text:span><text:span text:style-name="T186">W</text:span><text:span text:style-name="T11">] ...</text:span><text:span text:style-name="T189">ou il nosera <text:s/></text:span><text:span text:style-name="T196">M</text:span><text:span text:style-name="T21">] </text:span><text:span text:style-name="T200">Ou ne vouldra ou nosera <text:s/></text:span><text:span text:style-name="T207">H2</text:span><text:span text:style-name="T21">] ...</text:span><text:span text:style-name="T211">ne voudra ou ne saura</text:span></text:p>
          </table:table-cell>
        </table:table-row>
        <table:table-row table:style-name="Tabella1.234">
          <table:table-cell table:style-name="Tabella1.A2" office:value-type="string">
            <text:p text:style-name="P8">7685</text:p>
          </table:table-cell>
          <table:table-cell table:style-name="Tabella1.A2" office:value-type="string">
            <text:p text:style-name="P8">Assez tost i avroit damaige</text:p>
          </table:table-cell>
          <table:table-cell table:style-name="Tabella1.C166" office:value-type="string">
            <text:p text:style-name="P317">D<text:span text:style-name="T211">H2</text:span>] ---</text:p>
            <text:p text:style-name="P229"><text:span text:style-name="T196">M</text:span>] ...<text:span text:style-name="T200">y iuroit...</text:span></text:p>
          </table:table-cell>
        </table:table-row>
        <table:table-row table:style-name="Tabella1.180">
          <table:table-cell table:style-name="Tabella1.A2" office:value-type="string">
            <text:p text:style-name="P8">7686</text:p>
          </table:table-cell>
          <table:table-cell table:style-name="Tabella1.A2" office:value-type="string">
            <text:p text:style-name="P8">Se li rois savoit ton (HF son) coraige</text:p>
          </table:table-cell>
          <table:table-cell table:style-name="Tabella1.C166" office:value-type="string">
            <text:p text:style-name="P317">D<text:span text:style-name="T211">H2</text:span>] ---</text:p>
            <text:p text:style-name="P203"><text:span text:style-name="T51">B</text:span>E] ...<text:span text:style-name="T24">son...</text:span></text:p>
          </table:table-cell>
        </table:table-row>
        <table:table-row table:style-name="Tabella1.180">
          <table:table-cell table:style-name="Tabella1.A2" office:value-type="string">
            <text:p text:style-name="P8">7687</text:p>
          </table:table-cell>
          <table:table-cell table:style-name="Tabella1.A2" office:value-type="string">
            <text:p text:style-name="P8">Tel aigme que honor te fasce</text:p>
          </table:table-cell>
          <table:table-cell table:style-name="Tabella1.C166" office:value-type="string">
            <text:p text:style-name="P326">G] ...quil…<text:span text:style-name="T149"> <text:s/></text:span><text:span text:style-name="T207">H2</text:span><text:span text:style-name="T21">] ...</text:span><text:span text:style-name="T211">amy...</text:span></text:p>
          </table:table-cell>
        </table:table-row>
        <table:table-row table:style-name="Tabella1.180">
          <table:table-cell table:style-name="Tabella1.A2" office:value-type="string">
            <text:p text:style-name="P8">7688</text:p>
          </table:table-cell>
          <table:table-cell table:style-name="Tabella1.A2" office:value-type="string">
            <text:p text:style-name="P8">Et que a roi ton peire plasce</text:p>
          </table:table-cell>
          <table:table-cell table:style-name="Tabella1.C166" office:value-type="string">
            <text:p text:style-name="P103"/>
          </table:table-cell>
        </table:table-row>
        <table:table-row table:style-name="Tabella1.180">
          <table:table-cell table:style-name="Tabella1.A2" office:value-type="string">
            <text:p text:style-name="P8">7689</text:p>
          </table:table-cell>
          <table:table-cell table:style-name="Tabella1.A2" office:value-type="string">
            <text:p text:style-name="P8">Maistresce fet la damoisele</text:p>
          </table:table-cell>
          <table:table-cell table:style-name="Tabella1.C166" office:value-type="string">
            <text:p text:style-name="P240"/>
          </table:table-cell>
        </table:table-row>
        <text:soft-page-break/>
        <table:table-row table:style-name="Tabella1.180">
          <table:table-cell table:style-name="Tabella1.A2" office:value-type="string">
            <text:p text:style-name="P8">7690</text:p>
          </table:table-cell>
          <table:table-cell table:style-name="Tabella1.A2" office:value-type="string">
            <text:p text:style-name="P8">Vos dites estrainge novele</text:p>
          </table:table-cell>
          <table:table-cell table:style-name="Tabella1.C166" office:value-type="string">
            <text:p text:style-name="P240">A<text:span text:style-name="T51">B</text:span><text:span text:style-name="T136">D</text:span><text:span text:style-name="T211">H2</text:span><text:span text:style-name="T24">E</text:span><text:span text:style-name="T149">G</text:span><text:span text:style-name="T159">I</text:span><text:span text:style-name="T172">L</text:span><text:span text:style-name="T200">M</text:span><text:span text:style-name="T181">T</text:span><text:span text:style-name="T189">W</text:span>] <text:span text:style-name="T15">Mlt…</text:span><text:span text:style-name="T200">(M a cy)...</text:span></text:p>
          </table:table-cell>
        </table:table-row>
        <table:table-row table:style-name="Tabella1.180">
          <table:table-cell table:style-name="Tabella1.A2" office:value-type="string">
            <text:p text:style-name="P8">7691</text:p>
          </table:table-cell>
          <table:table-cell table:style-name="Tabella1.A2" office:value-type="string">
            <text:p text:style-name="P8">Puis je donc le voloir de moi</text:p>
          </table:table-cell>
          <table:table-cell table:style-name="Tabella1.C166" office:value-type="string">
            <text:p text:style-name="P213"><text:span text:style-name="T155">I] ...</text:span><text:span text:style-name="T159">le uoil...</text:span></text:p>
          </table:table-cell>
        </table:table-row>
        <table:table-row table:style-name="Tabella1.180">
          <table:table-cell table:style-name="Tabella1.A2" office:value-type="string">
            <text:p text:style-name="P8">7692</text:p>
          </table:table-cell>
          <table:table-cell table:style-name="Tabella1.A2" office:value-type="string">
            <text:p text:style-name="P8">Laissier por le voloir le <text:s/>roi</text:p>
          </table:table-cell>
          <table:table-cell table:style-name="Tabella1.C166" office:value-type="string">
            <text:p text:style-name="P240">A<text:span text:style-name="T149">G</text:span><text:span text:style-name="T159">I</text:span><text:span text:style-name="T172">L</text:span><text:span text:style-name="T189">W</text:span>] ...<text:span text:style-name="T15">plaisir del...</text:span></text:p>
          </table:table-cell>
        </table:table-row>
        <table:table-row table:style-name="Tabella1.180">
          <table:table-cell table:style-name="Tabella1.A2" office:value-type="string">
            <text:p text:style-name="P8">7693</text:p>
          </table:table-cell>
          <table:table-cell table:style-name="Tabella1.A2" office:value-type="string">
            <text:p text:style-name="P8">Bien savez que ne puis mon cuer</text:p>
          </table:table-cell>
          <table:table-cell table:style-name="Tabella1.C166" office:value-type="string">
            <text:p text:style-name="P151">T] ---</text:p>
            <text:p text:style-name="P74"><text:span text:style-name="T155">I] ...</text:span><text:span text:style-name="T159">ne puis cuer</text:span></text:p>
          </table:table-cell>
        </table:table-row>
        <table:table-row table:style-name="Tabella1.180">
          <table:table-cell table:style-name="Tabella1.A2" office:value-type="string">
            <text:p text:style-name="P8">7694</text:p>
          </table:table-cell>
          <table:table-cell table:style-name="Tabella1.A2" office:value-type="string">
            <text:p text:style-name="P8">Chaingier por l’autrui a nul fuer</text:p>
          </table:table-cell>
          <table:table-cell table:style-name="Tabella1.C166" office:value-type="string">
            <text:p text:style-name="P334">T] ---</text:p>
            <text:p text:style-name="P273">A<text:span text:style-name="T136">D</text:span><text:span text:style-name="T211">H2</text:span><text:span text:style-name="T24">E</text:span><text:span text:style-name="T149">G</text:span><text:span text:style-name="T159">I</text:span><text:span text:style-name="T190">W</text:span>] ...<text:span text:style-name="T15">por autre </text:span><text:span text:style-name="T24">(E autrui)</text:span><text:span text:style-name="T15">.. <text:s text:c="2"/></text:span><text:span text:style-name="T30">B] </text:span><text:span text:style-name="T51">Laissier… <text:s/></text:span><text:span text:style-name="T172">L</text:span><text:span text:style-name="T21">] ...</text:span><text:span text:style-name="T172">per autrui fuer <text:s/></text:span><text:span text:style-name="T196">M</text:span><text:span text:style-name="T21">] ...</text:span><text:span text:style-name="T201">por nul autre...</text:span></text:p>
          </table:table-cell>
        </table:table-row>
        <table:table-row table:style-name="Tabella1.180">
          <table:table-cell table:style-name="Tabella1.A2" office:value-type="string">
            <text:p text:style-name="P8">7695</text:p>
          </table:table-cell>
          <table:table-cell table:style-name="Tabella1.A2" office:value-type="string">
            <text:p text:style-name="P8">Se uns rois m’avoit enamee</text:p>
          </table:table-cell>
          <table:table-cell table:style-name="Tabella1.C166" office:value-type="string">
            <text:p text:style-name="P260">A<text:span text:style-name="T24">E</text:span><text:span text:style-name="T211">H2</text:span><text:span text:style-name="T149">G</text:span><text:span text:style-name="T159">I</text:span><text:span text:style-name="T201">M</text:span><text:span text:style-name="T181">T</text:span><text:span text:style-name="T190">W</text:span>] ...<text:span text:style-name="T15">or amez </text:span><text:span text:style-name="T149">(G</text:span><text:span text:style-name="T211">H2</text:span><text:span text:style-name="T159">I</text:span><text:span text:style-name="T201">M</text:span><text:span text:style-name="T181">T</text:span><text:span text:style-name="T190">W</text:span><text:span text:style-name="T149"> amee)</text:span><text:span text:style-name="T15"> <text:s/></text:span><text:span text:style-name="T30">B] ...</text:span><text:span text:style-name="T51">or emmenez <text:s/></text:span><text:span text:style-name="T172">L</text:span><text:span text:style-name="T21">] ...</text:span><text:span text:style-name="T172">orendroit amee</text:span></text:p>
          </table:table-cell>
        </table:table-row>
        <table:table-row table:style-name="Tabella1.180">
          <table:table-cell table:style-name="Tabella1.A2" office:value-type="string">
            <text:p text:style-name="P8">7696</text:p>
          </table:table-cell>
          <table:table-cell table:style-name="Tabella1.A2" office:value-type="string">
            <text:p text:style-name="P8">Assez tost avroit obliee</text:p>
          </table:table-cell>
          <table:table-cell table:style-name="Tabella1.C166" office:value-type="string">
            <text:p text:style-name="P64"><text:span text:style-name="T51">B</text:span><text:span text:style-name="T136">D</text:span><text:span text:style-name="T211">H2</text:span>E<text:span text:style-name="T159">I</text:span><text:span text:style-name="T172">L</text:span><text:span text:style-name="T201">M</text:span>] ...<text:span text:style-name="T24">mauroit...</text:span></text:p>
          </table:table-cell>
        </table:table-row>
        <table:table-row table:style-name="Tabella1.180">
          <table:table-cell table:style-name="Tabella1.A2" office:value-type="string">
            <text:p text:style-name="P8">7697</text:p>
          </table:table-cell>
          <table:table-cell table:style-name="Tabella1.A2" office:value-type="string">
            <text:p text:style-name="P8">Et ma biateit et ma noblesce</text:p>
          </table:table-cell>
          <table:table-cell table:style-name="Tabella1.C166" office:value-type="string">
            <text:p text:style-name="P317">D<text:span text:style-name="T211">H2</text:span>] ---</text:p>
            <text:p text:style-name="P240">A<text:span text:style-name="T24">E</text:span><text:span text:style-name="T149">G</text:span><text:span text:style-name="T160">I</text:span><text:span text:style-name="T172">L</text:span><text:span text:style-name="T201">M</text:span><text:span text:style-name="T181">T</text:span><text:span text:style-name="T190">W</text:span>] ...<text:span text:style-name="T15">richece</text:span></text:p>
          </table:table-cell>
        </table:table-row>
        <table:table-row table:style-name="Tabella1.180">
          <table:table-cell table:style-name="Tabella1.A2" office:value-type="string">
            <text:p text:style-name="P8">7698</text:p>
          </table:table-cell>
          <table:table-cell table:style-name="Tabella1.A2" office:value-type="string">
            <text:p text:style-name="P8">Tant panseroit a sa richesce</text:p>
          </table:table-cell>
          <table:table-cell table:style-name="Tabella1.C166" office:value-type="string">
            <text:p text:style-name="P317">D<text:span text:style-name="T211">H2</text:span>] ---</text:p>
            <text:p text:style-name="P238">A<text:span text:style-name="T24">E</text:span><text:span text:style-name="T149">G</text:span><text:span text:style-name="T160">I</text:span><text:span text:style-name="T173">L</text:span><text:span text:style-name="T201">M</text:span><text:span text:style-name="T181">T</text:span><text:span text:style-name="T190">W</text:span>] ...<text:span text:style-name="T15">noblesce <text:s/></text:span><text:span text:style-name="T30">B] </text:span><text:span text:style-name="T51">Tost...</text:span></text:p>
          </table:table-cell>
        </table:table-row>
        <table:table-row table:style-name="Tabella1.180">
          <table:table-cell table:style-name="Tabella1.A2" office:value-type="string">
            <text:p text:style-name="P8">7699</text:p>
          </table:table-cell>
          <table:table-cell table:style-name="Tabella1.A2" office:value-type="string">
            <text:p text:style-name="P8">Laisseroit moi per son orguel</text:p>
          </table:table-cell>
          <table:table-cell table:style-name="Tabella1.C166" office:value-type="string">
            <text:p text:style-name="P104"/>
          </table:table-cell>
        </table:table-row>
        <table:table-row table:style-name="Tabella1.180">
          <table:table-cell table:style-name="Tabella1.A2" office:value-type="string">
            <text:p text:style-name="P8">7700</text:p>
          </table:table-cell>
          <table:table-cell table:style-name="Tabella1.A2" office:value-type="string">
            <text:p text:style-name="P8">Le Povre Perdu ain et wel</text:p>
          </table:table-cell>
          <table:table-cell table:style-name="Tabella1.C166" office:value-type="string">
            <text:p text:style-name="P255">A] ...<text:span text:style-name="T15">aien uel <text:s/></text:span><text:span text:style-name="T30">B] </text:span><text:span text:style-name="T51">Le soldoier a ami wel <text:s/></text:span><text:span text:style-name="T128">D</text:span><text:span text:style-name="T211">H2</text:span><text:span text:style-name="T201">M</text:span><text:span text:style-name="T128">] ...</text:span><text:span text:style-name="T136">amer vuil <text:s/></text:span><text:span text:style-name="T155">I] ...</text:span><text:span text:style-name="T160">e toiel</text:span></text:p>
          </table:table-cell>
        </table:table-row>
        <table:table-row table:style-name="Tabella1.180">
          <table:table-cell table:style-name="Tabella1.A2" office:value-type="string">
            <text:p text:style-name="P8">7701</text:p>
          </table:table-cell>
          <table:table-cell table:style-name="Tabella1.A2" office:value-type="string">
            <text:p text:style-name="P8">Mes cuers ne puet partir de lui</text:p>
          </table:table-cell>
          <table:table-cell table:style-name="Tabella1.C166" office:value-type="string">
            <text:p text:style-name="P214"/>
          </table:table-cell>
        </table:table-row>
        <table:table-row table:style-name="Tabella1.180">
          <table:table-cell table:style-name="Tabella1.A2" office:value-type="string">
            <text:p text:style-name="P8">7702</text:p>
          </table:table-cell>
          <table:table-cell table:style-name="Tabella1.A2" office:value-type="string">
            <text:p text:style-name="P8">C’il ne m’aigment j’amerai lui</text:p>
          </table:table-cell>
          <table:table-cell table:style-name="Tabella1.C166" office:value-type="string">
            <text:p text:style-name="P165"><text:span text:style-name="T30">B] ...</text:span><text:span text:style-name="T51">ie ains lui</text:span></text:p>
          </table:table-cell>
        </table:table-row>
        <table:table-row table:style-name="Tabella1.180">
          <table:table-cell table:style-name="Tabella1.A2" office:value-type="string">
            <text:p text:style-name="P8">7703</text:p>
          </table:table-cell>
          <table:table-cell table:style-name="Tabella1.A2" office:value-type="string">
            <text:p text:style-name="P8">Dist Sypriaigne Je me las <text:span text:style-name="T4">(H tais)</text:span></text:p>
          </table:table-cell>
          <table:table-cell table:style-name="Tabella1.C166" office:value-type="string">
            <text:p text:style-name="P218"><text:span text:style-name="T122">B</text:span><text:span text:style-name="T136">D</text:span><text:span text:style-name="T211">H2</text:span>E<text:span text:style-name="T201">M</text:span><text:span text:style-name="T190">W</text:span>] ...<text:span text:style-name="T24">men tais <text:s/></text:span><text:span text:style-name="T142">G</text:span><text:span text:style-name="T160">I</text:span><text:span text:style-name="T142">] ...men…</text:span><text:span text:style-name="T150"> <text:s/></text:span><text:span text:style-name="T172">L</text:span>] ...<text:span text:style-name="T173">molais</text:span></text:p>
          </table:table-cell>
        </table:table-row>
        <table:table-row table:style-name="Tabella1.180">
          <table:table-cell table:style-name="Tabella1.A2" office:value-type="string">
            <text:p text:style-name="P8">7704</text:p>
          </table:table-cell>
          <table:table-cell table:style-name="Tabella1.A2" office:value-type="string">
            <text:p text:style-name="P8">De moi avrais tu tote pais</text:p>
          </table:table-cell>
          <table:table-cell table:style-name="Tabella1.C166" office:value-type="string">
            <text:p text:style-name="P210"><text:span text:style-name="T128">D</text:span><text:span text:style-name="T211">H2</text:span><text:span text:style-name="T128">] ...</text:span><text:span text:style-name="T136">en auras tote… <text:s/></text:span>E] ...<text:span text:style-name="T24">tu tost ta pais <text:s/></text:span><text:span text:style-name="T142">G</text:span><text:span text:style-name="T160">I</text:span><text:span text:style-name="T173">L</text:span><text:span text:style-name="T181">T</text:span><text:span text:style-name="T142">] ...</text:span><text:span text:style-name="T150">nauras...</text:span></text:p>
          </table:table-cell>
        </table:table-row>
        <table:table-row table:style-name="Tabella1.180">
          <table:table-cell table:style-name="Tabella1.A2" office:value-type="string">
            <text:p text:style-name="P8">7705</text:p>
          </table:table-cell>
          <table:table-cell table:style-name="Tabella1.A2" office:value-type="string">
            <text:p text:style-name="P8">Ta folie ferais sens moi</text:p>
          </table:table-cell>
          <table:table-cell table:style-name="Tabella1.C166" office:value-type="string">
            <text:p text:style-name="P75"><text:span text:style-name="T155">I] ...</text:span><text:span text:style-name="T160">seras...</text:span></text:p>
          </table:table-cell>
        </table:table-row>
        <table:table-row table:style-name="Tabella1.180">
          <table:table-cell table:style-name="Tabella1.A2" office:value-type="string">
            <text:p text:style-name="P8">7706</text:p>
          </table:table-cell>
          <table:table-cell table:style-name="Tabella1.A2" office:value-type="string">
            <text:p text:style-name="P8">Tu deusses amer un roi</text:p>
          </table:table-cell>
          <table:table-cell table:style-name="Tabella1.C166" office:value-type="string">
            <text:p text:style-name="P240">A<text:span text:style-name="T24">E</text:span><text:span text:style-name="T160">I</text:span><text:span text:style-name="T190">W</text:span>] ...<text:span text:style-name="T15">auoir...</text:span></text:p>
          </table:table-cell>
        </table:table-row>
        <table:table-row table:style-name="Tabella1.180">
          <table:table-cell table:style-name="Tabella1.A2" office:value-type="string">
            <text:p text:style-name="P8">7707</text:p>
          </table:table-cell>
          <table:table-cell table:style-name="Tabella1.A2" office:value-type="string">
            <text:p text:style-name="P8">Mai tu wels amer povrement</text:p>
          </table:table-cell>
          <table:table-cell table:style-name="Tabella1.C166" office:value-type="string">
            <text:p text:style-name="P139">D<text:span text:style-name="T212">H2</text:span>] ---</text:p>
          </table:table-cell>
        </table:table-row>
        <table:table-row table:style-name="Tabella1.257">
          <table:table-cell table:style-name="Tabella1.A2" office:value-type="string">
            <text:p text:style-name="P8">7708</text:p>
          </table:table-cell>
          <table:table-cell table:style-name="Tabella1.A2" office:value-type="string">
            <text:p text:style-name="P8">Povre home et de povre gent</text:p>
          </table:table-cell>
          <table:table-cell table:style-name="Tabella1.C166" office:value-type="string">
            <text:p text:style-name="P318">D<text:span text:style-name="T212">H2</text:span>] ---</text:p>
            <text:p text:style-name="P167"><text:span text:style-name="T30">B] ...</text:span><text:span text:style-name="T122">et de basse...</text:span></text:p>
          </table:table-cell>
        </table:table-row>
        <table:table-row table:style-name="Tabella1.180">
          <table:table-cell table:style-name="Tabella1.A2" office:value-type="string">
            <text:p text:style-name="P8">7709</text:p>
          </table:table-cell>
          <table:table-cell table:style-name="Tabella1.A2" office:value-type="string">
            <text:p text:style-name="P8">Et se li reis le seit tes peires</text:p>
          </table:table-cell>
          <table:table-cell table:style-name="Tabella1.C166" office:value-type="string">
            <text:p text:style-name="P318">D<text:span text:style-name="T212">H2</text:span>] ---</text:p>
            <text:p text:style-name="P191"><text:span text:style-name="T186">W</text:span>] <text:span text:style-name="T190">Mes…</text:span></text:p>
          </table:table-cell>
        </table:table-row>
        <text:soft-page-break/>
        <table:table-row table:style-name="Tabella1.180">
          <table:table-cell table:style-name="Tabella1.A2" office:value-type="string">
            <text:p text:style-name="P8">7710</text:p>
          </table:table-cell>
          <table:table-cell table:style-name="Tabella1.A2" office:value-type="string">
            <text:p text:style-name="P8">Ou se savoir le puet ta meire</text:p>
          </table:table-cell>
          <table:table-cell table:style-name="Tabella1.C166" office:value-type="string">
            <text:p text:style-name="P318">D<text:span text:style-name="T212">H2</text:span>] ---</text:p>
            <text:p text:style-name="P251">A<text:span text:style-name="T122">B</text:span><text:span text:style-name="T24">E</text:span><text:span text:style-name="T181">T</text:span>] <text:span text:style-name="T15">Ou se le puet… <text:s/></text:span><text:span text:style-name="T142">G</text:span><text:span text:style-name="T160">I</text:span><text:span text:style-name="T190">W</text:span><text:span text:style-name="T142">] </text:span><text:span text:style-name="T150">E sele </text:span><text:span text:style-name="T190">(W Ou celle)</text:span><text:span text:style-name="T150"> puet sauoir...</text:span></text:p>
          </table:table-cell>
        </table:table-row>
        <table:table-row table:style-name="Tabella1.180">
          <table:table-cell table:style-name="Tabella1.A2" office:value-type="string">
            <text:p text:style-name="P8">7711</text:p>
          </table:table-cell>
          <table:table-cell table:style-name="Tabella1.A2" office:value-type="string">
            <text:p text:style-name="P8">Asses tost i avrais damaige</text:p>
          </table:table-cell>
          <table:table-cell table:style-name="Tabella1.C166" office:value-type="string">
            <text:p text:style-name="P31"/>
          </table:table-cell>
        </table:table-row>
        <table:table-row table:style-name="Tabella1.180">
          <table:table-cell table:style-name="Tabella1.A2" office:value-type="string">
            <text:p text:style-name="P8">7712</text:p>
          </table:table-cell>
          <table:table-cell table:style-name="Tabella1.A2" office:value-type="string">
            <text:p text:style-name="P8">Se ne wels laissier cest coraige</text:p>
          </table:table-cell>
          <table:table-cell table:style-name="Tabella1.C166" office:value-type="string">
            <text:p text:style-name="P241">A<text:span text:style-name="T122">B</text:span><text:span text:style-name="T24">E</text:span><text:span text:style-name="T201">M</text:span>] ...ton…<text:span text:style-name="T16"> <text:s/></text:span><text:span text:style-name="T128">D</text:span><text:span text:style-name="T190">W</text:span><text:span text:style-name="T128">] </text:span><text:span text:style-name="T137">Se tu ne laisses ton </text:span><text:span text:style-name="T190">(W ce)…</text:span><text:span text:style-name="T137"> <text:s/></text:span><text:span text:style-name="T213">H2] Tu ne veus leisier ton...</text:span></text:p>
          </table:table-cell>
        </table:table-row>
        <table:table-row table:style-name="Tabella1.180">
          <table:table-cell table:style-name="Tabella1.A2" office:value-type="string">
            <text:p text:style-name="P8">7713</text:p>
          </table:table-cell>
          <table:table-cell table:style-name="Tabella1.A2" office:value-type="string">
            <text:p text:style-name="P8">La pucele respont briement</text:p>
          </table:table-cell>
          <table:table-cell table:style-name="Tabella1.C166" office:value-type="string">
            <text:p text:style-name="P153"/>
          </table:table-cell>
        </table:table-row>
        <table:table-row table:style-name="Tabella1.180">
          <table:table-cell table:style-name="Tabella1.A2" office:value-type="string">
            <text:p text:style-name="P8">7714</text:p>
          </table:table-cell>
          <table:table-cell table:style-name="Tabella1.A2" office:value-type="string">
            <text:p text:style-name="P8">Del damaige ne m’espoent</text:p>
          </table:table-cell>
          <table:table-cell table:style-name="Tabella1.C166" office:value-type="string">
            <text:p text:style-name="P210"><text:span text:style-name="T128">D</text:span><text:span text:style-name="T213">H2</text:span><text:span text:style-name="T128">] ...</text:span><text:span text:style-name="T137">ne me repent <text:s text:c="2"/></text:span>E] <text:span text:style-name="T25">Le domage ne dont noient <text:s/></text:span><text:span text:style-name="T142">G</text:span><text:span text:style-name="T160">I</text:span><text:span text:style-name="T173">L</text:span><text:span text:style-name="T182">T</text:span><text:span text:style-name="T190">W</text:span><text:span text:style-name="T142">] ...</text:span><text:span text:style-name="T150">spauant </text:span><text:span text:style-name="T173">(L</text:span><text:span text:style-name="T182">T</text:span><text:span text:style-name="T190">W</text:span><text:span text:style-name="T173"> spauent)</text:span></text:p>
          </table:table-cell>
        </table:table-row>
        <table:table-row table:style-name="Tabella1.180">
          <table:table-cell table:style-name="Tabella1.A2" office:value-type="string">
            <text:p text:style-name="P8">7715</text:p>
          </table:table-cell>
          <table:table-cell table:style-name="Tabella1.A2" office:value-type="string">
            <text:p text:style-name="P8">Muels vodroie por lui morir</text:p>
          </table:table-cell>
          <table:table-cell table:style-name="Tabella1.C166" office:value-type="string">
            <text:p text:style-name="P167"><text:span text:style-name="T30">B] ...</text:span><text:span text:style-name="T122">languir</text:span></text:p>
          </table:table-cell>
        </table:table-row>
        <table:table-row table:style-name="Tabella1.180">
          <table:table-cell table:style-name="Tabella1.A2" office:value-type="string">
            <text:p text:style-name="P8">7716</text:p>
          </table:table-cell>
          <table:table-cell table:style-name="Tabella1.A2" office:value-type="string">
            <text:p text:style-name="P8">Que por atre toz jors guerir</text:p>
          </table:table-cell>
          <table:table-cell table:style-name="Tabella1.C166" office:value-type="string">
            <text:p text:style-name="P289"/>
          </table:table-cell>
        </table:table-row>
        <table:table-row table:style-name="Tabella1.180">
          <table:table-cell table:style-name="Tabella1.A2" office:value-type="string">
            <text:p text:style-name="P8">7717</text:p>
          </table:table-cell>
          <table:table-cell table:style-name="Tabella1.A2" office:value-type="string">
            <text:p text:style-name="P8">D’or enavant serai s’amie</text:p>
          </table:table-cell>
          <table:table-cell table:style-name="Tabella1.C166" office:value-type="string">
            <text:p text:style-name="P105"/>
          </table:table-cell>
        </table:table-row>
        <table:table-row table:style-name="Tabella1.180">
          <table:table-cell table:style-name="Tabella1.A2" office:value-type="string">
            <text:p text:style-name="P8">7718</text:p>
          </table:table-cell>
          <table:table-cell table:style-name="Tabella1.A2" office:value-type="string">
            <text:p text:style-name="P8">Ou je perdrai por <text:span text:style-name="T4">(H de)</text:span> lui la vie</text:p>
          </table:table-cell>
          <table:table-cell table:style-name="Tabella1.C166" office:value-type="string">
            <text:p text:style-name="P120"/>
          </table:table-cell>
        </table:table-row>
        <table:table-row table:style-name="Tabella1.268">
          <table:table-cell table:style-name="Tabella1.A2" office:value-type="string">
            <text:p text:style-name="P8">7719</text:p>
          </table:table-cell>
          <table:table-cell table:style-name="Tabella1.A2" office:value-type="string">
            <text:p text:style-name="P8">Qui de soi laissier me conselle</text:p>
          </table:table-cell>
          <table:table-cell table:style-name="Tabella1.C166" office:value-type="string">
            <text:p text:style-name="P355"><text:span text:style-name="T52">A</text:span><text:span text:style-name="T79">G</text:span><text:span text:style-name="T52">] ...</text:span><text:span text:style-name="T56">del </text:span><text:span text:style-name="T79">(G de)</text:span><text:span text:style-name="T56"> leissier… <text:s/></text:span><text:span text:style-name="T57">B</text:span><text:span text:style-name="T58">E</text:span><text:span text:style-name="T90">L</text:span><text:span text:style-name="T106">M</text:span><text:span text:style-name="T99">W</text:span><text:span text:style-name="T58">] </text:span><text:span text:style-name="T59">Ci</text:span><text:span text:style-name="T57">s</text:span><text:span text:style-name="T59"> qui dou… <text:s/></text:span><text:span text:style-name="T66">D</text:span><text:span text:style-name="T109">H2</text:span><text:span text:style-name="T66">] </text:span><text:span text:style-name="T65">Cil qui lessier le me… <text:s/></text:span><text:span text:style-name="T83">I] </text:span><text:span text:style-name="T84">E qui de laisier… <text:s/></text:span><text:span text:style-name="T95">T] </text:span><text:span text:style-name="T96">Cil qui le laisier...</text:span></text:p>
          </table:table-cell>
        </table:table-row>
        <table:table-row table:style-name="Tabella1.180">
          <table:table-cell table:style-name="Tabella1.A2" office:value-type="string">
            <text:p text:style-name="P8">7720</text:p>
          </table:table-cell>
          <table:table-cell table:style-name="Tabella1.A2" office:value-type="string">
            <text:p text:style-name="P8">Ma mort et mon duel aparelle</text:p>
          </table:table-cell>
          <table:table-cell table:style-name="Tabella1.C166" office:value-type="string">
            <text:p text:style-name="P35"><text:span text:style-name="T30">B</text:span><text:span text:style-name="T160">I</text:span><text:span text:style-name="T30">] ...</text:span><text:span text:style-name="T122">ma pareille</text:span></text:p>
          </table:table-cell>
        </table:table-row>
        <table:table-row table:style-name="Tabella1.180">
          <table:table-cell table:style-name="Tabella1.A2" office:value-type="string">
            <text:p text:style-name="P8">7721</text:p>
          </table:table-cell>
          <table:table-cell table:style-name="Tabella1.A2" office:value-type="string">
            <text:p text:style-name="P8">Sypriaigne respont Je voi</text:p>
          </table:table-cell>
          <table:table-cell table:style-name="Tabella1.C166" office:value-type="string">
            <text:p text:style-name="P31"><text:span text:style-name="T128">D</text:span><text:span text:style-name="T214">H2</text:span><text:span text:style-name="T173">L</text:span><text:span text:style-name="T201">M</text:span><text:span text:style-name="T190">W</text:span><text:span text:style-name="T128">] ...</text:span><text:span text:style-name="T137">bien uoi</text:span></text:p>
          </table:table-cell>
        </table:table-row>
        <table:table-row table:style-name="Tabella1.180">
          <table:table-cell table:style-name="Tabella1.A2" office:value-type="string">
            <text:p text:style-name="P8">7722</text:p>
          </table:table-cell>
          <table:table-cell table:style-name="Tabella1.A2" office:value-type="string">
            <text:p text:style-name="P13">Riens (H Que rienz) n’en laisseriés (H laisseras) por moi</text:p>
          </table:table-cell>
          <table:table-cell table:style-name="Tabella1.C166" office:value-type="string">
            <text:p text:style-name="P263">A] <text:span text:style-name="T16">Bien nen leisserois… <text:s/></text:span><text:span text:style-name="T30">B] ...laisseras…</text:span><text:span text:style-name="T122"> <text:s/></text:span><text:span text:style-name="T142">G] </text:span><text:span text:style-name="T150">Que rien ne… <text:s/></text:span><text:span text:style-name="T172">L</text:span><text:span text:style-name="T190">W</text:span><text:span text:style-name="T21">] </text:span><text:span text:style-name="T173">Ne le laisseroies… <text:s/></text:span><text:span text:style-name="T178">T] </text:span><text:span text:style-name="T182">Que nen...</text:span></text:p>
          </table:table-cell>
        </table:table-row>
        <table:table-row table:style-name="Tabella1.180">
          <table:table-cell table:style-name="Tabella1.A2" office:value-type="string">
            <text:p text:style-name="P8">7723</text:p>
          </table:table-cell>
          <table:table-cell table:style-name="Tabella1.A2" office:value-type="string">
            <text:p text:style-name="P13">Vai toi (H tost) reposer et dormir</text:p>
          </table:table-cell>
          <table:table-cell table:style-name="Tabella1.C166" office:value-type="string">
            <text:p text:style-name="P49"><text:span text:style-name="T30">B] ...dont…</text:span><text:span text:style-name="T122"> <text:s/></text:span><text:span text:style-name="T142">G] </text:span><text:span text:style-name="T150">Vaiten… <text:s/></text:span><text:span text:style-name="T117">L</text:span><text:span text:style-name="T118">] </text:span><text:span text:style-name="T119">Vaite...</text:span></text:p>
          </table:table-cell>
        </table:table-row>
        <table:table-row table:style-name="Tabella1.179">
          <table:table-cell table:style-name="Tabella1.A2" office:value-type="string">
            <text:p text:style-name="P8">7724</text:p>
          </table:table-cell>
          <table:table-cell table:style-name="Tabella1.A2" office:value-type="string">
            <text:p text:style-name="P13">Anuit mais et g’irai jesir</text:p>
          </table:table-cell>
          <table:table-cell table:style-name="Tabella1.C166" office:value-type="string">
            <text:p text:style-name="P273">A<text:span text:style-name="T25">E</text:span><text:span text:style-name="T160">I</text:span><text:span text:style-name="T173">L</text:span><text:span text:style-name="T182">T</text:span><text:span text:style-name="T190">W</text:span>] ...<text:span text:style-name="T16">mes ge nirai </text:span><text:span text:style-name="T25">(E</text:span><text:span text:style-name="T160">I</text:span><text:span text:style-name="T173">L</text:span><text:span text:style-name="T182">T</text:span><text:span text:style-name="T25"> mirai)…</text:span><text:span text:style-name="T16"> </text:span><text:span text:style-name="T128">D] </text:span><text:span text:style-name="T137">Je men irai huimes… <text:s/></text:span><text:span text:style-name="T142">G] ...</text:span><text:span text:style-name="T150">ie men irai… <text:s/></text:span><text:span text:style-name="T196">M</text:span><text:span text:style-name="T21">] </text:span><text:span text:style-name="T201">Huy mes et gemire… <text:s/></text:span><text:span text:style-name="T214">H2] Je me voiz a huimez...</text:span></text:p>
          </table:table-cell>
        </table:table-row>
        <table:table-row table:style-name="Tabella1.180">
          <table:table-cell table:style-name="Tabella1.A2" office:value-type="string">
            <text:p text:style-name="P8">7725</text:p>
          </table:table-cell>
          <table:table-cell table:style-name="Tabella1.A2" office:value-type="string">
            <text:p text:style-name="P13">Apense toi si pren coraige</text:p>
          </table:table-cell>
          <table:table-cell table:style-name="Tabella1.C166" office:value-type="string">
            <text:p text:style-name="P51"><text:span text:style-name="T30">B] </text:span><text:span text:style-name="T122">Porpensa… <text:s/></text:span><text:span text:style-name="T128">D</text:span><text:span text:style-name="T182">T</text:span><text:span text:style-name="T128">] ...</text:span><text:span text:style-name="T137">et prent… <text:s/></text:span><text:span text:style-name="T186">W</text:span>] <text:span text:style-name="T190">Et pence a toy….</text:span></text:p>
          </table:table-cell>
        </table:table-row>
        <table:table-row table:style-name="Tabella1.180">
          <table:table-cell table:style-name="Tabella1.A2" office:value-type="string">
            <text:p text:style-name="P8">7726</text:p>
          </table:table-cell>
          <table:table-cell table:style-name="Tabella1.A2" office:value-type="string">
            <text:p text:style-name="P13">Tel que l’en te tignet por saige</text:p>
          </table:table-cell>
          <table:table-cell table:style-name="Tabella1.C166" office:value-type="string">
            <text:p text:style-name="P241">A<text:span text:style-name="T122">B</text:span><text:span text:style-name="T150">G</text:span><text:span text:style-name="T160">I</text:span><text:span text:style-name="T173">L</text:span><text:span text:style-name="T190">W</text:span>] <text:span text:style-name="T16">Tel don hom… <text:s text:c="2"/></text:span><text:span text:style-name="T128">D] </text:span><text:span text:style-name="T137">Tel dont ie te tiegne a… <text:s/></text:span><text:span text:style-name="T16"><text:s/></text:span><text:span text:style-name="T21">E] </text:span><text:span text:style-name="T25">Tel dont soies tenue a...</text:span></text:p>
          </table:table-cell>
        </table:table-row>
        <table:table-row table:style-name="Tabella1.180">
          <table:table-cell table:style-name="Tabella1.A2" office:value-type="string">
            <text:p text:style-name="P8">7727</text:p>
          </table:table-cell>
          <table:table-cell table:style-name="Tabella1.A2" office:value-type="string">
            <text:p text:style-name="P13">Et a matin me di le voir</text:p>
          </table:table-cell>
          <table:table-cell table:style-name="Tabella1.C166" office:value-type="string">
            <text:p text:style-name="P118"/>
          </table:table-cell>
        </table:table-row>
        <table:table-row table:style-name="Tabella1.180">
          <table:table-cell table:style-name="Tabella1.A2" office:value-type="string">
            <text:p text:style-name="P8">7728</text:p>
          </table:table-cell>
          <table:table-cell table:style-name="Tabella1.A2" office:value-type="string">
            <text:p text:style-name="P13">De ton cuer et de ton voloir</text:p>
          </table:table-cell>
          <table:table-cell table:style-name="Tabella1.C166" office:value-type="string">
            <text:p text:style-name="P290"/>
          </table:table-cell>
        </table:table-row>
        <table:table-row table:style-name="Tabella1.180">
          <table:table-cell table:style-name="Tabella1.A2" office:value-type="string">
            <text:p text:style-name="P8">7729</text:p>
          </table:table-cell>
          <table:table-cell table:style-name="Tabella1.A2" office:value-type="string">
            <text:p text:style-name="P13">La damoisele se coucha</text:p>
          </table:table-cell>
          <table:table-cell table:style-name="Tabella1.C166" office:value-type="string">
            <text:p text:style-name="P351"><text:span text:style-name="T32">INV </text:span><text:span text:style-name="T33">B</text:span><text:span text:style-name="T44">T</text:span><text:span text:style-name="T33">] </text:span><text:span text:style-name="T32">La maistresse </text:span><text:span text:style-name="T44">(T pucelle)</text:span><text:span text:style-name="T32"> gesir ala</text:span></text:p>
            <text:p text:style-name="P146"><text:span text:style-name="T32">G] </text:span><text:span text:style-name="T150">La pucelle...</text:span></text:p>
          </table:table-cell>
        </table:table-row>
        <text:soft-page-break/>
        <table:table-row table:style-name="Tabella1.180">
          <table:table-cell table:style-name="Tabella1.A2" office:value-type="string">
            <text:p text:style-name="P13">7730</text:p>
          </table:table-cell>
          <table:table-cell table:style-name="Tabella1.A2" office:value-type="string">
            <text:p text:style-name="P13">Sa maistresce jesir s’ala</text:p>
          </table:table-cell>
          <table:table-cell table:style-name="Tabella1.C166" office:value-type="string">
            <text:p text:style-name="P360"><text:span text:style-name="T122">INV </text:span><text:span text:style-name="T30">B] </text:span><text:span text:style-name="T122">Et la pucelle </text:span><text:span text:style-name="T182">(T sa maestre)</text:span><text:span text:style-name="T122"> se coucha <text:s/></text:span><text:span text:style-name="T214">H2] La mestresse couchier ala</text:span></text:p>
          </table:table-cell>
        </table:table-row>
        <table:table-row table:style-name="Tabella1.180">
          <table:table-cell table:style-name="Tabella1.A2" office:value-type="string">
            <text:p text:style-name="P13">7731</text:p>
          </table:table-cell>
          <table:table-cell table:style-name="Tabella1.A2" office:value-type="string">
            <text:p text:style-name="P13">La pucele tote la nuit</text:p>
          </table:table-cell>
          <table:table-cell table:style-name="Tabella1.C166" office:value-type="string">
            <text:p text:style-name="P167"><text:span text:style-name="T30">B] </text:span><text:span text:style-name="T122">Mais sachies que...</text:span></text:p>
          </table:table-cell>
        </table:table-row>
        <table:table-row table:style-name="Tabella1.281">
          <table:table-cell table:style-name="Tabella1.A2" office:value-type="string">
            <text:p text:style-name="P13">7732</text:p>
          </table:table-cell>
          <table:table-cell table:style-name="Tabella1.A2" office:value-type="string">
            <text:p text:style-name="P13">Ot assez poc de son desduit</text:p>
          </table:table-cell>
          <table:table-cell table:style-name="Tabella1.C166" office:value-type="string">
            <text:p text:style-name="P106"/>
          </table:table-cell>
        </table:table-row>
        <table:table-row table:style-name="Tabella1.180">
          <table:table-cell table:style-name="Tabella1.A2" office:value-type="string">
            <text:p text:style-name="P13">7733</text:p>
          </table:table-cell>
          <table:table-cell table:style-name="Tabella1.A2" office:value-type="string">
            <text:p text:style-name="P13">El lit se viret et retornet (H s’estent et se retorne)</text:p>
          </table:table-cell>
          <table:table-cell table:style-name="Tabella1.C166" office:value-type="string">
            <text:p text:style-name="P263">A<text:span text:style-name="T150">G</text:span><text:span text:style-name="T160">I</text:span><text:span text:style-name="T174">L</text:span><text:span text:style-name="T190">W</text:span>] ...<text:span text:style-name="T16">et se torne <text:s/></text:span><text:span text:style-name="T137">D</text:span><text:span text:style-name="T21">E</text:span><text:span text:style-name="T201">M</text:span><text:span text:style-name="T21">] ...</text:span><text:span text:style-name="T25">se torne et </text:span><text:span text:style-name="T137">(E et se) </text:span><text:span text:style-name="T25">retorne <text:s/></text:span><text:span text:style-name="T178">T] </text:span><text:span text:style-name="T182">Elle se uire et se torne</text:span></text:p>
          </table:table-cell>
        </table:table-row>
        <table:table-row table:style-name="Tabella1.180">
          <table:table-cell table:style-name="Tabella1.A2" office:value-type="string">
            <text:p text:style-name="P13">7734</text:p>
          </table:table-cell>
          <table:table-cell table:style-name="Tabella1.A2" office:value-type="string">
            <text:p text:style-name="P13">Plaint et sospiret poc sejornet</text:p>
          </table:table-cell>
          <table:table-cell table:style-name="Tabella1.C166" office:value-type="string">
            <text:p text:style-name="P31"><text:span text:style-name="T30">B] </text:span><text:span text:style-name="T122">Gieut… <text:s/></text:span><text:span text:style-name="T128">D] </text:span><text:span text:style-name="T137">Pense en son lit et...</text:span></text:p>
          </table:table-cell>
        </table:table-row>
        <table:table-row table:style-name="Tabella1.180">
          <table:table-cell table:style-name="Tabella1.A2" office:value-type="string">
            <text:p text:style-name="P13">7735</text:p>
          </table:table-cell>
          <table:table-cell table:style-name="Tabella1.A2" office:value-type="string">
            <text:p text:style-name="P13">A soi meismes pence et dist</text:p>
          </table:table-cell>
          <table:table-cell table:style-name="Tabella1.C166" office:value-type="string">
            <text:p text:style-name="P243">A<text:span text:style-name="T122">B</text:span><text:span text:style-name="T25">E</text:span><text:span text:style-name="T150">G</text:span><text:span text:style-name="T160">I</text:span><text:span text:style-name="T174">L</text:span><text:span text:style-name="T201">M</text:span><text:span text:style-name="T190">W</text:span>] …<text:span text:style-name="T16">plaint...</text:span></text:p>
          </table:table-cell>
        </table:table-row>
        <table:table-row table:style-name="Tabella1.180">
          <table:table-cell table:style-name="Tabella1.A2" office:value-type="string">
            <text:p text:style-name="P13">7736</text:p>
          </table:table-cell>
          <table:table-cell table:style-name="Tabella1.A2" office:value-type="string">
            <text:p text:style-name="P13">Romadanaple por coi vit</text:p>
          </table:table-cell>
          <table:table-cell table:style-name="Tabella1.C166" office:value-type="string">
            <text:p text:style-name="P282"/>
          </table:table-cell>
        </table:table-row>
        <table:table-row table:style-name="Tabella1.180">
          <table:table-cell table:style-name="Tabella1.A2" office:value-type="string">
            <text:p text:style-name="P13">7737</text:p>
          </table:table-cell>
          <table:table-cell table:style-name="Tabella1.A2" office:value-type="string">
            <text:p text:style-name="P13">Car se je mur n’est pas mervelle</text:p>
          </table:table-cell>
          <table:table-cell table:style-name="Tabella1.C166" office:value-type="string">
            <text:p text:style-name="P119"/>
          </table:table-cell>
        </table:table-row>
        <table:table-row table:style-name="Tabella1.180">
          <table:table-cell table:style-name="Tabella1.A2" office:value-type="string">
            <text:p text:style-name="P13">7738</text:p>
          </table:table-cell>
          <table:table-cell table:style-name="Tabella1.A2" office:value-type="string">
            <text:p text:style-name="P13">Quant mes cuers ma mort aparelle</text:p>
          </table:table-cell>
          <table:table-cell table:style-name="Tabella1.C166" office:value-type="string">
            <text:p text:style-name="P241">A<text:span text:style-name="T150">G</text:span>] ...<text:span text:style-name="T16">la mort ma pareille <text:s/></text:span><text:span text:style-name="T30">B] </text:span><text:span text:style-name="T122">Car...mapareille </text:span><text:span text:style-name="T16"><text:s/></text:span><text:span text:style-name="T21">E</text:span><text:span text:style-name="T160">I</text:span><text:span text:style-name="T174">L</text:span><text:span text:style-name="T21">] ...</text:span><text:span text:style-name="T25">mapareille <text:s/></text:span><text:span text:style-name="T128">D] ...</text:span><text:span text:style-name="T137">mes nons ma...</text:span></text:p>
          </table:table-cell>
        </table:table-row>
        <table:table-row table:style-name="Tabella1.180">
          <table:table-cell table:style-name="Tabella1.A2" office:value-type="string">
            <text:p text:style-name="P13">7739</text:p>
          </table:table-cell>
          <table:table-cell table:style-name="Tabella1.A2" office:value-type="string">
            <text:p text:style-name="P13">Por celui o cui est alez</text:p>
          </table:table-cell>
          <table:table-cell table:style-name="Tabella1.C166" office:value-type="string">
            <text:p text:style-name="P243">A<text:span text:style-name="T160">I</text:span><text:span text:style-name="T174">L</text:span><text:span text:style-name="T182">T</text:span><text:span text:style-name="T190">W</text:span>] ...<text:span text:style-name="T16">a qui nest...</text:span></text:p>
          </table:table-cell>
        </table:table-row>
        <table:table-row table:style-name="Tabella1.180">
          <table:table-cell table:style-name="Tabella1.A2" office:value-type="string">
            <text:p text:style-name="P13">7740</text:p>
          </table:table-cell>
          <table:table-cell table:style-name="Tabella1.A2" office:value-type="string">
            <text:p text:style-name="P13">Est donc mes cuers de moi ostez</text:p>
          </table:table-cell>
          <table:table-cell table:style-name="Tabella1.C166" office:value-type="string">
            <text:p text:style-name="P43"><text:span text:style-name="T128">D] </text:span><text:span text:style-name="T137">Mes cuers est il….seurez <text:s/></text:span><text:span text:style-name="T142">G] </text:span><text:span text:style-name="T150">Est mon cuer donc...</text:span></text:p>
          </table:table-cell>
        </table:table-row>
        <table:table-row table:style-name="Tabella1.180">
          <table:table-cell table:style-name="Tabella1.A2" office:value-type="string">
            <text:p text:style-name="P13">7741</text:p>
          </table:table-cell>
          <table:table-cell table:style-name="Tabella1.A2" office:value-type="string">
            <text:p text:style-name="P13">Non mai ge sui de parler ivre</text:p>
          </table:table-cell>
          <table:table-cell table:style-name="Tabella1.C166" office:value-type="string">
            <text:p text:style-name="P241">A] <text:span text:style-name="T16">Nonmeis ge… <text:s/></text:span><text:span text:style-name="T128">D] </text:span><text:span text:style-name="T137">Nenil mes de...</text:span></text:p>
          </table:table-cell>
        </table:table-row>
        <table:table-row table:style-name="Tabella1.180">
          <table:table-cell table:style-name="Tabella1.A2" office:value-type="string">
            <text:p text:style-name="P13">7742</text:p>
          </table:table-cell>
          <table:table-cell table:style-name="Tabella1.A2" office:value-type="string">
            <text:p text:style-name="P13">Nus hons ne puet sens son cuer vivre</text:p>
          </table:table-cell>
          <table:table-cell table:style-name="Tabella1.C166" office:value-type="string">
            <text:p text:style-name="P273">A<text:span text:style-name="T150">G</text:span>] ...<text:span text:style-name="T16">sanz cuer… <text:s/></text:span><text:span text:style-name="T122">B</text:span><text:span text:style-name="T137">D</text:span><text:span text:style-name="T21">E</text:span><text:span text:style-name="T182">T</text:span><text:span text:style-name="T21">] </text:span><text:span text:style-name="T25">Nus ne porroit sans… <text:s/></text:span><text:span text:style-name="T172">L</text:span><text:span text:style-name="T21">] </text:span><text:span text:style-name="T174">on son… <text:s/></text:span><text:span text:style-name="T196">M</text:span><text:span text:style-name="T21">] </text:span><text:span text:style-name="T201">Que nulz...</text:span></text:p>
          </table:table-cell>
        </table:table-row>
        <table:table-row table:style-name="Tabella1.180">
          <table:table-cell table:style-name="Tabella1.A2" office:value-type="string">
            <text:p text:style-name="P13">7743</text:p>
          </table:table-cell>
          <table:table-cell table:style-name="Tabella1.A2" office:value-type="string">
            <text:p text:style-name="P13">Le cuer ai ge mai le coraige</text:p>
          </table:table-cell>
          <table:table-cell table:style-name="Tabella1.C166" office:value-type="string">
            <text:p text:style-name="P121"/>
          </table:table-cell>
        </table:table-row>
        <table:table-row table:style-name="Tabella1.180">
          <table:table-cell table:style-name="Tabella1.A2" office:value-type="string">
            <text:p text:style-name="P13">7744</text:p>
          </table:table-cell>
          <table:table-cell table:style-name="Tabella1.A2" office:value-type="string">
            <text:p text:style-name="P13">Ait cil qui m’ait donei la raige</text:p>
          </table:table-cell>
          <table:table-cell table:style-name="Tabella1.C166" office:value-type="string">
            <text:p text:style-name="P107"/>
          </table:table-cell>
        </table:table-row>
        <table:table-row table:style-name="Tabella1.180">
          <table:table-cell table:style-name="Tabella1.A2" office:value-type="string">
            <text:p text:style-name="P13">7745</text:p>
          </table:table-cell>
          <table:table-cell table:style-name="Tabella1.A2" office:value-type="string">
            <text:p text:style-name="P13">Mout vodroie celui avoir</text:p>
          </table:table-cell>
          <table:table-cell table:style-name="Tabella1.C166" office:value-type="string">
            <text:p text:style-name="P139">D] ---</text:p>
            <text:p text:style-name="P35"><text:span text:style-name="T30">B] </text:span><text:span text:style-name="T122">Bien</text:span><text:span text:style-name="T30">...</text:span><text:span text:style-name="T122">veoir</text:span></text:p>
          </table:table-cell>
        </table:table-row>
        <table:table-row table:style-name="Tabella1.180">
          <table:table-cell table:style-name="Tabella1.A2" office:value-type="string">
            <text:p text:style-name="P13">7746</text:p>
          </table:table-cell>
          <table:table-cell table:style-name="Tabella1.A2" office:value-type="string">
            <text:p text:style-name="P13">Qui de mon cuer ait le voloir</text:p>
          </table:table-cell>
          <table:table-cell table:style-name="Tabella1.C166" office:value-type="string">
            <text:p text:style-name="P139">D] ---</text:p>
            <text:p text:style-name="P65">E] ...<text:span text:style-name="T25">pooir</text:span></text:p>
          </table:table-cell>
        </table:table-row>
        <table:table-row table:style-name="Tabella1.180">
          <table:table-cell table:style-name="Tabella1.A2" office:value-type="string">
            <text:p text:style-name="P13">7747</text:p>
          </table:table-cell>
          <table:table-cell table:style-name="Tabella1.A2" office:value-type="string">
            <text:p text:style-name="P13">Et qui vit onques mais pertir</text:p>
          </table:table-cell>
          <table:table-cell table:style-name="Tabella1.C166" office:value-type="string">
            <text:p text:style-name="P318">D] ---</text:p>
          </table:table-cell>
        </table:table-row>
        <table:table-row table:style-name="Tabella1.180">
          <table:table-cell table:style-name="Tabella1.A2" office:value-type="string">
            <text:p text:style-name="P13">7748</text:p>
          </table:table-cell>
          <table:table-cell table:style-name="Tabella1.A2" office:value-type="string">
            <text:p text:style-name="P13">Coraige de cuer sens morir</text:p>
          </table:table-cell>
          <table:table-cell table:style-name="Tabella1.C166" office:value-type="string">
            <text:p text:style-name="P318">D] ---</text:p>
            <text:p text:style-name="P206"><text:span text:style-name="T122">B</text:span>E] ...<text:span text:style-name="T25">mentir</text:span></text:p>
          </table:table-cell>
        </table:table-row>
        <table:table-row table:style-name="Tabella1.180">
          <table:table-cell table:style-name="Tabella1.A2" office:value-type="string">
            <text:p text:style-name="P13">7749</text:p>
          </table:table-cell>
          <table:table-cell table:style-name="Tabella1.A2" office:value-type="string">
            <text:p text:style-name="P13">Mes cuers doit faire mon servize</text:p>
          </table:table-cell>
          <table:table-cell table:style-name="Tabella1.C166" office:value-type="string">
            <text:p text:style-name="P318">D] ---</text:p>
          </table:table-cell>
        </table:table-row>
        <table:table-row table:style-name="Tabella1.180">
          <table:table-cell table:style-name="Tabella1.A2" office:value-type="string">
            <text:p text:style-name="P13">7750</text:p>
          </table:table-cell>
          <table:table-cell table:style-name="Tabella1.A2" office:value-type="string">
            <text:p text:style-name="P13">Et il m’osit et me debrisse</text:p>
          </table:table-cell>
          <table:table-cell table:style-name="Tabella1.C166" office:value-type="string">
            <text:p text:style-name="P318">D] ---</text:p>
          </table:table-cell>
        </table:table-row>
        <text:soft-page-break/>
        <table:table-row table:style-name="Tabella1.180">
          <table:table-cell table:style-name="Tabella1.A2" office:value-type="string">
            <text:p text:style-name="P13">7751</text:p>
          </table:table-cell>
          <table:table-cell table:style-name="Tabella1.A2" office:value-type="string">
            <text:p text:style-name="P13">Ne l’en doi ge bien encorper</text:p>
          </table:table-cell>
          <table:table-cell table:style-name="Tabella1.C166" office:value-type="string">
            <text:p text:style-name="P319">D] ---</text:p>
            <text:p text:style-name="P243">A] ….<text:span text:style-name="T16">escouper</text:span></text:p>
          </table:table-cell>
        </table:table-row>
        <table:table-row table:style-name="Tabella1.180">
          <table:table-cell table:style-name="Tabella1.A2" office:value-type="string">
            <text:p text:style-name="P13">7752</text:p>
          </table:table-cell>
          <table:table-cell table:style-name="Tabella1.A2" office:value-type="string">
            <text:p text:style-name="P13">Non mai amor qui fait penser</text:p>
          </table:table-cell>
          <table:table-cell table:style-name="Tabella1.C166" office:value-type="string">
            <text:p text:style-name="P319">D] ---</text:p>
            <text:p text:style-name="P263">A] <text:span text:style-name="T16">Nemeis amor… <text:s/></text:span><text:span text:style-name="T30">B] ...font…</text:span><text:span text:style-name="T122"> <text:s/></text:span><text:span text:style-name="T21">E] ...</text:span><text:span text:style-name="T25">quel fait… <text:s/></text:span><text:span text:style-name="T142">G] </text:span><text:span text:style-name="T150">Neu meis amor quil… <text:s/></text:span><text:span text:style-name="T178">T] ...</text:span><text:span text:style-name="T182">enbler</text:span></text:p>
          </table:table-cell>
        </table:table-row>
        <table:table-row table:style-name="Tabella1.180">
          <table:table-cell table:style-name="Tabella1.A2" office:value-type="string">
            <text:p text:style-name="P13">7753</text:p>
          </table:table-cell>
          <table:table-cell table:style-name="Tabella1.A2" office:value-type="string">
            <text:p text:style-name="P13">Amour fet le penser del cuer</text:p>
          </table:table-cell>
          <table:table-cell table:style-name="Tabella1.C166" office:value-type="string">
            <text:p text:style-name="P108"/>
          </table:table-cell>
        </table:table-row>
        <table:table-row table:style-name="Tabella1.180">
          <table:table-cell table:style-name="Tabella1.A2" office:value-type="string">
            <text:p text:style-name="P13">7754</text:p>
          </table:table-cell>
          <table:table-cell table:style-name="Tabella1.A2" office:value-type="string">
            <text:p text:style-name="P13">Aler vers celui dont se duelt <text:span text:style-name="T5">(H duet)</text:span></text:p>
          </table:table-cell>
          <table:table-cell table:style-name="Tabella1.C166" office:value-type="string">
            <text:p text:style-name="P244">A] <text:span text:style-name="T16">Al cuers celui dont ge muer <text:s/></text:span><text:span text:style-name="T122">B</text:span><text:span text:style-name="T21">E</text:span><text:span text:style-name="T150">G</text:span><text:span text:style-name="T160">I</text:span><text:span text:style-name="T174">L</text:span><text:span text:style-name="T201">M</text:span><text:span text:style-name="T182">T</text:span><text:span text:style-name="T190">W</text:span><text:span text:style-name="T21">] ...</text:span><text:span text:style-name="T25">dont </text:span><text:span text:style-name="T122">me (E</text:span><text:span text:style-name="T150">G</text:span><text:span text:style-name="T160">I</text:span><text:span text:style-name="T174">L</text:span><text:span text:style-name="T201">M</text:span><text:span text:style-name="T182">T</text:span><text:span text:style-name="T190">W</text:span><text:span text:style-name="T122"> </text:span><text:span text:style-name="T25">ie</text:span><text:span text:style-name="T122">)</text:span><text:span text:style-name="T25"> muer</text:span></text:p>
          </table:table-cell>
        </table:table-row>
        <table:table-row table:style-name="Tabella1.180">
          <table:table-cell table:style-name="Tabella1.A2" office:value-type="string">
            <text:p text:style-name="P13">7755</text:p>
          </table:table-cell>
          <table:table-cell table:style-name="Tabella1.A2" office:value-type="string">
            <text:p text:style-name="P13">Onques mais d’amor nen oi cure</text:p>
          </table:table-cell>
          <table:table-cell table:style-name="Tabella1.C166" office:value-type="string">
            <text:p text:style-name="P223"><text:span text:style-name="T30">B] ...</text:span><text:span text:style-name="T122">ie nos cure <text:s text:c="2"/></text:span><text:span text:style-name="T128">D] ...</text:span><text:span text:style-name="T138">noi ie damors cure <text:s/></text:span>E] ...<text:span text:style-name="T25">ie noi damer cure <text:s/></text:span><text:span text:style-name="T142">G] ...</text:span><text:span text:style-name="T150">naie cure <text:s/></text:span><text:span text:style-name="T186">W</text:span><text:span text:style-name="T11">] ...</text:span><text:span text:style-name="T190">je neu cure</text:span></text:p>
          </table:table-cell>
        </table:table-row>
        <table:table-row table:style-name="Tabella1.180">
          <table:table-cell table:style-name="Tabella1.A2" office:value-type="string">
            <text:p text:style-name="P13">7756</text:p>
          </table:table-cell>
          <table:table-cell table:style-name="Tabella1.A2" office:value-type="string">
            <text:p text:style-name="P13">Mai or me requiert sa droiture</text:p>
          </table:table-cell>
          <table:table-cell table:style-name="Tabella1.C166" office:value-type="string">
            <text:p text:style-name="P266">A<text:span text:style-name="T122">B</text:span><text:span text:style-name="T150">G</text:span><text:span text:style-name="T160">I</text:span><text:span text:style-name="T174">L</text:span><text:span text:style-name="T201">M</text:span><text:span text:style-name="T182">T</text:span>] ...<text:span text:style-name="T16">quiert il sa… <text:s/></text:span><text:span text:style-name="T186">W</text:span><text:span text:style-name="T11">] ...</text:span><text:span text:style-name="T190">elle me quiert...</text:span></text:p>
          </table:table-cell>
        </table:table-row>
        <table:table-row table:style-name="Tabella1.180">
          <table:table-cell table:style-name="Tabella1.A2" office:value-type="string">
            <text:p text:style-name="P13">7757</text:p>
          </table:table-cell>
          <table:table-cell table:style-name="Tabella1.A2" office:value-type="string">
            <text:p text:style-name="P13">Quel droiture ait ele <text:span text:style-name="T5">(H at il)</text:span> en moi</text:p>
          </table:table-cell>
          <table:table-cell table:style-name="Tabella1.C166" office:value-type="string">
            <text:p text:style-name="P273">A<text:span text:style-name="T122">B</text:span><text:span text:style-name="T138">D</text:span><text:span text:style-name="T25">E</text:span><text:span text:style-name="T150">G</text:span><text:span text:style-name="T160">I</text:span><text:span text:style-name="T174">L</text:span><text:span text:style-name="T182">T</text:span>] ...<text:span text:style-name="T16">a il… <text:s/></text:span><text:span text:style-name="T186">W</text:span><text:span text:style-name="T11">] ...</text:span><text:span text:style-name="T190">droiture elle en… <text:s/></text:span><text:span text:style-name="T196">M</text:span><text:span text:style-name="T21">] ...</text:span><text:span text:style-name="T201">quiert il en...</text:span></text:p>
          </table:table-cell>
        </table:table-row>
        <table:table-row table:style-name="Tabella1.180">
          <table:table-cell table:style-name="Tabella1.A2" office:value-type="string">
            <text:p text:style-name="P13">7758</text:p>
          </table:table-cell>
          <table:table-cell table:style-name="Tabella1.A2" office:value-type="string">
            <text:p text:style-name="P13">Ne sai mai esgarder le doi</text:p>
          </table:table-cell>
          <table:table-cell table:style-name="Tabella1.C166" office:value-type="string">
            <text:p text:style-name="P291"/>
          </table:table-cell>
        </table:table-row>
        <table:table-row table:style-name="Tabella1.180">
          <table:table-cell table:style-name="Tabella1.A2" office:value-type="string">
            <text:p text:style-name="P13">7759</text:p>
          </table:table-cell>
          <table:table-cell table:style-name="Tabella1.A2" office:value-type="string">
            <text:p text:style-name="P13">Que i pui ge dons esgarder</text:p>
          </table:table-cell>
          <table:table-cell table:style-name="Tabella1.C166" office:value-type="string">
            <text:p text:style-name="P356"><text:span text:style-name="T52">A</text:span><text:span text:style-name="T96">T</text:span><text:span text:style-name="T52">] ...donc…</text:span><text:span text:style-name="T56"> <text:s/></text:span><text:span text:style-name="T57">B</text:span><text:span text:style-name="T58">E</text:span><text:span text:style-name="T91">L</text:span><text:span text:style-name="T58">] </text:span><text:span text:style-name="T57">Q</text:span><text:span text:style-name="T59">i puis </text:span><text:span text:style-name="T57">g</text:span><text:span text:style-name="T59">e dont… <text:s/></text:span><text:span text:style-name="T66">D</text:span><text:span text:style-name="T79">G</text:span><text:span text:style-name="T66">] ...dont…</text:span><text:span text:style-name="T67"> <text:s/></text:span><text:span text:style-name="T83">I] </text:span><text:span text:style-name="T84">Qoi...dunc… <text:s/></text:span><text:span text:style-name="T100">W</text:span><text:span text:style-name="T68">] </text:span><text:span text:style-name="T101">Que il puisse vn...</text:span></text:p>
          </table:table-cell>
        </table:table-row>
        <table:table-row table:style-name="Tabella1.180">
          <table:table-cell table:style-name="Tabella1.A2" office:value-type="string">
            <text:p text:style-name="P13">7760</text:p>
          </table:table-cell>
          <table:table-cell table:style-name="Tabella1.A2" office:value-type="string">
            <text:p text:style-name="P13">Seu me devroit amor mostrer</text:p>
          </table:table-cell>
          <table:table-cell table:style-name="Tabella1.C166" office:value-type="string">
            <text:p text:style-name="P167"><text:span text:style-name="T30">B] </text:span><text:span text:style-name="T122">Jce me doit...</text:span></text:p>
          </table:table-cell>
        </table:table-row>
        <table:table-row table:style-name="Tabella1.180">
          <table:table-cell table:style-name="Tabella1.A2" office:value-type="string">
            <text:p text:style-name="P13">7761</text:p>
          </table:table-cell>
          <table:table-cell table:style-name="Tabella1.A2" office:value-type="string">
            <text:p text:style-name="P13">Puls qu’ele chalonge son droit</text:p>
          </table:table-cell>
          <table:table-cell table:style-name="Tabella1.C166" office:value-type="string">
            <text:p text:style-name="P210"><text:span text:style-name="T30">B</text:span><text:span text:style-name="T138">D</text:span><text:span text:style-name="T160">I</text:span><text:span text:style-name="T174">L</text:span><text:span text:style-name="T202">M</text:span><text:span text:style-name="T30">] ...</text:span><text:span text:style-name="T122">que il… <text:s/></text:span>E] ...<text:span text:style-name="T25">que il...mon… <text:s/></text:span><text:span text:style-name="T142">G] ...</text:span><text:span text:style-name="T150">que...</text:span></text:p>
          </table:table-cell>
        </table:table-row>
        <table:table-row table:style-name="Tabella1.180">
          <table:table-cell table:style-name="Tabella1.A2" office:value-type="string">
            <text:p text:style-name="P13">7762</text:p>
          </table:table-cell>
          <table:table-cell table:style-name="Tabella1.A2" office:value-type="string">
            <text:p text:style-name="P13">Bien le moustre qu’ele vodroit</text:p>
          </table:table-cell>
          <table:table-cell table:style-name="Tabella1.C166" office:value-type="string">
            <text:p text:style-name="P267">A<text:span text:style-name="T25">E</text:span><text:span text:style-name="T160">I</text:span><text:span text:style-name="T174">L</text:span>] …<text:span text:style-name="T16">le me monstre quil… <text:s/></text:span><text:span text:style-name="T30">B] ...</text:span><text:span text:style-name="T122">que il… <text:s/></text:span><text:span text:style-name="T128">D] ...</text:span><text:span text:style-name="T138">quar qui… <text:s/></text:span><text:span text:style-name="T142">G] ...</text:span><text:span text:style-name="T150">me li...quil… <text:s/></text:span><text:span text:style-name="T202">M</text:span><text:span text:style-name="T178">T] ...qui</text:span><text:span text:style-name="T202">l </text:span><text:span text:style-name="T178">le…</text:span><text:span text:style-name="T182"> <text:s/></text:span><text:span text:style-name="T186">W</text:span><text:span text:style-name="T11">] </text:span><text:span text:style-name="T191">Je le deusse veoir qui...</text:span></text:p>
          </table:table-cell>
        </table:table-row>
        <table:table-row table:style-name="Tabella1.180">
          <table:table-cell table:style-name="Tabella1.A2" office:value-type="string">
            <text:p text:style-name="P13">7763</text:p>
          </table:table-cell>
          <table:table-cell table:style-name="Tabella1.A2" office:value-type="string">
            <text:p text:style-name="P13">Torner mon nom se m’est avis</text:p>
          </table:table-cell>
          <table:table-cell table:style-name="Tabella1.C166" office:value-type="string">
            <text:p text:style-name="P106"/>
          </table:table-cell>
        </table:table-row>
        <table:table-row table:style-name="Tabella1.180">
          <table:table-cell table:style-name="Tabella1.A2" office:value-type="string">
            <text:p text:style-name="P13">7764</text:p>
          </table:table-cell>
          <table:table-cell table:style-name="Tabella1.A2" office:value-type="string">
            <text:p text:style-name="P13">Que seu davant fust derrier mis</text:p>
          </table:table-cell>
          <table:table-cell table:style-name="Tabella1.C166" office:value-type="string">
            <text:p text:style-name="P267">A<text:span text:style-name="T122">B</text:span><text:span text:style-name="T150">G</text:span><text:span text:style-name="T174">L</text:span><text:span text:style-name="T202">M</text:span><text:span text:style-name="T182">T</text:span>] ...<text:span text:style-name="T16">ce </text:span><text:span text:style-name="T150">(G ca)</text:span><text:span text:style-name="T16"> derrier fust deuant… <text:s/></text:span><text:span text:style-name="T128">D] </text:span><text:span text:style-name="T138">Ce quest deuant… <text:s text:c="2"/></text:span><text:span text:style-name="T21">E] </text:span><text:span text:style-name="T25">Si que il fust a mon deuis <text:s/></text:span><text:span text:style-name="T186">W</text:span><text:span text:style-name="T11">] </text:span><text:span text:style-name="T191">Ce celui dernier fust deuant mis</text:span></text:p>
          </table:table-cell>
        </table:table-row>
        <table:table-row table:style-name="Tabella1.180">
          <table:table-cell table:style-name="Tabella1.A2" office:value-type="string">
            <text:p text:style-name="P13">7765</text:p>
          </table:table-cell>
          <table:table-cell table:style-name="Tabella1.A2" office:value-type="string">
            <text:p text:style-name="P13">Et les soulabes dairiaignes <text:span text:style-name="T5">(H sillabez daerraines)</text:span></text:p>
          </table:table-cell>
          <table:table-cell table:style-name="Tabella1.C166" office:value-type="string">
            <text:p text:style-name="P245">A<text:span text:style-name="T122">B</text:span><text:span text:style-name="T138">D</text:span><text:span text:style-name="T25">E</text:span><text:span text:style-name="T150">G</text:span><text:span text:style-name="T161">I</text:span><text:span text:style-name="T174">L</text:span><text:span text:style-name="T202">M</text:span><text:span text:style-name="T182">T</text:span><text:span text:style-name="T191">W</text:span>] ...<text:span text:style-name="T17">sillabes derraines </text:span><text:span text:style-name="T25">(</text:span><text:span text:style-name="T122">B dairainnes, </text:span><text:span text:style-name="T25">E darreaines, </text:span><text:span text:style-name="T174">L derrieines, </text:span><text:span text:style-name="T191">W dernierez</text:span><text:span text:style-name="T25">)</text:span></text:p>
          </table:table-cell>
        </table:table-row>
        <table:table-row table:style-name="Tabella1.180">
          <table:table-cell table:style-name="Tabella1.A2" office:value-type="string">
            <text:p text:style-name="P13">7766</text:p>
          </table:table-cell>
          <table:table-cell table:style-name="Tabella1.A2" office:value-type="string">
            <text:p text:style-name="P13">Fussent misses a premeraignes</text:p>
          </table:table-cell>
          <table:table-cell table:style-name="Tabella1.C166" office:value-type="string">
            <text:p text:style-name="P245">A<text:span text:style-name="T122">B</text:span><text:span text:style-name="T138">D</text:span><text:span text:style-name="T25">E</text:span><text:span text:style-name="T150">G</text:span><text:span text:style-name="T161">I</text:span><text:span text:style-name="T174">L</text:span><text:span text:style-name="T182">T</text:span><text:span text:style-name="T191">W</text:span>] ...<text:span text:style-name="T17">tornees premeraines</text:span></text:p>
          </table:table-cell>
        </table:table-row>
        <table:table-row table:style-name="Tabella1.180">
          <table:table-cell table:style-name="Tabella1.A2" office:value-type="string">
            <text:p text:style-name="P13">7767</text:p>
          </table:table-cell>
          <table:table-cell table:style-name="Tabella1.A2" office:value-type="string">
            <text:p text:style-name="P13">Le ple le na le da derrier</text:p>
          </table:table-cell>
          <table:table-cell table:style-name="Tabella1.C166" office:value-type="string">
            <text:p text:style-name="P230"><text:span text:style-name="T155">I] ...</text:span><text:span text:style-name="T161">la na la da… <text:s/></text:span><text:span text:style-name="T196">M</text:span>] ...<text:span text:style-name="T202">le na le derrenier</text:span></text:p>
          </table:table-cell>
        </table:table-row>
        <table:table-row table:style-name="Tabella1.180">
          <table:table-cell table:style-name="Tabella1.A2" office:value-type="string">
            <text:p text:style-name="P13">7768</text:p>
          </table:table-cell>
          <table:table-cell table:style-name="Tabella1.A2" office:value-type="string">
            <text:p text:style-name="P13">Mesist davant a comensier</text:p>
          </table:table-cell>
          <table:table-cell table:style-name="Tabella1.C166" office:value-type="string">
            <text:p text:style-name="P121"/>
          </table:table-cell>
        </table:table-row>
        <table:table-row table:style-name="Tabella1.180">
          <table:table-cell table:style-name="Tabella1.A2" office:value-type="string">
            <text:p text:style-name="P13">7769</text:p>
          </table:table-cell>
          <table:table-cell table:style-name="Tabella1.A2" office:value-type="string">
            <text:p text:style-name="P13">Qui droit le savroit asembler</text:p>
          </table:table-cell>
          <table:table-cell table:style-name="Tabella1.C166" office:value-type="string">
            <text:p text:style-name="P274">A<text:span text:style-name="T122">B</text:span><text:span text:style-name="T25">E</text:span><text:span text:style-name="T150">G</text:span><text:span text:style-name="T161">I</text:span><text:span text:style-name="T174">L</text:span><text:span text:style-name="T182">T</text:span><text:span text:style-name="T191">W</text:span>] ...<text:span text:style-name="T122">(B volra) </text:span><text:span text:style-name="T17">aioster <text:s/></text:span><text:span text:style-name="T128">D] ...</text:span><text:span text:style-name="T138">bien...aioster <text:s/></text:span><text:span text:style-name="T196">M</text:span><text:span text:style-name="T21">] </text:span><text:span text:style-name="T202">Qui le sencoit droit au iouster</text:span></text:p>
          </table:table-cell>
        </table:table-row>
        <table:table-row table:style-name="Tabella1.180">
          <table:table-cell table:style-name="Tabella1.A2" office:value-type="string">
            <text:p text:style-name="P13">7770</text:p>
          </table:table-cell>
          <table:table-cell table:style-name="Tabella1.A2" office:value-type="string">
            <text:p text:style-name="P13">Plena d’amors poroit trover</text:p>
          </table:table-cell>
          <table:table-cell table:style-name="Tabella1.C166" office:value-type="string">
            <text:p text:style-name="P267">A<text:span text:style-name="T25">E</text:span><text:span text:style-name="T150">G</text:span><text:span text:style-name="T174">L</text:span>] <text:span text:style-name="T17">Plenada iporroit… <text:s/></text:span><text:span text:style-name="T30">B] </text:span><text:span text:style-name="T122">Plena de ple porra… <text:s/></text:span><text:span text:style-name="T155">I] </text:span><text:span text:style-name="T161">Pleine damor… <text:s/></text:span><text:span text:style-name="T178">T] </text:span><text:span text:style-name="T182">Plema damor jpuet… <text:s/></text:span><text:span text:style-name="T186">W</text:span><text:span text:style-name="T11">] </text:span><text:span text:style-name="T191">Plaine damour...</text:span></text:p>
          </table:table-cell>
        </table:table-row>
        <text:soft-page-break/>
        <table:table-row table:style-name="Tabella1.180">
          <table:table-cell table:style-name="Tabella1.A2" office:value-type="string">
            <text:p text:style-name="P13">7771</text:p>
          </table:table-cell>
          <table:table-cell table:style-name="Tabella1.A2" office:value-type="string">
            <text:p text:style-name="P13">Et qui le roma premerain</text:p>
          </table:table-cell>
          <table:table-cell table:style-name="Tabella1.C166" office:value-type="string">
            <text:p text:style-name="P86"><text:span text:style-name="T30">B] ...</text:span><text:span text:style-name="T122">qui romana… <text:s/></text:span>E] ...<text:span text:style-name="T25">qui le romme… <text:s/></text:span><text:span text:style-name="T142">G</text:span><text:span text:style-name="T161">I</text:span><text:span text:style-name="T142">] ...</text:span><text:span text:style-name="T150">la roma… <text:s/></text:span><text:span text:style-name="T186">W</text:span><text:span text:style-name="T11">] ...</text:span><text:span text:style-name="T191">qui roma...</text:span></text:p>
          </table:table-cell>
        </table:table-row>
        <table:table-row table:style-name="Tabella1.180">
          <table:table-cell table:style-name="Tabella1.A2" office:value-type="string">
            <text:p text:style-name="P13">7772</text:p>
          </table:table-cell>
          <table:table-cell table:style-name="Tabella1.A2" office:value-type="string">
            <text:p text:style-name="P13">I vodroit conter dairiain</text:p>
          </table:table-cell>
          <table:table-cell table:style-name="Tabella1.C166" office:value-type="string">
            <text:p text:style-name="P274">A] <text:span text:style-name="T17">Jl… </text:span><text:span text:style-name="T30">B] </text:span><text:span text:style-name="T122">Volroit mettre al dairains <text:s/></text:span><text:span text:style-name="T128">D] </text:span><text:span text:style-name="T138">Voudroit metre tot… <text:s/></text:span><text:span text:style-name="T142">G] ...fere…</text:span><text:span text:style-name="T150"> <text:s/></text:span><text:span text:style-name="T155">I] ...torner…</text:span><text:span text:style-name="T161"> <text:s/></text:span><text:span text:style-name="T186">W</text:span><text:span text:style-name="T11">] </text:span><text:span text:style-name="T191">Jl...le derain <text:s/></text:span><text:span text:style-name="T196">M</text:span><text:span text:style-name="T21">] </text:span><text:span text:style-name="T202">Y vot il droit conter premerain</text:span></text:p>
          </table:table-cell>
        </table:table-row>
        <table:table-row table:style-name="Tabella1.180">
          <table:table-cell table:style-name="Tabella1.A2" office:value-type="string">
            <text:p text:style-name="P13">7773</text:p>
          </table:table-cell>
          <table:table-cell table:style-name="Tabella1.A2" office:value-type="string">
            <text:p text:style-name="P13">Se il trestorne letre a letre</text:p>
          </table:table-cell>
          <table:table-cell table:style-name="Tabella1.C166" office:value-type="string">
            <text:p text:style-name="P224"><text:span text:style-name="T30">B] </text:span><text:span text:style-name="T122">Et le trestorne… <text:s/></text:span><text:span text:style-name="T128">D] </text:span><text:span text:style-name="T138">Si le tornast… <text:s/></text:span>E] <text:span text:style-name="T25">Si i trouueroit… <text:s/></text:span><text:span text:style-name="T155">I] ...trestonast…</text:span><text:span text:style-name="T161"> <text:s/></text:span><text:span text:style-name="T172">L</text:span>] ...et…<text:span text:style-name="T174"> <text:s/></text:span><text:span text:style-name="T186">W</text:span><text:span text:style-name="T11">] ...</text:span><text:span text:style-name="T191">le torne...et...</text:span></text:p>
          </table:table-cell>
        </table:table-row>
        <table:table-row table:style-name="Tabella1.180">
          <table:table-cell table:style-name="Tabella1.A2" office:value-type="string">
            <text:p text:style-name="P13">7774</text:p>
          </table:table-cell>
          <table:table-cell table:style-name="Tabella1.A2" office:value-type="string">
            <text:p text:style-name="P14">De roma (F rome) i puet amor metre</text:p>
          </table:table-cell>
          <table:table-cell table:style-name="Tabella1.C166" office:value-type="string">
            <text:p text:style-name="P244">A] ...<text:span text:style-name="T17">mestre <text:s/></text:span><text:span text:style-name="T21">E] ...</text:span><text:span text:style-name="T25">romme i porroit...</text:span></text:p>
          </table:table-cell>
        </table:table-row>
        <table:table-row table:style-name="Tabella1.180">
          <table:table-cell table:style-name="Tabella1.A2" office:value-type="string">
            <text:p text:style-name="P13">7775</text:p>
          </table:table-cell>
          <table:table-cell table:style-name="Tabella1.A2" office:value-type="string">
            <text:p text:style-name="P14">Qui bien ajoster le savrait</text:p>
          </table:table-cell>
          <table:table-cell table:style-name="Tabella1.C166" office:value-type="string">
            <text:p text:style-name="P335">T] ---</text:p>
            <text:p text:style-name="P206">E] ...<text:span text:style-name="T25">les...</text:span></text:p>
          </table:table-cell>
        </table:table-row>
        <table:table-row table:style-name="Tabella1.180">
          <table:table-cell table:style-name="Tabella1.A2" office:value-type="string">
            <text:p text:style-name="P13">7776</text:p>
          </table:table-cell>
          <table:table-cell table:style-name="Tabella1.A2" office:value-type="string">
            <text:p text:style-name="P14">Plena d’amors i troverait</text:p>
          </table:table-cell>
          <table:table-cell table:style-name="Tabella1.C166" office:value-type="string">
            <text:p text:style-name="P152">T] ---</text:p>
            <text:p text:style-name="P86">E<text:span text:style-name="T202">M</text:span>] <text:span text:style-name="T25">Plaine… <text:s/></text:span><text:span text:style-name="T155">I] </text:span><text:span text:style-name="T161">Pleine...li… <text:s/></text:span><text:span text:style-name="T186">W</text:span><text:span text:style-name="T11">] </text:span><text:span text:style-name="T191">Plene damour il...</text:span></text:p>
          </table:table-cell>
        </table:table-row>
        <table:table-row table:style-name="Tabella1.180">
          <table:table-cell table:style-name="Tabella1.A2" office:value-type="string">
            <text:p text:style-name="P13">7777</text:p>
          </table:table-cell>
          <table:table-cell table:style-name="Tabella1.A2" office:value-type="string">
            <text:p text:style-name="P14">Un a i ait plus se m’est vis</text:p>
          </table:table-cell>
          <table:table-cell table:style-name="Tabella1.C166" office:value-type="string">
            <text:p text:style-name="P206">E] ...<text:span text:style-name="T25">y a ce mest...</text:span></text:p>
          </table:table-cell>
        </table:table-row>
        <table:table-row table:style-name="Tabella1.327">
          <table:table-cell table:style-name="Tabella1.A2" office:value-type="string">
            <text:p text:style-name="P13">7778</text:p>
          </table:table-cell>
          <table:table-cell table:style-name="Tabella1.A2" office:value-type="string">
            <text:p text:style-name="P14">Por un sospir i serait mis</text:p>
          </table:table-cell>
          <table:table-cell table:style-name="Tabella1.C166" office:value-type="string">
            <text:p text:style-name="P107"/>
          </table:table-cell>
        </table:table-row>
        <table:table-row table:style-name="Tabella1.180">
          <table:table-cell table:style-name="Tabella1.A2" office:value-type="string">
            <text:p text:style-name="P13">7779</text:p>
          </table:table-cell>
          <table:table-cell table:style-name="Tabella1.A2" office:value-type="string">
            <text:p text:style-name="P14">Se ju ai nom Plena d’amors</text:p>
          </table:table-cell>
          <table:table-cell table:style-name="Tabella1.C166" office:value-type="string">
            <text:p text:style-name="P76"><text:span text:style-name="T122">B</text:span>E<text:span text:style-name="T202">M</text:span><text:span text:style-name="T191">W</text:span>] ...plaine…<text:span text:style-name="T25"> <text:s/></text:span><text:span text:style-name="T155">I] ...</text:span><text:span text:style-name="T161">pleine...</text:span></text:p>
          </table:table-cell>
        </table:table-row>
        <table:table-row table:style-name="Tabella1.180">
          <table:table-cell table:style-name="Tabella1.A2" office:value-type="string">
            <text:p text:style-name="P14">7780</text:p>
          </table:table-cell>
          <table:table-cell table:style-name="Tabella1.A2" office:value-type="string">
            <text:p text:style-name="P14">Mes cuers en ait plus de dolors</text:p>
          </table:table-cell>
          <table:table-cell table:style-name="Tabella1.C166" office:value-type="string">
            <text:p text:style-name="P252">A<text:span text:style-name="T161">I</text:span>] <text:span text:style-name="T17">Ses </text:span><text:span text:style-name="T161">(I Mes)</text:span><text:span text:style-name="T17"> cuers ia mains de… <text:s/></text:span><text:span text:style-name="T30">B</text:span><text:span text:style-name="T202">M</text:span><text:span text:style-name="T30">] ...</text:span><text:span text:style-name="T122">mains de… <text:s/></text:span><text:span text:style-name="T128">D] </text:span><text:span text:style-name="T138">Tant a mes cuers… <text:s/></text:span><text:span text:style-name="T142">G] ...</text:span><text:span text:style-name="T151">i a mais de...</text:span></text:p>
          </table:table-cell>
        </table:table-row>
        <table:table-row table:style-name="Tabella1.180">
          <table:table-cell table:style-name="Tabella1.A2" office:value-type="string">
            <text:p text:style-name="P14">7781</text:p>
          </table:table-cell>
          <table:table-cell table:style-name="Tabella1.A2" office:value-type="string">
            <text:p text:style-name="P14">Et por amor est en grant paigne</text:p>
          </table:table-cell>
          <table:table-cell table:style-name="Tabella1.C166" office:value-type="string">
            <text:p text:style-name="P215"><text:span text:style-name="T122">B</text:span><text:span text:style-name="T138">D</text:span>E] ...sui…<text:span text:style-name="T25"> <text:s/></text:span><text:span text:style-name="T155">I] </text:span><text:span text:style-name="T161">Qui...</text:span></text:p>
          </table:table-cell>
        </table:table-row>
        <table:table-row table:style-name="Tabella1.327">
          <table:table-cell table:style-name="Tabella1.A2" office:value-type="string">
            <text:p text:style-name="P14">7782</text:p>
          </table:table-cell>
          <table:table-cell table:style-name="Tabella1.A2" office:value-type="string">
            <text:p text:style-name="P14">Mes cuers dist que d’amor sui plaigne</text:p>
          </table:table-cell>
          <table:table-cell table:style-name="Tabella1.C166" office:value-type="string">
            <text:p text:style-name="P274">A<text:span text:style-name="T138">D</text:span><text:span text:style-name="T25">E</text:span><text:span text:style-name="T161">I</text:span><text:span text:style-name="T174">L</text:span><text:span text:style-name="T183">T</text:span><text:span text:style-name="T191">W</text:span>] ...nons…<text:span text:style-name="T17"> </text:span></text:p>
          </table:table-cell>
        </table:table-row>
        <table:table-row table:style-name="Tabella1.180">
          <table:table-cell table:style-name="Tabella1.A2" office:value-type="string">
            <text:p text:style-name="P14">7783</text:p>
          </table:table-cell>
          <table:table-cell table:style-name="Tabella1.A2" office:value-type="string">
            <text:p text:style-name="P14">Et por ce me destraint si fort</text:p>
          </table:table-cell>
          <table:table-cell table:style-name="Tabella1.C166" office:value-type="string">
            <text:p text:style-name="P39"><text:span text:style-name="T30">B] ...deshaie…</text:span><text:span text:style-name="T122"> </text:span><text:span text:style-name="T128">D] ...</text:span><text:span text:style-name="T138">desfent...</text:span></text:p>
          </table:table-cell>
        </table:table-row>
        <table:table-row table:style-name="Tabella1.180">
          <table:table-cell table:style-name="Tabella1.A2" office:value-type="string">
            <text:p text:style-name="P14">7784</text:p>
          </table:table-cell>
          <table:table-cell table:style-name="Tabella1.A2" office:value-type="string">
            <text:p text:style-name="P14">Mon cuer blasmoie a grant tort</text:p>
          </table:table-cell>
          <table:table-cell table:style-name="Tabella1.C166" office:value-type="string">
            <text:p text:style-name="P55"><text:span text:style-name="T30">B] ...emblasmoie…</text:span><text:span text:style-name="T122"> <text:s/></text:span><text:span text:style-name="T196">M</text:span><text:span text:style-name="T21">] ...</text:span><text:span text:style-name="T202">blaumaie ie a tort</text:span></text:p>
          </table:table-cell>
        </table:table-row>
        <table:table-row table:style-name="Tabella1.180">
          <table:table-cell table:style-name="Tabella1.A2" office:value-type="string">
            <text:p text:style-name="P14">7785</text:p>
          </table:table-cell>
          <table:table-cell table:style-name="Tabella1.A2" office:value-type="string">
            <text:p text:style-name="P14">Se fait amors qui me justisse</text:p>
          </table:table-cell>
          <table:table-cell table:style-name="Tabella1.C166" office:value-type="string">
            <text:p text:style-name="P325">G] ...<text:span text:style-name="T151">que iustise</text:span></text:p>
          </table:table-cell>
        </table:table-row>
        <table:table-row table:style-name="Tabella1.180">
          <table:table-cell table:style-name="Tabella1.A2" office:value-type="string">
            <text:p text:style-name="P14">7786</text:p>
          </table:table-cell>
          <table:table-cell table:style-name="Tabella1.A2" office:value-type="string">
            <text:p text:style-name="P14">De moi ait bien vanjance prisse</text:p>
          </table:table-cell>
          <table:table-cell table:style-name="Tabella1.C166" office:value-type="string">
            <text:p text:style-name="P245">A<text:span text:style-name="T122">B</text:span><text:span text:style-name="T138">D</text:span><text:span text:style-name="T25">E</text:span><text:span text:style-name="T151">G</text:span><text:span text:style-name="T161">I</text:span><text:span text:style-name="T174">L</text:span><text:span text:style-name="T202">M</text:span><text:span text:style-name="T183">T</text:span><text:span text:style-name="T191">W</text:span>] <text:span text:style-name="T17">Bien a de moi...</text:span></text:p>
          </table:table-cell>
        </table:table-row>
        <table:table-row table:style-name="Tabella1.336">
          <table:table-cell table:style-name="Tabella1.A2" office:value-type="string">
            <text:p text:style-name="P14">7787</text:p>
          </table:table-cell>
          <table:table-cell table:style-name="Tabella1.A2" office:value-type="string">
            <text:p text:style-name="P14">La pucele tote la nuit</text:p>
          </table:table-cell>
          <table:table-cell table:style-name="Tabella1.C166" office:value-type="string">
            <text:p text:style-name="P292"/>
          </table:table-cell>
        </table:table-row>
        <table:table-row table:style-name="Tabella1.180">
          <table:table-cell table:style-name="Tabella1.A2" office:value-type="string">
            <text:p text:style-name="P14">7788</text:p>
          </table:table-cell>
          <table:table-cell table:style-name="Tabella1.A2" office:value-type="string">
            <text:p text:style-name="P14">Mist en penser tot son desduit</text:p>
          </table:table-cell>
          <table:table-cell table:style-name="Tabella1.C166" office:value-type="string">
            <text:p text:style-name="P122"/>
          </table:table-cell>
        </table:table-row>
        <table:table-row table:style-name="Tabella1.180">
          <table:table-cell table:style-name="Tabella1.A2" office:value-type="string">
            <text:p text:style-name="P14">7789</text:p>
          </table:table-cell>
          <table:table-cell table:style-name="Tabella1.A2" office:value-type="string">
            <text:p text:style-name="P14">Un hore plaint (H gist) et puels sospire</text:p>
          </table:table-cell>
          <table:table-cell table:style-name="Tabella1.C166" office:value-type="string">
            <text:p text:style-name="P267">A<text:span text:style-name="T26">E</text:span><text:span text:style-name="T151">G</text:span><text:span text:style-name="T161">I</text:span><text:span text:style-name="T174">L</text:span><text:span text:style-name="T202">M</text:span><text:span text:style-name="T183">T</text:span>] ...<text:span text:style-name="T17">plaint autre… <text:s/></text:span><text:span text:style-name="T30">B] ...</text:span><text:span text:style-name="T123">pleure autre se uire <text:s/></text:span><text:span text:style-name="T128">D] ...</text:span><text:span text:style-name="T138">se uire <text:s/></text:span><text:span text:style-name="T186">W</text:span><text:span text:style-name="T11">] ...</text:span><text:span text:style-name="T191">et lautre...</text:span></text:p>
          </table:table-cell>
        </table:table-row>
        <table:table-row table:style-name="Tabella1.180">
          <table:table-cell table:style-name="Tabella1.A2" office:value-type="string">
            <text:p text:style-name="P14">7790</text:p>
          </table:table-cell>
          <table:table-cell table:style-name="Tabella1.A2" office:value-type="string">
            <text:p text:style-name="P14">Un poc se gist et puels se vire</text:p>
          </table:table-cell>
          <table:table-cell table:style-name="Tabella1.C166" office:value-type="string">
            <text:p text:style-name="P274">A] <text:span text:style-name="T17">Un pui seges puis… <text:s text:c="2"/></text:span><text:span text:style-name="T128">D] ...</text:span><text:span text:style-name="T138">et mout sopire <text:s/></text:span><text:span text:style-name="T142">G] ...</text:span><text:span text:style-name="T151">gut autre se uire <text:s/></text:span><text:span text:style-name="T186">W</text:span><text:span text:style-name="T11">] ...</text:span><text:span text:style-name="T191">gist lautre se uire <text:s/></text:span><text:span text:style-name="T196">M</text:span><text:span text:style-name="T21">] </text:span><text:span text:style-name="T202">Vne </text:span><text:soft-page-break/><text:span text:style-name="T202">heure gist autre...</text:span></text:p>
          </table:table-cell>
        </table:table-row>
        <table:table-row table:style-name="Tabella1.180">
          <table:table-cell table:style-name="Tabella1.A2" office:value-type="string">
            <text:p text:style-name="P14">7791</text:p>
          </table:table-cell>
          <table:table-cell table:style-name="Tabella1.A2" office:value-type="string">
            <text:p text:style-name="P14">De dormir n’avoit gaires cure</text:p>
          </table:table-cell>
          <table:table-cell table:style-name="Tabella1.C166" office:value-type="string">
            <text:p text:style-name="P274">A] ...neost…<text:span text:style-name="T17"> <text:s/></text:span><text:span text:style-name="T128">D] ...</text:span><text:span text:style-name="T138">ele cure <text:s/></text:span><text:span text:style-name="T172">L</text:span><text:span text:style-name="T21">] ...</text:span><text:span text:style-name="T174">ne ot… <text:s/></text:span><text:span text:style-name="T186">W</text:span><text:span text:style-name="T11">] ...</text:span><text:span text:style-name="T191">en neut… <text:s/></text:span><text:span text:style-name="T196">M</text:span><text:span text:style-name="T21">] ...</text:span><text:span text:style-name="T202">na pas mlt grant...</text:span></text:p>
          </table:table-cell>
        </table:table-row>
        <table:table-row table:style-name="Tabella1.180">
          <table:table-cell table:style-name="Tabella1.A2" office:value-type="string">
            <text:p text:style-name="P14">7792</text:p>
          </table:table-cell>
          <table:table-cell table:style-name="Tabella1.A2" office:value-type="string">
            <text:p text:style-name="P14">Et quant se dort per aventure</text:p>
          </table:table-cell>
          <table:table-cell table:style-name="Tabella1.C166" office:value-type="string">
            <text:p text:style-name="P245">A<text:span text:style-name="T123">B</text:span><text:span text:style-name="T26">E</text:span><text:span text:style-name="T151">G</text:span><text:span text:style-name="T161">I</text:span><text:span text:style-name="T174">L</text:span><text:span text:style-name="T202">M</text:span><text:span text:style-name="T183">T</text:span><text:span text:style-name="T191">W</text:span>] ...<text:span text:style-name="T17">quant dormot...</text:span></text:p>
          </table:table-cell>
        </table:table-row>
        <table:table-row table:style-name="Tabella1.180">
          <table:table-cell table:style-name="Tabella1.A2" office:value-type="string">
            <text:p text:style-name="P14">7793</text:p>
          </table:table-cell>
          <table:table-cell table:style-name="Tabella1.A2" office:value-type="string">
            <text:p text:style-name="P14">En dormant mout se delitoit</text:p>
          </table:table-cell>
          <table:table-cell table:style-name="Tabella1.C166" office:value-type="string">
            <text:p text:style-name="P250">A<text:span text:style-name="T151">G</text:span>] <text:span text:style-name="T17">En songe… <text:s/></text:span><text:span text:style-name="T128">D</text:span><text:span text:style-name="T174">L</text:span><text:span text:style-name="T191">W</text:span><text:span text:style-name="T128">] </text:span><text:span text:style-name="T138">En songer… <text:s/></text:span><text:span text:style-name="T21">E</text:span><text:span text:style-name="T202">M</text:span><text:span text:style-name="T21">] </text:span><text:span text:style-name="T26">En soniant...</text:span></text:p>
          </table:table-cell>
        </table:table-row>
        <table:table-row table:style-name="Tabella1.180">
          <table:table-cell table:style-name="Tabella1.A2" office:value-type="string">
            <text:p text:style-name="P14">7794</text:p>
          </table:table-cell>
          <table:table-cell table:style-name="Tabella1.A2" office:value-type="string">
            <text:p text:style-name="P14">Qu’avis li ert qu’ele baissoit</text:p>
          </table:table-cell>
          <table:table-cell table:style-name="Tabella1.C166" office:value-type="string">
            <text:p text:style-name="P267">A<text:span text:style-name="T151">G</text:span><text:span text:style-name="T202">M</text:span>] <text:span text:style-name="T17">Auis lestoit quil le </text:span><text:span text:style-name="T151">(G quele, </text:span><text:span text:style-name="T202">M quel</text:span><text:span text:style-name="T151">)</text:span><text:span text:style-name="T17">… <text:s/></text:span><text:span text:style-name="T30">B] </text:span><text:span text:style-name="T123">Auis li ert quelle tenoit <text:s/></text:span><text:span text:style-name="T17"><text:s/></text:span><text:span text:style-name="T138">D</text:span><text:span text:style-name="T21">E</text:span><text:span text:style-name="T175">L</text:span><text:span text:style-name="T21">] </text:span><text:span text:style-name="T26">Auis li ert quele… <text:s/></text:span><text:span text:style-name="T155">I] </text:span><text:span text:style-name="T161">Ains lestoit que… <text:s/></text:span><text:span text:style-name="T186">W</text:span><text:span text:style-name="T11">] </text:span><text:span text:style-name="T191">Ly estoit auis...</text:span></text:p>
          </table:table-cell>
        </table:table-row>
        <table:table-row table:style-name="Tabella1.180">
          <table:table-cell table:style-name="Tabella1.A2" office:value-type="string">
            <text:p text:style-name="P14">7795</text:p>
          </table:table-cell>
          <table:table-cell table:style-name="Tabella1.A2" office:value-type="string">
            <text:p text:style-name="P14">Son amin le Povre Perdu</text:p>
          </table:table-cell>
          <table:table-cell table:style-name="Tabella1.C166" office:value-type="string">
            <text:p text:style-name="P123"/>
          </table:table-cell>
        </table:table-row>
        <table:table-row table:style-name="Tabella1.180">
          <table:table-cell table:style-name="Tabella1.A2" office:value-type="string">
            <text:p text:style-name="P14">7796</text:p>
          </table:table-cell>
          <table:table-cell table:style-name="Tabella1.A2" office:value-type="string">
            <text:p text:style-name="P14">Si estrangnoit per grant vertu</text:p>
          </table:table-cell>
          <table:table-cell table:style-name="Tabella1.C166" office:value-type="string">
            <text:p text:style-name="P170"><text:span text:style-name="T30">B] </text:span><text:span text:style-name="T123">Sil...</text:span></text:p>
          </table:table-cell>
        </table:table-row>
        <table:table-row table:style-name="Tabella1.180">
          <table:table-cell table:style-name="Tabella1.A2" office:value-type="string">
            <text:p text:style-name="P14">7797</text:p>
          </table:table-cell>
          <table:table-cell table:style-name="Tabella1.A2" office:value-type="string">
            <text:p text:style-name="P14">Contre son cuer andous les bras</text:p>
          </table:table-cell>
          <table:table-cell table:style-name="Tabella1.C166" office:value-type="string">
            <text:p text:style-name="P293">INV <text:span text:style-name="T30">B] </text:span>Quant sesuilloit peu de solas</text:p>
            <text:p text:style-name="P245">A<text:span text:style-name="T138">D</text:span><text:span text:style-name="T26">E</text:span><text:span text:style-name="T151">G</text:span><text:span text:style-name="T161">I</text:span><text:span text:style-name="T175">L</text:span><text:span text:style-name="T202">M</text:span><text:span text:style-name="T183">T</text:span><text:span text:style-name="T191">W</text:span>] ...<text:span text:style-name="T17">son piz...</text:span><text:span text:style-name="T26">(E</text:span><text:span text:style-name="T161">I</text:span><text:span text:style-name="T175">L</text:span><text:span text:style-name="T183">T</text:span><text:span text:style-name="T26"> ses, </text:span><text:span text:style-name="T191">W de ses deux</text:span><text:span text:style-name="T26">)...</text:span></text:p>
          </table:table-cell>
        </table:table-row>
        <table:table-row table:style-name="Tabella1.347">
          <table:table-cell table:style-name="Tabella1.A2" office:value-type="string">
            <text:p text:style-name="P14">7798</text:p>
          </table:table-cell>
          <table:table-cell table:style-name="Tabella1.A2" office:value-type="string">
            <text:p text:style-name="P14">A ranvellier (H resvellier) poc de soulas</text:p>
          </table:table-cell>
          <table:table-cell table:style-name="Tabella1.C166" office:value-type="string">
            <text:p text:style-name="P170"><text:span text:style-name="T138">INV </text:span><text:span text:style-name="T30">B] </text:span><text:span text:style-name="T123">Contre son cuer andeus ses bras</text:span></text:p>
            <text:p text:style-name="P250">A<text:span text:style-name="T26">E</text:span><text:span text:style-name="T151">G</text:span><text:span text:style-name="T161">I</text:span><text:span text:style-name="T175">L</text:span><text:span text:style-name="T202">M</text:span><text:span text:style-name="T183">T</text:span><text:span text:style-name="T191">W</text:span>] <text:span text:style-name="T17">Quant sesueillot poi… <text:s/></text:span><text:span text:style-name="T128">D] </text:span><text:span text:style-name="T138">Si i trouoit pou de solaz</text:span></text:p>
          </table:table-cell>
        </table:table-row>
        <table:table-row table:style-name="Tabella1.180">
          <table:table-cell table:style-name="Tabella1.A2" office:value-type="string">
            <text:p text:style-name="P14">7799</text:p>
          </table:table-cell>
          <table:table-cell table:style-name="Tabella1.A2" office:value-type="string">
            <text:p text:style-name="P14">I trovoit mout navoit grant duel</text:p>
          </table:table-cell>
          <table:table-cell table:style-name="Tabella1.C166" office:value-type="string">
            <text:p text:style-name="P172"><text:span text:style-name="T128">D] </text:span><text:span text:style-name="T138">Quant sesuoilloit sen auoit duel</text:span></text:p>
            <text:p text:style-name="P247">A<text:span text:style-name="T202">M</text:span>] ...<text:span text:style-name="T17">mlt auoit… <text:s/></text:span><text:span text:style-name="T30">B] ...</text:span><text:span text:style-name="T124">si auoit… <text:s/></text:span><text:span text:style-name="T21">E] ...</text:span><text:span text:style-name="T26">en auoit duel</text:span></text:p>
          </table:table-cell>
        </table:table-row>
        <table:table-row table:style-name="Tabella1.180">
          <table:table-cell table:style-name="Tabella1.A2" office:value-type="string">
            <text:p text:style-name="P14">7<text:span text:style-name="T6">80</text:span>0</text:p>
          </table:table-cell>
          <table:table-cell table:style-name="Tabella1.A2" office:value-type="string">
            <text:p text:style-name="P14">Adonc fust morte per son wel</text:p>
          </table:table-cell>
          <table:table-cell table:style-name="Tabella1.C166" office:value-type="string">
            <text:p text:style-name="P124"/>
          </table:table-cell>
        </table:table-row>
        <table:table-row table:style-name="Tabella1.180">
          <table:table-cell table:style-name="Tabella1.A2" office:value-type="string">
            <text:p text:style-name="P15">7<text:span text:style-name="T6">801</text:span></text:p>
          </table:table-cell>
          <table:table-cell table:style-name="Tabella1.A2" office:value-type="string">
            <text:p text:style-name="P16">Trente fois baissa sa main nue</text:p>
          </table:table-cell>
          <table:table-cell table:style-name="Tabella1.C166" office:value-type="string">
            <text:p text:style-name="P245">A] <text:span text:style-name="T17">Tantefois baisot...</text:span></text:p>
          </table:table-cell>
        </table:table-row>
        <table:table-row table:style-name="Tabella1.180">
          <table:table-cell table:style-name="Tabella1.A2" office:value-type="string">
            <text:p text:style-name="P15">7<text:span text:style-name="T6">802</text:span></text:p>
          </table:table-cell>
          <table:table-cell table:style-name="Tabella1.A2" office:value-type="string">
            <text:p text:style-name="P16">Por tant que il l’avoit tenue</text:p>
          </table:table-cell>
          <table:table-cell table:style-name="Tabella1.C166" office:value-type="string">
            <text:p text:style-name="P245">A<text:span text:style-name="T124">B</text:span><text:span text:style-name="T139">D</text:span><text:span text:style-name="T26">E</text:span><text:span text:style-name="T151">G</text:span><text:span text:style-name="T162">I</text:span><text:span text:style-name="T175">L</text:span><text:span text:style-name="T202">M</text:span><text:span text:style-name="T183">T</text:span><text:span text:style-name="T192">W</text:span>] <text:span text:style-name="T17">Por ce que </text:span><text:span text:style-name="T162">(I</text:span><text:span text:style-name="T183">T</text:span><text:span text:style-name="T162"> car)</text:span><text:span text:style-name="T17">...</text:span></text:p>
          </table:table-cell>
        </table:table-row>
        <table:table-row table:style-name="Tabella1.180">
          <table:table-cell table:style-name="Tabella1.A2" office:value-type="string">
            <text:p text:style-name="P15">7<text:span text:style-name="T6">803</text:span></text:p>
          </table:table-cell>
          <table:table-cell table:style-name="Tabella1.A2" office:value-type="string">
            <text:p text:style-name="P16">A cel baissement se pasma</text:p>
          </table:table-cell>
          <table:table-cell table:style-name="Tabella1.C166" office:value-type="string">
            <text:p text:style-name="P131"/>
          </table:table-cell>
        </table:table-row>
        <table:table-row table:style-name="Tabella1.180">
          <table:table-cell table:style-name="Tabella1.A2" office:value-type="string">
            <text:p text:style-name="P15">7<text:span text:style-name="T6">804</text:span></text:p>
          </table:table-cell>
          <table:table-cell table:style-name="Tabella1.A2" office:value-type="string">
            <text:p text:style-name="P16">L’aube aparut si ajorna</text:p>
          </table:table-cell>
          <table:table-cell table:style-name="Tabella1.C166" office:value-type="string">
            <text:p text:style-name="P154">M ADIOURNA</text:p>
          </table:table-cell>
        </table:table-row>
        <table:table-row table:style-name="Tabella1.180">
          <table:table-cell table:style-name="Tabella1.A2" office:value-type="string">
            <text:p text:style-name="P15">7<text:span text:style-name="T6">805</text:span></text:p>
          </table:table-cell>
          <table:table-cell table:style-name="Tabella1.A2" office:value-type="string">
            <text:p text:style-name="P16">Et sa maistresce c’est levee</text:p>
          </table:table-cell>
          <table:table-cell table:style-name="Tabella1.C166" office:value-type="string">
            <text:p text:style-name="P186"><text:span text:style-name="T128">D] ...la…</text:span><text:span text:style-name="T139"> <text:s/></text:span><text:span text:style-name="T172">L</text:span><text:span text:style-name="T21">] ...</text:span><text:span text:style-name="T175">set...</text:span></text:p>
          </table:table-cell>
        </table:table-row>
        <table:table-row table:style-name="Tabella1.355">
          <table:table-cell table:style-name="Tabella1.A2" office:value-type="string">
            <text:p text:style-name="P15">7<text:span text:style-name="T6">806</text:span></text:p>
          </table:table-cell>
          <table:table-cell table:style-name="Tabella1.A2" office:value-type="string">
            <text:p text:style-name="P16">Vestue c’est et atornee</text:p>
          </table:table-cell>
          <table:table-cell table:style-name="Tabella1.C166" office:value-type="string">
            <text:p text:style-name="P36"><text:span text:style-name="T30">B] </text:span><text:span text:style-name="T124">Si se vesti...</text:span></text:p>
          </table:table-cell>
        </table:table-row>
        <table:table-row table:style-name="Tabella1.180">
          <table:table-cell table:style-name="Tabella1.A2" office:value-type="string">
            <text:p text:style-name="P15">7<text:span text:style-name="T6">807</text:span></text:p>
          </table:table-cell>
          <table:table-cell table:style-name="Tabella1.A2" office:value-type="string">
            <text:p text:style-name="P16">Si vient a lit de la pucele</text:p>
          </table:table-cell>
          <table:table-cell table:style-name="Tabella1.C166" office:value-type="string">
            <text:p text:style-name="P36"><text:span text:style-name="T30">B] </text:span><text:span text:style-name="T124">Puis vint...</text:span></text:p>
          </table:table-cell>
        </table:table-row>
        <table:table-row table:style-name="Tabella1.57">
          <table:table-cell table:style-name="Tabella1.A2" office:value-type="string">
            <text:p text:style-name="P15">7<text:span text:style-name="T6">808</text:span></text:p>
          </table:table-cell>
          <table:table-cell table:style-name="Tabella1.A2" office:value-type="string">
            <text:p text:style-name="P16">Dormez fet ele damoisele</text:p>
          </table:table-cell>
          <table:table-cell table:style-name="Tabella1.C166" office:value-type="string">
            <text:p text:style-name="P56"><text:span text:style-name="T186">W</text:span>] ...<text:span text:style-name="T192">vous ditez damoyselle <text:s/></text:span><text:span text:style-name="T196">M</text:span><text:span text:style-name="T21">] ...</text:span><text:span text:style-name="T203">vos dit elle...</text:span></text:p>
          </table:table-cell>
        </table:table-row>
        <table:table-row table:style-name="Tabella1.180">
          <table:table-cell table:style-name="Tabella1.A2" office:value-type="string">
            <text:p text:style-name="P15">7<text:span text:style-name="T6">809</text:span></text:p>
          </table:table-cell>
          <table:table-cell table:style-name="Tabella1.A2" office:value-type="string">
            <text:p text:style-name="P16">Quant Sypriaigne l’araisone</text:p>
          </table:table-cell>
          <table:table-cell table:style-name="Tabella1.C166" office:value-type="string">
            <text:p text:style-name="P150">INV <text:span text:style-name="T142">G] </text:span>La pucelle mot ne li sone</text:p>
          </table:table-cell>
        </table:table-row>
        <table:table-row table:style-name="Tabella1.180">
          <table:table-cell table:style-name="Tabella1.A2" office:value-type="string">
            <text:p text:style-name="P16">7810</text:p>
          </table:table-cell>
          <table:table-cell table:style-name="Tabella1.A2" office:value-type="string">
            <text:p text:style-name="P16">La pucele mot ne li sone</text:p>
          </table:table-cell>
          <table:table-cell table:style-name="Tabella1.C166" office:value-type="string">
            <text:p text:style-name="P150">INV <text:span text:style-name="T142">G] </text:span>Quant cipriane la raisone</text:p>
            <text:p text:style-name="P66"><text:soft-page-break/>E] <text:span text:style-name="T26">La damoisele mot ne sonne</text:span></text:p>
          </table:table-cell>
        </table:table-row>
        <table:table-row table:style-name="Tabella1.180">
          <table:table-cell table:style-name="Tabella1.A2" office:value-type="string">
            <text:p text:style-name="P16">7811</text:p>
          </table:table-cell>
          <table:table-cell table:style-name="Tabella1.A2" office:value-type="string">
            <text:p text:style-name="P16">Bien conoist qu’ele fut pasmee</text:p>
          </table:table-cell>
          <table:table-cell table:style-name="Tabella1.C166" office:value-type="string">
            <text:p text:style-name="P66">E] <text:span text:style-name="T26">Bien cuide...</text:span></text:p>
          </table:table-cell>
        </table:table-row>
        <table:table-row table:style-name="Tabella1.180">
          <table:table-cell table:style-name="Tabella1.A2" office:value-type="string">
            <text:p text:style-name="P16">7812</text:p>
          </table:table-cell>
          <table:table-cell table:style-name="Tabella1.A2" office:value-type="string">
            <text:p text:style-name="P16">Sypriaigne s’en est tornee</text:p>
          </table:table-cell>
          <table:table-cell table:style-name="Tabella1.C166" office:value-type="string">
            <text:p text:style-name="P109"/>
          </table:table-cell>
        </table:table-row>
        <table:table-row table:style-name="Tabella1.180">
          <table:table-cell table:style-name="Tabella1.A2" office:value-type="string">
            <text:p text:style-name="P16">7813</text:p>
          </table:table-cell>
          <table:table-cell table:style-name="Tabella1.A2" office:value-type="string">
            <text:p text:style-name="P16">Mout tost s’en vet a la royne</text:p>
          </table:table-cell>
          <table:table-cell table:style-name="Tabella1.C166" office:value-type="string">
            <text:p text:style-name="P177"><text:span text:style-name="T30">B] </text:span><text:span text:style-name="T124">Mlt esraument ala… <text:s/></text:span><text:span text:style-name="T142">G] ...</text:span><text:span text:style-name="T151">tost ala...</text:span></text:p>
          </table:table-cell>
        </table:table-row>
        <table:table-row table:style-name="Tabella1.180">
          <table:table-cell table:style-name="Tabella1.A2" office:value-type="string">
            <text:p text:style-name="P16">7814</text:p>
          </table:table-cell>
          <table:table-cell table:style-name="Tabella1.A2" office:value-type="string">
            <text:p text:style-name="P16">Se li contet de la meschine</text:p>
          </table:table-cell>
          <table:table-cell table:style-name="Tabella1.C166" office:value-type="string">
            <text:p text:style-name="P325">G] <text:span text:style-name="T151">Et...</text:span></text:p>
          </table:table-cell>
        </table:table-row>
        <table:table-row table:style-name="Tabella1.180">
          <table:table-cell table:style-name="Tabella1.A2" office:value-type="string">
            <text:p text:style-name="P16">7815</text:p>
          </table:table-cell>
          <table:table-cell table:style-name="Tabella1.A2" office:value-type="string">
            <text:p text:style-name="P16">Qu’ele cuidoit qu’ele fust morte</text:p>
          </table:table-cell>
          <table:table-cell table:style-name="Tabella1.C166" office:value-type="string">
            <text:p text:style-name="P347"><text:span text:style-name="T52">A</text:span><text:span text:style-name="T80">G</text:span><text:span text:style-name="T85">I</text:span><text:span text:style-name="T92">L</text:span><text:span text:style-name="T102">W</text:span><text:span text:style-name="T52">] ...</text:span><text:span text:style-name="T60">bien que </text:span><text:span text:style-name="T102">(W quelle)</text:span><text:span text:style-name="T60"> fust… <text:s/></text:span><text:span text:style-name="T61">B</text:span><text:span text:style-name="T58">E] </text:span><text:span text:style-name="T62">Que bien cuid</text:span><text:span text:style-name="T61">e</text:span><text:span text:style-name="T62">...</text:span></text:p>
          </table:table-cell>
        </table:table-row>
        <table:table-row table:style-name="Tabella1.180">
          <table:table-cell table:style-name="Tabella1.A2" office:value-type="string">
            <text:p text:style-name="P16">7816</text:p>
          </table:table-cell>
          <table:table-cell table:style-name="Tabella1.A2" office:value-type="string">
            <text:p text:style-name="P16">La royne s’en desconforte</text:p>
          </table:table-cell>
          <table:table-cell table:style-name="Tabella1.C166" office:value-type="string">
            <text:p text:style-name="P261"><text:span text:style-name="T172">L</text:span><text:span text:style-name="T21">] </text:span><text:span text:style-name="T175">La dame se...</text:span></text:p>
          </table:table-cell>
        </table:table-row>
        <table:table-row table:style-name="Tabella1.180">
          <table:table-cell table:style-name="Tabella1.A2" office:value-type="string">
            <text:p text:style-name="P16">7817</text:p>
          </table:table-cell>
          <table:table-cell table:style-name="Tabella1.A2" office:value-type="string">
            <text:p text:style-name="P16">Onques ne demanda por coi</text:p>
          </table:table-cell>
          <table:table-cell table:style-name="Tabella1.C166" office:value-type="string">
            <text:p text:style-name="P245">A] ...<text:span text:style-name="T17">ne men deist...</text:span></text:p>
          </table:table-cell>
        </table:table-row>
        <table:table-row table:style-name="Tabella1.180">
          <table:table-cell table:style-name="Tabella1.A2" office:value-type="string">
            <text:p text:style-name="P16">7818</text:p>
          </table:table-cell>
          <table:table-cell table:style-name="Tabella1.A2" office:value-type="string">
            <text:p text:style-name="P16">Mai sus levait o grant effroi</text:p>
          </table:table-cell>
          <table:table-cell table:style-name="Tabella1.C166" office:value-type="string">
            <text:p text:style-name="P192"><text:span text:style-name="T30">B] ...</text:span><text:span text:style-name="T124">sailli a… <text:s/></text:span><text:span text:style-name="T186">W</text:span>] ...<text:span text:style-name="T192">se leua en...</text:span></text:p>
          </table:table-cell>
        </table:table-row>
        <table:table-row table:style-name="Tabella1.180">
          <table:table-cell table:style-name="Tabella1.A2" office:value-type="string">
            <text:p text:style-name="P16">7819</text:p>
          </table:table-cell>
          <table:table-cell table:style-name="Tabella1.A2" office:value-type="string">
            <text:p text:style-name="P16">Un mantel vair a son col mist</text:p>
          </table:table-cell>
          <table:table-cell table:style-name="Tabella1.C166" office:value-type="string">
            <text:p text:style-name="P256">A] ...nel…<text:span text:style-name="T17"> <text:s/></text:span><text:span text:style-name="T30">B] ...</text:span><text:span text:style-name="T124">a asson col mis <text:s/></text:span><text:span text:style-name="T128">D] ...noir…</text:span><text:span text:style-name="T139"> <text:s/></text:span><text:span text:style-name="T155">I] ...</text:span><text:span text:style-name="T162">mantel asum...</text:span></text:p>
          </table:table-cell>
        </table:table-row>
        <table:table-row table:style-name="Tabella1.180">
          <table:table-cell table:style-name="Tabella1.A2" office:value-type="string">
            <text:p text:style-name="P16">7820</text:p>
          </table:table-cell>
          <table:table-cell table:style-name="Tabella1.A2" office:value-type="string">
            <text:p text:style-name="P16">Ains plus de vestimens n’i quist</text:p>
          </table:table-cell>
          <table:table-cell table:style-name="Tabella1.C166" office:value-type="string">
            <text:p text:style-name="P268">A<text:span text:style-name="T152">G</text:span><text:span text:style-name="T175">L</text:span>] ...<text:span text:style-name="T17">ne prist <text:s/></text:span><text:span text:style-name="T30">B] </text:span><text:span text:style-name="T124">Que...na quis </text:span><text:span text:style-name="T17"><text:s/></text:span><text:span text:style-name="T128">D] </text:span><text:span text:style-name="T139">Qui… <text:s/></text:span><text:span text:style-name="T21">E</text:span><text:span text:style-name="T203">M</text:span><text:span text:style-name="T183">T</text:span><text:span text:style-name="T21">] </text:span><text:span text:style-name="T26">Onques plus </text:span><text:span text:style-name="T183">(</text:span><text:span text:style-name="T203">M</text:span><text:span text:style-name="T183">T plus de)</text:span><text:span text:style-name="T26"> vestement ne prist <text:s/></text:span><text:span text:style-name="T155">I] </text:span><text:span text:style-name="T162">Che plus...i prist <text:s/></text:span><text:span text:style-name="T186">W</text:span><text:span text:style-name="T11">] </text:span><text:span text:style-name="T192">On plus de vesture ne prist</text:span></text:p>
          </table:table-cell>
        </table:table-row>
        <table:table-row table:style-name="Tabella1.180">
          <table:table-cell table:style-name="Tabella1.A2" office:value-type="string">
            <text:p text:style-name="P16">7821</text:p>
          </table:table-cell>
          <table:table-cell table:style-name="Tabella1.A2" office:value-type="string">
            <text:p text:style-name="P16">Ne plus ne demandait novele</text:p>
          </table:table-cell>
          <table:table-cell table:style-name="Tabella1.C166" office:value-type="string">
            <text:p text:style-name="P219"><text:span text:style-name="T178">T] </text:span><text:span text:style-name="T183">NOVELLA</text:span></text:p>
          </table:table-cell>
        </table:table-row>
        <table:table-row table:style-name="Tabella1.180">
          <table:table-cell table:style-name="Tabella1.A2" office:value-type="string">
            <text:p text:style-name="P16">7822</text:p>
          </table:table-cell>
          <table:table-cell table:style-name="Tabella1.A2" office:value-type="string">
            <text:p text:style-name="P16">Tot droit s’en vet a la pucele</text:p>
          </table:table-cell>
          <table:table-cell table:style-name="Tabella1.C166" office:value-type="string">
            <text:p text:style-name="P91"><text:span text:style-name="T30">B] ...</text:span><text:span text:style-name="T124">ala ala… <text:s/></text:span><text:span text:style-name="T128">D] ...</text:span><text:span text:style-name="T139">en vint… </text:span>E] ...vient…<text:span text:style-name="T26"> <text:s/></text:span><text:span text:style-name="T196">M</text:span>] <text:span text:style-name="T203">Ainz sen ala...</text:span></text:p>
          </table:table-cell>
        </table:table-row>
        <table:table-row table:style-name="Tabella1.180">
          <table:table-cell table:style-name="Tabella1.A2" office:value-type="string">
            <text:p text:style-name="P16">7823</text:p>
          </table:table-cell>
          <table:table-cell table:style-name="Tabella1.A2" office:value-type="string">
            <text:p text:style-name="P16">Davant son lit s’agenoilla</text:p>
          </table:table-cell>
          <table:table-cell table:style-name="Tabella1.C166" office:value-type="string">
            <text:p text:style-name="P36"><text:span text:style-name="T30">B] ...</text:span><text:span text:style-name="T124">le lit...</text:span></text:p>
          </table:table-cell>
        </table:table-row>
        <table:table-row table:style-name="Tabella1.180">
          <table:table-cell table:style-name="Tabella1.A2" office:value-type="string">
            <text:p text:style-name="P16">7824</text:p>
          </table:table-cell>
          <table:table-cell table:style-name="Tabella1.A2" office:value-type="string">
            <text:p text:style-name="P16">Sor le pis sa main li posa</text:p>
          </table:table-cell>
          <table:table-cell table:style-name="Tabella1.C166" office:value-type="string">
            <text:p text:style-name="P36"><text:span text:style-name="T30">B] </text:span><text:span text:style-name="T124">Sa main sor le pis...</text:span></text:p>
          </table:table-cell>
        </table:table-row>
        <table:table-row table:style-name="Tabella1.180">
          <table:table-cell table:style-name="Tabella1.A2" office:value-type="string">
            <text:p text:style-name="P16">7825</text:p>
          </table:table-cell>
          <table:table-cell table:style-name="Tabella1.A2" office:value-type="string">
            <text:p text:style-name="P16">Tramblet et si tressat et sue</text:p>
          </table:table-cell>
          <table:table-cell table:style-name="Tabella1.C166" office:value-type="string">
            <text:p text:style-name="P248">A<text:span text:style-name="T124">B</text:span><text:span text:style-name="T139">D</text:span><text:span text:style-name="T26">E</text:span><text:span text:style-name="T152">G</text:span><text:span text:style-name="T162">I</text:span><text:span text:style-name="T175">L</text:span><text:span text:style-name="T203">M</text:span><text:span text:style-name="T183">T</text:span><text:span text:style-name="T192">W</text:span>] <text:span text:style-name="T18">Trenble tressaut fresist </text:span><text:span text:style-name="T26">(</text:span><text:span text:style-name="T124">B</text:span><text:span text:style-name="T203">M</text:span><text:span text:style-name="T192">W</text:span><text:span text:style-name="T124"> fremit, </text:span><text:span text:style-name="T139">D</text:span><text:span text:style-name="T26">E</text:span><text:span text:style-name="T152">G</text:span><text:span text:style-name="T162">I</text:span><text:span text:style-name="T175">L</text:span><text:span text:style-name="T183">T</text:span><text:span text:style-name="T26"> fremist)</text:span><text:span text:style-name="T18">...</text:span><text:span text:style-name="T139">(D</text:span><text:span text:style-name="T183">T</text:span><text:span text:style-name="T192">W</text:span><text:span text:style-name="T139"> tressue)</text:span></text:p>
          </table:table-cell>
        </table:table-row>
        <table:table-row table:style-name="Tabella1.180">
          <table:table-cell table:style-name="Tabella1.A2" office:value-type="string">
            <text:p text:style-name="P16">7826</text:p>
          </table:table-cell>
          <table:table-cell table:style-name="Tabella1.A2" office:value-type="string">
            <text:p text:style-name="P16">Ancor n’estoit pas revenue</text:p>
          </table:table-cell>
          <table:table-cell table:style-name="Tabella1.C166" office:value-type="string">
            <text:p text:style-name="P110"/>
          </table:table-cell>
        </table:table-row>
        <table:table-row table:style-name="Tabella1.180">
          <table:table-cell table:style-name="Tabella1.A2" office:value-type="string">
            <text:p text:style-name="P16">7827</text:p>
          </table:table-cell>
          <table:table-cell table:style-name="Tabella1.A2" office:value-type="string">
            <text:p text:style-name="P16">La royne <text:s/>li dist Amie</text:p>
          </table:table-cell>
          <table:table-cell table:style-name="Tabella1.C166" office:value-type="string">
            <text:p text:style-name="P294"/>
          </table:table-cell>
        </table:table-row>
        <table:table-row table:style-name="Tabella1.180">
          <table:table-cell table:style-name="Tabella1.A2" office:value-type="string">
            <text:p text:style-name="P16">7828</text:p>
          </table:table-cell>
          <table:table-cell table:style-name="Tabella1.A2" office:value-type="string">
            <text:p text:style-name="P16">Et ne me conissiés vos mie</text:p>
          </table:table-cell>
          <table:table-cell table:style-name="Tabella1.C166" office:value-type="string">
            <text:p text:style-name="P173"><text:span text:style-name="T128">D] </text:span><text:span text:style-name="T139">Ne me reconoissiez...</text:span></text:p>
          </table:table-cell>
        </table:table-row>
        <table:table-row table:style-name="Tabella1.378">
          <table:table-cell table:style-name="Tabella1.A2" office:value-type="string">
            <text:p text:style-name="P16">7829</text:p>
          </table:table-cell>
          <table:table-cell table:style-name="Tabella1.A2" office:value-type="string">
            <text:p text:style-name="P16">Ovrez les oels se vos poez</text:p>
          </table:table-cell>
          <table:table-cell table:style-name="Tabella1.C166" office:value-type="string">
            <text:p text:style-name="P125"/>
          </table:table-cell>
        </table:table-row>
        <table:table-row table:style-name="Tabella1.180">
          <table:table-cell table:style-name="Tabella1.A2" office:value-type="string">
            <text:p text:style-name="P16">7830</text:p>
          </table:table-cell>
          <table:table-cell table:style-name="Tabella1.A2" office:value-type="string">
            <text:p text:style-name="P16">Et c’il vos plaist a moi parlez</text:p>
          </table:table-cell>
          <table:table-cell table:style-name="Tabella1.C166" office:value-type="string">
            <text:p text:style-name="P261">A<text:span text:style-name="T152">G</text:span><text:span text:style-name="T162">I</text:span>] <text:span text:style-name="T18">Et se uos plait si mesgardez <text:s/></text:span><text:span text:style-name="T128">D] </text:span><text:span text:style-name="T139">Et a moi se poez parlez <text:s/></text:span><text:span text:style-name="T172">L</text:span><text:span text:style-name="T21">] </text:span><text:span text:style-name="T175">Et se uos...</text:span></text:p>
          </table:table-cell>
        </table:table-row>
        <table:table-row table:style-name="Tabella1.180">
          <table:table-cell table:style-name="Tabella1.A2" office:value-type="string">
            <text:p text:style-name="P16">7831</text:p>
          </table:table-cell>
          <table:table-cell table:style-name="Tabella1.A2" office:value-type="string">
            <text:p text:style-name="P16">En son cuer l’antant la pucele</text:p>
          </table:table-cell>
          <table:table-cell table:style-name="Tabella1.C166" office:value-type="string">
            <text:p text:style-name="P77"><text:span text:style-name="T155">I] </text:span><text:span text:style-name="T162">Ensil...</text:span></text:p>
          </table:table-cell>
        </table:table-row>
        <table:table-row table:style-name="Tabella1.180">
          <table:table-cell table:style-name="Tabella1.A2" office:value-type="string">
            <text:p text:style-name="P16">7832</text:p>
          </table:table-cell>
          <table:table-cell table:style-name="Tabella1.A2" office:value-type="string">
            <text:p text:style-name="P16">Por ce qu’ele amie l’apele</text:p>
          </table:table-cell>
          <table:table-cell table:style-name="Tabella1.C166" office:value-type="string">
            <text:p text:style-name="P171"><text:span text:style-name="T30">B] </text:span><text:span text:style-name="T124">Li cuers li fremist et sautelle</text:span></text:p>
            <text:p text:style-name="P246"><text:soft-page-break/>A<text:span text:style-name="T162">I</text:span><text:span text:style-name="T183">T</text:span><text:span text:style-name="T192">W</text:span>] ...<text:span text:style-name="T18">quar amie… <text:s/></text:span><text:span text:style-name="T139">D</text:span><text:span text:style-name="T21">E</text:span><text:span text:style-name="T152">G</text:span><text:span text:style-name="T175">L</text:span><text:span text:style-name="T203">M</text:span><text:span text:style-name="T21">] ...</text:span><text:span text:style-name="T26">que amie...</text:span></text:p>
          </table:table-cell>
        </table:table-row>
        <table:table-row table:style-name="Tabella1.36">
          <table:table-cell table:style-name="Tabella1.A2" office:value-type="string">
            <text:p text:style-name="P16">7833</text:p>
          </table:table-cell>
          <table:table-cell table:style-name="Tabella1.A2" office:value-type="string">
            <text:p text:style-name="P16">Si cuidait que fust ses amis</text:p>
          </table:table-cell>
          <table:table-cell table:style-name="Tabella1.C166" office:value-type="string">
            <text:p text:style-name="P36"><text:span text:style-name="T30">B] </text:span><text:span text:style-name="T124">Bien cuida ce... <text:s/></text:span><text:span text:style-name="T21">E</text:span><text:span text:style-name="T203">M</text:span><text:span text:style-name="T21">] </text:span><text:span text:style-name="T26">Cuida que ce fust...</text:span></text:p>
          </table:table-cell>
        </table:table-row>
        <table:table-row table:style-name="Tabella1.180">
          <table:table-cell table:style-name="Tabella1.A2" office:value-type="string">
            <text:p text:style-name="P16">7834</text:p>
          </table:table-cell>
          <table:table-cell table:style-name="Tabella1.A2" office:value-type="string">
            <text:p text:style-name="P16">Si <text:span text:style-name="T7">(H Lors)</text:span> tornait devers li son vis</text:p>
          </table:table-cell>
          <table:table-cell table:style-name="Tabella1.C166" office:value-type="string">
            <text:p text:style-name="P247">A<text:span text:style-name="T152">G</text:span><text:span text:style-name="T162">I</text:span><text:span text:style-name="T175">L</text:span><text:span text:style-name="T183">T</text:span>] <text:span text:style-name="T18">Et torna… <text:s/></text:span><text:span text:style-name="T30">B] </text:span><text:span text:style-name="T124">Deuers lui atorne son… <text:s/></text:span><text:span text:style-name="T21">E] </text:span><text:span text:style-name="T26">Lors torna enuers...</text:span></text:p>
          </table:table-cell>
        </table:table-row>
        <table:table-row table:style-name="Tabella1.180">
          <table:table-cell table:style-name="Tabella1.A2" office:value-type="string">
            <text:p text:style-name="P16">7835</text:p>
          </table:table-cell>
          <table:table-cell table:style-name="Tabella1.A2" office:value-type="string">
            <text:p text:style-name="P16">La royne l’ait esgardee</text:p>
          </table:table-cell>
          <table:table-cell table:style-name="Tabella1.C166" office:value-type="string">
            <text:p text:style-name="P126"/>
          </table:table-cell>
        </table:table-row>
        <table:table-row table:style-name="Tabella1.180">
          <table:table-cell table:style-name="Tabella1.A2" office:value-type="string">
            <text:p text:style-name="P16">7836</text:p>
          </table:table-cell>
          <table:table-cell table:style-name="Tabella1.A2" office:value-type="string">
            <text:p text:style-name="P16">Si la vit mout descouloree</text:p>
          </table:table-cell>
          <table:table-cell table:style-name="Tabella1.C166" office:value-type="string">
            <text:p text:style-name="P256">A<text:span text:style-name="T152">G</text:span><text:span text:style-name="T203">M</text:span><text:span text:style-name="T192">W</text:span>] <text:span text:style-name="T18">Et… <text:s/></text:span><text:span text:style-name="T155">I</text:span><text:span text:style-name="T175">L</text:span><text:span text:style-name="T183">T</text:span><text:span text:style-name="T155">] </text:span><text:span text:style-name="T162">E uit la...</text:span></text:p>
          </table:table-cell>
        </table:table-row>
        <table:table-row table:style-name="Tabella1.180">
          <table:table-cell table:style-name="Tabella1.A2" office:value-type="string">
            <text:p text:style-name="P16">7837</text:p>
          </table:table-cell>
          <table:table-cell table:style-name="Tabella1.A2" office:value-type="string">
            <text:p text:style-name="P16">Et a chaingier de la quelor</text:p>
          </table:table-cell>
          <table:table-cell table:style-name="Tabella1.C166" office:value-type="string">
            <text:p text:style-name="P248">A<text:span text:style-name="T152">G</text:span>] <text:span text:style-name="T18">Au...</text:span></text:p>
          </table:table-cell>
        </table:table-row>
        <table:table-row table:style-name="Tabella1.180">
          <table:table-cell table:style-name="Tabella1.A2" office:value-type="string">
            <text:p text:style-name="P16">7838</text:p>
          </table:table-cell>
          <table:table-cell table:style-name="Tabella1.A2" office:value-type="string">
            <text:p text:style-name="P16">Seit non ait <text:span text:style-name="T7">(H que n’at) </text:span>mal fors que d’amors</text:p>
          </table:table-cell>
          <table:table-cell table:style-name="Tabella1.C166" office:value-type="string">
            <text:p text:style-name="P275">A<text:span text:style-name="T124">B</text:span><text:span text:style-name="T139">D</text:span><text:span text:style-name="T27">E</text:span><text:span text:style-name="T152">G</text:span><text:span text:style-name="T162">I</text:span><text:span text:style-name="T175">L</text:span><text:span text:style-name="T183">T</text:span>] ...<text:span text:style-name="T18">que </text:span><text:span text:style-name="T27">(E Set bien quel)</text:span><text:span text:style-name="T18"> non a mal fors </text:span><text:span text:style-name="T139">(D fors que) </text:span><text:span text:style-name="T18">damor <text:s/></text:span><text:span text:style-name="T186">W</text:span><text:span text:style-name="T11">] ...</text:span><text:span text:style-name="T192">quelle na mal que damour <text:s/></text:span><text:span text:style-name="T196">M</text:span><text:span text:style-name="T21">] ...</text:span><text:span text:style-name="T203">quil na nul mar fors damor</text:span></text:p>
          </table:table-cell>
        </table:table-row>
        <table:table-row table:style-name="Tabella1.180">
          <table:table-cell table:style-name="Tabella1.A2" office:value-type="string">
            <text:p text:style-name="P16">7839</text:p>
          </table:table-cell>
          <table:table-cell table:style-name="Tabella1.A2" office:value-type="string">
            <text:p text:style-name="P16">Fille fet ele que mal ais</text:p>
          </table:table-cell>
          <table:table-cell table:style-name="Tabella1.C166" office:value-type="string">
            <text:p text:style-name="P247">A<text:span text:style-name="T139">D</text:span><text:span text:style-name="T162">I</text:span><text:span text:style-name="T175">L</text:span><text:span text:style-name="T203">M</text:span><text:span text:style-name="T183">T</text:span>] ...quel…<text:span text:style-name="T18"> <text:s/></text:span><text:span text:style-name="T30">B] ...</text:span><text:span text:style-name="T124">que il...</text:span></text:p>
          </table:table-cell>
        </table:table-row>
        <table:table-row table:style-name="Tabella1.180">
          <table:table-cell table:style-name="Tabella1.A2" office:value-type="string">
            <text:p text:style-name="P16">7840</text:p>
          </table:table-cell>
          <table:table-cell table:style-name="Tabella1.A2" office:value-type="string">
            <text:p text:style-name="P16">Ne sai Si seis car sentu l’ais</text:p>
          </table:table-cell>
          <table:table-cell table:style-name="Tabella1.C166" office:value-type="string">
            <text:p text:style-name="P275">A<text:span text:style-name="T139">D</text:span><text:span text:style-name="T27">E</text:span><text:span text:style-name="T175">L</text:span><text:span text:style-name="T183">T</text:span><text:span text:style-name="T192">W</text:span>] ...<text:span text:style-name="T18">feis que… <text:s/></text:span><text:span text:style-name="T152">G] ...que… <text:s/></text:span><text:span text:style-name="T155">I] ...</text:span><text:span text:style-name="T162">si fas… <text:s/></text:span><text:span text:style-name="T196">M</text:span><text:span text:style-name="T21">] </text:span><text:span text:style-name="T203">Ne sce fet elle se tu las</text:span></text:p>
          </table:table-cell>
        </table:table-row>
        <table:table-row table:style-name="Tabella1.390">
          <table:table-cell table:style-name="Tabella1.A2" office:value-type="string">
            <text:p text:style-name="P16">7841</text:p>
          </table:table-cell>
          <table:table-cell table:style-name="Tabella1.A2" office:value-type="string">
            <text:p text:style-name="P17">Sentu l’ai ge tot vraiement</text:p>
          </table:table-cell>
          <table:table-cell table:style-name="Tabella1.C166" office:value-type="string">
            <text:p text:style-name="P248">A<text:span text:style-name="T27">E</text:span><text:span text:style-name="T152">G</text:span><text:span text:style-name="T162">I</text:span><text:span text:style-name="T175">L</text:span><text:span text:style-name="T192">W</text:span>] <text:span text:style-name="T162">(I Setu)</text:span>...<text:span text:style-name="T18">uoir </text:span><text:span text:style-name="T152">(G uoi)</text:span><text:span text:style-name="T18"> malement</text:span></text:p>
          </table:table-cell>
        </table:table-row>
        <table:table-row table:style-name="Tabella1.180">
          <table:table-cell table:style-name="Tabella1.A2" office:value-type="string">
            <text:p text:style-name="P16">7842</text:p>
          </table:table-cell>
          <table:table-cell table:style-name="Tabella1.A2" office:value-type="string">
            <text:p text:style-name="P17">Donc seis tu bien serteignement</text:p>
          </table:table-cell>
          <table:table-cell table:style-name="Tabella1.C166" office:value-type="string">
            <text:p text:style-name="P67"><text:span text:style-name="T30">B] </text:span><text:span text:style-name="T124">Et si me destraint durement <text:s/></text:span>E] ...<text:span text:style-name="T27">veraiement</text:span></text:p>
          </table:table-cell>
        </table:table-row>
        <table:table-row table:style-name="Tabella1.180">
          <table:table-cell table:style-name="Tabella1.A2" office:value-type="string">
            <text:p text:style-name="P16">7843</text:p>
          </table:table-cell>
          <table:table-cell table:style-name="Tabella1.A2" office:value-type="string">
            <text:p text:style-name="P17">Se tu l’ais dedens ou defors</text:p>
          </table:table-cell>
          <table:table-cell table:style-name="Tabella1.C166" office:value-type="string">
            <text:p text:style-name="P36"><text:span text:style-name="T30">B] </text:span><text:span text:style-name="T124">Astu dedens...</text:span></text:p>
          </table:table-cell>
        </table:table-row>
        <table:table-row table:style-name="Tabella1.180">
          <table:table-cell table:style-name="Tabella1.A2" office:value-type="string">
            <text:p text:style-name="P16">7844</text:p>
          </table:table-cell>
          <table:table-cell table:style-name="Tabella1.A2" office:value-type="string">
            <text:p text:style-name="P17">Dame je l’ai per tot le cors</text:p>
          </table:table-cell>
          <table:table-cell table:style-name="Tabella1.C166" office:value-type="string">
            <text:p text:style-name="P111"/>
          </table:table-cell>
        </table:table-row>
        <table:table-row table:style-name="Tabella1.180">
          <table:table-cell table:style-name="Tabella1.A2" office:value-type="string">
            <text:p text:style-name="P16">7845</text:p>
          </table:table-cell>
          <table:table-cell table:style-name="Tabella1.A2" office:value-type="string">
            <text:p text:style-name="P17">Mout me fait grant dolor per tot</text:p>
          </table:table-cell>
          <table:table-cell table:style-name="Tabella1.C166" office:value-type="string">
            <text:p text:style-name="P331">G] Quant… <text:s/><text:span text:style-name="T196">M</text:span><text:span text:style-name="T21">] </text:span><text:span text:style-name="T203">Dont...</text:span></text:p>
          </table:table-cell>
        </table:table-row>
        <table:table-row table:style-name="Tabella1.180">
          <table:table-cell table:style-name="Tabella1.A2" office:value-type="string">
            <text:p text:style-name="P16">7846</text:p>
          </table:table-cell>
          <table:table-cell table:style-name="Tabella1.A2" office:value-type="string">
            <text:p text:style-name="P17">La royne li dist Je dout</text:p>
          </table:table-cell>
          <table:table-cell table:style-name="Tabella1.C166" office:value-type="string">
            <text:p text:style-name="P268">A<text:span text:style-name="T124">B</text:span><text:span text:style-name="T139">D</text:span><text:span text:style-name="T162">I</text:span><text:span text:style-name="T175">L</text:span><text:span text:style-name="T203">M</text:span><text:span text:style-name="T183">T</text:span>] ...<text:span text:style-name="T18">roine respont ge… </text:span><text:span text:style-name="T21">E] ...</text:span><text:span text:style-name="T27">royne dist ie me… <text:s/></text:span><text:span text:style-name="T186">W</text:span><text:span text:style-name="T11">] </text:span><text:span text:style-name="T192">A rayne respont ne onc dot</text:span></text:p>
          </table:table-cell>
        </table:table-row>
        <table:table-row table:style-name="Tabella1.180">
          <table:table-cell table:style-name="Tabella1.A2" office:value-type="string">
            <text:p text:style-name="P16">7847</text:p>
          </table:table-cell>
          <table:table-cell table:style-name="Tabella1.A2" office:value-type="string">
            <text:p text:style-name="P17">Que d’amor n’aies mal estrainge</text:p>
          </table:table-cell>
          <table:table-cell table:style-name="Tabella1.C166" office:value-type="string">
            <text:p text:style-name="P111"/>
          </table:table-cell>
        </table:table-row>
        <table:table-row table:style-name="Tabella1.180">
          <table:table-cell table:style-name="Tabella1.A2" office:value-type="string">
            <text:p text:style-name="P16">7848</text:p>
          </table:table-cell>
          <table:table-cell table:style-name="Tabella1.A2" office:value-type="string">
            <text:p text:style-name="P17">Que ton cuer et ta quelor chainge</text:p>
          </table:table-cell>
          <table:table-cell table:style-name="Tabella1.C166" office:value-type="string">
            <text:p text:style-name="P112"/>
          </table:table-cell>
        </table:table-row>
        <table:table-row table:style-name="Tabella1.180">
          <table:table-cell table:style-name="Tabella1.A2" office:value-type="string">
            <text:p text:style-name="P16">7849</text:p>
          </table:table-cell>
          <table:table-cell table:style-name="Tabella1.A2" office:value-type="string">
            <text:p text:style-name="P17">Des l’oure que tu os veu</text:p>
          </table:table-cell>
          <table:table-cell table:style-name="Tabella1.C166" office:value-type="string">
            <text:p text:style-name="P269">A] <text:span text:style-name="T18">Dis lor a qui aus ueu <text:s/></text:span><text:span text:style-name="T30">B] ...</text:span><text:span text:style-name="T124">queustes veut <text:s/></text:span><text:span text:style-name="T128">D</text:span><text:span text:style-name="T175">G</text:span><text:span text:style-name="T162">I</text:span><text:span text:style-name="T175">L</text:span><text:span text:style-name="T203">M</text:span><text:span text:style-name="T183">T</text:span><text:span text:style-name="T128">] ...</text:span><text:span text:style-name="T139">que eus </text:span><text:span text:style-name="T175">(G ays, L</text:span><text:span text:style-name="T183">T</text:span><text:span text:style-name="T175"> aus)</text:span><text:span text:style-name="T139"> ueu <text:s/></text:span><text:span text:style-name="T21">E] ...</text:span><text:span text:style-name="T27">que tevs vev <text:s/></text:span><text:span text:style-name="T186">W</text:span><text:span text:style-name="T11">] </text:span><text:span text:style-name="T193">Depuis leure que tus veu</text:span></text:p>
          </table:table-cell>
        </table:table-row>
        <table:table-row table:style-name="Tabella1.355">
          <table:table-cell table:style-name="Tabella1.A2" office:value-type="string">
            <text:p text:style-name="P16">7850</text:p>
          </table:table-cell>
          <table:table-cell table:style-name="Tabella1.A2" office:value-type="string">
            <text:p text:style-name="P17">Le sodoier que seans fu</text:p>
          </table:table-cell>
          <table:table-cell table:style-name="Tabella1.C166" office:value-type="string">
            <text:p text:style-name="P80"><text:span text:style-name="T30">B] </text:span><text:span text:style-name="T124">Le chlr poure perdut <text:s/></text:span><text:span text:style-name="T128">D] ...</text:span><text:span text:style-name="T139">qui tant ca fu <text:s text:c="2"/></text:span>E] .<text:span text:style-name="T27">i. … <text:s/></text:span><text:span text:style-name="T117">L</text:span><text:span text:style-name="T121">W</text:span><text:span text:style-name="T112">] ...</text:span><text:span text:style-name="T120">poure perdu</text:span></text:p>
          </table:table-cell>
        </table:table-row>
        <table:table-row table:style-name="Tabella1.180">
          <table:table-cell table:style-name="Tabella1.A2" office:value-type="string">
            <text:p text:style-name="P16">7851</text:p>
          </table:table-cell>
          <table:table-cell table:style-name="Tabella1.A2" office:value-type="string">
            <text:p text:style-name="P17">Ainz puels ne te vi un jor saigne</text:p>
          </table:table-cell>
          <table:table-cell table:style-name="Tabella1.C166" office:value-type="string">
            <text:p text:style-name="P269">A] <text:span text:style-name="T18">Onc ne puis ne reui uncor saine <text:s/></text:span><text:span text:style-name="T21">E</text:span><text:span text:style-name="T162">I</text:span><text:span text:style-name="T21">] </text:span><text:span text:style-name="T27">Onques puis ne te vi ior saine <text:s/></text:span><text:span text:style-name="T186">W</text:span><text:span text:style-name="T11">] </text:span><text:span text:style-name="T193">Onques...</text:span></text:p>
          </table:table-cell>
        </table:table-row>
        <table:table-row table:style-name="Tabella1.180">
          <table:table-cell table:style-name="Tabella1.A2" office:value-type="string">
            <text:p text:style-name="P16">7852</text:p>
          </table:table-cell>
          <table:table-cell table:style-name="Tabella1.A2" office:value-type="string">
            <text:p text:style-name="P17">Dame ne sui pas por ce vaigne</text:p>
          </table:table-cell>
          <table:table-cell table:style-name="Tabella1.C166" office:value-type="string">
            <text:p text:style-name="P329">G] ...sui por...</text:p>
          </table:table-cell>
        </table:table-row>
        <table:table-row table:style-name="Tabella1.180">
          <table:table-cell table:style-name="Tabella1.A2" office:value-type="string">
            <text:p text:style-name="P16">7853</text:p>
          </table:table-cell>
          <table:table-cell table:style-name="Tabella1.A2" office:value-type="string">
            <text:p text:style-name="P17">Fet la royne Je le voi</text:p>
          </table:table-cell>
          <table:table-cell table:style-name="Tabella1.C166" office:value-type="string">
            <text:p text:style-name="P113"/>
          </table:table-cell>
        </table:table-row>
        <text:soft-page-break/>
        <table:table-row table:style-name="Tabella1.180">
          <table:table-cell table:style-name="Tabella1.A2" office:value-type="string">
            <text:p text:style-name="P16">7854</text:p>
          </table:table-cell>
          <table:table-cell table:style-name="Tabella1.A2" office:value-type="string">
            <text:p text:style-name="P17">Vos m’aplaidiés ne sai de coi</text:p>
          </table:table-cell>
          <table:table-cell table:style-name="Tabella1.C166" office:value-type="string">
            <text:p text:style-name="P337">A<text:span text:style-name="T152">G</text:span><text:span text:style-name="T162">I</text:span><text:span text:style-name="T175">L</text:span><text:span text:style-name="T203">M</text:span><text:span text:style-name="T183">T</text:span>W] ...mapelez…<text:span text:style-name="T18"> <text:s/></text:span><text:span text:style-name="T30">B] ...</text:span><text:span text:style-name="T124">me parlez… <text:s/></text:span><text:span text:style-name="T128">D] ...</text:span><text:span text:style-name="T139">maparlez <text:s text:c="2"/></text:span><text:span text:style-name="T21">E] ...</text:span><text:span text:style-name="T27">manparlez...</text:span></text:p>
          </table:table-cell>
        </table:table-row>
        <table:table-row table:style-name="Tabella1.180">
          <table:table-cell table:style-name="Tabella1.A2" office:value-type="string">
            <text:p text:style-name="P16">7855</text:p>
          </table:table-cell>
          <table:table-cell table:style-name="Tabella1.A2" office:value-type="string">
            <text:p text:style-name="P17">N’aigment pas tuit cil que mal ont</text:p>
          </table:table-cell>
          <table:table-cell table:style-name="Tabella1.C166" office:value-type="string">
            <text:p text:style-name="P77"><text:span text:style-name="T155">I] </text:span><text:span text:style-name="T162">Aiment donc tuit...</text:span></text:p>
          </table:table-cell>
        </table:table-row>
        <table:table-row table:style-name="Tabella1.405">
          <table:table-cell table:style-name="Tabella1.A2" office:value-type="string">
            <text:p text:style-name="P16">7856</text:p>
          </table:table-cell>
          <table:table-cell table:style-name="Tabella1.A2" office:value-type="string">
            <text:p text:style-name="P17">Trop en avroit per tot le mont</text:p>
          </table:table-cell>
          <table:table-cell table:style-name="Tabella1.C166" office:value-type="string">
            <text:p text:style-name="P253">A<text:span text:style-name="T175">GL</text:span>] ...<text:span text:style-name="T18">ameront </text:span><text:span text:style-name="T175">(G amerois, L ameroit)</text:span><text:span text:style-name="T18"> per le… <text:s/></text:span><text:span text:style-name="T30">B</text:span><text:span text:style-name="T163">I</text:span><text:span text:style-name="T203">M</text:span><text:span text:style-name="T30">] ...</text:span><text:span text:style-name="T124">en y auroit par le… <text:s/></text:span><text:span text:style-name="T139">D</text:span><text:span text:style-name="T21">E</text:span><text:span text:style-name="T183">T</text:span><text:span text:style-name="T193">W</text:span><text:span text:style-name="T21">] ...</text:span><text:span text:style-name="T27">parmi le…</text:span> </text:p>
          </table:table-cell>
        </table:table-row>
        <table:table-row table:style-name="Tabella1.180">
          <table:table-cell table:style-name="Tabella1.A2" office:value-type="string">
            <text:p text:style-name="P16">7857</text:p>
          </table:table-cell>
          <table:table-cell table:style-name="Tabella1.A2" office:value-type="string">
            <text:p text:style-name="P17">Des malades ait cent istans (H bien C tans)</text:p>
          </table:table-cell>
          <table:table-cell table:style-name="Tabella1.C166" office:value-type="string">
            <text:p text:style-name="P269">A] ...<text:span text:style-name="T18">malades cent istanz <text:s/></text:span><text:span text:style-name="T30">B] ...</text:span><text:span text:style-name="T124">ail .C. tans <text:s/></text:span><text:span text:style-name="T30"><text:s/></text:span><text:span text:style-name="T128">D] ...</text:span><text:span text:style-name="T139">sont plus .C. tanz <text:s text:c="2"/></text:span><text:span text:style-name="T21">E] ...</text:span><text:span text:style-name="T27">y a cent tas <text:s/></text:span><text:span text:style-name="T172">L</text:span><text:span text:style-name="T203">M</text:span><text:span text:style-name="T21">] ...</text:span><text:span text:style-name="T175">a cent itanz <text:s/></text:span><text:span text:style-name="T186">W</text:span><text:span text:style-name="T11">] ...</text:span><text:span text:style-name="T193">ii mile tans</text:span></text:p>
          </table:table-cell>
        </table:table-row>
        <table:table-row table:style-name="Tabella1.180">
          <table:table-cell table:style-name="Tabella1.A2" office:value-type="string">
            <text:p text:style-name="P16">7858</text:p>
          </table:table-cell>
          <table:table-cell table:style-name="Tabella1.A2" office:value-type="string">
            <text:p text:style-name="P17">Per le monde que des amans</text:p>
          </table:table-cell>
          <table:table-cell table:style-name="Tabella1.C166" office:value-type="string">
            <text:p text:style-name="P225"><text:span text:style-name="T124">B</text:span><text:span text:style-name="T139">D</text:span>E<text:span text:style-name="T152">G</text:span><text:span text:style-name="T175">L</text:span><text:span text:style-name="T203">M</text:span><text:span text:style-name="T183">T</text:span>] <text:span text:style-name="T27">Parmi le mont...</text:span><text:span text:style-name="T152">(G dilamanz) <text:s/></text:span><text:span text:style-name="T155">I] ...</text:span><text:span text:style-name="T163">que na des… <text:s/></text:span><text:span text:style-name="T186">W</text:span><text:span text:style-name="T11">] ...</text:span><text:span text:style-name="T193">qui ne sont amez</text:span></text:p>
          </table:table-cell>
        </table:table-row>
        <table:table-row table:style-name="Tabella1.408">
          <table:table-cell table:style-name="Tabella1.A2" office:value-type="string">
            <text:p text:style-name="P16">7859</text:p>
          </table:table-cell>
          <table:table-cell table:style-name="Tabella1.A2" office:value-type="string">
            <text:p text:style-name="P17">Fet la royne Tu dis voir </text:p>
          </table:table-cell>
          <table:table-cell table:style-name="Tabella1.C166" office:value-type="string">
            <text:p text:style-name="P112"/>
          </table:table-cell>
        </table:table-row>
        <table:table-row table:style-name="Tabella1.408">
          <table:table-cell table:style-name="Tabella1.A2" office:value-type="string">
            <text:p text:style-name="P17">7860</text:p>
          </table:table-cell>
          <table:table-cell table:style-name="Tabella1.A2" office:value-type="string">
            <text:p text:style-name="P17">Mai qui te voit bien puet savoir</text:p>
          </table:table-cell>
          <table:table-cell table:style-name="Tabella1.C166" office:value-type="string">
            <text:p text:style-name="P261"><text:span text:style-name="T172">L</text:span><text:span text:style-name="T21">] ...</text:span><text:span text:style-name="T175">bien sauoir</text:span></text:p>
          </table:table-cell>
        </table:table-row>
        <table:table-row table:style-name="Tabella1.408">
          <table:table-cell table:style-name="Tabella1.A2" office:value-type="string">
            <text:p text:style-name="P17">7861</text:p>
          </table:table-cell>
          <table:table-cell table:style-name="Tabella1.A2" office:value-type="string">
            <text:p text:style-name="P17">Que tu n’en ais atre dolor</text:p>
          </table:table-cell>
          <table:table-cell table:style-name="Tabella1.C166" office:value-type="string">
            <text:p text:style-name="P275">A] ...<text:span text:style-name="T18">non as mal fors damor <text:s/></text:span><text:span text:style-name="T128">D] ...</text:span><text:span text:style-name="T139">nas nule autre… <text:s/></text:span><text:span text:style-name="T196">M</text:span><text:span text:style-name="T21">] ...</text:span><text:span text:style-name="T203">tu nas point dautre...</text:span></text:p>
          </table:table-cell>
        </table:table-row>
        <table:table-row table:style-name="Tabella1.408">
          <table:table-cell table:style-name="Tabella1.A2" office:value-type="string">
            <text:p text:style-name="P17">7862</text:p>
          </table:table-cell>
          <table:table-cell table:style-name="Tabella1.A2" office:value-type="string">
            <text:p text:style-name="P17">Se tu aigmes un vavasor</text:p>
          </table:table-cell>
          <table:table-cell table:style-name="Tabella1.C166" office:value-type="string">
            <text:p text:style-name="P126"/>
          </table:table-cell>
        </table:table-row>
        <table:table-row table:style-name="Tabella1.408">
          <table:table-cell table:style-name="Tabella1.A2" office:value-type="string">
            <text:p text:style-name="P17">7863</text:p>
          </table:table-cell>
          <table:table-cell table:style-name="Tabella1.A2" office:value-type="string">
            <text:p text:style-name="P17">Qui aide a roi de sa guerre</text:p>
          </table:table-cell>
          <table:table-cell table:style-name="Tabella1.C166" office:value-type="string">
            <text:p text:style-name="P127"/>
          </table:table-cell>
        </table:table-row>
        <table:table-row table:style-name="Tabella1.408">
          <table:table-cell table:style-name="Tabella1.A2" office:value-type="string">
            <text:p text:style-name="P17">7864</text:p>
          </table:table-cell>
          <table:table-cell table:style-name="Tabella1.A2" office:value-type="string">
            <text:p text:style-name="P17">Povre d’avoir et d’atre terre</text:p>
          </table:table-cell>
          <table:table-cell table:style-name="Tabella1.C166" office:value-type="string">
            <text:p text:style-name="P40"><text:span text:style-name="T128">D] ...</text:span><text:span text:style-name="T139">nez dautre terre</text:span></text:p>
          </table:table-cell>
        </table:table-row>
        <table:table-row table:style-name="Tabella1.408">
          <table:table-cell table:style-name="Tabella1.A2" office:value-type="string">
            <text:p text:style-name="P17">7865</text:p>
          </table:table-cell>
          <table:table-cell table:style-name="Tabella1.A2" office:value-type="string">
            <text:p text:style-name="P17">Mout en avrais mal grei del roi</text:p>
          </table:table-cell>
          <table:table-cell table:style-name="Tabella1.C166" office:value-type="string">
            <text:p text:style-name="P91"><text:span text:style-name="T196">M</text:span>] ...<text:span text:style-name="T203">de moy</text:span></text:p>
          </table:table-cell>
        </table:table-row>
        <table:table-row table:style-name="Tabella1.180">
          <table:table-cell table:style-name="Tabella1.A2" office:value-type="string">
            <text:p text:style-name="P17">7866</text:p>
          </table:table-cell>
          <table:table-cell table:style-name="Tabella1.A2" office:value-type="string">
            <text:p text:style-name="P17">Et de tes parans et de moi</text:p>
          </table:table-cell>
          <table:table-cell table:style-name="Tabella1.C166" office:value-type="string">
            <text:p text:style-name="P331">G] ...toz tez… <text:s/><text:span text:style-name="T196">M</text:span><text:span text:style-name="T21">] ...</text:span><text:span text:style-name="T203">du roy</text:span></text:p>
          </table:table-cell>
        </table:table-row>
        <table:table-row table:style-name="Tabella1.180">
          <table:table-cell table:style-name="Tabella1.A2" office:value-type="string">
            <text:p text:style-name="P17">7867</text:p>
          </table:table-cell>
          <table:table-cell table:style-name="Tabella1.A2" office:value-type="string">
            <text:p text:style-name="P17">Car ses tes peires le vosist</text:p>
          </table:table-cell>
          <table:table-cell table:style-name="Tabella1.C166" office:value-type="string">
            <text:p text:style-name="P276">A<text:span text:style-name="T139">D</text:span>] ...si…<text:span text:style-name="T19"> <text:s/></text:span><text:span text:style-name="T196">M</text:span><text:span text:style-name="T21">] ...</text:span><text:span text:style-name="T204">se ce tes peres vousist</text:span></text:p>
          </table:table-cell>
        </table:table-row>
        <table:table-row table:style-name="Tabella1.180">
          <table:table-cell table:style-name="Tabella1.A2" office:value-type="string">
            <text:p text:style-name="P17">7868</text:p>
          </table:table-cell>
          <table:table-cell table:style-name="Tabella1.A2" office:value-type="string">
            <text:p text:style-name="P132">Li rois d’Ongrie te preist</text:p>
          </table:table-cell>
          <table:table-cell table:style-name="Tabella1.C166" office:value-type="string">
            <text:p text:style-name="P329">G] ...pretisist</text:p>
          </table:table-cell>
        </table:table-row>
        <table:table-row table:style-name="Tabella1.180">
          <table:table-cell table:style-name="Tabella1.A2" office:value-type="string">
            <text:p text:style-name="P17">7869</text:p>
          </table:table-cell>
          <table:table-cell table:style-name="Tabella1.A2" office:value-type="string">
            <text:p text:style-name="P17">Ne dois abaissier ton lignaige</text:p>
          </table:table-cell>
          <table:table-cell table:style-name="Tabella1.C166" office:value-type="string">
            <text:p text:style-name="P330">G] Cuidoit… <text:s/><text:span text:style-name="T155">I</text:span><text:span text:style-name="T175">L</text:span><text:span text:style-name="T193">W</text:span><text:span text:style-name="T155">] ...</text:span><text:span text:style-name="T163">dois pas baisier...</text:span></text:p>
          </table:table-cell>
        </table:table-row>
        <table:table-row table:style-name="Tabella1.180">
          <table:table-cell table:style-name="Tabella1.A2" office:value-type="string">
            <text:p text:style-name="P17">7870</text:p>
          </table:table-cell>
          <table:table-cell table:style-name="Tabella1.A2" office:value-type="string">
            <text:p text:style-name="P17">A home de petit paraige</text:p>
          </table:table-cell>
          <table:table-cell table:style-name="Tabella1.C166" office:value-type="string">
            <text:p text:style-name="P247">A<text:span text:style-name="T139">D</text:span><text:span text:style-name="T152">G</text:span><text:span text:style-name="T163">I</text:span><text:span text:style-name="T175">L</text:span><text:span text:style-name="T204">M</text:span><text:span text:style-name="T183">T</text:span><text:span text:style-name="T193">W</text:span>] <text:span text:style-name="T19">Por… <text:s/></text:span><text:span text:style-name="T30">B] </text:span><text:span text:style-name="T124">Por...poure… <text:s/></text:span><text:span text:style-name="T176">L OMEN</text:span></text:p>
          </table:table-cell>
        </table:table-row>
        <table:table-row table:style-name="Tabella1.180">
          <table:table-cell table:style-name="Tabella1.A2" office:value-type="string">
            <text:p text:style-name="P17">7871</text:p>
          </table:table-cell>
          <table:table-cell table:style-name="Tabella1.A2" office:value-type="string">
            <text:p text:style-name="P17">Per foi se seit li rois d’Ongrie</text:p>
          </table:table-cell>
          <table:table-cell table:style-name="Tabella1.C166" office:value-type="string">
            <text:p text:style-name="P253">A<text:span text:style-name="T140">D</text:span><text:span text:style-name="T27">E</text:span><text:span text:style-name="T183">T</text:span>] ...<text:span text:style-name="T19">se le </text:span><text:span text:style-name="T140">(D sou)</text:span><text:span text:style-name="T19"> set… <text:s/></text:span><text:span text:style-name="T30">B] </text:span><text:span text:style-name="T124">Se le scet <text:s/></text:span><text:span text:style-name="T152">G</text:span><text:span text:style-name="T163">I</text:span><text:span text:style-name="T152">] ...sil set...</text:span></text:p>
          </table:table-cell>
        </table:table-row>
        <table:table-row table:style-name="Tabella1.180">
          <table:table-cell table:style-name="Tabella1.A2" office:value-type="string">
            <text:p text:style-name="P17">7872</text:p>
          </table:table-cell>
          <table:table-cell table:style-name="Tabella1.A2" office:value-type="string">
            <text:p text:style-name="P17">Qu’a tel home soies amie</text:p>
          </table:table-cell>
          <table:table-cell table:style-name="Tabella1.C166" office:value-type="string">
            <text:p text:style-name="P269">A] ...fisses…<text:span text:style-name="T19"> <text:s/></text:span><text:span text:style-name="T186">W</text:span><text:span text:style-name="T11">] </text:span><text:span text:style-name="T193">Onc a bel home...</text:span></text:p>
          </table:table-cell>
        </table:table-row>
        <table:table-row table:style-name="Tabella1.180">
          <table:table-cell table:style-name="Tabella1.A2" office:value-type="string">
            <text:p text:style-name="P17">7873</text:p>
          </table:table-cell>
          <table:table-cell table:style-name="Tabella1.A2" office:value-type="string">
            <text:p text:style-name="P17">Tot ton lignaige avrais honi</text:p>
          </table:table-cell>
          <table:table-cell table:style-name="Tabella1.C166" office:value-type="string">
            <text:p text:style-name="P276">A<text:span text:style-name="T152">G</text:span><text:span text:style-name="T163">I</text:span><text:span text:style-name="T176">L</text:span><text:span text:style-name="T184">T</text:span><text:span text:style-name="T193">W</text:span>] ...<text:span text:style-name="T19">asoni </text:span><text:span text:style-name="T152">(G as oni, </text:span><text:span text:style-name="T163">I</text:span><text:span text:style-name="T176">L</text:span><text:span text:style-name="T184">T</text:span><text:span text:style-name="T193">W</text:span><text:span text:style-name="T163"> as honi</text:span><text:span text:style-name="T152">)</text:span><text:span text:style-name="T19"> <text:s/></text:span><text:span text:style-name="T124">B</text:span><text:span text:style-name="T21">E] ...</text:span><text:span text:style-name="T27">en as honni <text:s/></text:span><text:span text:style-name="T128">D] </text:span><text:span text:style-name="T140">Trestout ton...as… <text:s/></text:span><text:span text:style-name="T196">M</text:span><text:span text:style-name="T21">] </text:span><text:span text:style-name="T204">Mains ten prise sa cete dy</text:span></text:p>
          </table:table-cell>
        </table:table-row>
        <table:table-row table:style-name="Tabella1.180">
          <table:table-cell table:style-name="Tabella1.A2" office:value-type="string">
            <text:p text:style-name="P17">7874</text:p>
          </table:table-cell>
          <table:table-cell table:style-name="Tabella1.A2" office:value-type="string">
            <text:p text:style-name="P17">Dame selonc amor merci</text:p>
          </table:table-cell>
          <table:table-cell table:style-name="Tabella1.C166" office:value-type="string">
            <text:p text:style-name="P67"><text:span text:style-name="T30">B] ...</text:span><text:span text:style-name="T124">fait elle ali merci <text:s/></text:span>E] ...<text:span text:style-name="T27">vre merci</text:span></text:p>
          </table:table-cell>
        </table:table-row>
        <table:table-row table:style-name="Tabella1.180">
          <table:table-cell table:style-name="Tabella1.A2" office:value-type="string">
            <text:p text:style-name="P17">7875</text:p>
          </table:table-cell>
          <table:table-cell table:style-name="Tabella1.A2" office:value-type="string">
            <text:p text:style-name="P17">Je ne di mies que je l’ain</text:p>
          </table:table-cell>
          <table:table-cell table:style-name="Tabella1.C166" office:value-type="string">
            <text:p text:style-name="P114"/>
          </table:table-cell>
        </table:table-row>
        <text:soft-page-break/>
        <table:table-row table:style-name="Tabella1.425">
          <table:table-cell table:style-name="Tabella1.A2" office:value-type="string">
            <text:p text:style-name="P17">7876</text:p>
          </table:table-cell>
          <table:table-cell table:style-name="Tabella1.A2" office:value-type="string">
            <text:p text:style-name="P17">Ne de s’amor pas ne me vain</text:p>
          </table:table-cell>
          <table:table-cell table:style-name="Tabella1.C166" office:value-type="string">
            <text:p text:style-name="P81"><text:span text:style-name="T124">B</text:span>E<text:span text:style-name="T184">T</text:span>] ...<text:span text:style-name="T27">ne me plain</text:span><text:span text:style-name="T124">g <text:s/></text:span><text:span text:style-name="T128">D</text:span><text:span text:style-name="T204">M</text:span><text:span text:style-name="T128">] ...</text:span><text:span text:style-name="T140">clain <text:s/></text:span><text:span text:style-name="T117">L</text:span><text:span text:style-name="T112">] </text:span><text:span text:style-name="T176">...ne uain</text:span></text:p>
          </table:table-cell>
        </table:table-row>
        <table:table-row table:style-name="Tabella1.425">
          <table:table-cell table:style-name="Tabella1.A2" office:value-type="string">
            <text:p text:style-name="P17">7877</text:p>
          </table:table-cell>
          <table:table-cell table:style-name="Tabella1.A2" office:value-type="string">
            <text:p text:style-name="P17">Mai contre seu que vos oi dire</text:p>
          </table:table-cell>
          <table:table-cell table:style-name="Tabella1.C166" office:value-type="string">
            <text:p text:style-name="P41"><text:span text:style-name="T128">D] </text:span><text:span text:style-name="T140">Mais selonc ce...</text:span></text:p>
          </table:table-cell>
        </table:table-row>
        <table:table-row table:style-name="Tabella1.425">
          <table:table-cell table:style-name="Tabella1.A2" office:value-type="string">
            <text:p text:style-name="P17">7878</text:p>
          </table:table-cell>
          <table:table-cell table:style-name="Tabella1.A2" office:value-type="string">
            <text:p text:style-name="P17">Vos di qu’amors ne doit eslire</text:p>
          </table:table-cell>
          <table:table-cell table:style-name="Tabella1.C166" office:value-type="string">
            <text:p text:style-name="P115"/>
          </table:table-cell>
        </table:table-row>
        <table:table-row table:style-name="Tabella1.180">
          <table:table-cell table:style-name="Tabella1.A2" office:value-type="string">
            <text:p text:style-name="P17">7879</text:p>
          </table:table-cell>
          <table:table-cell table:style-name="Tabella1.A2" office:value-type="string">
            <text:p text:style-name="P17">Cuidiés vos dons <text:s/><text:span text:style-name="T8">(H dont)</text:span> qu’amors regarst</text:p>
          </table:table-cell>
          <table:table-cell table:style-name="Tabella1.C166" office:value-type="string">
            <text:p text:style-name="P257">A] ...<text:span text:style-name="T19">o uos que amors… <text:s/></text:span><text:span text:style-name="T152">G] ...uos amor regart <text:s/></text:span><text:span text:style-name="T155">I] ...</text:span><text:span text:style-name="T163">uos que...</text:span></text:p>
          </table:table-cell>
        </table:table-row>
        <table:table-row table:style-name="Tabella1.180">
          <table:table-cell table:style-name="Tabella1.A2" office:value-type="string">
            <text:p text:style-name="P17">7880</text:p>
          </table:table-cell>
          <table:table-cell table:style-name="Tabella1.A2" office:value-type="string">
            <text:p text:style-name="P17">Selui qu’ele fiert de son dart</text:p>
          </table:table-cell>
          <table:table-cell table:style-name="Tabella1.C166" office:value-type="string">
            <text:p text:style-name="P257">A] ...<text:span text:style-name="T19">qui fiert… <text:s/></text:span><text:span text:style-name="T21">E</text:span><text:span text:style-name="T152">G</text:span><text:span text:style-name="T176">L</text:span><text:span text:style-name="T184">T</text:span><text:span text:style-name="T21">] ...</text:span><text:span text:style-name="T27">cui il… <text:s/></text:span><text:span text:style-name="T128">D] ...</text:span><text:span text:style-name="T140">cui ele...dou… <text:s/></text:span><text:span text:style-name="T155">I] ...</text:span><text:span text:style-name="T163">cui el...</text:span></text:p>
          </table:table-cell>
        </table:table-row>
        <table:table-row table:style-name="Tabella1.180">
          <table:table-cell table:style-name="Tabella1.A2" office:value-type="string">
            <text:p text:style-name="P17">7881</text:p>
          </table:table-cell>
          <table:table-cell table:style-name="Tabella1.A2" office:value-type="string">
            <text:p text:style-name="P17">Se il est de petit paraige</text:p>
          </table:table-cell>
          <table:table-cell table:style-name="Tabella1.C166" office:value-type="string">
            <text:p text:style-name="P207"><text:span text:style-name="T140">D</text:span>E<text:span text:style-name="T153">G</text:span><text:span text:style-name="T163">I</text:span>] ...<text:span text:style-name="T27">lignage</text:span></text:p>
          </table:table-cell>
        </table:table-row>
        <table:table-row table:style-name="Tabella1.180">
          <table:table-cell table:style-name="Tabella1.A2" office:value-type="string">
            <text:p text:style-name="P17">7882</text:p>
          </table:table-cell>
          <table:table-cell table:style-name="Tabella1.A2" office:value-type="string">
            <text:p text:style-name="P19">Ou se il est de grant lignaige</text:p>
          </table:table-cell>
          <table:table-cell table:style-name="Tabella1.C166" office:value-type="string">
            <text:p text:style-name="P68"><text:span text:style-name="T30">B] ...</text:span><text:span text:style-name="T125">de haut lignage <text:s text:c="2"/></text:span><text:span text:style-name="T140">D</text:span>E<text:span text:style-name="T153">G</text:span><text:span text:style-name="T163">I</text:span>] ...<text:span text:style-name="T27">parage</text:span></text:p>
          </table:table-cell>
        </table:table-row>
        <table:table-row table:style-name="Tabella1.180">
          <table:table-cell table:style-name="Tabella1.A2" office:value-type="string">
            <text:p text:style-name="P17">7883</text:p>
          </table:table-cell>
          <table:table-cell table:style-name="Tabella1.A2" office:value-type="string">
            <text:p text:style-name="P19">Amors n’ait mies de seu cure</text:p>
          </table:table-cell>
          <table:table-cell table:style-name="Tabella1.C166" office:value-type="string">
            <text:p text:style-name="P128"/>
          </table:table-cell>
        </table:table-row>
        <table:table-row table:style-name="Tabella1.180">
          <table:table-cell table:style-name="Tabella1.A2" office:value-type="string">
            <text:p text:style-name="P17">7884</text:p>
          </table:table-cell>
          <table:table-cell table:style-name="Tabella1.A2" office:value-type="string">
            <text:p text:style-name="P19">Mout gardet poc sens (F sent) et mesure</text:p>
          </table:table-cell>
          <table:table-cell table:style-name="Tabella1.C166" office:value-type="string">
            <text:p text:style-name="P269">A<text:span text:style-name="T27">E</text:span><text:span text:style-name="T163">I</text:span><text:span text:style-name="T176">L</text:span>] ...<text:span text:style-name="T19">ne mesure <text:s/></text:span><text:span text:style-name="T186">W</text:span><text:span text:style-name="T11">] </text:span><text:span text:style-name="T193">Point ne regarde a….</text:span></text:p>
          </table:table-cell>
        </table:table-row>
        <table:table-row table:style-name="Tabella1.180">
          <table:table-cell table:style-name="Tabella1.A2" office:value-type="string">
            <text:p text:style-name="P17">7885</text:p>
          </table:table-cell>
          <table:table-cell table:style-name="Tabella1.A2" office:value-type="string">
            <text:p text:style-name="P19">Assez ait de rois per le mont</text:p>
          </table:table-cell>
          <table:table-cell table:style-name="Tabella1.C166" office:value-type="string">
            <text:p text:style-name="P130"/>
          </table:table-cell>
        </table:table-row>
        <table:table-row table:style-name="Tabella1.180">
          <table:table-cell table:style-name="Tabella1.A2" office:value-type="string">
            <text:p text:style-name="P17">7886</text:p>
          </table:table-cell>
          <table:table-cell table:style-name="Tabella1.A2" office:value-type="string">
            <text:p text:style-name="P19">Et de prinses que mavais sont</text:p>
          </table:table-cell>
          <table:table-cell table:style-name="Tabella1.C166" office:value-type="string">
            <text:p text:style-name="P116"/>
          </table:table-cell>
        </table:table-row>
        <table:table-row table:style-name="Tabella1.180">
          <table:table-cell table:style-name="Tabella1.A2" office:value-type="string">
            <text:p text:style-name="P17">7887</text:p>
          </table:table-cell>
          <table:table-cell table:style-name="Tabella1.A2" office:value-type="string">
            <text:p text:style-name="P19">Plus ains boen povre sens richesce</text:p>
          </table:table-cell>
          <table:table-cell table:style-name="Tabella1.C166" office:value-type="string">
            <text:p text:style-name="P276">A<text:span text:style-name="T153">G</text:span><text:span text:style-name="T184">T</text:span>] <text:span text:style-name="T19">Meulz aim proproue </text:span><text:span text:style-name="T153">(G</text:span><text:span text:style-name="T184">T</text:span><text:span text:style-name="T153"> Mais am pro poure)</text:span><text:span text:style-name="T19">… <text:s/></text:span><text:span text:style-name="T125">B</text:span><text:span text:style-name="T21">E] </text:span><text:span text:style-name="T27">Miex ai</text:span><text:span text:style-name="T125">ng</text:span><text:span text:style-name="T27"> preu poure… <text:s/></text:span><text:span text:style-name="T128">D] ...</text:span><text:span text:style-name="T140">ain poure preu que… <text:s/></text:span><text:span text:style-name="T155">I] </text:span><text:span text:style-name="T163">Mais aim un poure… <text:s/></text:span><text:span text:style-name="T172">L</text:span><text:span text:style-name="T21">] </text:span><text:span text:style-name="T176">Mes am plus… <text:s/></text:span><text:span text:style-name="T186">W</text:span><text:span text:style-name="T11">] </text:span><text:span text:style-name="T193">Mieulx ayme proup que na richesse <text:s/></text:span><text:span text:style-name="T196">M</text:span><text:span text:style-name="T21">] </text:span><text:span text:style-name="T204">Miex aige preuz poure a richesse</text:span></text:p>
          </table:table-cell>
        </table:table-row>
        <table:table-row table:style-name="Tabella1.180">
          <table:table-cell table:style-name="Tabella1.A2" office:value-type="string">
            <text:p text:style-name="P17">7888</text:p>
          </table:table-cell>
          <table:table-cell table:style-name="Tabella1.A2" office:value-type="string">
            <text:p text:style-name="P19">Que mavais baron per s’autesce</text:p>
          </table:table-cell>
          <table:table-cell table:style-name="Tabella1.C166" office:value-type="string">
            <text:p text:style-name="P276">A<text:span text:style-name="T125">B</text:span><text:span text:style-name="T27">E</text:span><text:span text:style-name="T193">W</text:span>] ...<text:span text:style-name="T19">por hautece <text:s/></text:span><text:span text:style-name="T128">D] </text:span><text:span text:style-name="T140">Ne… <text:s/></text:span><text:span text:style-name="T152">G] ...</text:span><text:span text:style-name="T153">por sa richece <text:s/></text:span><text:span text:style-name="T196">M</text:span><text:span text:style-name="T21">] </text:span><text:span text:style-name="T204">Que i mauues pour sa richesce</text:span></text:p>
          </table:table-cell>
        </table:table-row>
        <table:table-row table:style-name="Tabella1.180">
          <table:table-cell table:style-name="Tabella1.A2" office:value-type="string">
            <text:p text:style-name="P17">7889</text:p>
          </table:table-cell>
          <table:table-cell table:style-name="Tabella1.A2" office:value-type="string">
            <text:p text:style-name="P19">Dame nel di mies por moi</text:p>
          </table:table-cell>
          <table:table-cell table:style-name="Tabella1.C166" office:value-type="string">
            <text:p text:style-name="P69"><text:span text:style-name="T128">D] </text:span><text:span text:style-name="T140">Nou di mie dame… <text:s/></text:span>E<text:span text:style-name="T153">G</text:span>] ...<text:span text:style-name="T27">ne le di pas...</text:span></text:p>
          </table:table-cell>
        </table:table-row>
        <table:table-row table:style-name="Tabella1.281">
          <table:table-cell table:style-name="Tabella1.A2" office:value-type="string">
            <text:p text:style-name="P17">7890</text:p>
          </table:table-cell>
          <table:table-cell table:style-name="Tabella1.A2" office:value-type="string">
            <text:p text:style-name="P19">Ne wel ameir ne ne sai coi</text:p>
          </table:table-cell>
          <table:table-cell table:style-name="Tabella1.C166" office:value-type="string">
            <text:p text:style-name="P52"><text:span text:style-name="T30">B] ...</text:span><text:span text:style-name="T125">se ce nest roi <text:s/></text:span><text:span text:style-name="T128">D] </text:span><text:span text:style-name="T140">Nou vuil amer hair nou doi <text:s/></text:span><text:span text:style-name="T186">W</text:span>] ...<text:span text:style-name="T193">ne ie ne scay</text:span></text:p>
          </table:table-cell>
        </table:table-row>
        <table:table-row table:style-name="Tabella1.180">
          <table:table-cell table:style-name="Tabella1.A2" office:value-type="string">
            <text:p text:style-name="P17">7891</text:p>
          </table:table-cell>
          <table:table-cell table:style-name="Tabella1.A2" office:value-type="string">
            <text:p text:style-name="P19">Mai en ses livres que on list</text:p>
          </table:table-cell>
          <table:table-cell table:style-name="Tabella1.C166" office:value-type="string">
            <text:p text:style-name="P41"><text:span text:style-name="T128">D] ...</text:span><text:span text:style-name="T140">en vn...</text:span></text:p>
          </table:table-cell>
        </table:table-row>
        <table:table-row table:style-name="Tabella1.180">
          <table:table-cell table:style-name="Tabella1.A2" office:value-type="string">
            <text:p text:style-name="P17">7892</text:p>
          </table:table-cell>
          <table:table-cell table:style-name="Tabella1.A2" office:value-type="string">
            <text:p text:style-name="P19">Ai veu mainte fois escrit</text:p>
          </table:table-cell>
          <table:table-cell table:style-name="Tabella1.C166" office:value-type="string">
            <text:p text:style-name="P249">A<text:span text:style-name="T125">B</text:span><text:span text:style-name="T140">D</text:span><text:span text:style-name="T27">E</text:span><text:span text:style-name="T153">G</text:span><text:span text:style-name="T163">I</text:span><text:span text:style-name="T176">L</text:span><text:span text:style-name="T204">M</text:span><text:span text:style-name="T184">T</text:span><text:span text:style-name="T193">W</text:span>] <text:span text:style-name="T19">Ai troue...</text:span></text:p>
          </table:table-cell>
        </table:table-row>
        <table:table-row table:style-name="Tabella1.180">
          <table:table-cell table:style-name="Tabella1.A2" office:value-type="string">
            <text:p text:style-name="P17">7893</text:p>
          </table:table-cell>
          <table:table-cell table:style-name="Tabella1.A2" office:value-type="string">
            <text:p text:style-name="P19">Que amors n’iert jai bien servie</text:p>
          </table:table-cell>
          <table:table-cell table:style-name="Tabella1.C166" office:value-type="string">
            <text:p text:style-name="P129"/>
          </table:table-cell>
        </table:table-row>
        <table:table-row table:style-name="Tabella1.180">
          <table:table-cell table:style-name="Tabella1.A2" office:value-type="string">
            <text:p text:style-name="P17">7894</text:p>
          </table:table-cell>
          <table:table-cell table:style-name="Tabella1.A2" office:value-type="string">
            <text:p text:style-name="P19">Que d’ambes pars ait signorie</text:p>
          </table:table-cell>
          <table:table-cell table:style-name="Tabella1.C166" office:value-type="string">
            <text:p text:style-name="P269">A<text:span text:style-name="T153">G</text:span><text:span text:style-name="T163">I</text:span>] <text:span text:style-name="T19">Quant… </text:span><text:span text:style-name="T28">MM <text:s/></text:span><text:span text:style-name="T186">W</text:span><text:span text:style-name="T11">] </text:span><text:span text:style-name="T193">Qui de deux pars...</text:span></text:p>
          </table:table-cell>
        </table:table-row>
        <table:table-row table:style-name="Tabella1.18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9"/>
          </table:table-cell>
          <table:table-cell table:style-name="Tabella1.C166" office:value-type="string">
            <text:p text:style-name="P208"><text:span text:style-name="T125">B</text:span><text:span text:style-name="T140">D</text:span>E<text:span text:style-name="T153">G</text:span><text:span text:style-name="T163">I</text:span><text:span text:style-name="T176">L</text:span><text:span text:style-name="T204">M</text:span><text:span text:style-name="T184">T</text:span><text:span text:style-name="T193">W</text:span>] <text:span text:style-name="T28">Se dui amant s</text:span><text:span text:style-name="T125">o</text:span><text:span text:style-name="T28">nt </text:span><text:span text:style-name="T125">de (E</text:span><text:span text:style-name="T204">M</text:span><text:span text:style-name="T125"> </text:span><text:span text:style-name="T28">dun, </text:span><text:span text:style-name="T140">D</text:span><text:span text:style-name="T153">G</text:span><text:span text:style-name="T163">I</text:span><text:span text:style-name="T176">L</text:span><text:span text:style-name="T184">T</text:span><text:span text:style-name="T193">W</text:span><text:span text:style-name="T140"> daut</text:span><text:span text:style-name="T125">)</text:span><text:span text:style-name="T28"> parage</text:span></text:p>
          </table:table-cell>
        </table:table-row>
        <text:soft-page-break/>
        <table:table-row table:style-name="Tabella1.18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9"/>
          </table:table-cell>
          <table:table-cell table:style-name="Tabella1.C166" office:value-type="string">
            <text:p text:style-name="P208"><text:span text:style-name="T125">B</text:span><text:span text:style-name="T140">D</text:span>E<text:span text:style-name="T153">G</text:span><text:span text:style-name="T163">I</text:span><text:span text:style-name="T176">L</text:span><text:span text:style-name="T204">M</text:span><text:span text:style-name="T184">T</text:span><text:span text:style-name="T193">W</text:span>] <text:span text:style-name="T28">Chascuns prent orgueil per corage</text:span></text:p>
          </table:table-cell>
        </table:table-row>
        <table:table-row table:style-name="Tabella1.18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9"/>
          </table:table-cell>
          <table:table-cell table:style-name="Tabella1.C166" office:value-type="string">
            <text:p text:style-name="P208"><text:span text:style-name="T125">B</text:span><text:span text:style-name="T140">D</text:span>E<text:span text:style-name="T153">G</text:span><text:span text:style-name="T163">I</text:span><text:span text:style-name="T176">L</text:span><text:span text:style-name="T204">M</text:span><text:span text:style-name="T184">T</text:span><text:span text:style-name="T193">W</text:span>] <text:span text:style-name="T125">Et lor </text:span><text:span text:style-name="T28">amor </text:span><text:span text:style-name="T153">(G</text:span><text:span text:style-name="T163">I</text:span><text:span text:style-name="T176">L</text:span><text:span text:style-name="T184">T</text:span><text:span text:style-name="T193">W</text:span><text:span text:style-name="T153"> Li amors)</text:span><text:span text:style-name="T28"> torne a </text:span><text:span text:style-name="T140">(D a grant)</text:span><text:span text:style-name="T28"> anui </text:span><text:span text:style-name="T153">(G atrui)</text:span></text:p>
          </table:table-cell>
        </table:table-row>
        <table:table-row table:style-name="Tabella1.18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9"/>
          </table:table-cell>
          <table:table-cell table:style-name="Tabella1.C166" office:value-type="string">
            <text:p text:style-name="P211"><text:span text:style-name="T125">B</text:span><text:span text:style-name="T140">D</text:span>E<text:span text:style-name="T163">I</text:span><text:span text:style-name="T176">L</text:span><text:span text:style-name="T204">M</text:span><text:span text:style-name="T193">W</text:span>] <text:span text:style-name="T125">Que pa</text:span><text:span text:style-name="T28">r orguel </text:span><text:span text:style-name="T125">(E </text:span><text:span text:style-name="T28">quil, </text:span><text:span text:style-name="T140">D</text:span><text:span text:style-name="T163">I</text:span><text:span text:style-name="T176">L</text:span><text:span text:style-name="T204">M</text:span><text:span text:style-name="T193">W</text:span><text:span text:style-name="T140"> Per lorguil que</text:span><text:span text:style-name="T125">)</text:span><text:span text:style-name="T28"> prennent andui <text:s/></text:span></text:p>
            <text:p text:style-name="P220"><text:span text:style-name="T152">G] </text:span><text:span text:style-name="T153">Por horgueil cont amdui <text:s/></text:span><text:span text:style-name="T178">T] </text:span><text:span text:style-name="T184">Per orguel est amors perdue</text:span></text:p>
          </table:table-cell>
        </table:table-row>
        <table:table-row table:style-name="Tabella1.18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9"/>
          </table:table-cell>
          <table:table-cell table:style-name="Tabella1.C166" office:value-type="string">
            <text:p text:style-name="P231"><text:span text:style-name="T125">B</text:span><text:span text:style-name="T140">D</text:span>E<text:span text:style-name="T163">I</text:span><text:span text:style-name="T176">L</text:span><text:span text:style-name="T204">M</text:span><text:span text:style-name="T193">W</text:span>] <text:span text:style-name="T28">De cel</text:span><text:span text:style-name="T125">le </text:span><text:span text:style-name="T140">(D</text:span><text:span text:style-name="T163">I</text:span><text:span text:style-name="T176">L</text:span><text:span text:style-name="T193">W</text:span><text:span text:style-name="T140"> ces, </text:span><text:span text:style-name="T204">M ce</text:span><text:span text:style-name="T140">)</text:span><text:span text:style-name="T28"> en autre </text:span><text:span text:style-name="T140">(D</text:span><text:span text:style-name="T193">W</text:span><text:span text:style-name="T140"> autres)</text:span><text:span text:style-name="T28"> se remue</text:span></text:p>
          </table:table-cell>
        </table:table-row>
        <table:table-row table:style-name="Tabella1.18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9"/>
          </table:table-cell>
          <table:table-cell table:style-name="Tabella1.C166" office:value-type="string">
            <text:p text:style-name="P208"><text:span text:style-name="T125">B</text:span><text:span text:style-name="T140">D</text:span>E<text:span text:style-name="T163">I</text:span><text:span text:style-name="T176">L</text:span><text:span text:style-name="T204">M</text:span><text:span text:style-name="T193">W</text:span>] <text:span text:style-name="T28">P</text:span><text:span text:style-name="T125">a</text:span><text:span text:style-name="T28">r orguel est amors perdue</text:span></text:p>
          </table:table-cell>
        </table:table-row>
        <table:table-row table:style-name="Tabella1.18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9"/>
          </table:table-cell>
          <table:table-cell table:style-name="Tabella1.C166" office:value-type="string">
            <text:p text:style-name="P208"><text:span text:style-name="T125">B</text:span><text:span text:style-name="T140">D</text:span>E<text:span text:style-name="T153">G</text:span><text:span text:style-name="T163">I</text:span><text:span text:style-name="T176">L</text:span><text:span text:style-name="T204">M</text:span><text:span text:style-name="T184">T</text:span><text:span text:style-name="T193">W</text:span>] <text:span text:style-name="T28">Quant vns </text:span><text:span text:style-name="T125">seus (</text:span><text:span text:style-name="T140">D</text:span><text:span text:style-name="T184">T</text:span><text:span text:style-name="T140"> soux, </text:span><text:span text:style-name="T125">E </text:span><text:span text:style-name="T28">fors, </text:span><text:span text:style-name="T163">I sol, </text:span><text:span text:style-name="T204">M i</text:span><text:span text:style-name="T125">)</text:span><text:span text:style-name="T28"> a la signo</text:span><text:span text:style-name="T125">u</text:span><text:span text:style-name="T28">rie <text:s/></text:span></text:p>
          </table:table-cell>
        </table:table-row>
        <table:table-row table:style-name="Tabella1.180">
          <table:table-cell table:style-name="Tabella1.A2" office:value-type="string">
            <text:p text:style-name="P17">7895</text:p>
          </table:table-cell>
          <table:table-cell table:style-name="Tabella1.A2" office:value-type="string">
            <text:p text:style-name="P19">Mai quant li uns d’ous s’umelie</text:p>
          </table:table-cell>
          <table:table-cell table:style-name="Tabella1.C166" office:value-type="string">
            <text:p text:style-name="P264">A<text:span text:style-name="T125">B</text:span><text:span text:style-name="T140">D</text:span><text:span text:style-name="T28">E</text:span><text:span text:style-name="T153">G</text:span><text:span text:style-name="T163">I</text:span><text:span text:style-name="T176">L</text:span><text:span text:style-name="T204">M</text:span><text:span text:style-name="T184">T</text:span><text:span text:style-name="T193">W</text:span>] <text:span text:style-name="T19">Li autre sert </text:span><text:span text:style-name="T153">(G soz)</text:span><text:span text:style-name="T19"> cil </text:span><text:span text:style-name="T140">(D</text:span><text:span text:style-name="T193">W</text:span><text:span text:style-name="T140"> e, </text:span><text:span text:style-name="T204">M si</text:span><text:span text:style-name="T140">t)</text:span><text:span text:style-name="T19"> sumilie </text:span></text:p>
          </table:table-cell>
        </table:table-row>
        <table:table-row table:style-name="Tabella1.180">
          <table:table-cell table:style-name="Tabella1.A2" office:value-type="string">
            <text:p text:style-name="P17">7896</text:p>
          </table:table-cell>
          <table:table-cell table:style-name="Tabella1.A2" office:value-type="string">
            <text:p text:style-name="P19">Li atres sert et s’asouplie</text:p>
          </table:table-cell>
          <table:table-cell table:style-name="Tabella1.C166" office:value-type="string">
            <text:p text:style-name="P295">A<text:span text:style-name="T140">D</text:span><text:span text:style-name="T28">E</text:span><text:span text:style-name="T153">G</text:span><text:span text:style-name="T163">I</text:span><text:span text:style-name="T176">L</text:span><text:span text:style-name="T204">M</text:span><text:span text:style-name="T184">T</text:span><text:span text:style-name="T193">W</text:span>] ---</text:p>
          </table:table-cell>
        </table:table-row>
        <table:table-row table:style-name="Tabella1.180">
          <table:table-cell table:style-name="Tabella1.A2" office:value-type="string">
            <text:p text:style-name="P17">7897</text:p>
          </table:table-cell>
          <table:table-cell table:style-name="Tabella1.A2" office:value-type="string">
            <text:p text:style-name="P19">Car li uns sert plus doucement</text:p>
          </table:table-cell>
          <table:table-cell table:style-name="Tabella1.C166" office:value-type="string">
            <text:p text:style-name="P208"><text:span text:style-name="T140">D</text:span>E<text:span text:style-name="T204">M</text:span>] ---</text:p>
            <text:p text:style-name="P249">A<text:span text:style-name="T125">B</text:span><text:span text:style-name="T153">G</text:span><text:span text:style-name="T163">I</text:span><text:span text:style-name="T176">L</text:span><text:span text:style-name="T204">M</text:span><text:span text:style-name="T184">T</text:span><text:span text:style-name="T193">W</text:span>] <text:span text:style-name="T19">Quant liuns fait le plaisement </text:span><text:span text:style-name="T125">(B laplaquement, </text:span><text:span text:style-name="T193">W lapaisement</text:span><text:span text:style-name="T125">)</text:span></text:p>
          </table:table-cell>
        </table:table-row>
        <table:table-row table:style-name="Tabella1.180">
          <table:table-cell table:style-name="Tabella1.A2" office:value-type="string">
            <text:p text:style-name="P17">7898</text:p>
          </table:table-cell>
          <table:table-cell table:style-name="Tabella1.A2" office:value-type="string">
            <text:p text:style-name="P19">Quant l’autres fet le plaissement</text:p>
          </table:table-cell>
          <table:table-cell table:style-name="Tabella1.C166" office:value-type="string">
            <text:p text:style-name="P208"><text:span text:style-name="T140">D</text:span>E] ---</text:p>
            <text:p text:style-name="P276">A<text:span text:style-name="T125">B</text:span><text:span text:style-name="T153">G</text:span><text:span text:style-name="T163">I</text:span><text:span text:style-name="T176">L</text:span><text:span text:style-name="T204">M</text:span><text:span text:style-name="T184">T</text:span><text:span text:style-name="T193">W</text:span>] <text:span text:style-name="T19">Li autre fert </text:span><text:span text:style-name="T125">(B</text:span><text:span text:style-name="T153">G</text:span><text:span text:style-name="T163">I</text:span><text:span text:style-name="T176">L</text:span><text:span text:style-name="T204">M</text:span><text:span text:style-name="T184">T</text:span><text:span text:style-name="T125"> sert)</text:span><text:span text:style-name="T19"> plus doucement </text:span></text:p>
          </table:table-cell>
        </table:table-row>
        <table:table-row table:style-name="Tabella1.180">
          <table:table-cell table:style-name="Tabella1.A2" office:value-type="string">
            <text:p text:style-name="P17">7899</text:p>
          </table:table-cell>
          <table:table-cell table:style-name="Tabella1.A2" office:value-type="string">
            <text:p text:style-name="P19">De joie sont andui signor</text:p>
          </table:table-cell>
          <table:table-cell table:style-name="Tabella1.C166" office:value-type="string">
            <text:p text:style-name="P130"/>
          </table:table-cell>
        </table:table-row>
        <table:table-row table:style-name="Tabella1.180">
          <table:table-cell table:style-name="Tabella1.A2" office:value-type="string">
            <text:p text:style-name="P17">7900</text:p>
          </table:table-cell>
          <table:table-cell table:style-name="Tabella1.A2" office:value-type="string">
            <text:p text:style-name="P19">Et joie vient de lor amor</text:p>
          </table:table-cell>
          <table:table-cell table:style-name="Tabella1.C166" office:value-type="string">
            <text:p text:style-name="P310">A<text:span text:style-name="T204">M</text:span><text:span text:style-name="T194">W</text:span>] ...nest… <text:span text:style-name="T125">B</text:span><text:span text:style-name="T21">E</text:span><text:span text:style-name="T153">G</text:span><text:span text:style-name="T163">I</text:span><text:span text:style-name="T176">L</text:span><text:span text:style-name="T184">T</text:span><text:span text:style-name="T21">] ...naist…</text:span><text:span text:style-name="T28"> <text:s/></text:span><text:span text:style-name="T128">D] ...</text:span><text:span text:style-name="T140">nait...doucor <text:s/></text:span><text:span text:style-name="T196">M</text:span><text:span text:style-name="T21">] ...</text:span><text:span text:style-name="T204">nest de loy damour</text:span></text:p>
          </table:table-cell>
        </table:table-row>
        <table:table-row table:style-name="Tabella1.180">
          <table:table-cell table:style-name="Tabella1.A2" office:value-type="string">
            <text:p text:style-name="P18">790<text:span text:style-name="T8">1</text:span></text:p>
          </table:table-cell>
          <table:table-cell table:style-name="Tabella1.A2" office:value-type="string">
            <text:p text:style-name="P19">De halt de baix si com moi samble</text:p>
          </table:table-cell>
          <table:table-cell table:style-name="Tabella1.C166" office:value-type="string">
            <text:p text:style-name="P310">A<text:span text:style-name="T125">B</text:span><text:span text:style-name="T153">G</text:span><text:span text:style-name="T163">I</text:span><text:span text:style-name="T176">L</text:span><text:span text:style-name="T184">T</text:span><text:span text:style-name="T194">W</text:span>] Debas et de haut di que <text:span text:style-name="T125">(B haut ce)</text:span> me <text:span text:style-name="T153">(G men, </text:span><text:span text:style-name="T163">I</text:span><text:span text:style-name="T176">L</text:span><text:span text:style-name="T184">T</text:span><text:span text:style-name="T163"> moi</text:span><text:span text:style-name="T153">)</text:span>… <text:s/><text:span text:style-name="T21">E] </text:span><text:span text:style-name="T28">De bas de haut de quoi mon… <text:s/></text:span><text:span text:style-name="T128">D] </text:span><text:span text:style-name="T140">Des bas de haut dient ensanble <text:s/></text:span><text:span text:style-name="T196">M</text:span><text:span text:style-name="T21">] </text:span><text:span text:style-name="T204">De bas de hault...</text:span></text:p>
          </table:table-cell>
        </table:table-row>
        <table:table-row table:style-name="Tabella1.180">
          <table:table-cell table:style-name="Tabella1.A2" office:value-type="string">
            <text:p text:style-name="P18">790<text:span text:style-name="T8">2</text:span></text:p>
          </table:table-cell>
          <table:table-cell table:style-name="Tabella1.A2" office:value-type="string">
            <text:p text:style-name="P19">Que bone amor aient ansamble</text:p>
          </table:table-cell>
          <table:table-cell table:style-name="Tabella1.C166" office:value-type="string">
            <text:p text:style-name="P295">A] ---</text:p>
            <text:p text:style-name="P181"><text:span text:style-name="T128">D] ...ont…</text:span><text:span text:style-name="T140"> <text:s/></text:span><text:span text:style-name="T152">G] </text:span><text:span text:style-name="T153">Qua mors le teiteront… <text:s/></text:span><text:span text:style-name="T155">I] </text:span><text:span text:style-name="T163">Quen si quienent meus...</text:span></text:p>
          </table:table-cell>
        </table:table-row>
        <table:table-row table:style-name="Tabella1.180">
          <table:table-cell table:style-name="Tabella1.A2" office:value-type="string">
            <text:p text:style-name="P18">790<text:span text:style-name="T8">3</text:span></text:p>
          </table:table-cell>
          <table:table-cell table:style-name="Tabella1.A2" office:value-type="string">
            <text:p text:style-name="P19">Car se li doi fuissent d’un grant</text:p>
          </table:table-cell>
          <table:table-cell table:style-name="Tabella1.C166" office:value-type="string">
            <text:p text:style-name="P300">A] ...si doi fussent… <text:s/><text:span text:style-name="T30">B] ...</text:span><text:span text:style-name="T125">se il sont andui… <text:s/></text:span><text:span text:style-name="T152">G] </text:span><text:span text:style-name="T153">Que...</text:span></text:p>
          </table:table-cell>
        </table:table-row>
        <table:table-row table:style-name="Tabella1.180">
          <table:table-cell table:style-name="Tabella1.A2" office:value-type="string">
            <text:p text:style-name="P18">790<text:span text:style-name="T8">4</text:span></text:p>
          </table:table-cell>
          <table:table-cell table:style-name="Tabella1.A2" office:value-type="string">
            <text:p text:style-name="P19">En la main ne vasissent tant</text:p>
          </table:table-cell>
          <table:table-cell table:style-name="Tabella1.C166" office:value-type="string">
            <text:p text:style-name="P92"><text:span text:style-name="T30">B] </text:span><text:span text:style-name="T125">En aus ne remaint amors… <text:s/></text:span>E] ...<text:span text:style-name="T28">lamer ne vausissent… <text:s/></text:span><text:span text:style-name="T155">I</text:span><text:span text:style-name="T194">W</text:span><text:span text:style-name="T155">] </text:span><text:span text:style-name="T163">En amor… <text:s/></text:span><text:span text:style-name="T196">M</text:span>] <text:span text:style-name="T205">E la mal...</text:span></text:p>
          </table:table-cell>
        </table:table-row>
        <table:table-row table:style-name="Tabella1.180">
          <table:table-cell table:style-name="Tabella1.A2" office:value-type="string">
            <text:p text:style-name="P18">790<text:span text:style-name="T8">5</text:span></text:p>
          </table:table-cell>
          <table:table-cell table:style-name="Tabella1.A2" office:value-type="string">
            <text:p text:style-name="P19">Ne les peust on acorder</text:p>
          </table:table-cell>
          <table:table-cell table:style-name="Tabella1.C166" office:value-type="string">
            <text:p text:style-name="P311">A<text:span text:style-name="T125">B</text:span><text:span text:style-name="T153">G</text:span>] ...on ci… <text:s/><text:span text:style-name="T21">E</text:span><text:span text:style-name="T176">L</text:span><text:span text:style-name="T184">T</text:span><text:span text:style-name="T194">W</text:span><text:span text:style-name="T21">] </text:span><text:span text:style-name="T28">Nes pe</text:span><text:span text:style-name="T176">u</text:span><text:span text:style-name="T28">st len </text:span><text:span text:style-name="T176">(L</text:span><text:span text:style-name="T184">T</text:span><text:span text:style-name="T194">W</text:span><text:span text:style-name="T176"> om)</text:span><text:span text:style-name="T28"> si… <text:s/></text:span><text:span text:style-name="T155">I] </text:span><text:span text:style-name="T163">Ne peust hom si atorner <text:s/></text:span><text:span text:style-name="T196">M</text:span><text:span text:style-name="T21">] </text:span><text:span text:style-name="T205">Nes poist ausi...</text:span></text:p>
          </table:table-cell>
        </table:table-row>
        <table:table-row table:style-name="Tabella1.180">
          <table:table-cell table:style-name="Tabella1.A2" office:value-type="string">
            <text:p text:style-name="P18">790<text:span text:style-name="T8">6</text:span></text:p>
          </table:table-cell>
          <table:table-cell table:style-name="Tabella1.A2" office:value-type="string">
            <text:p text:style-name="P19">A seu que on vosist ovrer</text:p>
          </table:table-cell>
          <table:table-cell table:style-name="Tabella1.C166" office:value-type="string">
            <text:p text:style-name="P45"><text:span text:style-name="T30">B] </text:span><text:span text:style-name="T125">Qamors puit en aus demorer <text:s text:c="2"/></text:span><text:span text:style-name="T155">I] </text:span><text:span text:style-name="T163">[.aller] ourer</text:span></text:p>
          </table:table-cell>
        </table:table-row>
        <table:table-row table:style-name="Tabella1.463">
          <table:table-cell table:style-name="Tabella1.A2" office:value-type="string">
            <text:p text:style-name="P18">790<text:span text:style-name="T8">7</text:span></text:p>
          </table:table-cell>
          <table:table-cell table:style-name="Tabella1.A2" office:value-type="string">
            <text:p text:style-name="P19">Qui met richesce en richeté</text:p>
          </table:table-cell>
          <table:table-cell table:style-name="Tabella1.C166" office:value-type="string">
            <text:p text:style-name="P262"><text:span text:style-name="T172">L</text:span><text:span text:style-name="T194">W</text:span><text:span text:style-name="T21">] ...</text:span><text:span text:style-name="T176">riche auoc le riche</text:span></text:p>
          </table:table-cell>
        </table:table-row>
        <table:table-row table:style-name="Tabella1.180">
          <table:table-cell table:style-name="Tabella1.A2" office:value-type="string">
            <text:p text:style-name="P18">790<text:span text:style-name="T8">8</text:span></text:p>
          </table:table-cell>
          <table:table-cell table:style-name="Tabella1.A2" office:value-type="string">
            <text:p text:style-name="P19">Per foi amors ne l’en seit gré</text:p>
          </table:table-cell>
          <table:table-cell table:style-name="Tabella1.C166" office:value-type="string">
            <text:p text:style-name="P187"><text:span text:style-name="T152">G] </text:span><text:span text:style-name="T153">Certe amor… <text:s/></text:span><text:span text:style-name="T172">L</text:span><text:span text:style-name="T194">W</text:span><text:span text:style-name="T21">] </text:span><text:span text:style-name="T176">Per amor li uns lautre triche</text:span></text:p>
          </table:table-cell>
        </table:table-row>
        <text:soft-page-break/>
        <table:table-row table:style-name="Tabella1.465">
          <table:table-cell table:style-name="Tabella1.A2" office:value-type="string">
            <text:p text:style-name="P18">790<text:span text:style-name="T8">9</text:span></text:p>
          </table:table-cell>
          <table:table-cell table:style-name="Tabella1.A2" office:value-type="string">
            <text:p text:style-name="P19">Quant toutes les ewes del mont</text:p>
          </table:table-cell>
          <table:table-cell table:style-name="Tabella1.C166" office:value-type="string">
            <text:p text:style-name="P87">E] <text:span text:style-name="T28">Car… <text:s/></text:span><text:span text:style-name="T186">W</text:span><text:span text:style-name="T11">] </text:span><text:span text:style-name="T194">Que...</text:span></text:p>
          </table:table-cell>
        </table:table-row>
        <table:table-row table:style-name="Tabella1.180">
          <table:table-cell table:style-name="Tabella1.A2" office:value-type="string">
            <text:p text:style-name="P19">7910</text:p>
          </table:table-cell>
          <table:table-cell table:style-name="Tabella1.A2" office:value-type="string">
            <text:p text:style-name="P19">Vienent en meir quel bien i font</text:p>
          </table:table-cell>
          <table:table-cell table:style-name="Tabella1.C166" office:value-type="string">
            <text:p text:style-name="P72"><text:span text:style-name="T30">B] </text:span><text:span text:style-name="T125">Sont allamer qui bien issont <text:s/></text:span>E] ...<text:span text:style-name="T28">et quil bien font <text:s/></text:span><text:span text:style-name="T115">G] </text:span><text:span text:style-name="T116">Fussent...</text:span></text:p>
          </table:table-cell>
        </table:table-row>
        <table:table-row table:style-name="Tabella1.180">
          <table:table-cell table:style-name="Tabella1.A2" office:value-type="string">
            <text:p text:style-name="P19">7911</text:p>
          </table:table-cell>
          <table:table-cell table:style-name="Tabella1.A2" office:value-type="string">
            <text:p text:style-name="P19">Quant eles sont en meir venues</text:p>
          </table:table-cell>
          <table:table-cell table:style-name="Tabella1.C166" office:value-type="string">
            <text:p text:style-name="P312"/>
          </table:table-cell>
        </table:table-row>
        <table:table-row table:style-name="Tabella1.180">
          <table:table-cell table:style-name="Tabella1.A2" office:value-type="string">
            <text:p text:style-name="P19">7912</text:p>
          </table:table-cell>
          <table:table-cell table:style-name="Tabella1.A2" office:value-type="string">
            <text:p text:style-name="P19">Si sont ameires et perdues</text:p>
          </table:table-cell>
          <table:table-cell table:style-name="Tabella1.C166" office:value-type="string">
            <text:p text:style-name="P295">A] ---</text:p>
            <text:p text:style-name="P195"><text:span text:style-name="T152">G] ...amorees…</text:span><text:span text:style-name="T154"> <text:s/></text:span><text:span text:style-name="T196">M</text:span><text:span text:style-name="T21">] ...</text:span><text:span text:style-name="T205">enmeses</text:span></text:p>
          </table:table-cell>
        </table:table-row>
        <table:table-row table:style-name="Tabella1.180">
          <table:table-cell table:style-name="Tabella1.A2" office:value-type="string">
            <text:p text:style-name="P19">7913</text:p>
          </table:table-cell>
          <table:table-cell table:style-name="Tabella1.A2" office:value-type="string">
            <text:p text:style-name="P19">Telz cent mil en i sont alee</text:p>
          </table:table-cell>
          <table:table-cell table:style-name="Tabella1.C166" office:value-type="string">
            <text:p text:style-name="P295">A] ---</text:p>
            <text:p text:style-name="P195"><text:span text:style-name="T152">G] ...</text:span><text:span text:style-name="T154">mil i sont… <text:s/></text:span><text:span text:style-name="T155">I] ...</text:span><text:span text:style-name="T163">miles i… <text:s/></text:span><text:span text:style-name="T196">M</text:span><text:span text:style-name="T21">] ...</text:span><text:span text:style-name="T205">c ony sont...</text:span></text:p>
          </table:table-cell>
        </table:table-row>
        <table:table-row table:style-name="Tabella1.180">
          <table:table-cell table:style-name="Tabella1.A2" office:value-type="string">
            <text:p text:style-name="P19">7914</text:p>
          </table:table-cell>
          <table:table-cell table:style-name="Tabella1.A2" office:value-type="string">
            <text:p text:style-name="P19">Qui en cent leus sont desirees</text:p>
          </table:table-cell>
          <table:table-cell table:style-name="Tabella1.C166" office:value-type="string">
            <text:p text:style-name="P301">A] Qui sont en meins leus deseurees <text:span text:style-name="T30">B] </text:span><text:span text:style-name="T125">Qui emains luis… <text:s/></text:span><text:s/><text:span text:style-name="T21">E</text:span><text:span text:style-name="T163">I</text:span><text:span text:style-name="T176">L</text:span><text:span text:style-name="T205">M</text:span><text:span text:style-name="T184">T</text:span><text:span text:style-name="T194">W</text:span><text:span text:style-name="T21">] </text:span><text:span text:style-name="T28">Qui sunt en maint lieu desirrees <text:s/></text:span><text:span text:style-name="T128">D] <text:s/></text:span><text:span text:style-name="T140">Qui par le mont sont… <text:s/></text:span><text:span text:style-name="T152">G] </text:span><text:span text:style-name="T154">Quen maint leu...</text:span></text:p>
          </table:table-cell>
        </table:table-row>
        <table:table-row table:style-name="Tabella1.180">
          <table:table-cell table:style-name="Tabella1.A2" office:value-type="string">
            <text:p text:style-name="P19">7915</text:p>
          </table:table-cell>
          <table:table-cell table:style-name="Tabella1.A2" office:value-type="string">
            <text:p text:style-name="P19">Por ce n’est pas la meirs plus fors</text:p>
          </table:table-cell>
          <table:table-cell table:style-name="Tabella1.C166" office:value-type="string">
            <text:p text:style-name="P133"/>
          </table:table-cell>
        </table:table-row>
        <table:table-row table:style-name="Tabella1.180">
          <table:table-cell table:style-name="Tabella1.A2" office:value-type="string">
            <text:p text:style-name="P19">7916</text:p>
          </table:table-cell>
          <table:table-cell table:style-name="Tabella1.A2" office:value-type="string">
            <text:p text:style-name="P19">Donc n’est il dons pechiés et tors</text:p>
          </table:table-cell>
          <table:table-cell table:style-name="Tabella1.C166" office:value-type="string">
            <text:p text:style-name="P302">A<text:span text:style-name="T154">G</text:span><text:span text:style-name="T176">L</text:span><text:span text:style-name="T205">M</text:span><text:span text:style-name="T184">T</text:span><text:span text:style-name="T194">W</text:span>] Nen est il donc… <text:s/><text:span text:style-name="T125">B</text:span><text:span text:style-name="T21">E] </text:span><text:span text:style-name="T28">En est ce dont… <text:s/></text:span><text:span text:style-name="T155">I] </text:span><text:span text:style-name="T164">Et...</text:span></text:p>
          </table:table-cell>
        </table:table-row>
        <table:table-row table:style-name="Tabella1.180">
          <table:table-cell table:style-name="Tabella1.A2" office:value-type="string">
            <text:p text:style-name="P19">7917</text:p>
          </table:table-cell>
          <table:table-cell table:style-name="Tabella1.A2" office:value-type="string">
            <text:p text:style-name="P19">Cil qui met richesce en richesce</text:p>
          </table:table-cell>
          <table:table-cell table:style-name="Tabella1.C166" office:value-type="string">
            <text:p text:style-name="P295">A<text:span text:style-name="T140">D</text:span><text:span text:style-name="T28">E</text:span><text:span text:style-name="T154">G</text:span><text:span text:style-name="T164">I</text:span><text:span text:style-name="T176">L</text:span><text:span text:style-name="T205">M</text:span><text:span text:style-name="T184">T</text:span><text:span text:style-name="T194">W</text:span>] Qui met...</text:p>
          </table:table-cell>
        </table:table-row>
        <table:table-row table:style-name="Tabella1.180">
          <table:table-cell table:style-name="Tabella1.A2" office:value-type="string">
            <text:p text:style-name="P19">7918</text:p>
          </table:table-cell>
          <table:table-cell table:style-name="Tabella1.A2" office:value-type="string">
            <text:p text:style-name="P19">Il ne fait honor ne proesce</text:p>
          </table:table-cell>
          <table:table-cell table:style-name="Tabella1.C166" office:value-type="string">
            <text:p text:style-name="P130"/>
          </table:table-cell>
        </table:table-row>
        <table:table-row table:style-name="Tabella1.180">
          <table:table-cell table:style-name="Tabella1.A2" office:value-type="string">
            <text:p text:style-name="P19">7919</text:p>
          </table:table-cell>
          <table:table-cell table:style-name="Tabella1.A2" office:value-type="string">
            <text:p text:style-name="P19">Bien ait escouté la royne</text:p>
          </table:table-cell>
          <table:table-cell table:style-name="Tabella1.C166" office:value-type="string">
            <text:p text:style-name="P46"><text:span text:style-name="T30">B] </text:span><text:span text:style-name="T126">Quant a… <text:s/></text:span><text:span text:style-name="T155">I] </text:span><text:span text:style-name="T164">Cjpriane e la roine</text:span></text:p>
          </table:table-cell>
        </table:table-row>
        <table:table-row table:style-name="Tabella1.180">
          <table:table-cell table:style-name="Tabella1.A2" office:value-type="string">
            <text:p text:style-name="P19">7920</text:p>
          </table:table-cell>
          <table:table-cell table:style-name="Tabella1.A2" office:value-type="string">
            <text:p text:style-name="P19">Seu que li a dit la meschine</text:p>
          </table:table-cell>
          <table:table-cell table:style-name="Tabella1.C166" office:value-type="string">
            <text:p text:style-name="P308">A<text:span text:style-name="T126">B</text:span><text:span text:style-name="T140">D</text:span><text:span text:style-name="T28">E</text:span><text:span text:style-name="T176">L</text:span><text:span text:style-name="T205">M</text:span><text:span text:style-name="T184">T</text:span><text:span text:style-name="T194">W</text:span>] Tout ce que <text:span text:style-name="T194">(W ce)</text:span> li dit… <text:s/><text:span text:style-name="T152">G] </text:span><text:span text:style-name="T154">Les paroles della <text:s/></text:span><text:span text:style-name="T155">I] </text:span><text:span text:style-name="T164">Ot ce que li dist… <text:s/></text:span></text:p>
          </table:table-cell>
        </table:table-row>
        <table:table-row table:style-name="Tabella1.180">
          <table:table-cell table:style-name="Tabella1.A2" office:value-type="string">
            <text:p text:style-name="P19">7921</text:p>
          </table:table-cell>
          <table:table-cell table:style-name="Tabella1.A2" office:value-type="string">
            <text:p text:style-name="P19">La royne tres bien savoit</text:p>
          </table:table-cell>
          <table:table-cell table:style-name="Tabella1.C166" office:value-type="string">
            <text:p text:style-name="P130"/>
          </table:table-cell>
        </table:table-row>
        <table:table-row table:style-name="Tabella1.180">
          <table:table-cell table:style-name="Tabella1.A2" office:value-type="string">
            <text:p text:style-name="P19">7922</text:p>
          </table:table-cell>
          <table:table-cell table:style-name="Tabella1.A2" office:value-type="string">
            <text:p text:style-name="P19">Que del Povre Perdu dissoit</text:p>
          </table:table-cell>
          <table:table-cell table:style-name="Tabella1.C166" office:value-type="string">
            <text:p text:style-name="P130"/>
          </table:table-cell>
        </table:table-row>
        <table:table-row table:style-name="Tabella1.180">
          <table:table-cell table:style-name="Tabella1.A2" office:value-type="string">
            <text:p text:style-name="P19">7923</text:p>
          </table:table-cell>
          <table:table-cell table:style-name="Tabella1.A2" office:value-type="string">
            <text:p text:style-name="P19">Fille fait ele il m’est avis</text:p>
          </table:table-cell>
          <table:table-cell table:style-name="Tabella1.C166" office:value-type="string">
            <text:p text:style-name="P295">A<text:span text:style-name="T140">D</text:span><text:span text:style-name="T28">E</text:span><text:span text:style-name="T154">G</text:span><text:span text:style-name="T164">I</text:span><text:span text:style-name="T176">L</text:span><text:span text:style-name="T205">M</text:span><text:span text:style-name="T184">T</text:span><text:span text:style-name="T194">W</text:span>] ...ce...</text:p>
          </table:table-cell>
        </table:table-row>
        <table:table-row table:style-name="Tabella1.180">
          <table:table-cell table:style-name="Tabella1.A2" office:value-type="string">
            <text:p text:style-name="P19">7924</text:p>
          </table:table-cell>
          <table:table-cell table:style-name="Tabella1.A2" office:value-type="string">
            <text:p text:style-name="P19">Qu’en petit d’oure avez empris</text:p>
          </table:table-cell>
          <table:table-cell table:style-name="Tabella1.C166" office:value-type="string">
            <text:p text:style-name="P295">A<text:span text:style-name="T126">B</text:span><text:span text:style-name="T140">D</text:span><text:span text:style-name="T28">E</text:span><text:span text:style-name="T154">G</text:span><text:span text:style-name="T164">I</text:span><text:span text:style-name="T176">L</text:span><text:span text:style-name="T205">M</text:span><text:span text:style-name="T184">T</text:span><text:span text:style-name="T194">W</text:span>] ...poi de tenps...apris</text:p>
          </table:table-cell>
        </table:table-row>
        <table:table-row table:style-name="Tabella1.180">
          <table:table-cell table:style-name="Tabella1.A2" office:value-type="string">
            <text:p text:style-name="P19">7925</text:p>
          </table:table-cell>
          <table:table-cell table:style-name="Tabella1.A2" office:value-type="string">
            <text:p text:style-name="P19">A sodoier vos entendez</text:p>
          </table:table-cell>
          <table:table-cell table:style-name="Tabella1.C166" office:value-type="string">
            <text:p text:style-name="P320">D] ---</text:p>
            <text:p text:style-name="P297">A<text:span text:style-name="T164">I</text:span><text:span text:style-name="T176">L</text:span><text:span text:style-name="T184">T</text:span>] El… <text:s/><text:span text:style-name="T30">B</text:span><text:span text:style-name="T194">W</text:span><text:span text:style-name="T30">] ...</text:span><text:span text:style-name="T126">atendez <text:s/></text:span><text:span text:style-name="T21">E] </text:span><text:span text:style-name="T28">El….atendez</text:span></text:p>
          </table:table-cell>
        </table:table-row>
        <table:table-row table:style-name="Tabella1.180">
          <table:table-cell table:style-name="Tabella1.A2" office:value-type="string">
            <text:p text:style-name="P19">7926</text:p>
          </table:table-cell>
          <table:table-cell table:style-name="Tabella1.A2" office:value-type="string">
            <text:p text:style-name="P19">Or sai ge bien que vos l’amez</text:p>
          </table:table-cell>
          <table:table-cell table:style-name="Tabella1.C166" office:value-type="string">
            <text:p text:style-name="P320">D] ---</text:p>
            <text:p text:style-name="P306">A<text:span text:style-name="T154">G</text:span><text:span text:style-name="T164">I</text:span><text:span text:style-name="T176">L</text:span><text:span text:style-name="T205">M</text:span>] ...uos amez <text:s/><text:span text:style-name="T178">T] </text:span><text:span text:style-name="T184">Ge sai mlt bien que uos amez</text:span></text:p>
          </table:table-cell>
        </table:table-row>
        <table:table-row table:style-name="Tabella1.180">
          <table:table-cell table:style-name="Tabella1.A2" office:value-type="string">
            <text:p text:style-name="P19">7927</text:p>
          </table:table-cell>
          <table:table-cell table:style-name="Tabella1.A2" office:value-type="string">
            <text:p text:style-name="P19">Nus ne puet parles si d’amors</text:p>
          </table:table-cell>
          <table:table-cell table:style-name="Tabella1.C166" office:value-type="string">
            <text:p text:style-name="P311">A<text:span text:style-name="T126">B</text:span><text:span text:style-name="T140">D</text:span><text:span text:style-name="T154">G</text:span><text:span text:style-name="T164">I</text:span><text:span text:style-name="T176">L</text:span><text:span text:style-name="T184">T</text:span><text:span text:style-name="T194">W</text:span>] ...ci parler damor <text:s/><text:span text:style-name="T21">E] ...</text:span><text:span text:style-name="T28">ne set si parler damors <text:s/></text:span><text:span text:style-name="T196">M</text:span><text:span text:style-name="T21">] </text:span><text:span text:style-name="T205">Anc puet si parler...</text:span></text:p>
          </table:table-cell>
        </table:table-row>
        <table:table-row table:style-name="Tabella1.180">
          <table:table-cell table:style-name="Tabella1.A2" office:value-type="string">
            <text:p text:style-name="P19">7928</text:p>
          </table:table-cell>
          <table:table-cell table:style-name="Tabella1.A2" office:value-type="string">
            <text:p text:style-name="P19">Qui n’en ait sentit les dolors</text:p>
          </table:table-cell>
          <table:table-cell table:style-name="Tabella1.C166" office:value-type="string">
            <text:p text:style-name="P304">A<text:span text:style-name="T154">G</text:span>] Se au cuer nen sent la dolor <text:s/><text:span text:style-name="T126">B</text:span><text:span text:style-name="T140">D</text:span><text:span text:style-name="T21">E] </text:span><text:span text:style-name="T28">Sil nen a sentut… <text:s/></text:span><text:span text:style-name="T155">I] </text:span><text:span text:style-name="T164">Se au cuer nen soit la docors <text:s/></text:span><text:span text:style-name="T172">L</text:span><text:span text:style-name="T184">T</text:span><text:span text:style-name="T194">W</text:span><text:span text:style-name="T21">] </text:span><text:span text:style-name="T176">Se </text:span><text:soft-page-break/><text:span text:style-name="T176">non a senti la doucor</text:span></text:p>
          </table:table-cell>
        </table:table-row>
        <table:table-row table:style-name="Tabella1.180">
          <table:table-cell table:style-name="Tabella1.A2" office:value-type="string">
            <text:p text:style-name="P19">7929</text:p>
          </table:table-cell>
          <table:table-cell table:style-name="Tabella1.A2" office:value-type="string">
            <text:p text:style-name="P19">Ainz mais ne m’en deis le disme</text:p>
          </table:table-cell>
          <table:table-cell table:style-name="Tabella1.C166" office:value-type="string">
            <text:p text:style-name="P321">D] ---</text:p>
            <text:p text:style-name="P262"><text:span text:style-name="T172">L</text:span><text:span text:style-name="T194">W</text:span><text:span text:style-name="T21">] ...</text:span><text:span text:style-name="T176">distes la...</text:span></text:p>
          </table:table-cell>
        </table:table-row>
        <table:table-row table:style-name="Tabella1.180">
          <table:table-cell table:style-name="Tabella1.A2" office:value-type="string">
            <text:p text:style-name="P19">7930</text:p>
          </table:table-cell>
          <table:table-cell table:style-name="Tabella1.A2" office:value-type="string">
            <text:p text:style-name="P19">Or m’en ais contei la solfisme <text:span text:style-name="T9">(H sosfisme)</text:span></text:p>
          </table:table-cell>
          <table:table-cell table:style-name="Tabella1.C166" office:value-type="string">
            <text:p text:style-name="P321">D] ---</text:p>
            <text:p text:style-name="P308">A<text:span text:style-name="T126">B</text:span><text:span text:style-name="T28">E</text:span><text:span text:style-name="T154">G</text:span><text:span text:style-name="T164">I</text:span><text:span text:style-name="T176">L</text:span><text:span text:style-name="T205">M</text:span><text:span text:style-name="T185">T</text:span>] …conte ma<text:span text:style-name="T20">int sofisme <text:s/></text:span><text:span text:style-name="T186">W</text:span><text:span text:style-name="T11">] ...</text:span><text:span text:style-name="T194">a ta guise</text:span></text:p>
          </table:table-cell>
        </table:table-row>
        <table:table-row table:style-name="Tabella1.180">
          <table:table-cell table:style-name="Tabella1.A2" office:value-type="string">
            <text:p text:style-name="P19">7931</text:p>
          </table:table-cell>
          <table:table-cell table:style-name="Tabella1.A2" office:value-type="string">
            <text:p text:style-name="P19">Nos n’avons plus anfant ne hoir</text:p>
          </table:table-cell>
          <table:table-cell table:style-name="Tabella1.C166" office:value-type="string">
            <text:p text:style-name="P37"><text:span text:style-name="T30">B] ...</text:span><text:span text:style-name="T126">que toi</text:span></text:p>
          </table:table-cell>
        </table:table-row>
        <table:table-row table:style-name="Tabella1.180">
          <table:table-cell table:style-name="Tabella1.A2" office:value-type="string">
            <text:p text:style-name="P19">7932</text:p>
          </table:table-cell>
          <table:table-cell table:style-name="Tabella1.A2" office:value-type="string">
            <text:p text:style-name="P1">Et se tu wels sestui avoir</text:p>
          </table:table-cell>
          <table:table-cell table:style-name="Tabella1.C166" office:value-type="string">
            <text:p text:style-name="P37"><text:span text:style-name="T30">B] </text:span><text:span text:style-name="T126">Se tu wes icellui...</text:span></text:p>
          </table:table-cell>
        </table:table-row>
        <table:table-row table:style-name="Tabella1.180">
          <table:table-cell table:style-name="Tabella1.A2" office:value-type="string">
            <text:p text:style-name="P19">7933</text:p>
          </table:table-cell>
          <table:table-cell table:style-name="Tabella1.A2" office:value-type="string">
            <text:p text:style-name="P1">Je ne croi qu’a (F que) ton peire plasce</text:p>
          </table:table-cell>
          <table:table-cell table:style-name="Tabella1.C166" office:value-type="string">
            <text:p text:style-name="P302">A] ...<text:span text:style-name="T20">que ton pere la… <text:s/></text:span><text:span text:style-name="T155">I</text:span><text:span text:style-name="T185">T</text:span><text:span text:style-name="T155">] ...</text:span><text:span text:style-name="T164">que tum...</text:span></text:p>
          </table:table-cell>
        </table:table-row>
        <table:table-row table:style-name="Tabella1.180">
          <table:table-cell table:style-name="Tabella1.A2" office:value-type="string">
            <text:p text:style-name="P19">7934</text:p>
          </table:table-cell>
          <table:table-cell table:style-name="Tabella1.A2" office:value-type="string">
            <text:p text:style-name="P1">Ne que tel mariage fasce</text:p>
          </table:table-cell>
          <table:table-cell table:style-name="Tabella1.C166" office:value-type="string">
            <text:p text:style-name="P311">A] ...<text:span text:style-name="T20">quil tel… <text:s/></text:span><text:span text:style-name="T30">B] ...cest…</text:span><text:span text:style-name="T126"> <text:s/></text:span><text:span text:style-name="T196">M</text:span><text:span text:style-name="T21">] </text:span><text:span text:style-name="T205">Et ce mariage ne face</text:span></text:p>
          </table:table-cell>
        </table:table-row>
        <table:table-row table:style-name="Tabella1.180">
          <table:table-cell table:style-name="Tabella1.A2" office:value-type="string">
            <text:p text:style-name="P19">7935</text:p>
          </table:table-cell>
          <table:table-cell table:style-name="Tabella1.A2" office:value-type="string">
            <text:p text:style-name="P1">Laisse cest cuer si pren millor</text:p>
          </table:table-cell>
          <table:table-cell table:style-name="Tabella1.C166" office:value-type="string">
            <text:p text:style-name="P178"><text:span text:style-name="T152">G</text:span><text:span text:style-name="T185">T</text:span><text:span text:style-name="T194">W</text:span><text:span text:style-name="T152">] ...</text:span><text:span text:style-name="T154">et prent...</text:span></text:p>
          </table:table-cell>
        </table:table-row>
        <table:table-row table:style-name="Tabella1.180">
          <table:table-cell table:style-name="Tabella1.A2" office:value-type="string">
            <text:p text:style-name="P19">7936</text:p>
          </table:table-cell>
          <table:table-cell table:style-name="Tabella1.A2" office:value-type="string">
            <text:p text:style-name="P1">Dame nen (H je n’ai) ai pas mal d’amor</text:p>
          </table:table-cell>
          <table:table-cell table:style-name="Tabella1.C166" office:value-type="string">
            <text:p text:style-name="P298">A<text:span text:style-name="T126">B</text:span><text:span text:style-name="T141">D</text:span><text:span text:style-name="T28">E</text:span><text:span text:style-name="T154">G</text:span><text:span text:style-name="T164">I</text:span><text:span text:style-name="T177">L</text:span><text:span text:style-name="T205">M</text:span><text:span text:style-name="T185">T</text:span><text:span text:style-name="T194">W</text:span>] ...<text:span text:style-name="T20">ge nai…</text:span></text:p>
          </table:table-cell>
        </table:table-row>
        <table:table-row table:style-name="Tabella1.180">
          <table:table-cell table:style-name="Tabella1.A2" office:value-type="string">
            <text:p text:style-name="P19">7937</text:p>
          </table:table-cell>
          <table:table-cell table:style-name="Tabella1.A2" office:value-type="string">
            <text:p text:style-name="P1">Seu voi ge bien apertement</text:p>
          </table:table-cell>
          <table:table-cell table:style-name="Tabella1.C166" office:value-type="string">
            <text:p text:style-name="P22">B] –-</text:p>
            <text:p text:style-name="P328"><text:span text:style-name="T30">I</text:span>NV <text:span text:style-name="T152">G] </text:span>Tuit cil qui ont feble color</text:p>
            <text:p text:style-name="P221"><text:span text:style-name="T178">T] </text:span><text:span text:style-name="T185">Fille gel uoi apertemant</text:span></text:p>
          </table:table-cell>
        </table:table-row>
        <table:table-row table:style-name="Tabella1.180">
          <table:table-cell table:style-name="Tabella1.A2" office:value-type="string">
            <text:p text:style-name="P19">7938</text:p>
          </table:table-cell>
          <table:table-cell table:style-name="Tabella1.A2" office:value-type="string">
            <text:p text:style-name="P1">A ta quelor qui te desment</text:p>
          </table:table-cell>
          <table:table-cell table:style-name="Tabella1.C166" office:value-type="string">
            <text:p text:style-name="P158">B] ---</text:p>
            <text:p text:style-name="P328">INV <text:span text:style-name="T152">G] </text:span>Dame nen ont mie mal damor</text:p>
            <text:p text:style-name="P298">A] ...<text:span text:style-name="T20">dolor...</text:span></text:p>
          </table:table-cell>
        </table:table-row>
        <table:table-row table:style-name="Tabella1.180">
          <table:table-cell table:style-name="Tabella1.A2" office:value-type="string">
            <text:p text:style-name="P19">7939</text:p>
          </table:table-cell>
          <table:table-cell table:style-name="Tabella1.A2" office:value-type="string">
            <text:p text:style-name="P1">Dame n’ont mies mal d’amor</text:p>
          </table:table-cell>
          <table:table-cell table:style-name="Tabella1.C166" office:value-type="string">
            <text:p text:style-name="P352"><text:span text:style-name="T33">B] </text:span><text:span text:style-name="T34">---</text:span></text:p>
            <text:p text:style-name="P353"><text:span text:style-name="T34">G</text:span><text:span text:style-name="T31">] Ge uoi ie bien apertement <text:s/></text:span><text:span text:style-name="T42">I] </text:span><text:span text:style-name="T43">...et ont donc mal...</text:span></text:p>
          </table:table-cell>
        </table:table-row>
        <table:table-row table:style-name="Tabella1.180">
          <table:table-cell table:style-name="Tabella1.A2" office:value-type="string">
            <text:p text:style-name="P1">7940</text:p>
          </table:table-cell>
          <table:table-cell table:style-name="Tabella1.A2" office:value-type="string">
            <text:p text:style-name="P1">Tuit cil qui ont flebe quelor</text:p>
          </table:table-cell>
          <table:table-cell table:style-name="Tabella1.C166" office:value-type="string">
            <text:p text:style-name="P158">B] ---</text:p>
            <text:p text:style-name="P328"><text:span text:style-name="T126">G</text:span>] A ta color qui te desment</text:p>
            <text:p text:style-name="P296">A] <text:span text:style-name="T20">Tuit qui… <text:s text:c="2"/></text:span><text:span text:style-name="T21">E] ...</text:span><text:span text:style-name="T28">pesme coulor</text:span></text:p>
          </table:table-cell>
        </table:table-row>
        <table:table-row table:style-name="Tabella1.180">
          <table:table-cell table:style-name="Tabella1.A2" office:value-type="string">
            <text:p text:style-name="P1">7941</text:p>
          </table:table-cell>
          <table:table-cell table:style-name="Tabella1.A2" office:value-type="string">
            <text:p text:style-name="P1">Vuels mes tu de seu desmentir</text:p>
          </table:table-cell>
          <table:table-cell table:style-name="Tabella1.C166" office:value-type="string">
            <text:p text:style-name="P336">T] ---</text:p>
            <text:p text:style-name="P299">A] <text:span text:style-name="T20">Ne velz tu… <text:s/></text:span><text:span text:style-name="T21">E] ...</text:span><text:span text:style-name="T28">de riens… <text:s/></text:span><text:span text:style-name="T128">D] ...</text:span><text:span text:style-name="T141">tu donc de ce mentir</text:span></text:p>
          </table:table-cell>
        </table:table-row>
        <table:table-row table:style-name="Tabella1.180">
          <table:table-cell table:style-name="Tabella1.A2" office:value-type="string">
            <text:p text:style-name="P1">7942</text:p>
          </table:table-cell>
          <table:table-cell table:style-name="Tabella1.A2" office:value-type="string">
            <text:p text:style-name="P1">Tu ne t’en puels vers moi covrir</text:p>
          </table:table-cell>
          <table:table-cell table:style-name="Tabella1.C166" office:value-type="string">
            <text:p text:style-name="P336">T] ---</text:p>
            <text:p text:style-name="P301">A] <text:span text:style-name="T20">Contre moi ne ten pues garir <text:s/></text:span><text:span text:style-name="T141">D</text:span><text:span text:style-name="T21">E</text:span><text:span text:style-name="T154">G</text:span><text:span text:style-name="T164">I</text:span><text:span text:style-name="T177">L</text:span><text:span text:style-name="T205">M</text:span><text:span text:style-name="T194">W</text:span><text:span text:style-name="T21">] </text:span><text:span text:style-name="T28">Contre moi ne te puez… </text:span></text:p>
          </table:table-cell>
        </table:table-row>
        <text:soft-page-break/>
        <table:table-row table:style-name="Tabella1.180">
          <table:table-cell table:style-name="Tabella1.A2" office:value-type="string">
            <text:p text:style-name="P1">7943</text:p>
          </table:table-cell>
          <table:table-cell table:style-name="Tabella1.A2" office:value-type="string">
            <text:p text:style-name="P1">Dame del mal que j’ai me duel</text:p>
          </table:table-cell>
          <table:table-cell table:style-name="Tabella1.C166" office:value-type="string">
            <text:p text:style-name="P53"><text:span text:style-name="T186">W</text:span>] ...<text:span text:style-name="T194">don ie me...</text:span></text:p>
          </table:table-cell>
        </table:table-row>
        <table:table-row table:style-name="Tabella1.180">
          <table:table-cell table:style-name="Tabella1.A2" office:value-type="string">
            <text:p text:style-name="P1">7944</text:p>
          </table:table-cell>
          <table:table-cell table:style-name="Tabella1.A2" office:value-type="string">
            <text:p text:style-name="P1">Je ne le (F la) quier ne ne le (F la) wel</text:p>
          </table:table-cell>
          <table:table-cell table:style-name="Tabella1.C166" office:value-type="string">
            <text:p text:style-name="P311">A<text:span text:style-name="T28">E</text:span><text:span text:style-name="T154">G</text:span><text:span text:style-name="T177">L</text:span><text:span text:style-name="T185">T</text:span><text:span text:style-name="T194">W</text:span>] <text:span text:style-name="T20">Amor me </text:span><text:span text:style-name="T28">(E</text:span><text:span text:style-name="T154">G</text:span><text:span text:style-name="T177">L</text:span><text:span text:style-name="T185">T</text:span><text:span text:style-name="T28"> ne)</text:span><text:span text:style-name="T20"> quiert ne ne la </text:span><text:span text:style-name="T154">(G le) </text:span><text:span text:style-name="T20">ueil <text:s/></text:span><text:span text:style-name="T30">B] </text:span><text:span text:style-name="T126">Amors ne requier ne wel <text:s/></text:span><text:span text:style-name="T128">D] </text:span><text:span text:style-name="T141">Amors ne quier ne ie nes vuel <text:s/></text:span><text:span text:style-name="T155">I] </text:span><text:span text:style-name="T164">Amor ne chier nene le uoil <text:s/></text:span><text:span text:style-name="T196">M</text:span><text:span text:style-name="T21">] </text:span><text:span text:style-name="T205">Amor ne quier ne pas nel veil</text:span></text:p>
          </table:table-cell>
        </table:table-row>
        <table:table-row table:style-name="Tabella1.180">
          <table:table-cell table:style-name="Tabella1.A2" office:value-type="string">
            <text:p text:style-name="P1">7945</text:p>
          </table:table-cell>
          <table:table-cell table:style-name="Tabella1.A2" office:value-type="string">
            <text:p text:style-name="P1">Et cudes mes tu fere acroire</text:p>
          </table:table-cell>
          <table:table-cell table:style-name="Tabella1.C166" office:value-type="string">
            <text:p text:style-name="P299">A] <text:span text:style-name="T20">Et me cuides tu… <text:s/></text:span><text:span text:style-name="T30">B</text:span><text:span text:style-name="T154">G</text:span><text:span text:style-name="T30">] </text:span><text:span text:style-name="T126">Cuides me tu faire croire <text:s/></text:span><text:span text:style-name="T128">D</text:span><text:span text:style-name="T177">L</text:span><text:span text:style-name="T185">T</text:span><text:span text:style-name="T128">] ...</text:span><text:span text:style-name="T141">me...croire</text:span></text:p>
          </table:table-cell>
        </table:table-row>
        <table:table-row table:style-name="Tabella1.180">
          <table:table-cell table:style-name="Tabella1.A2" office:value-type="string">
            <text:p text:style-name="P1">7946</text:p>
          </table:table-cell>
          <table:table-cell table:style-name="Tabella1.A2" office:value-type="string">
            <text:p text:style-name="P1">De mensonge parole voire</text:p>
          </table:table-cell>
          <table:table-cell table:style-name="Tabella1.C166" office:value-type="string">
            <text:p text:style-name="P130"/>
          </table:table-cell>
        </table:table-row>
        <table:table-row table:style-name="Tabella1.180">
          <table:table-cell table:style-name="Tabella1.A2" office:value-type="string">
            <text:p text:style-name="P1">7947</text:p>
          </table:table-cell>
          <table:table-cell table:style-name="Tabella1.A2" office:value-type="string">
            <text:p text:style-name="P1">Dame per foi a mon voloir</text:p>
          </table:table-cell>
          <table:table-cell table:style-name="Tabella1.C166" office:value-type="string">
            <text:p text:style-name="P57"><text:span text:style-name="T30">B</text:span><text:span text:style-name="T164">I</text:span><text:span text:style-name="T30">] </text:span><text:span text:style-name="T126">Dame fait elle… <text:s/>G</text:span><text:span text:style-name="T154">] ...a tant… <text:s/></text:span><text:span text:style-name="T196">M</text:span><text:span text:style-name="T21">] </text:span><text:span text:style-name="T205">Dame dit elle...</text:span></text:p>
          </table:table-cell>
        </table:table-row>
        <table:table-row table:style-name="Tabella1.180">
          <table:table-cell table:style-name="Tabella1.A2" office:value-type="string">
            <text:p text:style-name="P1">7948</text:p>
          </table:table-cell>
          <table:table-cell table:style-name="Tabella1.A2" office:value-type="string">
            <text:p text:style-name="P1">En saveriés vos muelz le voir</text:p>
          </table:table-cell>
          <table:table-cell table:style-name="Tabella1.C166" office:value-type="string">
            <text:p text:style-name="P308">A] ...<text:span text:style-name="T20">de uois <text:s/></text:span><text:span text:style-name="T30">B] </text:span><text:span text:style-name="T126">En deueries vous sauoir <text:s/></text:span><text:span text:style-name="T141">D</text:span><text:span text:style-name="T21">E] ...</text:span><text:span text:style-name="T28">plus </text:span><text:span text:style-name="T141">le (E </text:span><text:span text:style-name="T28">de</text:span><text:span text:style-name="T141">)</text:span><text:span text:style-name="T28"> voir <text:s/></text:span><text:span text:style-name="T126">G</text:span><text:span text:style-name="T164">I</text:span><text:span text:style-name="T177">L</text:span><text:span text:style-name="T205">M</text:span><text:span text:style-name="T185">T</text:span><text:span text:style-name="T154">] ...mais de uoir <text:s/></text:span><text:span text:style-name="T186">W</text:span><text:span text:style-name="T11">] </text:span><text:span text:style-name="T194">Dont sauriez mieulx que moio le voir</text:span></text:p>
          </table:table-cell>
        </table:table-row>
        <table:table-row table:style-name="Tabella1.180">
          <table:table-cell table:style-name="Tabella1.A2" office:value-type="string">
            <text:p text:style-name="P1">7949</text:p>
          </table:table-cell>
          <table:table-cell table:style-name="Tabella1.A2" office:value-type="string">
            <text:p text:style-name="P1">Or sai ge bien que tu me dis</text:p>
          </table:table-cell>
          <table:table-cell table:style-name="Tabella1.C166" office:value-type="string">
            <text:p text:style-name="P130"/>
          </table:table-cell>
        </table:table-row>
        <table:table-row table:style-name="Tabella1.180">
          <table:table-cell table:style-name="Tabella1.A2" office:value-type="string">
            <text:p text:style-name="P1">7950</text:p>
          </table:table-cell>
          <table:table-cell table:style-name="Tabella1.A2" office:value-type="string">
            <text:p text:style-name="P1">Mout est mavais tes escondis</text:p>
          </table:table-cell>
          <table:table-cell table:style-name="Tabella1.C166" office:value-type="string">
            <text:p text:style-name="P57"><text:span text:style-name="T30">B] </text:span><text:span text:style-name="T126">Tant… <text:s/></text:span><text:span text:style-name="T196">M</text:span><text:span text:style-name="T21">] ...</text:span><text:span text:style-name="T205">ci hescondiz</text:span></text:p>
          </table:table-cell>
        </table:table-row>
        <table:table-row table:style-name="Tabella1.180">
          <table:table-cell table:style-name="Tabella1.A2" office:value-type="string">
            <text:p text:style-name="P1">7951</text:p>
          </table:table-cell>
          <table:table-cell table:style-name="Tabella1.A2" office:value-type="string">
            <text:p text:style-name="P1">Tu vodroies que je seusse</text:p>
          </table:table-cell>
          <table:table-cell table:style-name="Tabella1.C166" office:value-type="string">
            <text:p text:style-name="P37"><text:span text:style-name="T30">B] ...</text:span><text:span text:style-name="T126">ore sauoir</text:span></text:p>
          </table:table-cell>
        </table:table-row>
        <table:table-row table:style-name="Tabella1.180">
          <table:table-cell table:style-name="Tabella1.A2" office:value-type="string">
            <text:p text:style-name="P1">7952</text:p>
          </table:table-cell>
          <table:table-cell table:style-name="Tabella1.A2" office:value-type="string">
            <text:p text:style-name="P1">Le Povre Perdut qu’o (F qu’an) toi fusse</text:p>
          </table:table-cell>
          <table:table-cell table:style-name="Tabella1.C166" office:value-type="string">
            <text:p text:style-name="P311">A<text:span text:style-name="T141">D</text:span><text:span text:style-name="T154">G</text:span><text:span text:style-name="T164">I</text:span><text:span text:style-name="T177">L</text:span><text:span text:style-name="T185">T</text:span>] <text:span text:style-name="T20">Del...qua </text:span><text:span text:style-name="T141">(D quo, </text:span><text:span text:style-name="T154">G</text:span><text:span text:style-name="T185">T</text:span><text:span text:style-name="T154"> que</text:span><text:span text:style-name="T141">)</text:span><text:span text:style-name="T20">… <text:s/></text:span><text:span text:style-name="T30">B] ...</text:span><text:span text:style-name="T126">perdut awec toi <text:s/></text:span><text:span text:style-name="T21">E] </text:span><text:span text:style-name="T28">Dou poure perdu que ca fusse <text:s/></text:span><text:span text:style-name="T186">W</text:span><text:span text:style-name="T11">] </text:span><text:span text:style-name="T194">Du...et toi… <text:s/></text:span><text:span text:style-name="T196">M</text:span><text:span text:style-name="T21">] </text:span><text:span text:style-name="T205">Du...</text:span></text:p>
          </table:table-cell>
        </table:table-row>
        <table:table-row table:style-name="Tabella1.180">
          <table:table-cell table:style-name="Tabella1.A2" office:value-type="string">
            <text:p text:style-name="P1">7953</text:p>
          </table:table-cell>
          <table:table-cell table:style-name="Tabella1.A2" office:value-type="string">
            <text:p text:style-name="P1">Sol a (F et) sol seanz (H saians) en un lit</text:p>
          </table:table-cell>
          <table:table-cell table:style-name="Tabella1.C166" office:value-type="string">
            <text:p text:style-name="P73">E] ...<text:span text:style-name="T29">o toi en… <text:s/></text:span><text:span text:style-name="T126">G</text:span><text:span text:style-name="T154">] ...et sol gaiens...</text:span></text:p>
          </table:table-cell>
        </table:table-row>
        <table:table-row table:style-name="Tabella1.180">
          <table:table-cell table:style-name="Tabella1.A2" office:value-type="string">
            <text:p text:style-name="P1">7954</text:p>
          </table:table-cell>
          <table:table-cell table:style-name="Tabella1.A2" office:value-type="string">
            <text:p text:style-name="P1">Tu priseroies puels petit</text:p>
          </table:table-cell>
          <table:table-cell table:style-name="Tabella1.C166" office:value-type="string">
            <text:p text:style-name="P42"><text:span text:style-name="T30">B</text:span><text:span text:style-name="T164">I</text:span><text:span text:style-name="T177">L</text:span><text:span text:style-name="T30">] ...mlt…</text:span><text:span text:style-name="T126"> <text:s/></text:span><text:span text:style-name="T128">D] ...</text:span><text:span text:style-name="T141">penseroies mlt...</text:span></text:p>
          </table:table-cell>
        </table:table-row>
        <table:table-row table:style-name="Tabella1.180">
          <table:table-cell table:style-name="Tabella1.A2" office:value-type="string">
            <text:p text:style-name="P1">7955</text:p>
          </table:table-cell>
          <table:table-cell table:style-name="Tabella1.A2" office:value-type="string">
            <text:p text:style-name="P1">Qui qu’an deust morir ou vivre</text:p>
          </table:table-cell>
          <table:table-cell table:style-name="Tabella1.C166" office:value-type="string">
            <text:p text:style-name="P44"><text:span text:style-name="T30">B] </text:span><text:span text:style-name="T126">Qui en… <text:s/>G</text:span><text:span text:style-name="T177">L</text:span><text:span text:style-name="T194">W</text:span><text:span text:style-name="T154">] Qui </text:span><text:span text:style-name="T177">(L Que)</text:span><text:span text:style-name="T154"> que deust...</text:span></text:p>
          </table:table-cell>
        </table:table-row>
        <table:table-row table:style-name="Tabella1.180">
          <table:table-cell table:style-name="Tabella1.A2" office:value-type="string">
            <text:p text:style-name="P1">7956</text:p>
          </table:table-cell>
          <table:table-cell table:style-name="Tabella1.A2" office:value-type="string">
            <text:p text:style-name="P1">Tu ais le cuer d’amor tot (H as d’.a le cuer trop) ivre</text:p>
          </table:table-cell>
          <table:table-cell table:style-name="Tabella1.C166" office:value-type="string">
            <text:p text:style-name="P305">A<text:span text:style-name="T29">E</text:span><text:span text:style-name="T154">G</text:span><text:span text:style-name="T164">I</text:span><text:span text:style-name="T185">T</text:span><text:span text:style-name="T194">W</text:span>] ...<text:span text:style-name="T20">as tout le cuer damor iure <text:s/></text:span><text:span text:style-name="T172">L</text:span><text:span text:style-name="T21">] ...</text:span><text:span text:style-name="T177">damor iure</text:span></text:p>
          </table:table-cell>
        </table:table-row>
        <table:table-row table:style-name="Tabella1.180">
          <table:table-cell table:style-name="Tabella1.A2" office:value-type="string">
            <text:p text:style-name="P1">7957</text:p>
          </table:table-cell>
          <table:table-cell table:style-name="Tabella1.A2" office:value-type="string">
            <text:p text:style-name="P20">Ancor le deusses celer</text:p>
          </table:table-cell>
          <table:table-cell table:style-name="Tabella1.C166" office:value-type="string">
            <text:p text:style-name="P78">E] <text:span text:style-name="T29">En toi le… <text:s/></text:span><text:span text:style-name="T126">G</text:span><text:span text:style-name="T154">] ...deusez tu… <text:s/></text:span><text:span text:style-name="T155">I] ...</text:span><text:span text:style-name="T164">dousier...</text:span></text:p>
          </table:table-cell>
        </table:table-row>
        <table:table-row table:style-name="Tabella1.180">
          <table:table-cell table:style-name="Tabella1.A2" office:value-type="string">
            <text:p text:style-name="P1">7958</text:p>
          </table:table-cell>
          <table:table-cell table:style-name="Tabella1.A2" office:value-type="string">
            <text:p text:style-name="P20">Dame qui poroit feu porter </text:p>
          </table:table-cell>
          <table:table-cell table:style-name="Tabella1.C166" office:value-type="string">
            <text:p text:style-name="P130"/>
          </table:table-cell>
        </table:table-row>
        <table:table-row table:style-name="Tabella1.180">
          <table:table-cell table:style-name="Tabella1.A2" office:value-type="string">
            <text:p text:style-name="P1">7959</text:p>
          </table:table-cell>
          <table:table-cell table:style-name="Tabella1.A2" office:value-type="string">
            <text:p text:style-name="P20">En son sain que il ne s’en arde</text:p>
          </table:table-cell>
          <table:table-cell table:style-name="Tabella1.C166" office:value-type="string">
            <text:p text:style-name="P78"><text:span text:style-name="T30">B] </text:span><text:span text:style-name="T126">Par dedens son sainc que il narde <text:s/></text:span>E] <text:span text:style-name="T29">Vif en son sain quil… <text:s/></text:span><text:span text:style-name="T128">D] ...</text:span><text:span text:style-name="T141">son soin… <text:s/></text:span><text:span text:style-name="T155">I] ...</text:span><text:span text:style-name="T164">qui nese narde</text:span></text:p>
          </table:table-cell>
        </table:table-row>
        <table:table-row table:style-name="Tabella1.180">
          <table:table-cell table:style-name="Tabella1.A2" office:value-type="string">
            <text:p text:style-name="P1">7960</text:p>
          </table:table-cell>
          <table:table-cell table:style-name="Tabella1.A2" office:value-type="string">
            <text:p text:style-name="P20">Trop seroie de bele garde</text:p>
          </table:table-cell>
          <table:table-cell table:style-name="Tabella1.C166" office:value-type="string">
            <text:p text:style-name="P42"><text:span text:style-name="T30">B] </text:span><text:span text:style-name="T126">Tr</text:span><text:span text:style-name="T127">op par seroit… <text:s/></text:span><text:span text:style-name="T128">D] ...</text:span><text:span text:style-name="T141">male...</text:span></text:p>
          </table:table-cell>
        </table:table-row>
        <table:table-row table:style-name="Tabella1.180">
          <table:table-cell table:style-name="Tabella1.A2" office:value-type="string">
            <text:p text:style-name="P2">796<text:span text:style-name="T10">1</text:span></text:p>
          </table:table-cell>
          <table:table-cell table:style-name="Tabella1.A2" office:value-type="string">
            <text:p text:style-name="P20">Se le mal qui me fait morir</text:p>
          </table:table-cell>
          <table:table-cell table:style-name="Tabella1.C166" office:value-type="string">
            <text:p text:style-name="P38"><text:span text:style-name="T30">B</text:span><text:span text:style-name="T185">T</text:span><text:span text:style-name="T30">] ...</text:span><text:span text:style-name="T127">languir..</text:span></text:p>
          </table:table-cell>
        </table:table-row>
        <table:table-row table:style-name="Tabella1.180">
          <table:table-cell table:style-name="Tabella1.A2" office:value-type="string">
            <text:p text:style-name="P2">796<text:span text:style-name="T10">2</text:span></text:p>
          </table:table-cell>
          <table:table-cell table:style-name="Tabella1.A2" office:value-type="string">
            <text:p text:style-name="P20">Peoie celer ne covrir</text:p>
          </table:table-cell>
          <table:table-cell table:style-name="Tabella1.C166" office:value-type="string">
            <text:p text:style-name="P301">A<text:span text:style-name="T127">B</text:span><text:span text:style-name="T141">D</text:span><text:span text:style-name="T177">L</text:span><text:span text:style-name="T205">M</text:span><text:span text:style-name="T195">W</text:span>] ...et…<text:span text:style-name="T20"> <text:s/></text:span><text:span text:style-name="T126">G</text:span><text:span text:style-name="T154">] ...porter...</text:span></text:p>
          </table:table-cell>
        </table:table-row>
        <text:soft-page-break/>
        <table:table-row table:style-name="Tabella1.180">
          <table:table-cell table:style-name="Tabella1.A2" office:value-type="string">
            <text:p text:style-name="P2">796<text:span text:style-name="T10">3</text:span></text:p>
          </table:table-cell>
          <table:table-cell table:style-name="Tabella1.A2" office:value-type="string">
            <text:p text:style-name="P20">Je ne di pas que soit d’amor</text:p>
          </table:table-cell>
          <table:table-cell table:style-name="Tabella1.C166" office:value-type="string">
            <text:p text:style-name="P299">A<text:span text:style-name="T29">E</text:span><text:span text:style-name="T154">G</text:span><text:span text:style-name="T164">I</text:span><text:span text:style-name="T177">L</text:span><text:span text:style-name="T185">T</text:span>] ...quil <text:span text:style-name="T154">(G quel)</text:span>…<text:span text:style-name="T20"> <text:s/></text:span><text:span text:style-name="T128">D</text:span><text:span text:style-name="T205">M</text:span><text:span text:style-name="T128">] </text:span><text:span text:style-name="T141">Tu...quil soit...</text:span></text:p>
          </table:table-cell>
        </table:table-row>
        <table:table-row table:style-name="Tabella1.180">
          <table:table-cell table:style-name="Tabella1.A2" office:value-type="string">
            <text:p text:style-name="P2">796<text:span text:style-name="T10">4</text:span></text:p>
          </table:table-cell>
          <table:table-cell table:style-name="Tabella1.A2" office:value-type="string">
            <text:p text:style-name="P20">Per tot le cors sent la dolor</text:p>
          </table:table-cell>
          <table:table-cell table:style-name="Tabella1.C166" office:value-type="string">
            <text:p text:style-name="P130"/>
          </table:table-cell>
        </table:table-row>
        <table:table-row table:style-name="Tabella1.180">
          <table:table-cell table:style-name="Tabella1.A2" office:value-type="string">
            <text:p text:style-name="P2">796<text:span text:style-name="T10">5</text:span></text:p>
          </table:table-cell>
          <table:table-cell table:style-name="Tabella1.A2" office:value-type="string">
            <text:p text:style-name="P20">Onques a amor ne fis tort</text:p>
          </table:table-cell>
          <table:table-cell table:style-name="Tabella1.C166" office:value-type="string">
            <text:p text:style-name="P298">A] <text:span text:style-name="T20">Onques amors...</text:span></text:p>
          </table:table-cell>
        </table:table-row>
        <table:table-row table:style-name="Tabella1.180">
          <table:table-cell table:style-name="Tabella1.A2" office:value-type="string">
            <text:p text:style-name="P2">796<text:span text:style-name="T10">6</text:span></text:p>
          </table:table-cell>
          <table:table-cell table:style-name="Tabella1.A2" office:value-type="string">
            <text:p text:style-name="P20">Ai li ge donc son peire mort</text:p>
          </table:table-cell>
          <table:table-cell table:style-name="Tabella1.C166" office:value-type="string">
            <text:p text:style-name="P38"><text:span text:style-name="T30">B</text:span><text:span text:style-name="T205">M</text:span><text:span text:style-name="T30">] </text:span><text:span text:style-name="T127">Ai ge li dont...</text:span></text:p>
          </table:table-cell>
        </table:table-row>
        <table:table-row table:style-name="Tabella1.180">
          <table:table-cell table:style-name="Tabella1.A2" office:value-type="string">
            <text:p text:style-name="P2">796<text:span text:style-name="T10">7</text:span></text:p>
          </table:table-cell>
          <table:table-cell table:style-name="Tabella1.A2" office:value-type="string">
            <text:p text:style-name="P20">Qu’ele ensi me feist languir</text:p>
          </table:table-cell>
          <table:table-cell table:style-name="Tabella1.C166" office:value-type="string">
            <text:p text:style-name="P307">A<text:span text:style-name="T141">D</text:span><text:span text:style-name="T154">G</text:span>] <text:span text:style-name="T20">Quil… <text:s/></text:span><text:span text:style-name="T30">B] </text:span><text:span text:style-name="T127">Quainsis… <text:s/></text:span><text:span text:style-name="T21">E</text:span><text:span text:style-name="T206">M</text:span><text:span text:style-name="T21">] </text:span><text:span text:style-name="T29">Quilainsi… <text:s/></text:span><text:span text:style-name="T155">I] </text:span><text:span text:style-name="T164">Que ensi fort me… <text:s/></text:span><text:span text:style-name="T172">L</text:span><text:span text:style-name="T195">W</text:span><text:span text:style-name="T21">] </text:span><text:span text:style-name="T177">Quil...morir <text:s/></text:span><text:span text:style-name="T178">T] </text:span><text:span text:style-name="T185">Que ainsi...</text:span></text:p>
          </table:table-cell>
        </table:table-row>
        <table:table-row table:style-name="Tabella1.180">
          <table:table-cell table:style-name="Tabella1.A2" office:value-type="string">
            <text:p text:style-name="P2">796<text:span text:style-name="T10">8</text:span></text:p>
          </table:table-cell>
          <table:table-cell table:style-name="Tabella1.A2" office:value-type="string">
            <text:p text:style-name="P20">Fille bien moustrent tui sospir</text:p>
          </table:table-cell>
          <table:table-cell table:style-name="Tabella1.C166" office:value-type="string">
            <text:p text:style-name="P309">A<text:span text:style-name="T177">L</text:span>] ...<text:span text:style-name="T20">cis sospir <text:s/></text:span><text:span text:style-name="T126">G</text:span><text:span text:style-name="T154">] ...mestre ce sospir <text:s/></text:span><text:span text:style-name="T186">W</text:span><text:span text:style-name="T11">] </text:span><text:span text:style-name="T195">Si le moustrent bien tes...</text:span></text:p>
          </table:table-cell>
        </table:table-row>
        <table:table-row table:style-name="Tabella1.180">
          <table:table-cell table:style-name="Tabella1.A2" office:value-type="string">
            <text:p text:style-name="P2">796<text:span text:style-name="T10">9</text:span></text:p>
          </table:table-cell>
          <table:table-cell table:style-name="Tabella1.A2" office:value-type="string">
            <text:p text:style-name="P20">Que li mals que tu ais eu</text:p>
          </table:table-cell>
          <table:table-cell table:style-name="Tabella1.C166" office:value-type="string">
            <text:p text:style-name="P44"><text:span text:style-name="T128">D] ...</text:span><text:span text:style-name="T141">la dolor que as… <text:s/></text:span><text:span text:style-name="T126">G</text:span><text:span text:style-name="T154">] Quele mal...</text:span></text:p>
          </table:table-cell>
        </table:table-row>
        <table:table-row table:style-name="Tabella1.180">
          <table:table-cell table:style-name="Tabella1.A2" office:value-type="string">
            <text:p text:style-name="P20">7970</text:p>
          </table:table-cell>
          <table:table-cell table:style-name="Tabella1.A2" office:value-type="string">
            <text:p text:style-name="P20">Est tot por le Povre Perdu</text:p>
          </table:table-cell>
          <table:table-cell table:style-name="Tabella1.C166" office:value-type="string">
            <text:p text:style-name="P301">A<text:span text:style-name="T165">I</text:span><text:span text:style-name="T177">L</text:span>] <text:span text:style-name="T20">Cest… <text:s/></text:span><text:span text:style-name="T126">G</text:span><text:span text:style-name="T154">] Ce estoit por...</text:span></text:p>
          </table:table-cell>
        </table:table-row>
        <table:table-row table:style-name="Tabella1.180">
          <table:table-cell table:style-name="Tabella1.A2" office:value-type="string">
            <text:p text:style-name="P20">7971</text:p>
          </table:table-cell>
          <table:table-cell table:style-name="Tabella1.A2" office:value-type="string">
            <text:p text:style-name="P20">Quant la pucele l’ot parler</text:p>
          </table:table-cell>
          <table:table-cell table:style-name="Tabella1.C166" office:value-type="string">
            <text:p text:style-name="P299">A<text:span text:style-name="T127">B</text:span><text:span text:style-name="T29">E</text:span><text:span text:style-name="T154">G</text:span><text:span text:style-name="T165">I</text:span><text:span text:style-name="T177">L</text:span><text:span text:style-name="T206">M</text:span><text:span text:style-name="T185">T</text:span><text:span text:style-name="T195">W</text:span>] ...<text:span text:style-name="T20">nommer <text:s/></text:span><text:span text:style-name="T128">D] </text:span><text:span text:style-name="T141">La pucele loi nommer</text:span></text:p>
          </table:table-cell>
        </table:table-row>
        <table:table-row table:style-name="Tabella1.180">
          <table:table-cell table:style-name="Tabella1.A2" office:value-type="string">
            <text:p text:style-name="P20">7972</text:p>
          </table:table-cell>
          <table:table-cell table:style-name="Tabella1.A2" office:value-type="string">
            <text:p text:style-name="P20">Li cuers li fat quant l’ot nomer</text:p>
          </table:table-cell>
          <table:table-cell table:style-name="Tabella1.C166" office:value-type="string">
            <text:p text:style-name="P298">A<text:span text:style-name="T127">B</text:span><text:span text:style-name="T141">D</text:span><text:span text:style-name="T29">E</text:span><text:span text:style-name="T154">G</text:span><text:span text:style-name="T165">I</text:span><text:span text:style-name="T177">L</text:span><text:span text:style-name="T206">M</text:span><text:span text:style-name="T185">T</text:span><text:span text:style-name="T195">W</text:span>] ...<text:span text:style-name="T20">ne puet parler</text:span></text:p>
          </table:table-cell>
        </table:table-row>
        <table:table-row table:style-name="Tabella1.180">
          <table:table-cell table:style-name="Tabella1.A2" office:value-type="string">
            <text:p text:style-name="P20">7973</text:p>
          </table:table-cell>
          <table:table-cell table:style-name="Tabella1.A2" office:value-type="string">
            <text:p text:style-name="P20">Per un petit ke ne fut morte</text:p>
          </table:table-cell>
          <table:table-cell table:style-name="Tabella1.C166" office:value-type="string">
            <text:p text:style-name="P157">B] ---</text:p>
            <text:p text:style-name="P299">A<text:span text:style-name="T154">G</text:span><text:span text:style-name="T165">I</text:span><text:span text:style-name="T177">L</text:span><text:span text:style-name="T195">W</text:span>] <text:span text:style-name="T20">Por bien petit… <text:s/></text:span><text:span text:style-name="T21">E</text:span><text:span text:style-name="T206">M</text:span><text:span text:style-name="T21">] </text:span><text:span text:style-name="T29">A bien petit quil… <text:s/></text:span><text:span text:style-name="T128">D] ...</text:span><text:span text:style-name="T141">quelle nest morte</text:span></text:p>
          </table:table-cell>
        </table:table-row>
        <table:table-row table:style-name="Tabella1.180">
          <table:table-cell table:style-name="Tabella1.A2" office:value-type="string">
            <text:p text:style-name="P20">7974</text:p>
          </table:table-cell>
          <table:table-cell table:style-name="Tabella1.A2" office:value-type="string">
            <text:p text:style-name="P20">Mai sa maistresce la comforte</text:p>
          </table:table-cell>
          <table:table-cell table:style-name="Tabella1.C166" office:value-type="string">
            <text:p text:style-name="P157">B] ---</text:p>
            <text:p text:style-name="P303">A] ...maestre…<text:span text:style-name="T20"> <text:s/></text:span><text:span text:style-name="T128">D] </text:span><text:span text:style-name="T141">Sa...reconforte <text:s/></text:span><text:span text:style-name="T126">G</text:span><text:span text:style-name="T154">] ...la… <text:s/></text:span><text:span text:style-name="T155">I] ...</text:span><text:span text:style-name="T165">samere...</text:span></text:p>
          </table:table-cell>
        </table:table-row>
        <table:table-row table:style-name="Tabella1.180">
          <table:table-cell table:style-name="Tabella1.A2" office:value-type="string">
            <text:p text:style-name="P20">7975</text:p>
          </table:table-cell>
          <table:table-cell table:style-name="Tabella1.A2" office:value-type="string">
            <text:p text:style-name="P20">La royne s’en vet a tant</text:p>
          </table:table-cell>
          <table:table-cell table:style-name="Tabella1.C166" office:value-type="string">
            <text:p text:style-name="P130"/>
          </table:table-cell>
        </table:table-row>
        <table:table-row table:style-name="Tabella1.180">
          <table:table-cell table:style-name="Tabella1.A2" office:value-type="string">
            <text:p text:style-name="P20">7976</text:p>
          </table:table-cell>
          <table:table-cell table:style-name="Tabella1.A2" office:value-type="string">
            <text:p text:style-name="P20">La pucele remeist plorant</text:p>
          </table:table-cell>
          <table:table-cell table:style-name="Tabella1.C166" office:value-type="string">
            <text:p text:style-name="P84"><text:span text:style-name="T178">T] ...</text:span><text:span text:style-name="T185">pensant</text:span></text:p>
          </table:table-cell>
        </table:table-row>
        <table:table-row table:style-name="Tabella1.180">
          <table:table-cell table:style-name="Tabella1.A2" office:value-type="string">
            <text:p text:style-name="P20">7977</text:p>
          </table:table-cell>
          <table:table-cell table:style-name="Tabella1.A2" office:value-type="string">
            <text:p text:style-name="P20">La pucele avoit grant dolor</text:p>
          </table:table-cell>
          <table:table-cell table:style-name="Tabella1.C166" office:value-type="string">
            <text:p text:style-name="P299">A<text:span text:style-name="T177">L</text:span><text:span text:style-name="T206">M</text:span><text:span text:style-name="T185">T</text:span><text:span text:style-name="T195">W</text:span>] …<text:span text:style-name="T20">ot <text:s/></text:span><text:span text:style-name="T21">E] </text:span><text:span text:style-name="T29">Mlt en auoit au cuer dolor <text:s/></text:span><text:span text:style-name="T128">D</text:span><text:span text:style-name="T154">G</text:span><text:span text:style-name="T165">I</text:span><text:span text:style-name="T128">] ...</text:span><text:span text:style-name="T141">ot mlt..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fo:font-weight="normal" officeooo:rsid="01de827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20:02:08.547521349</meta:creation-date>
    <dc:date>2022-05-28T20:43:35.885788382</dc:date>
    <meta:editing-duration>P2DT6H34M59S</meta:editing-duration>
    <meta:editing-cycles>379</meta:editing-cycles>
    <meta:generator>LibreOffice/6.4.7.2$Linux_X86_64 LibreOffice_project/40$Build-2</meta:generator>
    <meta:document-statistic meta:table-count="1" meta:image-count="0" meta:object-count="0" meta:page-count="28" meta:paragraph-count="1555" meta:word-count="8228" meta:character-count="41328" meta:non-whitespace-character-count="34023"/>
  </office:meta>
</office:document-meta>
</file>